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donnée_brut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pos_X</text:p>
          </table:table-cell>
          <table:table-cell office:value-type="string" calcext:value-type="string">
            <text:p>pos_Y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Opinion</text:p>
          </table:table-cell>
          <table:table-cell office:value-type="string" calcext:value-type="string">
            <text:p>Puissance</text:p>
          </table:table-cell>
          <table:table-cell office:value-type="string" calcext:value-type="string">
            <text:p>etat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15</text:p>
          </table:table-cell>
          <table:table-cell office:value-type="float" office:value="-0.24680906906724" calcext:value-type="float">
            <text:p>-0,24680906906724</text:p>
          </table:table-cell>
          <table:table-cell office:value-type="float" office:value="0.039634210988879" calcext:value-type="float">
            <text:p>0,039634210988879</text:p>
          </table:table-cell>
          <table:table-cell office:value-type="float" office:value="-11.842298754461" calcext:value-type="float">
            <text:p>-11,842298754461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64</text:p>
          </table:table-cell>
          <table:table-cell office:value-type="float" office:value="1.1844672262669" calcext:value-type="float">
            <text:p>1,1844672262669</text:p>
          </table:table-cell>
          <table:table-cell office:value-type="float" office:value="0.040770662017167" calcext:value-type="float">
            <text:p>0,040770662017167</text:p>
          </table:table-cell>
          <table:table-cell office:value-type="float" office:value="-10.295452585646" calcext:value-type="float">
            <text:p>-10,295452585646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75</text:p>
          </table:table-cell>
          <table:table-cell office:value-type="float" office:value="2.6476752758026" calcext:value-type="float">
            <text:p>2,6476752758026</text:p>
          </table:table-cell>
          <table:table-cell office:value-type="float" office:value="0.06572478916496" calcext:value-type="float">
            <text:p>0,06572478916496</text:p>
          </table:table-cell>
          <table:table-cell office:value-type="float" office:value="-15.361730270325" calcext:value-type="float">
            <text:p>-15,361730270325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86</text:p>
          </table:table-cell>
          <table:table-cell office:value-type="float" office:value="4.2078867554665" calcext:value-type="float">
            <text:p>4,2078867554665</text:p>
          </table:table-cell>
          <table:table-cell office:value-type="float" office:value="0.12255111709237" calcext:value-type="float">
            <text:p>0,12255111709237</text:p>
          </table:table-cell>
          <table:table-cell office:value-type="float" office:value="-31.633392261092" calcext:value-type="float">
            <text:p>-31,63339226109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97</text:p>
          </table:table-cell>
          <table:table-cell office:value-type="float" office:value="5.7080328464508" calcext:value-type="float">
            <text:p>5,7080328464508</text:p>
          </table:table-cell>
          <table:table-cell office:value-type="float" office:value="0.07330181542784" calcext:value-type="float">
            <text:p>0,07330181542784</text:p>
          </table:table-cell>
          <table:table-cell office:value-type="float" office:value="-19.570500607703" calcext:value-type="float">
            <text:p>-19,570500607703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108</text:p>
          </table:table-cell>
          <table:table-cell office:value-type="float" office:value="7.135306596756" calcext:value-type="float">
            <text:p>7,135306596756</text:p>
          </table:table-cell>
          <table:table-cell office:value-type="float" office:value="-0.044640027917922" calcext:value-type="float">
            <text:p>-0,044640027917922</text:p>
          </table:table-cell>
          <table:table-cell office:value-type="float" office:value="9.8964227422787" calcext:value-type="float">
            <text:p>9,8964227422787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119</text:p>
          </table:table-cell>
          <table:table-cell office:value-type="float" office:value="8.6049592494965" calcext:value-type="float">
            <text:p>8,6049592494965</text:p>
          </table:table-cell>
          <table:table-cell office:value-type="float" office:value="-0.00027749625587603" calcext:value-type="float">
            <text:p>-0,00027749625587603</text:p>
          </table:table-cell>
          <table:table-cell office:value-type="float" office:value="0.0046504217746466" calcext:value-type="float">
            <text:p>0,0046504217746466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130</text:p>
          </table:table-cell>
          <table:table-cell office:value-type="float" office:value="-0.27326798066497" calcext:value-type="float">
            <text:p>-0,27326798066497</text:p>
          </table:table-cell>
          <table:table-cell office:value-type="float" office:value="1.5032087266445" calcext:value-type="float">
            <text:p>1,5032087266445</text:p>
          </table:table-cell>
          <table:table-cell office:value-type="float" office:value="-0.81747564469363" calcext:value-type="float">
            <text:p>-0,81747564469363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141</text:p>
          </table:table-cell>
          <table:table-cell office:value-type="float" office:value="1.168596893549" calcext:value-type="float">
            <text:p>1,168596893549</text:p>
          </table:table-cell>
          <table:table-cell office:value-type="float" office:value="1.4809858798981" calcext:value-type="float">
            <text:p>1,4809858798981</text:p>
          </table:table-cell>
          <table:table-cell office:value-type="float" office:value="4.7749590342212" calcext:value-type="float">
            <text:p>4,7749590342212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152</text:p>
          </table:table-cell>
          <table:table-cell office:value-type="float" office:value="2.6051250100136" calcext:value-type="float">
            <text:p>2,6051250100136</text:p>
          </table:table-cell>
          <table:table-cell office:value-type="float" office:value="1.4995697140694" calcext:value-type="float">
            <text:p>1,4995697140694</text:p>
          </table:table-cell>
          <table:table-cell office:value-type="float" office:value="0.081798953010113" calcext:value-type="float">
            <text:p>0,081798953010113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163</text:p>
          </table:table-cell>
          <table:table-cell office:value-type="float" office:value="4.1683107614517" calcext:value-type="float">
            <text:p>4,1683107614517</text:p>
          </table:table-cell>
          <table:table-cell office:value-type="float" office:value="1.4113193750381" calcext:value-type="float">
            <text:p>1,4113193750381</text:p>
          </table:table-cell>
          <table:table-cell office:value-type="float" office:value="21.028674142376" calcext:value-type="float">
            <text:p>21,028674142376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174</text:p>
          </table:table-cell>
          <table:table-cell office:value-type="float" office:value="5.7765436172485" calcext:value-type="float">
            <text:p>5,7765436172485</text:p>
          </table:table-cell>
          <table:table-cell office:value-type="float" office:value="1.6649547219276" calcext:value-type="float">
            <text:p>1,6649547219276</text:p>
          </table:table-cell>
          <table:table-cell office:value-type="float" office:value="-49.55203480022" calcext:value-type="float">
            <text:p>-49,55203480022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185</text:p>
          </table:table-cell>
          <table:table-cell office:value-type="float" office:value="7.2619354724884" calcext:value-type="float">
            <text:p>7,2619354724884</text:p>
          </table:table-cell>
          <table:table-cell office:value-type="float" office:value="1.4195916056633" calcext:value-type="float">
            <text:p>1,4195916056633</text:p>
          </table:table-cell>
          <table:table-cell office:value-type="float" office:value="24.151776816435" calcext:value-type="float">
            <text:p>24,151776816435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196</text:p>
          </table:table-cell>
          <table:table-cell office:value-type="float" office:value="8.7423819303513" calcext:value-type="float">
            <text:p>8,7423819303513</text:p>
          </table:table-cell>
          <table:table-cell office:value-type="float" office:value="1.6468094289303" calcext:value-type="float">
            <text:p>1,6468094289303</text:p>
          </table:table-cell>
          <table:table-cell office:value-type="float" office:value="-41.03758266777" calcext:value-type="float">
            <text:p>-41,03758266777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207</text:p>
          </table:table-cell>
          <table:table-cell office:value-type="float" office:value="-0.24729730561376" calcext:value-type="float">
            <text:p>-0,24729730561376</text:p>
          </table:table-cell>
          <table:table-cell office:value-type="float" office:value="2.9577308893204" calcext:value-type="float">
            <text:p>2,9577308893204</text:p>
          </table:table-cell>
          <table:table-cell office:value-type="float" office:value="12.535818917736" calcext:value-type="float">
            <text:p>12,535818917736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218</text:p>
          </table:table-cell>
          <table:table-cell office:value-type="float" office:value="1.2207971513271" calcext:value-type="float">
            <text:p>1,2207971513271</text:p>
          </table:table-cell>
          <table:table-cell office:value-type="float" office:value="2.8655484318733" calcext:value-type="float">
            <text:p>2,8655484318733</text:p>
          </table:table-cell>
          <table:table-cell office:value-type="float" office:value="36.187403900608" calcext:value-type="float">
            <text:p>36,187403900608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229</text:p>
          </table:table-cell>
          <table:table-cell office:value-type="float" office:value="2.7980542182922" calcext:value-type="float">
            <text:p>2,7980542182922</text:p>
          </table:table-cell>
          <table:table-cell office:value-type="float" office:value="2.8256303071976" calcext:value-type="float">
            <text:p>2,8256303071976</text:p>
          </table:table-cell>
          <table:table-cell office:value-type="float" office:value="54.597464716359" calcext:value-type="float">
            <text:p>54,597464716359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240</text:p>
          </table:table-cell>
          <table:table-cell office:value-type="float" office:value="4.2107802629471" calcext:value-type="float">
            <text:p>4,2107802629471</text:p>
          </table:table-cell>
          <table:table-cell office:value-type="float" office:value="3.1270664930344" calcext:value-type="float">
            <text:p>3,1270664930344</text:p>
          </table:table-cell>
          <table:table-cell office:value-type="float" office:value="-33.244596924751" calcext:value-type="float">
            <text:p>-33,244596924751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251</text:p>
          </table:table-cell>
          <table:table-cell office:value-type="float" office:value="5.6078135967255" calcext:value-type="float">
            <text:p>5,6078135967255</text:p>
          </table:table-cell>
          <table:table-cell office:value-type="float" office:value="3.005798459053" calcext:value-type="float">
            <text:p>3,005798459053</text:p>
          </table:table-cell>
          <table:table-cell office:value-type="float" office:value="-1.2161618300304" calcext:value-type="float">
            <text:p>-1,2161618300304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262</text:p>
          </table:table-cell>
          <table:table-cell office:value-type="float" office:value="7.1289610862732" calcext:value-type="float">
            <text:p>7,1289610862732</text:p>
          </table:table-cell>
          <table:table-cell office:value-type="float" office:value="2.9942664504051" calcext:value-type="float">
            <text:p>2,9942664504051</text:p>
          </table:table-cell>
          <table:table-cell office:value-type="float" office:value="1.2086931805892" calcext:value-type="float">
            <text:p>1,208693180589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273</text:p>
          </table:table-cell>
          <table:table-cell office:value-type="float" office:value="8.6730897426605" calcext:value-type="float">
            <text:p>8,6730897426605</text:p>
          </table:table-cell>
          <table:table-cell office:value-type="float" office:value="2.9047387838364" calcext:value-type="float">
            <text:p>2,9047387838364</text:p>
          </table:table-cell>
          <table:table-cell office:value-type="float" office:value="23.248996514424" calcext:value-type="float">
            <text:p>23,248996514424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284</text:p>
          </table:table-cell>
          <table:table-cell office:value-type="float" office:value="-0.34546725451946" calcext:value-type="float">
            <text:p>-0,34546725451946</text:p>
          </table:table-cell>
          <table:table-cell office:value-type="float" office:value="4.5739445090294" calcext:value-type="float">
            <text:p>4,5739445090294</text:p>
          </table:table-cell>
          <table:table-cell office:value-type="float" office:value="-17.56968714629" calcext:value-type="float">
            <text:p>-17,56968714629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295</text:p>
          </table:table-cell>
          <table:table-cell office:value-type="float" office:value="1.3906870782375" calcext:value-type="float">
            <text:p>1,3906870782375</text:p>
          </table:table-cell>
          <table:table-cell office:value-type="float" office:value="4.5042991638184" calcext:value-type="float">
            <text:p>4,5042991638184</text:p>
          </table:table-cell>
          <table:table-cell office:value-type="float" office:value="-1.9726667102355" calcext:value-type="float">
            <text:p>-1,972666710235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06</text:p>
          </table:table-cell>
          <table:table-cell office:value-type="float" office:value="2.6320946216583" calcext:value-type="float">
            <text:p>2,6320946216583</text:p>
          </table:table-cell>
          <table:table-cell office:value-type="float" office:value="4.4572147727013" calcext:value-type="float">
            <text:p>4,4572147727013</text:p>
          </table:table-cell>
          <table:table-cell office:value-type="float" office:value="9.7337219935314" calcext:value-type="float">
            <text:p>9,7337219935314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17</text:p>
          </table:table-cell>
          <table:table-cell office:value-type="float" office:value="4.2413073778152" calcext:value-type="float">
            <text:p>4,2413073778152</text:p>
          </table:table-cell>
          <table:table-cell office:value-type="float" office:value="4.4562977552414" calcext:value-type="float">
            <text:p>4,4562977552414</text:p>
          </table:table-cell>
          <table:table-cell office:value-type="float" office:value="12.644888299286" calcext:value-type="float">
            <text:p>12,644888299286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28</text:p>
          </table:table-cell>
          <table:table-cell office:value-type="float" office:value="5.6090861558914" calcext:value-type="float">
            <text:p>5,6090861558914</text:p>
          </table:table-cell>
          <table:table-cell office:value-type="float" office:value="4.5007371902466" calcext:value-type="float">
            <text:p>4,5007371902466</text:p>
          </table:table-cell>
          <table:table-cell office:value-type="float" office:value="-0.070581991213617" calcext:value-type="float">
            <text:p>-0,070581991213617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39</text:p>
          </table:table-cell>
          <table:table-cell office:value-type="float" office:value="7.2169858217239" calcext:value-type="float">
            <text:p>7,2169858217239</text:p>
          </table:table-cell>
          <table:table-cell office:value-type="float" office:value="4.3683868646622" calcext:value-type="float">
            <text:p>4,3683868646622</text:p>
          </table:table-cell>
          <table:table-cell office:value-type="float" office:value="35.036059701519" calcext:value-type="float">
            <text:p>35,036059701519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50</text:p>
          </table:table-cell>
          <table:table-cell office:value-type="float" office:value="8.7024104595184" calcext:value-type="float">
            <text:p>8,7024104595184</text:p>
          </table:table-cell>
          <table:table-cell office:value-type="float" office:value="4.6131783723831" calcext:value-type="float">
            <text:p>4,6131783723831</text:p>
          </table:table-cell>
          <table:table-cell office:value-type="float" office:value="-29.434640316447" calcext:value-type="float">
            <text:p>-29,434640316447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61</text:p>
          </table:table-cell>
          <table:table-cell office:value-type="float" office:value="-0.17917623743415" calcext:value-type="float">
            <text:p>-0,17917623743415</text:p>
          </table:table-cell>
          <table:table-cell office:value-type="float" office:value="6.0385739803314" calcext:value-type="float">
            <text:p>6,0385739803314</text:p>
          </table:table-cell>
          <table:table-cell office:value-type="float" office:value="-13.879990881416" calcext:value-type="float">
            <text:p>-13,879990881416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72</text:p>
          </table:table-cell>
          <table:table-cell office:value-type="float" office:value="1.2708288431168" calcext:value-type="float">
            <text:p>1,2708288431168</text:p>
          </table:table-cell>
          <table:table-cell office:value-type="float" office:value="6.1605775356293" calcext:value-type="float">
            <text:p>6,1605775356293</text:p>
          </table:table-cell>
          <table:table-cell office:value-type="float" office:value="-47.634518450233" calcext:value-type="float">
            <text:p>-47,634518450233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83</text:p>
          </table:table-cell>
          <table:table-cell office:value-type="float" office:value="2.6866075396538" calcext:value-type="float">
            <text:p>2,6866075396538</text:p>
          </table:table-cell>
          <table:table-cell office:value-type="float" office:value="6.0362994670868" calcext:value-type="float">
            <text:p>6,0362994670868</text:p>
          </table:table-cell>
          <table:table-cell office:value-type="float" office:value="-9.2877757017779" calcext:value-type="float">
            <text:p>-9,2877757017779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394</text:p>
          </table:table-cell>
          <table:table-cell office:value-type="float" office:value="4.1936072707176" calcext:value-type="float">
            <text:p>4,1936072707176</text:p>
          </table:table-cell>
          <table:table-cell office:value-type="float" office:value="5.9864127635956" calcext:value-type="float">
            <text:p>5,9864127635956</text:p>
          </table:table-cell>
          <table:table-cell office:value-type="float" office:value="3.5520547372141" calcext:value-type="float">
            <text:p>3,5520547372141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05</text:p>
          </table:table-cell>
          <table:table-cell office:value-type="float" office:value="5.6505262851715" calcext:value-type="float">
            <text:p>5,6505262851715</text:p>
          </table:table-cell>
          <table:table-cell office:value-type="float" office:value="5.9327393770218" calcext:value-type="float">
            <text:p>5,9327393770218</text:p>
          </table:table-cell>
          <table:table-cell office:value-type="float" office:value="15.893610609565" calcext:value-type="float">
            <text:p>15,893610609565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16</text:p>
          </table:table-cell>
          <table:table-cell office:value-type="float" office:value="7.233749628067" calcext:value-type="float">
            <text:p>7,233749628067</text:p>
          </table:table-cell>
          <table:table-cell office:value-type="float" office:value="5.9738820791245" calcext:value-type="float">
            <text:p>5,9738820791245</text:p>
          </table:table-cell>
          <table:table-cell office:value-type="float" office:value="7.5583642075776" calcext:value-type="float">
            <text:p>7,5583642075776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27</text:p>
          </table:table-cell>
          <table:table-cell office:value-type="float" office:value="8.8252258300781" calcext:value-type="float">
            <text:p>8,8252258300781</text:p>
          </table:table-cell>
          <table:table-cell office:value-type="float" office:value="5.9562033414841" calcext:value-type="float">
            <text:p>5,9562033414841</text:p>
          </table:table-cell>
          <table:table-cell office:value-type="float" office:value="15.790179846393" calcext:value-type="float">
            <text:p>15,790179846393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38</text:p>
          </table:table-cell>
          <table:table-cell office:value-type="float" office:value="-0.29770348221064" calcext:value-type="float">
            <text:p>-0,29770348221064</text:p>
          </table:table-cell>
          <table:table-cell office:value-type="float" office:value="7.3802465200424" calcext:value-type="float">
            <text:p>7,3802465200424</text:p>
          </table:table-cell>
          <table:table-cell office:value-type="float" office:value="30.874265606996" calcext:value-type="float">
            <text:p>30,874265606996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49</text:p>
          </table:table-cell>
          <table:table-cell office:value-type="float" office:value="1.1846685409546" calcext:value-type="float">
            <text:p>1,1846685409546</text:p>
          </table:table-cell>
          <table:table-cell office:value-type="float" office:value="7.5893658399582" calcext:value-type="float">
            <text:p>7,5893658399582</text:p>
          </table:table-cell>
          <table:table-cell office:value-type="float" office:value="-22.54840693656" calcext:value-type="float">
            <text:p>-22,5484069365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60</text:p>
          </table:table-cell>
          <table:table-cell office:value-type="float" office:value="2.6063281297684" calcext:value-type="float">
            <text:p>2,6063281297684</text:p>
          </table:table-cell>
          <table:table-cell office:value-type="float" office:value="7.4996292591095" calcext:value-type="float">
            <text:p>7,4996292591095</text:p>
          </table:table-cell>
          <table:table-cell office:value-type="float" office:value="0.020760160635053" calcext:value-type="float">
            <text:p>0,020760160635053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71</text:p>
          </table:table-cell>
          <table:table-cell office:value-type="float" office:value="4.1968464851379" calcext:value-type="float">
            <text:p>4,1968464851379</text:p>
          </table:table-cell>
          <table:table-cell office:value-type="float" office:value="7.5070691108704" calcext:value-type="float">
            <text:p>7,5070691108704</text:p>
          </table:table-cell>
          <table:table-cell office:value-type="float" office:value="-1.656362834345" calcext:value-type="float">
            <text:p>-1,656362834345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82</text:p>
          </table:table-cell>
          <table:table-cell office:value-type="float" office:value="5.6542217731476" calcext:value-type="float">
            <text:p>5,6542217731476</text:p>
          </table:table-cell>
          <table:table-cell office:value-type="float" office:value="7.4481964111328" calcext:value-type="float">
            <text:p>7,4481964111328</text:p>
          </table:table-cell>
          <table:table-cell office:value-type="float" office:value="12.181027584774" calcext:value-type="float">
            <text:p>12,181027584774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493</text:p>
          </table:table-cell>
          <table:table-cell office:value-type="float" office:value="7.158185839653" calcext:value-type="float">
            <text:p>7,158185839653</text:p>
          </table:table-cell>
          <table:table-cell office:value-type="float" office:value="7.5766026973724" calcext:value-type="float">
            <text:p>7,5766026973724</text:p>
          </table:table-cell>
          <table:table-cell office:value-type="float" office:value="-18.171094785071" calcext:value-type="float">
            <text:p>-18,17109478507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504</text:p>
          </table:table-cell>
          <table:table-cell office:value-type="float" office:value="8.6037576198578" calcext:value-type="float">
            <text:p>8,6037576198578</text:p>
          </table:table-cell>
          <table:table-cell office:value-type="float" office:value="7.4998503923416" calcext:value-type="float">
            <text:p>7,4998503923416</text:p>
          </table:table-cell>
          <table:table-cell office:value-type="float" office:value="0.059960818564768" calcext:value-type="float">
            <text:p>0,059960818564768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515</text:p>
          </table:table-cell>
          <table:table-cell office:value-type="float" office:value="-0.28732150793076" calcext:value-type="float">
            <text:p>-0,28732150793076</text:p>
          </table:table-cell>
          <table:table-cell office:value-type="float" office:value="9.0464556217194" calcext:value-type="float">
            <text:p>9,0464556217194</text:p>
          </table:table-cell>
          <table:table-cell office:value-type="float" office:value="-12.785099494229" calcext:value-type="float">
            <text:p>-12,785099494229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526</text:p>
          </table:table-cell>
          <table:table-cell office:value-type="float" office:value="1.1063007265329" calcext:value-type="float">
            <text:p>1,1063007265329</text:p>
          </table:table-cell>
          <table:table-cell office:value-type="float" office:value="8.9997959136963" calcext:value-type="float">
            <text:p>8,9997959136963</text:p>
          </table:table-cell>
          <table:table-cell office:value-type="float" office:value="-0.01274575403325" calcext:value-type="float">
            <text:p>-0,01274575403325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537</text:p>
          </table:table-cell>
          <table:table-cell office:value-type="float" office:value="2.8532186150551" calcext:value-type="float">
            <text:p>2,8532186150551</text:p>
          </table:table-cell>
          <table:table-cell office:value-type="float" office:value="9.00390625" calcext:value-type="float">
            <text:p>9,00390625</text:p>
          </table:table-cell>
          <table:table-cell office:value-type="float" office:value="-1.6293573033088" calcext:value-type="float">
            <text:p>-1,6293573033088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548</text:p>
          </table:table-cell>
          <table:table-cell office:value-type="float" office:value="4.2026004195213" calcext:value-type="float">
            <text:p>4,2026004195213</text:p>
          </table:table-cell>
          <table:table-cell office:value-type="float" office:value="9.119011759758" calcext:value-type="float">
            <text:p>9,119011759758</text:p>
          </table:table-cell>
          <table:table-cell office:value-type="float" office:value="-30.315962946339" calcext:value-type="float">
            <text:p>-30,31596294633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559</text:p>
          </table:table-cell>
          <table:table-cell office:value-type="float" office:value="5.7431066036224" calcext:value-type="float">
            <text:p>5,7431066036224</text:p>
          </table:table-cell>
          <table:table-cell office:value-type="float" office:value="9.0030813217163" calcext:value-type="float">
            <text:p>9,0030813217163</text:p>
          </table:table-cell>
          <table:table-cell office:value-type="float" office:value="-0.88494889746616" calcext:value-type="float">
            <text:p>-0,88494889746616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570</text:p>
          </table:table-cell>
          <table:table-cell office:value-type="float" office:value="7.2684597969055" calcext:value-type="float">
            <text:p>7,2684597969055</text:p>
          </table:table-cell>
          <table:table-cell office:value-type="float" office:value="9.1584664583206" calcext:value-type="float">
            <text:p>9,1584664583206</text:p>
          </table:table-cell>
          <table:table-cell office:value-type="float" office:value="-46.666264913644" calcext:value-type="float">
            <text:p>-46,66626491364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581</text:p>
          </table:table-cell>
          <table:table-cell office:value-type="float" office:value="8.698023557663" calcext:value-type="float">
            <text:p>8,698023557663</text:p>
          </table:table-cell>
          <table:table-cell office:value-type="float" office:value="9.0803921222687" calcext:value-type="float">
            <text:p>9,0803921222687</text:p>
          </table:table-cell>
          <table:table-cell office:value-type="float" office:value="-21.004720478301" calcext:value-type="float">
            <text:p>-21,004720478301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592</text:p>
          </table:table-cell>
          <table:table-cell office:value-type="float" office:value="-0.17178462818265" calcext:value-type="float">
            <text:p>-0,17178462818265</text:p>
          </table:table-cell>
          <table:table-cell office:value-type="float" office:value="10.489718914032" calcext:value-type="float">
            <text:p>10,489718914032</text:p>
          </table:table-cell>
          <table:table-cell office:value-type="float" office:value="3.9055649736884" calcext:value-type="float">
            <text:p>3,905564973688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0</text:p>
          </table:table-cell>
          <table:table-cell office:value-type="string" calcext:value-type="string">
            <text:p>603</text:p>
          </table:table-cell>
          <table:table-cell office:value-type="float" office:value="1.2375930696726" calcext:value-type="float">
            <text:p>1,2375930696726</text:p>
          </table:table-cell>
          <table:table-cell office:value-type="float" office:value="10.497051477432" calcext:value-type="float">
            <text:p>10,497051477432</text:p>
          </table:table-cell>
          <table:table-cell office:value-type="float" office:value="0.7914886483626" calcext:value-type="float">
            <text:p>0,7914886483626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15</text:p>
          </table:table-cell>
          <table:table-cell office:value-type="float" office:value="-0.46061679720879" calcext:value-type="float">
            <text:p>-0,46061679720879</text:p>
          </table:table-cell>
          <table:table-cell office:value-type="float" office:value="0.13553796336055" calcext:value-type="float">
            <text:p>0,13553796336055</text:p>
          </table:table-cell>
          <table:table-cell office:value-type="float" office:value="-25.529535333062" calcext:value-type="float">
            <text:p>-25,529535333062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64</text:p>
          </table:table-cell>
          <table:table-cell office:value-type="float" office:value="0.96320100128651" calcext:value-type="float">
            <text:p>0,96320100128651</text:p>
          </table:table-cell>
          <table:table-cell office:value-type="float" office:value="0.11980989947915" calcext:value-type="float">
            <text:p>0,11980989947915</text:p>
          </table:table-cell>
          <table:table-cell office:value-type="float" office:value="-20.275374886337" calcext:value-type="float">
            <text:p>-20,275374886337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75</text:p>
          </table:table-cell>
          <table:table-cell office:value-type="float" office:value="2.3336634039879" calcext:value-type="float">
            <text:p>2,3336634039879</text:p>
          </table:table-cell>
          <table:table-cell office:value-type="float" office:value="0.23818235844374" calcext:value-type="float">
            <text:p>0,23818235844374</text:p>
          </table:table-cell>
          <table:table-cell office:value-type="float" office:value="-33.087897832227" calcext:value-type="float">
            <text:p>-33,087897832227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86</text:p>
          </table:table-cell>
          <table:table-cell office:value-type="float" office:value="4.0544304251671" calcext:value-type="float">
            <text:p>4,0544304251671</text:p>
          </table:table-cell>
          <table:table-cell office:value-type="float" office:value="0.3988067433238" calcext:value-type="float">
            <text:p>0,3988067433238</text:p>
          </table:table-cell>
          <table:table-cell office:value-type="float" office:value="-68.3785555469" calcext:value-type="float">
            <text:p>-68,3785555469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97</text:p>
          </table:table-cell>
          <table:table-cell office:value-type="float" office:value="5.4771190881729" calcext:value-type="float">
            <text:p>5,4771190881729</text:p>
          </table:table-cell>
          <table:table-cell office:value-type="float" office:value="0.25444131344557" calcext:value-type="float">
            <text:p>0,25444131344557</text:p>
          </table:table-cell>
          <table:table-cell office:value-type="float" office:value="-42.334179589703" calcext:value-type="float">
            <text:p>-42,334179589703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108</text:p>
          </table:table-cell>
          <table:table-cell office:value-type="float" office:value="6.7824351787567" calcext:value-type="float">
            <text:p>6,7824351787567</text:p>
          </table:table-cell>
          <table:table-cell office:value-type="float" office:value="-0.16264420002699" calcext:value-type="float">
            <text:p>-0,16264420002699</text:p>
          </table:table-cell>
          <table:table-cell office:value-type="float" office:value="21.243633548166" calcext:value-type="float">
            <text:p>21,243633548166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119</text:p>
          </table:table-cell>
          <table:table-cell office:value-type="float" office:value="8.2059925794601" calcext:value-type="float">
            <text:p>8,2059925794601</text:p>
          </table:table-cell>
          <table:table-cell office:value-type="float" office:value="-0.00025392306270078" calcext:value-type="float">
            <text:p>-0,00025392306270078</text:p>
          </table:table-cell>
          <table:table-cell office:value-type="float" office:value="0.0088569947487265" calcext:value-type="float">
            <text:p>0,0088569947487265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130</text:p>
          </table:table-cell>
          <table:table-cell office:value-type="float" office:value="-0.53309630602598" calcext:value-type="float">
            <text:p>-0,53309630602598</text:p>
          </table:table-cell>
          <table:table-cell office:value-type="float" office:value="1.5106983482838" calcext:value-type="float">
            <text:p>1,5106983482838</text:p>
          </table:table-cell>
          <table:table-cell office:value-type="float" office:value="-1.8039852333297" calcext:value-type="float">
            <text:p>-1,8039852333297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141</text:p>
          </table:table-cell>
          <table:table-cell office:value-type="float" office:value="0.84614261984825" calcext:value-type="float">
            <text:p>0,84614261984825</text:p>
          </table:table-cell>
          <table:table-cell office:value-type="float" office:value="1.4294746518135" calcext:value-type="float">
            <text:p>1,4294746518135</text:p>
          </table:table-cell>
          <table:table-cell office:value-type="float" office:value="10.250136066394" calcext:value-type="float">
            <text:p>10,250136066394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152</text:p>
          </table:table-cell>
          <table:table-cell office:value-type="float" office:value="2.2062191367149" calcext:value-type="float">
            <text:p>2,2062191367149</text:p>
          </table:table-cell>
          <table:table-cell office:value-type="float" office:value="1.4988820254803" calcext:value-type="float">
            <text:p>1,4988820254803</text:p>
          </table:table-cell>
          <table:table-cell office:value-type="float" office:value="0.15038775968229" calcext:value-type="float">
            <text:p>0,15038775968229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163</text:p>
          </table:table-cell>
          <table:table-cell office:value-type="float" office:value="3.861111998558" calcext:value-type="float">
            <text:p>3,861111998558</text:p>
          </table:table-cell>
          <table:table-cell office:value-type="float" office:value="1.2167908251286" calcext:value-type="float">
            <text:p>1,2167908251286</text:p>
          </table:table-cell>
          <table:table-cell office:value-type="float" office:value="35.893608050741" calcext:value-type="float">
            <text:p>35,89360805074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174</text:p>
          </table:table-cell>
          <table:table-cell office:value-type="float" office:value="5.7847034931183" calcext:value-type="float">
            <text:p>5,7847034931183</text:p>
          </table:table-cell>
          <table:table-cell office:value-type="float" office:value="1.9164624810219" calcext:value-type="float">
            <text:p>1,9164624810219</text:p>
          </table:table-cell>
          <table:table-cell office:value-type="float" office:value="-95.657366096594" calcext:value-type="float">
            <text:p>-95,657366096594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185</text:p>
          </table:table-cell>
          <table:table-cell office:value-type="float" office:value="7.1040296554565" calcext:value-type="float">
            <text:p>7,1040296554565</text:p>
          </table:table-cell>
          <table:table-cell office:value-type="float" office:value="1.240109577775" calcext:value-type="float">
            <text:p>1,240109577775</text:p>
          </table:table-cell>
          <table:table-cell office:value-type="float" office:value="51.889441575214" calcext:value-type="float">
            <text:p>51,889441575214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196</text:p>
          </table:table-cell>
          <table:table-cell office:value-type="float" office:value="8.6902225017548" calcext:value-type="float">
            <text:p>8,6902225017548</text:p>
          </table:table-cell>
          <table:table-cell office:value-type="float" office:value="1.9355115294456" calcext:value-type="float">
            <text:p>1,9355115294456</text:p>
          </table:table-cell>
          <table:table-cell office:value-type="float" office:value="-88.602186008623" calcext:value-type="float">
            <text:p>-88,602186008623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207</text:p>
          </table:table-cell>
          <table:table-cell office:value-type="float" office:value="-0.46065874397755" calcext:value-type="float">
            <text:p>-0,46065874397755</text:p>
          </table:table-cell>
          <table:table-cell office:value-type="float" office:value="2.8561502695084" calcext:value-type="float">
            <text:p>2,8561502695084</text:p>
          </table:table-cell>
          <table:table-cell office:value-type="float" office:value="27.08159301691" calcext:value-type="float">
            <text:p>27,0815930169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218</text:p>
          </table:table-cell>
          <table:table-cell office:value-type="float" office:value="1.1166457086802" calcext:value-type="float">
            <text:p>1,1166457086802</text:p>
          </table:table-cell>
          <table:table-cell office:value-type="float" office:value="2.578472495079" calcext:value-type="float">
            <text:p>2,578472495079</text:p>
          </table:table-cell>
          <table:table-cell office:value-type="float" office:value="78.344790039548" calcext:value-type="float">
            <text:p>78,344790039548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229</text:p>
          </table:table-cell>
          <table:table-cell office:value-type="float" office:value="2.8790131211281" calcext:value-type="float">
            <text:p>2,8790131211281</text:p>
          </table:table-cell>
          <table:table-cell office:value-type="float" office:value="2.5728571414948" calcext:value-type="float">
            <text:p>2,5728571414948</text:p>
          </table:table-cell>
          <table:table-cell office:value-type="float" office:value="117.67312219948" calcext:value-type="float">
            <text:p>117,67312219948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240</text:p>
          </table:table-cell>
          <table:table-cell office:value-type="float" office:value="4.0739265084267" calcext:value-type="float">
            <text:p>4,0739265084267</text:p>
          </table:table-cell>
          <table:table-cell office:value-type="float" office:value="3.4082821011543" calcext:value-type="float">
            <text:p>3,4082821011543</text:p>
          </table:table-cell>
          <table:table-cell office:value-type="float" office:value="-71.778516860525" calcext:value-type="float">
            <text:p>-71,778516860525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251</text:p>
          </table:table-cell>
          <table:table-cell office:value-type="float" office:value="5.2126687765121" calcext:value-type="float">
            <text:p>5,2126687765121</text:p>
          </table:table-cell>
          <table:table-cell office:value-type="float" office:value="3.021579682827" calcext:value-type="float">
            <text:p>3,021579682827</text:p>
          </table:table-cell>
          <table:table-cell office:value-type="float" office:value="-2.6383217969897" calcext:value-type="float">
            <text:p>-2,6383217969897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262</text:p>
          </table:table-cell>
          <table:table-cell office:value-type="float" office:value="6.7547130584717" calcext:value-type="float">
            <text:p>6,7547130584717</text:p>
          </table:table-cell>
          <table:table-cell office:value-type="float" office:value="2.9796880483627" calcext:value-type="float">
            <text:p>2,9796880483627</text:p>
          </table:table-cell>
          <table:table-cell office:value-type="float" office:value="2.5186175421165" calcext:value-type="float">
            <text:p>2,518617542116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273</text:p>
          </table:table-cell>
          <table:table-cell office:value-type="float" office:value="8.4294861555099" calcext:value-type="float">
            <text:p>8,4294861555099</text:p>
          </table:table-cell>
          <table:table-cell office:value-type="float" office:value="2.6702001690865" calcext:value-type="float">
            <text:p>2,6702001690865</text:p>
          </table:table-cell>
          <table:table-cell office:value-type="float" office:value="50.061606677474" calcext:value-type="float">
            <text:p>50,061606677474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284</text:p>
          </table:table-cell>
          <table:table-cell office:value-type="float" office:value="-0.65035358071327" calcext:value-type="float">
            <text:p>-0,65035358071327</text:p>
          </table:table-cell>
          <table:table-cell office:value-type="float" office:value="4.765932559967" calcext:value-type="float">
            <text:p>4,765932559967</text:p>
          </table:table-cell>
          <table:table-cell office:value-type="float" office:value="-34.987779939251" calcext:value-type="float">
            <text:p>-34,98777993925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295</text:p>
          </table:table-cell>
          <table:table-cell office:value-type="float" office:value="1.3187818229198" calcext:value-type="float">
            <text:p>1,3187818229198</text:p>
          </table:table-cell>
          <table:table-cell office:value-type="float" office:value="4.5146614313126" calcext:value-type="float">
            <text:p>4,5146614313126</text:p>
          </table:table-cell>
          <table:table-cell office:value-type="float" office:value="-5.8371970892712" calcext:value-type="float">
            <text:p>-5,837197089271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06</text:p>
          </table:table-cell>
          <table:table-cell office:value-type="float" office:value="2.2805945575237" calcext:value-type="float">
            <text:p>2,2805945575237</text:p>
          </table:table-cell>
          <table:table-cell office:value-type="float" office:value="4.3414545059204" calcext:value-type="float">
            <text:p>4,3414545059204</text:p>
          </table:table-cell>
          <table:table-cell office:value-type="float" office:value="20.906602880757" calcext:value-type="float">
            <text:p>20,906602880757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17</text:p>
          </table:table-cell>
          <table:table-cell office:value-type="float" office:value="4.0183582901955" calcext:value-type="float">
            <text:p>4,0183582901955</text:p>
          </table:table-cell>
          <table:table-cell office:value-type="float" office:value="4.3505191802979" calcext:value-type="float">
            <text:p>4,3505191802979</text:p>
          </table:table-cell>
          <table:table-cell office:value-type="float" office:value="27.209339627794" calcext:value-type="float">
            <text:p>27,209339627794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28</text:p>
          </table:table-cell>
          <table:table-cell office:value-type="float" office:value="5.2106952667236" calcext:value-type="float">
            <text:p>5,2106952667236</text:p>
          </table:table-cell>
          <table:table-cell office:value-type="float" office:value="4.5015126466751" calcext:value-type="float">
            <text:p>4,5015126466751</text:p>
          </table:table-cell>
          <table:table-cell office:value-type="float" office:value="-0.064710428001015" calcext:value-type="float">
            <text:p>-0,064710428001015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39</text:p>
          </table:table-cell>
          <table:table-cell office:value-type="float" office:value="7.1000963449478" calcext:value-type="float">
            <text:p>7,1000963449478</text:p>
          </table:table-cell>
          <table:table-cell office:value-type="float" office:value="4.0836900472641" calcext:value-type="float">
            <text:p>4,0836900472641</text:p>
          </table:table-cell>
          <table:table-cell office:value-type="float" office:value="75.844492881921" calcext:value-type="float">
            <text:p>75,844492881921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50</text:p>
          </table:table-cell>
          <table:table-cell office:value-type="float" office:value="8.531346321106" calcext:value-type="float">
            <text:p>8,531346321106</text:p>
          </table:table-cell>
          <table:table-cell office:value-type="float" office:value="4.8759904503822" calcext:value-type="float">
            <text:p>4,8759904503822</text:p>
          </table:table-cell>
          <table:table-cell office:value-type="float" office:value="-63.84141278115" calcext:value-type="float">
            <text:p>-63,8414127811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61</text:p>
          </table:table-cell>
          <table:table-cell office:value-type="float" office:value="-0.31568095088005" calcext:value-type="float">
            <text:p>-0,31568095088005</text:p>
          </table:table-cell>
          <table:table-cell office:value-type="float" office:value="6.1209291219711" calcext:value-type="float">
            <text:p>6,1209291219711</text:p>
          </table:table-cell>
          <table:table-cell office:value-type="float" office:value="-29.858371254745" calcext:value-type="float">
            <text:p>-29,85837125474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72</text:p>
          </table:table-cell>
          <table:table-cell office:value-type="float" office:value="1.2877632677555" calcext:value-type="float">
            <text:p>1,2877632677555</text:p>
          </table:table-cell>
          <table:table-cell office:value-type="float" office:value="6.4398169517517" calcext:value-type="float">
            <text:p>6,4398169517517</text:p>
          </table:table-cell>
          <table:table-cell office:value-type="float" office:value="-102.95069901047" calcext:value-type="float">
            <text:p>-102,95069901047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83</text:p>
          </table:table-cell>
          <table:table-cell office:value-type="float" office:value="2.3905992507935" calcext:value-type="float">
            <text:p>2,3905992507935</text:p>
          </table:table-cell>
          <table:table-cell office:value-type="float" office:value="6.1325341463089" calcext:value-type="float">
            <text:p>6,1325341463089</text:p>
          </table:table-cell>
          <table:table-cell office:value-type="float" office:value="-20.240104691997" calcext:value-type="float">
            <text:p>-20,240104691997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394</text:p>
          </table:table-cell>
          <table:table-cell office:value-type="float" office:value="3.8955411314964" calcext:value-type="float">
            <text:p>3,8955411314964</text:p>
          </table:table-cell>
          <table:table-cell office:value-type="float" office:value="5.950716137886" calcext:value-type="float">
            <text:p>5,950716137886</text:p>
          </table:table-cell>
          <table:table-cell office:value-type="float" office:value="7.6590538214726" calcext:value-type="float">
            <text:p>7,6590538214726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05</text:p>
          </table:table-cell>
          <table:table-cell office:value-type="float" office:value="5.3427922725677" calcext:value-type="float">
            <text:p>5,3427922725677</text:p>
          </table:table-cell>
          <table:table-cell office:value-type="float" office:value="5.7551831007004" calcext:value-type="float">
            <text:p>5,7551831007004</text:p>
          </table:table-cell>
          <table:table-cell office:value-type="float" office:value="34.452178675658" calcext:value-type="float">
            <text:p>34,452178675658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16</text:p>
          </table:table-cell>
          <table:table-cell office:value-type="float" office:value="6.9873076677322" calcext:value-type="float">
            <text:p>6,9873076677322</text:p>
          </table:table-cell>
          <table:table-cell office:value-type="float" office:value="5.9080493450165" calcext:value-type="float">
            <text:p>5,9080493450165</text:p>
          </table:table-cell>
          <table:table-cell office:value-type="float" office:value="16.266688799403" calcext:value-type="float">
            <text:p>16,266688799403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27</text:p>
          </table:table-cell>
          <table:table-cell office:value-type="float" office:value="8.6994802951813" calcext:value-type="float">
            <text:p>8,6994802951813</text:p>
          </table:table-cell>
          <table:table-cell office:value-type="float" office:value="5.8653849363327" calcext:value-type="float">
            <text:p>5,8653849363327</text:p>
          </table:table-cell>
          <table:table-cell office:value-type="float" office:value="33.984087075397" calcext:value-type="float">
            <text:p>33,984087075397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38</text:p>
          </table:table-cell>
          <table:table-cell office:value-type="float" office:value="-0.45971095561981" calcext:value-type="float">
            <text:p>-0,45971095561981</text:p>
          </table:table-cell>
          <table:table-cell office:value-type="float" office:value="7.1071124076843" calcext:value-type="float">
            <text:p>7,1071124076843</text:p>
          </table:table-cell>
          <table:table-cell office:value-type="float" office:value="66.646825735736" calcext:value-type="float">
            <text:p>66,646825735736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49</text:p>
          </table:table-cell>
          <table:table-cell office:value-type="float" office:value="0.95030970871449" calcext:value-type="float">
            <text:p>0,95030970871449</text:p>
          </table:table-cell>
          <table:table-cell office:value-type="float" office:value="7.8105425834656" calcext:value-type="float">
            <text:p>7,8105425834656</text:p>
          </table:table-cell>
          <table:table-cell office:value-type="float" office:value="-48.852449769427" calcext:value-type="float">
            <text:p>-48,85244976942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60</text:p>
          </table:table-cell>
          <table:table-cell office:value-type="float" office:value="2.207795381546" calcext:value-type="float">
            <text:p>2,207795381546</text:p>
          </table:table-cell>
          <table:table-cell office:value-type="float" office:value="7.4989867210388" calcext:value-type="float">
            <text:p>7,4989867210388</text:p>
          </table:table-cell>
          <table:table-cell office:value-type="float" office:value="0.028752767448284" calcext:value-type="float">
            <text:p>0,028752767448284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71</text:p>
          </table:table-cell>
          <table:table-cell office:value-type="float" office:value="3.9000591635704" calcext:value-type="float">
            <text:p>3,9000591635704</text:p>
          </table:table-cell>
          <table:table-cell office:value-type="float" office:value="7.5233590602875" calcext:value-type="float">
            <text:p>7,5233590602875</text:p>
          </table:table-cell>
          <table:table-cell office:value-type="float" office:value="-3.4752801345412" calcext:value-type="float">
            <text:p>-3,4752801345412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82</text:p>
          </table:table-cell>
          <table:table-cell office:value-type="float" office:value="5.3350102901459" calcext:value-type="float">
            <text:p>5,3350102901459</text:p>
          </table:table-cell>
          <table:table-cell office:value-type="float" office:value="7.3127627372742" calcext:value-type="float">
            <text:p>7,3127627372742</text:p>
          </table:table-cell>
          <table:table-cell office:value-type="float" office:value="26.227671629304" calcext:value-type="float">
            <text:p>26,227671629304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493</text:p>
          </table:table-cell>
          <table:table-cell office:value-type="float" office:value="6.86752140522" calcext:value-type="float">
            <text:p>6,86752140522</text:p>
          </table:table-cell>
          <table:table-cell office:value-type="float" office:value="7.7735793590546" calcext:value-type="float">
            <text:p>7,7735793590546</text:p>
          </table:table-cell>
          <table:table-cell office:value-type="float" office:value="-39.106778278472" calcext:value-type="float">
            <text:p>-39,10677827847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504</text:p>
          </table:table-cell>
          <table:table-cell office:value-type="float" office:value="8.2045060396194" calcext:value-type="float">
            <text:p>8,2045060396194</text:p>
          </table:table-cell>
          <table:table-cell office:value-type="float" office:value="7.4993979930878" calcext:value-type="float">
            <text:p>7,4993979930878</text:p>
          </table:table-cell>
          <table:table-cell office:value-type="float" office:value="0.1181236788583" calcext:value-type="float">
            <text:p>0,1181236788583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515</text:p>
          </table:table-cell>
          <table:table-cell office:value-type="float" office:value="-0.54151099175215" calcext:value-type="float">
            <text:p>-0,54151099175215</text:p>
          </table:table-cell>
          <table:table-cell office:value-type="float" office:value="9.165940284729" calcext:value-type="float">
            <text:p>9,165940284729</text:p>
          </table:table-cell>
          <table:table-cell office:value-type="float" office:value="-27.805528063683" calcext:value-type="float">
            <text:p>-27,805528063683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526</text:p>
          </table:table-cell>
          <table:table-cell office:value-type="float" office:value="0.70905424654484" calcext:value-type="float">
            <text:p>0,70905424654484</text:p>
          </table:table-cell>
          <table:table-cell office:value-type="float" office:value="9.0000706911087" calcext:value-type="float">
            <text:p>9,0000706911087</text:p>
          </table:table-cell>
          <table:table-cell office:value-type="float" office:value="-0.064991929147179" calcext:value-type="float">
            <text:p>-0,064991929147179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537</text:p>
          </table:table-cell>
          <table:table-cell office:value-type="float" office:value="2.742577791214" calcext:value-type="float">
            <text:p>2,742577791214</text:p>
          </table:table-cell>
          <table:table-cell office:value-type="float" office:value="9.0127277374268" calcext:value-type="float">
            <text:p>9,0127277374268</text:p>
          </table:table-cell>
          <table:table-cell office:value-type="float" office:value="-3.5169656346938" calcext:value-type="float">
            <text:p>-3,5169656346938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548</text:p>
          </table:table-cell>
          <table:table-cell office:value-type="float" office:value="4.0333420038223" calcext:value-type="float">
            <text:p>4,0333420038223</text:p>
          </table:table-cell>
          <table:table-cell office:value-type="float" office:value="9.3907535076141" calcext:value-type="float">
            <text:p>9,3907535076141</text:p>
          </table:table-cell>
          <table:table-cell office:value-type="float" office:value="-65.3058374004" calcext:value-type="float">
            <text:p>-65,305837400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559</text:p>
          </table:table-cell>
          <table:table-cell office:value-type="float" office:value="5.5036175251007" calcext:value-type="float">
            <text:p>5,5036175251007</text:p>
          </table:table-cell>
          <table:table-cell office:value-type="float" office:value="9.0104550123215" calcext:value-type="float">
            <text:p>9,0104550123215</text:p>
          </table:table-cell>
          <table:table-cell office:value-type="float" office:value="-1.9087419388401" calcext:value-type="float">
            <text:p>-1,908741938840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570</text:p>
          </table:table-cell>
          <table:table-cell office:value-type="float" office:value="7.2763192653656" calcext:value-type="float">
            <text:p>7,2763192653656</text:p>
          </table:table-cell>
          <table:table-cell office:value-type="float" office:value="9.4385939836502" calcext:value-type="float">
            <text:p>9,4385939836502</text:p>
          </table:table-cell>
          <table:table-cell office:value-type="float" office:value="-101.12312037474" calcext:value-type="float">
            <text:p>-101,12312037474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581</text:p>
          </table:table-cell>
          <table:table-cell office:value-type="float" office:value="8.4625273942947" calcext:value-type="float">
            <text:p>8,4625273942947</text:p>
          </table:table-cell>
          <table:table-cell office:value-type="float" office:value="9.2815750837326" calcext:value-type="float">
            <text:p>9,2815750837326</text:p>
          </table:table-cell>
          <table:table-cell office:value-type="float" office:value="-45.472247965017" calcext:value-type="float">
            <text:p>-45,472247965017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592</text:p>
          </table:table-cell>
          <table:table-cell office:value-type="float" office:value="-0.31313642859459" calcext:value-type="float">
            <text:p>-0,31313642859459</text:p>
          </table:table-cell>
          <table:table-cell office:value-type="float" office:value="10.467283725739" calcext:value-type="float">
            <text:p>10,467283725739</text:p>
          </table:table-cell>
          <table:table-cell office:value-type="float" office:value="8.4595257879063" calcext:value-type="float">
            <text:p>8,459525787906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</text:p>
          </table:table-cell>
          <table:table-cell office:value-type="string" calcext:value-type="string">
            <text:p>603</text:p>
          </table:table-cell>
          <table:table-cell office:value-type="float" office:value="0.98825238645077" calcext:value-type="float">
            <text:p>0,98825238645077</text:p>
          </table:table-cell>
          <table:table-cell office:value-type="float" office:value="10.490472316742" calcext:value-type="float">
            <text:p>10,490472316742</text:p>
          </table:table-cell>
          <table:table-cell office:value-type="float" office:value="1.6520837926941" calcext:value-type="float">
            <text:p>1,6520837926941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15</text:p>
          </table:table-cell>
          <table:table-cell office:value-type="float" office:value="-0.64615793526173" calcext:value-type="float">
            <text:p>-0,64615793526173</text:p>
          </table:table-cell>
          <table:table-cell office:value-type="float" office:value="0.27949869632721" calcext:value-type="float">
            <text:p>0,27949869632721</text:p>
          </table:table-cell>
          <table:table-cell office:value-type="float" office:value="-39.204455105362" calcext:value-type="float">
            <text:p>-39,204455105362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64</text:p>
          </table:table-cell>
          <table:table-cell office:value-type="float" office:value="0.76035276055336" calcext:value-type="float">
            <text:p>0,76035276055336</text:p>
          </table:table-cell>
          <table:table-cell office:value-type="float" office:value="0.23284709081054" calcext:value-type="float">
            <text:p>0,23284709081054</text:p>
          </table:table-cell>
          <table:table-cell office:value-type="float" office:value="-30.74319271525" calcext:value-type="float">
            <text:p>-30,74319271525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75</text:p>
          </table:table-cell>
          <table:table-cell office:value-type="float" office:value="2.0873968303204" calcext:value-type="float">
            <text:p>2,0873968303204</text:p>
          </table:table-cell>
          <table:table-cell office:value-type="float" office:value="0.49783792346716" calcext:value-type="float">
            <text:p>0,49783792346716</text:p>
          </table:table-cell>
          <table:table-cell office:value-type="float" office:value="-50.763002626456" calcext:value-type="float">
            <text:p>-50,763002626456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86</text:p>
          </table:table-cell>
          <table:table-cell office:value-type="float" office:value="3.9705568552017" calcext:value-type="float">
            <text:p>3,9705568552017</text:p>
          </table:table-cell>
          <table:table-cell office:value-type="float" office:value="0.64193315804005" calcext:value-type="float">
            <text:p>0,64193315804005</text:p>
          </table:table-cell>
          <table:table-cell office:value-type="float" office:value="-52.49483835925" calcext:value-type="float">
            <text:p>-52,4948383592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97</text:p>
          </table:table-cell>
          <table:table-cell office:value-type="float" office:value="5.3257215023041" calcext:value-type="float">
            <text:p>5,3257215023041</text:p>
          </table:table-cell>
          <table:table-cell office:value-type="float" office:value="0.49216218292713" calcext:value-type="float">
            <text:p>0,49216218292713</text:p>
          </table:table-cell>
          <table:table-cell office:value-type="float" office:value="-59.339511166712" calcext:value-type="float">
            <text:p>-59,339511166712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108</text:p>
          </table:table-cell>
          <table:table-cell office:value-type="float" office:value="6.4688867330551" calcext:value-type="float">
            <text:p>6,4688867330551</text:p>
          </table:table-cell>
          <table:table-cell office:value-type="float" office:value="-0.32321207225323" calcext:value-type="float">
            <text:p>-0,32321207225323</text:p>
          </table:table-cell>
          <table:table-cell office:value-type="float" office:value="24.765042552523" calcext:value-type="float">
            <text:p>24,765042552523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119</text:p>
          </table:table-cell>
          <table:table-cell office:value-type="float" office:value="7.808273434639" calcext:value-type="float">
            <text:p>7,808273434639</text:p>
          </table:table-cell>
          <table:table-cell office:value-type="float" office:value="-0.00065825952333398" calcext:value-type="float">
            <text:p>-0,00065825952333398</text:p>
          </table:table-cell>
          <table:table-cell office:value-type="float" office:value="0.081020210139975" calcext:value-type="float">
            <text:p>0,081020210139975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130</text:p>
          </table:table-cell>
          <table:table-cell office:value-type="float" office:value="-0.7926844060421" calcext:value-type="float">
            <text:p>-0,7926844060421</text:p>
          </table:table-cell>
          <table:table-cell office:value-type="float" office:value="1.5228056907654" calcext:value-type="float">
            <text:p>1,5228056907654</text:p>
          </table:table-cell>
          <table:table-cell office:value-type="float" office:value="-2.8129758870905" calcext:value-type="float">
            <text:p>-2,8129758870905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141</text:p>
          </table:table-cell>
          <table:table-cell office:value-type="float" office:value="0.52607662975788" calcext:value-type="float">
            <text:p>0,52607662975788</text:p>
          </table:table-cell>
          <table:table-cell office:value-type="float" office:value="1.3267365098" calcext:value-type="float">
            <text:p>1,3267365098</text:p>
          </table:table-cell>
          <table:table-cell office:value-type="float" office:value="20.288338327104" calcext:value-type="float">
            <text:p>20,288338327104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152</text:p>
          </table:table-cell>
          <table:table-cell office:value-type="float" office:value="1.8072964251041" calcext:value-type="float">
            <text:p>1,8072964251041</text:p>
          </table:table-cell>
          <table:table-cell office:value-type="float" office:value="1.4975009858608" calcext:value-type="float">
            <text:p>1,4975009858608</text:p>
          </table:table-cell>
          <table:table-cell office:value-type="float" office:value="0.19942524332767" calcext:value-type="float">
            <text:p>0,19942524332767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163</text:p>
          </table:table-cell>
          <table:table-cell office:value-type="float" office:value="3.7262880802155" calcext:value-type="float">
            <text:p>3,7262880802155</text:p>
          </table:table-cell>
          <table:table-cell office:value-type="float" office:value="0.97110539674759" calcext:value-type="float">
            <text:p>0,97110539674759</text:p>
          </table:table-cell>
          <table:table-cell office:value-type="float" office:value="82.343249563958" calcext:value-type="float">
            <text:p>82,34324956395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174</text:p>
          </table:table-cell>
          <table:table-cell office:value-type="float" office:value="5.8478724956512" calcext:value-type="float">
            <text:p>5,8478724956512</text:p>
          </table:table-cell>
          <table:table-cell office:value-type="float" office:value="2.0836186408997" calcext:value-type="float">
            <text:p>2,0836186408997</text:p>
          </table:table-cell>
          <table:table-cell office:value-type="float" office:value="-110.6368303299" calcext:value-type="float">
            <text:p>-110,6368303299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185</text:p>
          </table:table-cell>
          <table:table-cell office:value-type="float" office:value="7.0470172166824" calcext:value-type="float">
            <text:p>7,0470172166824</text:p>
          </table:table-cell>
          <table:table-cell office:value-type="float" office:value="1.0080959647894" calcext:value-type="float">
            <text:p>1,0080959647894</text:p>
          </table:table-cell>
          <table:table-cell office:value-type="float" office:value="79.5985809557" calcext:value-type="float">
            <text:p>79,5985809557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196</text:p>
          </table:table-cell>
          <table:table-cell office:value-type="float" office:value="8.8710296154022" calcext:value-type="float">
            <text:p>8,8710296154022</text:p>
          </table:table-cell>
          <table:table-cell office:value-type="float" office:value="2.092477530241" calcext:value-type="float">
            <text:p>2,092477530241</text:p>
          </table:table-cell>
          <table:table-cell office:value-type="float" office:value="-156.69549802306" calcext:value-type="float">
            <text:p>-156,6954980230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207</text:p>
          </table:table-cell>
          <table:table-cell office:value-type="float" office:value="-0.61601262539625" calcext:value-type="float">
            <text:p>-0,61601262539625</text:p>
          </table:table-cell>
          <table:table-cell office:value-type="float" office:value="2.6152840256691" calcext:value-type="float">
            <text:p>2,6152840256691</text:p>
          </table:table-cell>
          <table:table-cell office:value-type="float" office:value="65.460120796398" calcext:value-type="float">
            <text:p>65,460120796398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218</text:p>
          </table:table-cell>
          <table:table-cell office:value-type="float" office:value="1.2306819856167" calcext:value-type="float">
            <text:p>1,2306819856167</text:p>
          </table:table-cell>
          <table:table-cell office:value-type="float" office:value="2.295251339674" calcext:value-type="float">
            <text:p>2,295251339674</text:p>
          </table:table-cell>
          <table:table-cell office:value-type="float" office:value="120.48105677222" calcext:value-type="float">
            <text:p>120,48105677222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229</text:p>
          </table:table-cell>
          <table:table-cell office:value-type="float" office:value="3.1407228112221" calcext:value-type="float">
            <text:p>3,1407228112221</text:p>
          </table:table-cell>
          <table:table-cell office:value-type="float" office:value="2.5302141904831" calcext:value-type="float">
            <text:p>2,5302141904831</text:p>
          </table:table-cell>
          <table:table-cell office:value-type="float" office:value="-179.4469037633" calcext:value-type="float">
            <text:p>-179,4469037633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240</text:p>
          </table:table-cell>
          <table:table-cell office:value-type="float" office:value="4.1457375884056" calcext:value-type="float">
            <text:p>4,1457375884056</text:p>
          </table:table-cell>
          <table:table-cell office:value-type="float" office:value="3.6984497308731" calcext:value-type="float">
            <text:p>3,6984497308731</text:p>
          </table:table-cell>
          <table:table-cell office:value-type="float" office:value="-115.35300115112" calcext:value-type="float">
            <text:p>-115,3530011511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251</text:p>
          </table:table-cell>
          <table:table-cell office:value-type="float" office:value="4.8181730508804" calcext:value-type="float">
            <text:p>4,8181730508804</text:p>
          </table:table-cell>
          <table:table-cell office:value-type="float" office:value="3.0456840991974" calcext:value-type="float">
            <text:p>3,0456840991974</text:p>
          </table:table-cell>
          <table:table-cell office:value-type="float" office:value="-3.5901739244248" calcext:value-type="float">
            <text:p>-3,5901739244248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262</text:p>
          </table:table-cell>
          <table:table-cell office:value-type="float" office:value="6.3799458742142" calcext:value-type="float">
            <text:p>6,3799458742142</text:p>
          </table:table-cell>
          <table:table-cell office:value-type="float" office:value="2.9567074775696" calcext:value-type="float">
            <text:p>2,9567074775696</text:p>
          </table:table-cell>
          <table:table-cell office:value-type="float" office:value="3.8191717901048" calcext:value-type="float">
            <text:p>3,819171790104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273</text:p>
          </table:table-cell>
          <table:table-cell office:value-type="float" office:value="8.2401120662689" calcext:value-type="float">
            <text:p>8,2401120662689</text:p>
          </table:table-cell>
          <table:table-cell office:value-type="float" office:value="2.4981245398521" calcext:value-type="float">
            <text:p>2,4981245398521</text:p>
          </table:table-cell>
          <table:table-cell office:value-type="float" office:value="20.632204356467" calcext:value-type="float">
            <text:p>20,63220435646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284</text:p>
          </table:table-cell>
          <table:table-cell office:value-type="float" office:value="-0.97603961825371" calcext:value-type="float">
            <text:p>-0,97603961825371</text:p>
          </table:table-cell>
          <table:table-cell office:value-type="float" office:value="4.993651509285" calcext:value-type="float">
            <text:p>4,993651509285</text:p>
          </table:table-cell>
          <table:table-cell office:value-type="float" office:value="-34.994056650028" calcext:value-type="float">
            <text:p>-34,994056650028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295</text:p>
          </table:table-cell>
          <table:table-cell office:value-type="float" office:value="1.2477372586727" calcext:value-type="float">
            <text:p>1,2477372586727</text:p>
          </table:table-cell>
          <table:table-cell office:value-type="float" office:value="4.7452941536903" calcext:value-type="float">
            <text:p>4,7452941536903</text:p>
          </table:table-cell>
          <table:table-cell office:value-type="float" office:value="-82.54051664073" calcext:value-type="float">
            <text:p>-82,5405166407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06</text:p>
          </table:table-cell>
          <table:table-cell office:value-type="float" office:value="1.9589212536812" calcext:value-type="float">
            <text:p>1,9589212536812</text:p>
          </table:table-cell>
          <table:table-cell office:value-type="float" office:value="4.1589736938477" calcext:value-type="float">
            <text:p>4,1589736938477</text:p>
          </table:table-cell>
          <table:table-cell office:value-type="float" office:value="32.181359020768" calcext:value-type="float">
            <text:p>32,181359020768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17</text:p>
          </table:table-cell>
          <table:table-cell office:value-type="float" office:value="3.8434359431267" calcext:value-type="float">
            <text:p>3,8434359431267</text:p>
          </table:table-cell>
          <table:table-cell office:value-type="float" office:value="4.1853648424149" calcext:value-type="float">
            <text:p>4,1853648424149</text:p>
          </table:table-cell>
          <table:table-cell office:value-type="float" office:value="49.279320771527" calcext:value-type="float">
            <text:p>49,27932077152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28</text:p>
          </table:table-cell>
          <table:table-cell office:value-type="float" office:value="4.8116579651833" calcext:value-type="float">
            <text:p>4,8116579651833</text:p>
          </table:table-cell>
          <table:table-cell office:value-type="float" office:value="4.5023852586746" calcext:value-type="float">
            <text:p>4,5023852586746</text:p>
          </table:table-cell>
          <table:table-cell office:value-type="float" office:value="-0.11999738123861" calcext:value-type="float">
            <text:p>-0,11999738123861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39</text:p>
          </table:table-cell>
          <table:table-cell office:value-type="float" office:value="7.1974396705627" calcext:value-type="float">
            <text:p>7,1974396705627</text:p>
          </table:table-cell>
          <table:table-cell office:value-type="float" office:value="3.7911909818649" calcext:value-type="float">
            <text:p>3,7911909818649</text:p>
          </table:table-cell>
          <table:table-cell office:value-type="float" office:value="116.61674870048" calcext:value-type="float">
            <text:p>116,61674870048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50</text:p>
          </table:table-cell>
          <table:table-cell office:value-type="float" office:value="8.5442125797272" calcext:value-type="float">
            <text:p>8,5442125797272</text:p>
          </table:table-cell>
          <table:table-cell office:value-type="float" office:value="5.1793044805527" calcext:value-type="float">
            <text:p>5,1793044805527</text:p>
          </table:table-cell>
          <table:table-cell office:value-type="float" office:value="-102.13674253719" calcext:value-type="float">
            <text:p>-102,1367425371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61</text:p>
          </table:table-cell>
          <table:table-cell office:value-type="float" office:value="-0.43814096599817" calcext:value-type="float">
            <text:p>-0,43814096599817</text:p>
          </table:table-cell>
          <table:table-cell office:value-type="float" office:value="6.228933930397" calcext:value-type="float">
            <text:p>6,228933930397</text:p>
          </table:table-cell>
          <table:table-cell office:value-type="float" office:value="-35.624382602181" calcext:value-type="float">
            <text:p>-35,62438260218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72</text:p>
          </table:table-cell>
          <table:table-cell office:value-type="float" office:value="1.5260264277458" calcext:value-type="float">
            <text:p>1,5260264277458</text:p>
          </table:table-cell>
          <table:table-cell office:value-type="float" office:value="6.5852838754654" calcext:value-type="float">
            <text:p>6,5852838754654</text:p>
          </table:table-cell>
          <table:table-cell office:value-type="float" office:value="-158.27556172754" calcext:value-type="float">
            <text:p>-158,27556172754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83</text:p>
          </table:table-cell>
          <table:table-cell office:value-type="float" office:value="2.1183690428734" calcext:value-type="float">
            <text:p>2,1183690428734</text:p>
          </table:table-cell>
          <table:table-cell office:value-type="float" office:value="6.2833893299103" calcext:value-type="float">
            <text:p>6,2833893299103</text:p>
          </table:table-cell>
          <table:table-cell office:value-type="float" office:value="-31.191316379863" calcext:value-type="float">
            <text:p>-31,19131637986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394</text:p>
          </table:table-cell>
          <table:table-cell office:value-type="float" office:value="3.6006158590317" calcext:value-type="float">
            <text:p>3,6006158590317</text:p>
          </table:table-cell>
          <table:table-cell office:value-type="float" office:value="5.8934926986694" calcext:value-type="float">
            <text:p>5,8934926986694</text:p>
          </table:table-cell>
          <table:table-cell office:value-type="float" office:value="11.762104975949" calcext:value-type="float">
            <text:p>11,762104975949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05</text:p>
          </table:table-cell>
          <table:table-cell office:value-type="float" office:value="5.1077169179916" calcext:value-type="float">
            <text:p>5,1077169179916</text:p>
          </table:table-cell>
          <table:table-cell office:value-type="float" office:value="5.4889309406281" calcext:value-type="float">
            <text:p>5,4889309406281</text:p>
          </table:table-cell>
          <table:table-cell office:value-type="float" office:value="52.99692396905" calcext:value-type="float">
            <text:p>52,99692396905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16</text:p>
          </table:table-cell>
          <table:table-cell office:value-type="float" office:value="6.7535495758057" calcext:value-type="float">
            <text:p>6,7535495758057</text:p>
          </table:table-cell>
          <table:table-cell office:value-type="float" office:value="5.8054077625275" calcext:value-type="float">
            <text:p>5,8054077625275</text:p>
          </table:table-cell>
          <table:table-cell office:value-type="float" office:value="24.965835794522" calcext:value-type="float">
            <text:p>24,965835794522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27</text:p>
          </table:table-cell>
          <table:table-cell office:value-type="float" office:value="8.6136263608932" calcext:value-type="float">
            <text:p>8,6136263608932</text:p>
          </table:table-cell>
          <table:table-cell office:value-type="float" office:value="5.7320916652679" calcext:value-type="float">
            <text:p>5,7320916652679</text:p>
          </table:table-cell>
          <table:table-cell office:value-type="float" office:value="57.597455705047" calcext:value-type="float">
            <text:p>57,59745570504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38</text:p>
          </table:table-cell>
          <table:table-cell office:value-type="float" office:value="-0.46081356704235" calcext:value-type="float">
            <text:p>-0,46081356704235</text:p>
          </table:table-cell>
          <table:table-cell office:value-type="float" office:value="6.7950624227524" calcext:value-type="float">
            <text:p>6,7950624227524</text:p>
          </table:table-cell>
          <table:table-cell office:value-type="float" office:value="88.18322154367" calcext:value-type="float">
            <text:p>88,1832215436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49</text:p>
          </table:table-cell>
          <table:table-cell office:value-type="float" office:value="0.83816237747669" calcext:value-type="float">
            <text:p>0,83816237747669</text:p>
          </table:table-cell>
          <table:table-cell office:value-type="float" office:value="8.1136047840118" calcext:value-type="float">
            <text:p>8,1136047840118</text:p>
          </table:table-cell>
          <table:table-cell office:value-type="float" office:value="-75.38877019457" calcext:value-type="float">
            <text:p>-75,3887701945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60</text:p>
          </table:table-cell>
          <table:table-cell office:value-type="float" office:value="1.8095102906227" calcext:value-type="float">
            <text:p>1,8095102906227</text:p>
          </table:table-cell>
          <table:table-cell office:value-type="float" office:value="7.4984782934189" calcext:value-type="float">
            <text:p>7,4984782934189</text:p>
          </table:table-cell>
          <table:table-cell office:value-type="float" office:value="0.027286057852826" calcext:value-type="float">
            <text:p>0,027286057852826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71</text:p>
          </table:table-cell>
          <table:table-cell office:value-type="float" office:value="3.6043712496758" calcext:value-type="float">
            <text:p>3,6043712496758</text:p>
          </table:table-cell>
          <table:table-cell office:value-type="float" office:value="7.5487983226776" calcext:value-type="float">
            <text:p>7,5487983226776</text:p>
          </table:table-cell>
          <table:table-cell office:value-type="float" office:value="-5.2713176152509" calcext:value-type="float">
            <text:p>-5,271317615250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82</text:p>
          </table:table-cell>
          <table:table-cell office:value-type="float" office:value="5.0589066743851" calcext:value-type="float">
            <text:p>5,0589066743851</text:p>
          </table:table-cell>
          <table:table-cell office:value-type="float" office:value="7.1032959222794" calcext:value-type="float">
            <text:p>7,1032959222794</text:p>
          </table:table-cell>
          <table:table-cell office:value-type="float" office:value="40.32547838369" calcext:value-type="float">
            <text:p>40,32547838369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493</text:p>
          </table:table-cell>
          <table:table-cell office:value-type="float" office:value="6.6668617725372" calcext:value-type="float">
            <text:p>6,6668617725372</text:p>
          </table:table-cell>
          <table:table-cell office:value-type="float" office:value="8.0615389347076" calcext:value-type="float">
            <text:p>8,0615389347076</text:p>
          </table:table-cell>
          <table:table-cell office:value-type="float" office:value="-60.023498383297" calcext:value-type="float">
            <text:p>-60,02349838329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504</text:p>
          </table:table-cell>
          <table:table-cell office:value-type="float" office:value="7.8053593635559" calcext:value-type="float">
            <text:p>7,8053593635559</text:p>
          </table:table-cell>
          <table:table-cell office:value-type="float" office:value="7.498574256897" calcext:value-type="float">
            <text:p>7,498574256897</text:p>
          </table:table-cell>
          <table:table-cell office:value-type="float" office:value="0.12976714338704" calcext:value-type="float">
            <text:p>0,12976714338704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515</text:p>
          </table:table-cell>
          <table:table-cell office:value-type="float" office:value="-0.75586847960949" calcext:value-type="float">
            <text:p>-0,75586847960949</text:p>
          </table:table-cell>
          <table:table-cell office:value-type="float" office:value="9.3476468324661" calcext:value-type="float">
            <text:p>9,3476468324661</text:p>
          </table:table-cell>
          <table:table-cell office:value-type="float" office:value="-42.810803006409" calcext:value-type="float">
            <text:p>-42,810803006409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526</text:p>
          </table:table-cell>
          <table:table-cell office:value-type="float" office:value="0.31159644946456" calcext:value-type="float">
            <text:p>0,31159644946456</text:p>
          </table:table-cell>
          <table:table-cell office:value-type="float" office:value="9.0008175373077" calcext:value-type="float">
            <text:p>9,0008175373077</text:p>
          </table:table-cell>
          <table:table-cell office:value-type="float" office:value="-0.12478013789863" calcext:value-type="float">
            <text:p>-0,12478013789863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537</text:p>
          </table:table-cell>
          <table:table-cell office:value-type="float" office:value="2.6324006915092" calcext:value-type="float">
            <text:p>2,6324006915092</text:p>
          </table:table-cell>
          <table:table-cell office:value-type="float" office:value="9.0246951580048" calcext:value-type="float">
            <text:p>9,0246951580048</text:p>
          </table:table-cell>
          <table:table-cell office:value-type="float" office:value="-5.406079825702" calcext:value-type="float">
            <text:p>-5,406079825702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548</text:p>
          </table:table-cell>
          <table:table-cell office:value-type="float" office:value="4.0500101447105" calcext:value-type="float">
            <text:p>4,0500101447105</text:p>
          </table:table-cell>
          <table:table-cell office:value-type="float" office:value="9.7116136550903" calcext:value-type="float">
            <text:p>9,7116136550903</text:p>
          </table:table-cell>
          <table:table-cell office:value-type="float" office:value="-100.27628036062" calcext:value-type="float">
            <text:p>-100,2762803606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559</text:p>
          </table:table-cell>
          <table:table-cell office:value-type="float" office:value="5.2639472484589" calcext:value-type="float">
            <text:p>5,2639472484589</text:p>
          </table:table-cell>
          <table:table-cell office:value-type="float" office:value="9.0218037366867" calcext:value-type="float">
            <text:p>9,0218037366867</text:p>
          </table:table-cell>
          <table:table-cell office:value-type="float" office:value="-2.865959765615" calcext:value-type="float">
            <text:p>-2,865959765615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570</text:p>
          </table:table-cell>
          <table:table-cell office:value-type="float" office:value="7.5081610679626" calcext:value-type="float">
            <text:p>7,5081610679626</text:p>
          </table:table-cell>
          <table:table-cell office:value-type="float" office:value="9.5951014757156" calcext:value-type="float">
            <text:p>9,5951014757156</text:p>
          </table:table-cell>
          <table:table-cell office:value-type="float" office:value="-155.54833260311" calcext:value-type="float">
            <text:p>-155,5483326031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581</text:p>
          </table:table-cell>
          <table:table-cell office:value-type="float" office:value="8.3817756175995" calcext:value-type="float">
            <text:p>8,3817756175995</text:p>
          </table:table-cell>
          <table:table-cell office:value-type="float" office:value="9.5533549785614" calcext:value-type="float">
            <text:p>9,5533549785614</text:p>
          </table:table-cell>
          <table:table-cell office:value-type="float" office:value="-81.24205413138" calcext:value-type="float">
            <text:p>-81,24205413138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592</text:p>
          </table:table-cell>
          <table:table-cell office:value-type="float" office:value="-0.45219965279102" calcext:value-type="float">
            <text:p>-0,45219965279102</text:p>
          </table:table-cell>
          <table:table-cell office:value-type="float" office:value="10.433448553085" calcext:value-type="float">
            <text:p>10,433448553085</text:p>
          </table:table-cell>
          <table:table-cell office:value-type="float" office:value="13.055908641997" calcext:value-type="float">
            <text:p>13,05590864199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</text:p>
          </table:table-cell>
          <table:table-cell office:value-type="string" calcext:value-type="string">
            <text:p>603</text:p>
          </table:table-cell>
          <table:table-cell office:value-type="float" office:value="0.73866344988346" calcext:value-type="float">
            <text:p>0,73866344988346</text:p>
          </table:table-cell>
          <table:table-cell office:value-type="float" office:value="10.479418039322" calcext:value-type="float">
            <text:p>10,479418039322</text:p>
          </table:table-cell>
          <table:table-cell office:value-type="float" office:value="2.5985680852726" calcext:value-type="float">
            <text:p>2,5985680852726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15</text:p>
          </table:table-cell>
          <table:table-cell office:value-type="float" office:value="-0.79210951924324" calcext:value-type="float">
            <text:p>-0,79210951924324</text:p>
          </table:table-cell>
          <table:table-cell office:value-type="float" office:value="0.46291515231133" calcext:value-type="float">
            <text:p>0,46291515231133</text:p>
          </table:table-cell>
          <table:table-cell office:value-type="float" office:value="-52.853888766781" calcext:value-type="float">
            <text:p>-52,853888766781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64</text:p>
          </table:table-cell>
          <table:table-cell office:value-type="float" office:value="0.58338232338428" calcext:value-type="float">
            <text:p>0,58338232338428</text:p>
          </table:table-cell>
          <table:table-cell office:value-type="float" office:value="0.38719687610865" calcext:value-type="float">
            <text:p>0,38719687610865</text:p>
          </table:table-cell>
          <table:table-cell office:value-type="float" office:value="-42.532427295758" calcext:value-type="float">
            <text:p>-42,532427295758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75</text:p>
          </table:table-cell>
          <table:table-cell office:value-type="float" office:value="1.9249294698238" calcext:value-type="float">
            <text:p>1,9249294698238</text:p>
          </table:table-cell>
          <table:table-cell office:value-type="float" office:value="0.8228761702776" calcext:value-type="float">
            <text:p>0,8228761702776</text:p>
          </table:table-cell>
          <table:table-cell office:value-type="float" office:value="-65.987508008435" calcext:value-type="float">
            <text:p>-65,987508008435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86</text:p>
          </table:table-cell>
          <table:table-cell office:value-type="float" office:value="3.8233950734138" calcext:value-type="float">
            <text:p>3,8233950734138</text:p>
          </table:table-cell>
          <table:table-cell office:value-type="float" office:value="0.50999313592911" calcext:value-type="float">
            <text:p>0,50999313592911</text:p>
          </table:table-cell>
          <table:table-cell office:value-type="float" office:value="33.521821164781" calcext:value-type="float">
            <text:p>33,52182116478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97</text:p>
          </table:table-cell>
          <table:table-cell office:value-type="float" office:value="5.2327340841293" calcext:value-type="float">
            <text:p>5,2327340841293</text:p>
          </table:table-cell>
          <table:table-cell office:value-type="float" office:value="0.74752904474735" calcext:value-type="float">
            <text:p>0,74752904474735</text:p>
          </table:table-cell>
          <table:table-cell office:value-type="float" office:value="-72.066391349598" calcext:value-type="float">
            <text:p>-72,066391349598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108</text:p>
          </table:table-cell>
          <table:table-cell office:value-type="float" office:value="6.2107366323471" calcext:value-type="float">
            <text:p>6,2107366323471</text:p>
          </table:table-cell>
          <table:table-cell office:value-type="float" office:value="-0.28160756453872" calcext:value-type="float">
            <text:p>-0,28160756453872</text:p>
          </table:table-cell>
          <table:table-cell office:value-type="float" office:value="-15.114664651786" calcext:value-type="float">
            <text:p>-15,114664651786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119</text:p>
          </table:table-cell>
          <table:table-cell office:value-type="float" office:value="7.450715303421" calcext:value-type="float">
            <text:p>7,450715303421</text:p>
          </table:table-cell>
          <table:table-cell office:value-type="float" office:value="-0.06492730230093" calcext:value-type="float">
            <text:p>-0,06492730230093</text:p>
          </table:table-cell>
          <table:table-cell office:value-type="float" office:value="14.942629132301" calcext:value-type="float">
            <text:p>14,942629132301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130</text:p>
          </table:table-cell>
          <table:table-cell office:value-type="float" office:value="-1.0517434775829" calcext:value-type="float">
            <text:p>-1,0517434775829</text:p>
          </table:table-cell>
          <table:table-cell office:value-type="float" office:value="1.5393494069576" calcext:value-type="float">
            <text:p>1,5393494069576</text:p>
          </table:table-cell>
          <table:table-cell office:value-type="float" office:value="-3.7877203267851" calcext:value-type="float">
            <text:p>-3,7877203267851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141</text:p>
          </table:table-cell>
          <table:table-cell office:value-type="float" office:value="0.22958053275943" calcext:value-type="float">
            <text:p>0,22958053275943</text:p>
          </table:table-cell>
          <table:table-cell office:value-type="float" office:value="1.163763999939" calcext:value-type="float">
            <text:p>1,163763999939</text:p>
          </table:table-cell>
          <table:table-cell office:value-type="float" office:value="31.157428291953" calcext:value-type="float">
            <text:p>31,157428291953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152</text:p>
          </table:table-cell>
          <table:table-cell office:value-type="float" office:value="1.4121203124523" calcext:value-type="float">
            <text:p>1,4121203124523</text:p>
          </table:table-cell>
          <table:table-cell office:value-type="float" office:value="1.4994709193707" calcext:value-type="float">
            <text:p>1,4994709193707</text:p>
          </table:table-cell>
          <table:table-cell office:value-type="float" office:value="-1.3141769227708" calcext:value-type="float">
            <text:p>-1,314176922770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163</text:p>
          </table:table-cell>
          <table:table-cell office:value-type="float" office:value="3.8399457931519" calcext:value-type="float">
            <text:p>3,8399457931519</text:p>
          </table:table-cell>
          <table:table-cell office:value-type="float" office:value="0.88917508721352" calcext:value-type="float">
            <text:p>0,88917508721352</text:p>
          </table:table-cell>
          <table:table-cell office:value-type="float" office:value="161.54550594889" calcext:value-type="float">
            <text:p>161,54550594889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174</text:p>
          </table:table-cell>
          <table:table-cell office:value-type="float" office:value="5.9606009721756" calcext:value-type="float">
            <text:p>5,9606009721756</text:p>
          </table:table-cell>
          <table:table-cell office:value-type="float" office:value="2.2301049530506" calcext:value-type="float">
            <text:p>2,2301049530506</text:p>
          </table:table-cell>
          <table:table-cell office:value-type="float" office:value="-128.21747694805" calcext:value-type="float">
            <text:p>-128,21747694805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185</text:p>
          </table:table-cell>
          <table:table-cell office:value-type="float" office:value="7.1046298742294" calcext:value-type="float">
            <text:p>7,1046298742294</text:p>
          </table:table-cell>
          <table:table-cell office:value-type="float" office:value="0.77670432627201" calcext:value-type="float">
            <text:p>0,77670432627201</text:p>
          </table:table-cell>
          <table:table-cell office:value-type="float" office:value="107.30046982978" calcext:value-type="float">
            <text:p>107,30046982978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196</text:p>
          </table:table-cell>
          <table:table-cell office:value-type="float" office:value="8.9867848157883" calcext:value-type="float">
            <text:p>8,9867848157883</text:p>
          </table:table-cell>
          <table:table-cell office:value-type="float" office:value="1.903902888298" calcext:value-type="float">
            <text:p>1,903902888298</text:p>
          </table:table-cell>
          <table:table-cell office:value-type="float" office:value="112.78860432327" calcext:value-type="float">
            <text:p>112,7886043232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207</text:p>
          </table:table-cell>
          <table:table-cell office:value-type="float" office:value="-0.51997411996126" calcext:value-type="float">
            <text:p>-0,51997411996126</text:p>
          </table:table-cell>
          <table:table-cell office:value-type="float" office:value="2.3581373691559" calcext:value-type="float">
            <text:p>2,3581373691559</text:p>
          </table:table-cell>
          <table:table-cell office:value-type="float" office:value="121.47827816617" calcext:value-type="float">
            <text:p>121,47827816617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218</text:p>
          </table:table-cell>
          <table:table-cell office:value-type="float" office:value="1.5054026246071" calcext:value-type="float">
            <text:p>1,5054026246071</text:p>
          </table:table-cell>
          <table:table-cell office:value-type="float" office:value="2.1624305844307" calcext:value-type="float">
            <text:p>2,1624305844307</text:p>
          </table:table-cell>
          <table:table-cell office:value-type="float" office:value="162.67294944472" calcext:value-type="float">
            <text:p>162,6729494447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229</text:p>
          </table:table-cell>
          <table:table-cell office:value-type="float" office:value="3.2971209287643" calcext:value-type="float">
            <text:p>3,2971209287643</text:p>
          </table:table-cell>
          <table:table-cell office:value-type="float" office:value="2.7431464195251" calcext:value-type="float">
            <text:p>2,7431464195251</text:p>
          </table:table-cell>
          <table:table-cell office:value-type="float" office:value="-116.37669611888" calcext:value-type="float">
            <text:p>-116,37669611888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240</text:p>
          </table:table-cell>
          <table:table-cell office:value-type="float" office:value="4.3575340509415" calcext:value-type="float">
            <text:p>4,3575340509415</text:p>
          </table:table-cell>
          <table:table-cell office:value-type="float" office:value="3.6330023407936" calcext:value-type="float">
            <text:p>3,6330023407936</text:p>
          </table:table-cell>
          <table:table-cell office:value-type="float" office:value="154.0913156643" calcext:value-type="float">
            <text:p>154,0913156643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251</text:p>
          </table:table-cell>
          <table:table-cell office:value-type="float" office:value="4.4383424520493" calcext:value-type="float">
            <text:p>4,4383424520493</text:p>
          </table:table-cell>
          <table:table-cell office:value-type="float" office:value="3.0824732780457" calcext:value-type="float">
            <text:p>3,0824732780457</text:p>
          </table:table-cell>
          <table:table-cell office:value-type="float" office:value="-10.835798113209" calcext:value-type="float">
            <text:p>-10,83579811320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262</text:p>
          </table:table-cell>
          <table:table-cell office:value-type="float" office:value="6.0057574510574" calcext:value-type="float">
            <text:p>6,0057574510574</text:p>
          </table:table-cell>
          <table:table-cell office:value-type="float" office:value="2.9253035783768" calcext:value-type="float">
            <text:p>2,9253035783768</text:p>
          </table:table-cell>
          <table:table-cell office:value-type="float" office:value="5.1705643629572" calcext:value-type="float">
            <text:p>5,170564362957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273</text:p>
          </table:table-cell>
          <table:table-cell office:value-type="float" office:value="8.1340104341507" calcext:value-type="float">
            <text:p>8,1340104341507</text:p>
          </table:table-cell>
          <table:table-cell office:value-type="float" office:value="2.6923510432243" calcext:value-type="float">
            <text:p>2,6923510432243</text:p>
          </table:table-cell>
          <table:table-cell office:value-type="float" office:value="-70.050859906871" calcext:value-type="float">
            <text:p>-70,05085990687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284</text:p>
          </table:table-cell>
          <table:table-cell office:value-type="float" office:value="-1.3018116354942" calcext:value-type="float">
            <text:p>-1,3018116354942</text:p>
          </table:table-cell>
          <table:table-cell office:value-type="float" office:value="5.2214068174362" calcext:value-type="float">
            <text:p>5,2214068174362</text:p>
          </table:table-cell>
          <table:table-cell office:value-type="float" office:value="-35.022300140114" calcext:value-type="float">
            <text:p>-35,022300140114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295</text:p>
          </table:table-cell>
          <table:table-cell office:value-type="float" office:value="1.4551958441734" calcext:value-type="float">
            <text:p>1,4551958441734</text:p>
          </table:table-cell>
          <table:table-cell office:value-type="float" office:value="4.8692983388901" calcext:value-type="float">
            <text:p>4,8692983388901</text:p>
          </table:table-cell>
          <table:table-cell office:value-type="float" office:value="-159.16269296294" calcext:value-type="float">
            <text:p>-159,1626929629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06</text:p>
          </table:table-cell>
          <table:table-cell office:value-type="float" office:value="1.6782714426517" calcext:value-type="float">
            <text:p>1,6782714426517</text:p>
          </table:table-cell>
          <table:table-cell office:value-type="float" office:value="3.9168384671211" calcext:value-type="float">
            <text:p>3,9168384671211</text:p>
          </table:table-cell>
          <table:table-cell office:value-type="float" office:value="43.500366484284" calcext:value-type="float">
            <text:p>43,500366484284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17</text:p>
          </table:table-cell>
          <table:table-cell office:value-type="float" office:value="3.9893239736557" calcext:value-type="float">
            <text:p>3,9893239736557</text:p>
          </table:table-cell>
          <table:table-cell office:value-type="float" office:value="4.0184932947159" calcext:value-type="float">
            <text:p>4,0184932947159</text:p>
          </table:table-cell>
          <table:table-cell office:value-type="float" office:value="139.98914220531" calcext:value-type="float">
            <text:p>139,9891422053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28</text:p>
          </table:table-cell>
          <table:table-cell office:value-type="float" office:value="4.4146308302879" calcext:value-type="float">
            <text:p>4,4146308302879</text:p>
          </table:table-cell>
          <table:table-cell office:value-type="float" office:value="4.5030969381332" calcext:value-type="float">
            <text:p>4,5030969381332</text:p>
          </table:table-cell>
          <table:table-cell office:value-type="float" office:value="-0.123743624812" calcext:value-type="float">
            <text:p>-0,12374362481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39</text:p>
          </table:table-cell>
          <table:table-cell office:value-type="float" office:value="7.459944486618" calcext:value-type="float">
            <text:p>7,459944486618</text:p>
          </table:table-cell>
          <table:table-cell office:value-type="float" office:value="3.6361846327782" calcext:value-type="float">
            <text:p>3,6361846327782</text:p>
          </table:table-cell>
          <table:table-cell office:value-type="float" office:value="158.59075716347" calcext:value-type="float">
            <text:p>158,59075716347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50</text:p>
          </table:table-cell>
          <table:table-cell office:value-type="float" office:value="8.7651932239532" calcext:value-type="float">
            <text:p>8,7651932239532</text:p>
          </table:table-cell>
          <table:table-cell office:value-type="float" office:value="5.1644933223724" calcext:value-type="float">
            <text:p>5,1644933223724</text:p>
          </table:table-cell>
          <table:table-cell office:value-type="float" office:value="167.28375216199" calcext:value-type="float">
            <text:p>167,2837521619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61</text:p>
          </table:table-cell>
          <table:table-cell office:value-type="float" office:value="-0.59144806116819" calcext:value-type="float">
            <text:p>-0,59144806116819</text:p>
          </table:table-cell>
          <table:table-cell office:value-type="float" office:value="6.0684669017792" calcext:value-type="float">
            <text:p>6,0684669017792</text:p>
          </table:table-cell>
          <table:table-cell office:value-type="float" office:value="55.144638772223" calcext:value-type="float">
            <text:p>55,14463877222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72</text:p>
          </table:table-cell>
          <table:table-cell office:value-type="float" office:value="1.5710327029228" calcext:value-type="float">
            <text:p>1,5710327029228</text:p>
          </table:table-cell>
          <table:table-cell office:value-type="float" office:value="6.7802518606186" calcext:value-type="float">
            <text:p>6,7802518606186</text:p>
          </table:table-cell>
          <table:table-cell office:value-type="float" office:value="-88.886493330549" calcext:value-type="float">
            <text:p>-88,88649333054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83</text:p>
          </table:table-cell>
          <table:table-cell office:value-type="float" office:value="2.142638862133" calcext:value-type="float">
            <text:p>2,142638862133</text:p>
          </table:table-cell>
          <table:table-cell office:value-type="float" office:value="6.4939844608307" calcext:value-type="float">
            <text:p>6,4939844608307</text:p>
          </table:table-cell>
          <table:table-cell office:value-type="float" office:value="-110.15543360619" calcext:value-type="float">
            <text:p>-110,1554336061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394</text:p>
          </table:table-cell>
          <table:table-cell office:value-type="float" office:value="3.359207212925" calcext:value-type="float">
            <text:p>3,359207212925</text:p>
          </table:table-cell>
          <table:table-cell office:value-type="float" office:value="5.8933591842651" calcext:value-type="float">
            <text:p>5,8933591842651</text:p>
          </table:table-cell>
          <table:table-cell office:value-type="float" office:value="-9.1470605248858" calcext:value-type="float">
            <text:p>-9,1470605248858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05</text:p>
          </table:table-cell>
          <table:table-cell office:value-type="float" office:value="4.9703687429428" calcext:value-type="float">
            <text:p>4,9703687429428</text:p>
          </table:table-cell>
          <table:table-cell office:value-type="float" office:value="5.1613259315491" calcext:value-type="float">
            <text:p>5,1613259315491</text:p>
          </table:table-cell>
          <table:table-cell office:value-type="float" office:value="71.535402802145" calcext:value-type="float">
            <text:p>71,535402802145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16</text:p>
          </table:table-cell>
          <table:table-cell office:value-type="float" office:value="6.5371292829514" calcext:value-type="float">
            <text:p>6,5371292829514</text:p>
          </table:table-cell>
          <table:table-cell office:value-type="float" office:value="5.6642043590546" calcext:value-type="float">
            <text:p>5,6642043590546</text:p>
          </table:table-cell>
          <table:table-cell office:value-type="float" office:value="35.013320719361" calcext:value-type="float">
            <text:p>35,01332071936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27</text:p>
          </table:table-cell>
          <table:table-cell office:value-type="float" office:value="8.7824410200119" calcext:value-type="float">
            <text:p>8,7824410200119</text:p>
          </table:table-cell>
          <table:table-cell office:value-type="float" office:value="5.5873167514801" calcext:value-type="float">
            <text:p>5,5873167514801</text:p>
          </table:table-cell>
          <table:table-cell office:value-type="float" office:value="148.35387582232" calcext:value-type="float">
            <text:p>148,3538758223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38</text:p>
          </table:table-cell>
          <table:table-cell office:value-type="float" office:value="-0.68079993128777" calcext:value-type="float">
            <text:p>-0,68079993128777</text:p>
          </table:table-cell>
          <table:table-cell office:value-type="float" office:value="6.7702901363373" calcext:value-type="float">
            <text:p>6,7702901363373</text:p>
          </table:table-cell>
          <table:table-cell office:value-type="float" office:value="-2.5553505654168" calcext:value-type="float">
            <text:p>-2,555350565416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49</text:p>
          </table:table-cell>
          <table:table-cell office:value-type="float" office:value="0.87648846209049" calcext:value-type="float">
            <text:p>0,87648846209049</text:p>
          </table:table-cell>
          <table:table-cell office:value-type="float" office:value="8.4364759922028" calcext:value-type="float">
            <text:p>8,4364759922028</text:p>
          </table:table-cell>
          <table:table-cell office:value-type="float" office:value="-102.56998933804" calcext:value-type="float">
            <text:p>-102,5699893380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60</text:p>
          </table:table-cell>
          <table:table-cell office:value-type="float" office:value="1.4107847213745" calcext:value-type="float">
            <text:p>1,4107847213745</text:p>
          </table:table-cell>
          <table:table-cell office:value-type="float" office:value="7.4980759620667" calcext:value-type="float">
            <text:p>7,4980759620667</text:p>
          </table:table-cell>
          <table:table-cell office:value-type="float" office:value="0.03815323201892" calcext:value-type="float">
            <text:p>0,03815323201892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71</text:p>
          </table:table-cell>
          <table:table-cell office:value-type="float" office:value="3.3093336224556" calcext:value-type="float">
            <text:p>3,3093336224556</text:p>
          </table:table-cell>
          <table:table-cell office:value-type="float" office:value="7.5841289758682" calcext:value-type="float">
            <text:p>7,5841289758682</text:p>
          </table:table-cell>
          <table:table-cell office:value-type="float" office:value="-7.1409296268111" calcext:value-type="float">
            <text:p>-7,1409296268111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82</text:p>
          </table:table-cell>
          <table:table-cell office:value-type="float" office:value="4.9041438102722" calcext:value-type="float">
            <text:p>4,9041438102722</text:p>
          </table:table-cell>
          <table:table-cell office:value-type="float" office:value="6.8349528312683" calcext:value-type="float">
            <text:p>6,8349528312683</text:p>
          </table:table-cell>
          <table:table-cell office:value-type="float" office:value="70.037356607474" calcext:value-type="float">
            <text:p>70,037356607474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493</text:p>
          </table:table-cell>
          <table:table-cell office:value-type="float" office:value="6.5748608112335" calcext:value-type="float">
            <text:p>6,5748608112335</text:p>
          </table:table-cell>
          <table:table-cell office:value-type="float" office:value="8.3910930156708" calcext:value-type="float">
            <text:p>8,3910930156708</text:p>
          </table:table-cell>
          <table:table-cell office:value-type="float" office:value="-76.613996438919" calcext:value-type="float">
            <text:p>-76,613996438919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504</text:p>
          </table:table-cell>
          <table:table-cell office:value-type="float" office:value="7.4637252092361" calcext:value-type="float">
            <text:p>7,4637252092361</text:p>
          </table:table-cell>
          <table:table-cell office:value-type="float" office:value="7.4456059932709" calcext:value-type="float">
            <text:p>7,4456059932709</text:p>
          </table:table-cell>
          <table:table-cell office:value-type="float" office:value="21.120825960378" calcext:value-type="float">
            <text:p>21,120825960378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515</text:p>
          </table:table-cell>
          <table:table-cell office:value-type="float" office:value="-0.91607257723808" calcext:value-type="float">
            <text:p>-0,91607257723808</text:p>
          </table:table-cell>
          <table:table-cell office:value-type="float" office:value="9.5786082744598" calcext:value-type="float">
            <text:p>9,5786082744598</text:p>
          </table:table-cell>
          <table:table-cell office:value-type="float" office:value="-57.798508625881" calcext:value-type="float">
            <text:p>-57,798508625881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526</text:p>
          </table:table-cell>
          <table:table-cell office:value-type="float" office:value="-0.08556917309761" calcext:value-type="float">
            <text:p>-0,08556917309761</text:p>
          </table:table-cell>
          <table:table-cell office:value-type="float" office:value="9.0014189481735" calcext:value-type="float">
            <text:p>9,0014189481735</text:p>
          </table:table-cell>
          <table:table-cell office:value-type="float" office:value="-0.071494884575438" calcext:value-type="float">
            <text:p>-0,071494884575438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537</text:p>
          </table:table-cell>
          <table:table-cell office:value-type="float" office:value="2.5229054689407" calcext:value-type="float">
            <text:p>2,5229054689407</text:p>
          </table:table-cell>
          <table:table-cell office:value-type="float" office:value="9.0401685237885" calcext:value-type="float">
            <text:p>9,0401685237885</text:p>
          </table:table-cell>
          <table:table-cell office:value-type="float" office:value="-7.2853546233694" calcext:value-type="float">
            <text:p>-7,2853546233694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548</text:p>
          </table:table-cell>
          <table:table-cell office:value-type="float" office:value="4.2535310983658" calcext:value-type="float">
            <text:p>4,2535310983658</text:p>
          </table:table-cell>
          <table:table-cell office:value-type="float" office:value="9.9320650100708" calcext:value-type="float">
            <text:p>9,9320650100708</text:p>
          </table:table-cell>
          <table:table-cell office:value-type="float" office:value="-143.30291748047" calcext:value-type="float">
            <text:p>-143,3029174804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559</text:p>
          </table:table-cell>
          <table:table-cell office:value-type="float" office:value="5.0245493650436" calcext:value-type="float">
            <text:p>5,0245493650436</text:p>
          </table:table-cell>
          <table:table-cell office:value-type="float" office:value="9.0375596284866" calcext:value-type="float">
            <text:p>9,0375596284866</text:p>
          </table:table-cell>
          <table:table-cell office:value-type="float" office:value="-3.8825428220117" calcext:value-type="float">
            <text:p>-3,8825428220117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570</text:p>
          </table:table-cell>
          <table:table-cell office:value-type="float" office:value="7.8708410263062" calcext:value-type="float">
            <text:p>7,8708410263062</text:p>
          </table:table-cell>
          <table:table-cell office:value-type="float" office:value="9.6427756547928" calcext:value-type="float">
            <text:p>9,6427756547928</text:p>
          </table:table-cell>
          <table:table-cell office:value-type="float" office:value="-171.28137114701" calcext:value-type="float">
            <text:p>-171,2813711470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581</text:p>
          </table:table-cell>
          <table:table-cell office:value-type="float" office:value="8.4930038452148" calcext:value-type="float">
            <text:p>8,4930038452148</text:p>
          </table:table-cell>
          <table:table-cell office:value-type="float" office:value="9.8091459274292" calcext:value-type="float">
            <text:p>9,8091459274292</text:p>
          </table:table-cell>
          <table:table-cell office:value-type="float" office:value="-120.25633890917" calcext:value-type="float">
            <text:p>-120,2563389091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592</text:p>
          </table:table-cell>
          <table:table-cell office:value-type="float" office:value="-0.58783896267414" calcext:value-type="float">
            <text:p>-0,58783896267414</text:p>
          </table:table-cell>
          <table:table-cell office:value-type="float" office:value="10.388716459274" calcext:value-type="float">
            <text:p>10,388716459274</text:p>
          </table:table-cell>
          <table:table-cell office:value-type="float" office:value="17.667422059235" calcext:value-type="float">
            <text:p>17,66742205923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3</text:p>
          </table:table-cell>
          <table:table-cell office:value-type="string" calcext:value-type="string">
            <text:p>603</text:p>
          </table:table-cell>
          <table:table-cell office:value-type="float" office:value="0.49199137836695" calcext:value-type="float">
            <text:p>0,49199137836695</text:p>
          </table:table-cell>
          <table:table-cell office:value-type="float" office:value="10.462769269943" calcext:value-type="float">
            <text:p>10,462769269943</text:p>
          </table:table-cell>
          <table:table-cell office:value-type="float" office:value="4.3590069291698" calcext:value-type="float">
            <text:p>4,3590069291698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15</text:p>
          </table:table-cell>
          <table:table-cell office:value-type="float" office:value="-0.89211821556091" calcext:value-type="float">
            <text:p>-0,89211821556091</text:p>
          </table:table-cell>
          <table:table-cell office:value-type="float" office:value="0.6748916208744" calcext:value-type="float">
            <text:p>0,6748916208744</text:p>
          </table:table-cell>
          <table:table-cell office:value-type="float" office:value="-66.430725109805" calcext:value-type="float">
            <text:p>-66,430725109805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64</text:p>
          </table:table-cell>
          <table:table-cell office:value-type="float" office:value="0.4423850402236" calcext:value-type="float">
            <text:p>0,4423850402236</text:p>
          </table:table-cell>
          <table:table-cell office:value-type="float" office:value="0.57388383895159" calcext:value-type="float">
            <text:p>0,57388383895159</text:p>
          </table:table-cell>
          <table:table-cell office:value-type="float" office:value="-54.347957775092" calcext:value-type="float">
            <text:p>-54,34795777509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75</text:p>
          </table:table-cell>
          <table:table-cell office:value-type="float" office:value="1.7638152837753" calcext:value-type="float">
            <text:p>1,7638152837753</text:p>
          </table:table-cell>
          <table:table-cell office:value-type="float" office:value="1.1866267025471" calcext:value-type="float">
            <text:p>1,1866267025471</text:p>
          </table:table-cell>
          <table:table-cell office:value-type="float" office:value="-65.980913532767" calcext:value-type="float">
            <text:p>-65,980913532767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86</text:p>
          </table:table-cell>
          <table:table-cell office:value-type="float" office:value="3.8191601634026" calcext:value-type="float">
            <text:p>3,8191601634026</text:p>
          </table:table-cell>
          <table:table-cell office:value-type="float" office:value="0.20163236185908" calcext:value-type="float">
            <text:p>0,20163236185908</text:p>
          </table:table-cell>
          <table:table-cell office:value-type="float" office:value="84.447509164263" calcext:value-type="float">
            <text:p>84,44750916426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97</text:p>
          </table:table-cell>
          <table:table-cell office:value-type="float" office:value="5.1976251602173" calcext:value-type="float">
            <text:p>5,1976251602173</text:p>
          </table:table-cell>
          <table:table-cell office:value-type="float" office:value="1.0170946270227" calcext:value-type="float">
            <text:p>1,0170946270227</text:p>
          </table:table-cell>
          <table:table-cell office:value-type="float" office:value="-84.778599678331" calcext:value-type="float">
            <text:p>-84,778599678331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108</text:p>
          </table:table-cell>
          <table:table-cell office:value-type="float" office:value="6.0386097431183" calcext:value-type="float">
            <text:p>6,0386097431183</text:p>
          </table:table-cell>
          <table:table-cell office:value-type="float" office:value="-0.08321275934577" calcext:value-type="float">
            <text:p>-0,08321275934577</text:p>
          </table:table-cell>
          <table:table-cell office:value-type="float" office:value="-55.115660664382" calcext:value-type="float">
            <text:p>-55,115660664382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119</text:p>
          </table:table-cell>
          <table:table-cell office:value-type="float" office:value="7.1584284305573" calcext:value-type="float">
            <text:p>7,1584284305573</text:p>
          </table:table-cell>
          <table:table-cell office:value-type="float" office:value="-0.12792411260307" calcext:value-type="float">
            <text:p>-0,12792411260307</text:p>
          </table:table-cell>
          <table:table-cell office:value-type="float" office:value="-0.25560429533291" calcext:value-type="float">
            <text:p>-0,25560429533291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130</text:p>
          </table:table-cell>
          <table:table-cell office:value-type="float" office:value="-1.3193753361702" calcext:value-type="float">
            <text:p>-1,3193753361702</text:p>
          </table:table-cell>
          <table:table-cell office:value-type="float" office:value="1.5727055072784" calcext:value-type="float">
            <text:p>1,5727055072784</text:p>
          </table:table-cell>
          <table:table-cell office:value-type="float" office:value="-9.4405753407509" calcext:value-type="float">
            <text:p>-9,4405753407509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141</text:p>
          </table:table-cell>
          <table:table-cell office:value-type="float" office:value="-0.030324689578265" calcext:value-type="float">
            <text:p>-0,030324689578265</text:p>
          </table:table-cell>
          <table:table-cell office:value-type="float" office:value="0.94781070947647" calcext:value-type="float">
            <text:p>0,94781070947647</text:p>
          </table:table-cell>
          <table:table-cell office:value-type="float" office:value="42.01071201616" calcext:value-type="float">
            <text:p>42,0107120161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152</text:p>
          </table:table-cell>
          <table:table-cell office:value-type="float" office:value="1.0396876186132" calcext:value-type="float">
            <text:p>1,0396876186132</text:p>
          </table:table-cell>
          <table:table-cell office:value-type="float" office:value="1.5562269091606" calcext:value-type="float">
            <text:p>1,5562269091606</text:p>
          </table:table-cell>
          <table:table-cell office:value-type="float" office:value="-11.27529599864" calcext:value-type="float">
            <text:p>-11,2752959986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163</text:p>
          </table:table-cell>
          <table:table-cell office:value-type="float" office:value="4.0867891907692" calcext:value-type="float">
            <text:p>4,0867891907692</text:p>
          </table:table-cell>
          <table:table-cell office:value-type="float" office:value="1.074783205986" calcext:value-type="float">
            <text:p>1,074783205986</text:p>
          </table:table-cell>
          <table:table-cell office:value-type="float" office:value="-147.81684632514" calcext:value-type="float">
            <text:p>-147,8168463251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174</text:p>
          </table:table-cell>
          <table:table-cell office:value-type="float" office:value="6.1210477352142" calcext:value-type="float">
            <text:p>6,1210477352142</text:p>
          </table:table-cell>
          <table:table-cell office:value-type="float" office:value="2.3318202793598" calcext:value-type="float">
            <text:p>2,3318202793598</text:p>
          </table:table-cell>
          <table:table-cell office:value-type="float" office:value="-148.18662898556" calcext:value-type="float">
            <text:p>-148,1866289855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185</text:p>
          </table:table-cell>
          <table:table-cell office:value-type="float" office:value="7.263218164444" calcext:value-type="float">
            <text:p>7,263218164444</text:p>
          </table:table-cell>
          <table:table-cell office:value-type="float" office:value="0.5982106924057" calcext:value-type="float">
            <text:p>0,5982106924057</text:p>
          </table:table-cell>
          <table:table-cell office:value-type="float" office:value="134.97881676741" calcext:value-type="float">
            <text:p>134,97881676741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196</text:p>
          </table:table-cell>
          <table:table-cell office:value-type="float" office:value="8.8409280776978" calcext:value-type="float">
            <text:p>8,8409280776978</text:p>
          </table:table-cell>
          <table:table-cell office:value-type="float" office:value="1.6186474263668" calcext:value-type="float">
            <text:p>1,6186474263668</text:p>
          </table:table-cell>
          <table:table-cell office:value-type="float" office:value="68.163186121898" calcext:value-type="float">
            <text:p>68,16318612189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207</text:p>
          </table:table-cell>
          <table:table-cell office:value-type="float" office:value="-0.25092741474509" calcext:value-type="float">
            <text:p>-0,25092741474509</text:p>
          </table:table-cell>
          <table:table-cell office:value-type="float" office:value="2.3117744922638" calcext:value-type="float">
            <text:p>2,3117744922638</text:p>
          </table:table-cell>
          <table:table-cell office:value-type="float" office:value="180.00253446543" calcext:value-type="float">
            <text:p>180,0025344654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218</text:p>
          </table:table-cell>
          <table:table-cell office:value-type="float" office:value="1.8500247597694" calcext:value-type="float">
            <text:p>1,8500247597694</text:p>
          </table:table-cell>
          <table:table-cell office:value-type="float" office:value="2.2078016400337" calcext:value-type="float">
            <text:p>2,2078016400337</text:p>
          </table:table-cell>
          <table:table-cell office:value-type="float" office:value="-172.60503617062" calcext:value-type="float">
            <text:p>-172,6050361706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229</text:p>
          </table:table-cell>
          <table:table-cell office:value-type="float" office:value="3.3979064226151" calcext:value-type="float">
            <text:p>3,3979064226151</text:p>
          </table:table-cell>
          <table:table-cell office:value-type="float" office:value="2.975278198719" calcext:value-type="float">
            <text:p>2,975278198719</text:p>
          </table:table-cell>
          <table:table-cell office:value-type="float" office:value="-116.10417001566" calcext:value-type="float">
            <text:p>-116,10417001566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240</text:p>
          </table:table-cell>
          <table:table-cell office:value-type="float" office:value="4.3863144516945" calcext:value-type="float">
            <text:p>4,3863144516945</text:p>
          </table:table-cell>
          <table:table-cell office:value-type="float" office:value="3.5217326879501" calcext:value-type="float">
            <text:p>3,5217326879501</text:p>
          </table:table-cell>
          <table:table-cell office:value-type="float" office:value="89.917780487401" calcext:value-type="float">
            <text:p>89,91778048740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251</text:p>
          </table:table-cell>
          <table:table-cell office:value-type="float" office:value="4.3474465608597" calcext:value-type="float">
            <text:p>4,3474465608597</text:p>
          </table:table-cell>
          <table:table-cell office:value-type="float" office:value="3.1952461600304" calcext:value-type="float">
            <text:p>3,1952461600304</text:p>
          </table:table-cell>
          <table:table-cell office:value-type="float" office:value="-84.747397216262" calcext:value-type="float">
            <text:p>-84,74739721626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262</text:p>
          </table:table-cell>
          <table:table-cell office:value-type="float" office:value="5.6739628314972" calcext:value-type="float">
            <text:p>5,6739628314972</text:p>
          </table:table-cell>
          <table:table-cell office:value-type="float" office:value="2.9542618989944" calcext:value-type="float">
            <text:p>2,9542618989944</text:p>
          </table:table-cell>
          <table:table-cell office:value-type="float" office:value="-15.110236444291" calcext:value-type="float">
            <text:p>-15,11023644429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273</text:p>
          </table:table-cell>
          <table:table-cell office:value-type="float" office:value="8.2963246107101" calcext:value-type="float">
            <text:p>8,2963246107101</text:p>
          </table:table-cell>
          <table:table-cell office:value-type="float" office:value="2.9673802852631" calcext:value-type="float">
            <text:p>2,9673802852631</text:p>
          </table:table-cell>
          <table:table-cell office:value-type="float" office:value="-115.55876245924" calcext:value-type="float">
            <text:p>-115,5587624592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284</text:p>
          </table:table-cell>
          <table:table-cell office:value-type="float" office:value="-1.5850074589252" calcext:value-type="float">
            <text:p>-1,5850074589252</text:p>
          </table:table-cell>
          <table:table-cell office:value-type="float" office:value="5.4490292072296" calcext:value-type="float">
            <text:p>5,4490292072296</text:p>
          </table:table-cell>
          <table:table-cell office:value-type="float" office:value="-34.635074579032" calcext:value-type="float">
            <text:p>-34,635074579032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295</text:p>
          </table:table-cell>
          <table:table-cell office:value-type="float" office:value="1.6232912242413" calcext:value-type="float">
            <text:p>1,6232912242413</text:p>
          </table:table-cell>
          <table:table-cell office:value-type="float" office:value="4.695897102356" calcext:value-type="float">
            <text:p>4,695897102356</text:p>
          </table:table-cell>
          <table:table-cell office:value-type="float" office:value="124.34026693842" calcext:value-type="float">
            <text:p>124,3402669384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06</text:p>
          </table:table-cell>
          <table:table-cell office:value-type="float" office:value="1.4493760466576" calcext:value-type="float">
            <text:p>1,4493760466576</text:p>
          </table:table-cell>
          <table:table-cell office:value-type="float" office:value="3.6233788728714" calcext:value-type="float">
            <text:p>3,6233788728714</text:p>
          </table:table-cell>
          <table:table-cell office:value-type="float" office:value="54.302896663641" calcext:value-type="float">
            <text:p>54,302896663641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17</text:p>
          </table:table-cell>
          <table:table-cell office:value-type="float" office:value="4.1698208451271" calcext:value-type="float">
            <text:p>4,1698208451271</text:p>
          </table:table-cell>
          <table:table-cell office:value-type="float" office:value="4.0812855958939" calcext:value-type="float">
            <text:p>4,0812855958939</text:p>
          </table:table-cell>
          <table:table-cell office:value-type="float" office:value="-155.85266252991" calcext:value-type="float">
            <text:p>-155,8526625299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28</text:p>
          </table:table-cell>
          <table:table-cell office:value-type="float" office:value="4.3196296691895" calcext:value-type="float">
            <text:p>4,3196296691895</text:p>
          </table:table-cell>
          <table:table-cell office:value-type="float" office:value="4.3751087784767" calcext:value-type="float">
            <text:p>4,3751087784767</text:p>
          </table:table-cell>
          <table:table-cell office:value-type="float" office:value="77.10325869785" calcext:value-type="float">
            <text:p>77,1032586978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39</text:p>
          </table:table-cell>
          <table:table-cell office:value-type="float" office:value="7.6929473876953" calcext:value-type="float">
            <text:p>7,6929473876953</text:p>
          </table:table-cell>
          <table:table-cell office:value-type="float" office:value="3.6901980638504" calcext:value-type="float">
            <text:p>3,6901980638504</text:p>
          </table:table-cell>
          <table:table-cell office:value-type="float" office:value="-162.8099368636" calcext:value-type="float">
            <text:p>-162,8099368636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50</text:p>
          </table:table-cell>
          <table:table-cell office:value-type="float" office:value="8.7598133087158" calcext:value-type="float">
            <text:p>8,7598133087158</text:p>
          </table:table-cell>
          <table:table-cell office:value-type="float" office:value="4.9209246039391" calcext:value-type="float">
            <text:p>4,9209246039391</text:p>
          </table:table-cell>
          <table:table-cell office:value-type="float" office:value="84.920678169105" calcext:value-type="float">
            <text:p>84,92067816910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61</text:p>
          </table:table-cell>
          <table:table-cell office:value-type="float" office:value="-0.42420580983162" calcext:value-type="float">
            <text:p>-0,42420580983162</text:p>
          </table:table-cell>
          <table:table-cell office:value-type="float" office:value="5.8821201324463" calcext:value-type="float">
            <text:p>5,8821201324463</text:p>
          </table:table-cell>
          <table:table-cell office:value-type="float" office:value="134.86004786886" calcext:value-type="float">
            <text:p>134,8600478688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72</text:p>
          </table:table-cell>
          <table:table-cell office:value-type="float" office:value="1.3506709039211" calcext:value-type="float">
            <text:p>1,3506709039211</text:p>
          </table:table-cell>
          <table:table-cell office:value-type="float" office:value="6.807873249054" calcext:value-type="float">
            <text:p>6,807873249054</text:p>
          </table:table-cell>
          <table:table-cell office:value-type="float" office:value="1.8973923080666" calcext:value-type="float">
            <text:p>1,897392308066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83</text:p>
          </table:table-cell>
          <table:table-cell office:value-type="float" office:value="2.3594684898853" calcext:value-type="float">
            <text:p>2,3594684898853</text:p>
          </table:table-cell>
          <table:table-cell office:value-type="float" office:value="6.4483249187469" calcext:value-type="float">
            <text:p>6,4483249187469</text:p>
          </table:table-cell>
          <table:table-cell office:value-type="float" office:value="159.32653664024" calcext:value-type="float">
            <text:p>159,3265366402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394</text:p>
          </table:table-cell>
          <table:table-cell office:value-type="float" office:value="3.2479578256607" calcext:value-type="float">
            <text:p>3,2479578256607</text:p>
          </table:table-cell>
          <table:table-cell office:value-type="float" office:value="5.9265768527985" calcext:value-type="float">
            <text:p>5,9265768527985</text:p>
          </table:table-cell>
          <table:table-cell office:value-type="float" office:value="-12.95207383906" calcext:value-type="float">
            <text:p>-12,95207383906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05</text:p>
          </table:table-cell>
          <table:table-cell office:value-type="float" office:value="4.8598140478134" calcext:value-type="float">
            <text:p>4,8598140478134</text:p>
          </table:table-cell>
          <table:table-cell office:value-type="float" office:value="4.7838649153709" calcext:value-type="float">
            <text:p>4,7838649153709</text:p>
          </table:table-cell>
          <table:table-cell office:value-type="float" office:value="73.229916536125" calcext:value-type="float">
            <text:p>73,22991653612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16</text:p>
          </table:table-cell>
          <table:table-cell office:value-type="float" office:value="6.4002788066864" calcext:value-type="float">
            <text:p>6,4002788066864</text:p>
          </table:table-cell>
          <table:table-cell office:value-type="float" office:value="5.3791892528534" calcext:value-type="float">
            <text:p>5,3791892528534</text:p>
          </table:table-cell>
          <table:table-cell office:value-type="float" office:value="71.790844771513" calcext:value-type="float">
            <text:p>71,790844771513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27</text:p>
          </table:table-cell>
          <table:table-cell office:value-type="float" office:value="8.9481031894684" calcext:value-type="float">
            <text:p>8,9481031894684</text:p>
          </table:table-cell>
          <table:table-cell office:value-type="float" office:value="5.7662081718445" calcext:value-type="float">
            <text:p>5,7662081718445</text:p>
          </table:table-cell>
          <table:table-cell office:value-type="float" office:value="-129.28919883291" calcext:value-type="float">
            <text:p>-129,2891988329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38</text:p>
          </table:table-cell>
          <table:table-cell office:value-type="float" office:value="-0.72540245950222" calcext:value-type="float">
            <text:p>-0,72540245950222</text:p>
          </table:table-cell>
          <table:table-cell office:value-type="float" office:value="7.0160633325577" calcext:value-type="float">
            <text:p>7,0160633325577</text:p>
          </table:table-cell>
          <table:table-cell office:value-type="float" office:value="-82.254275394853" calcext:value-type="float">
            <text:p>-82,25427539485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49</text:p>
          </table:table-cell>
          <table:table-cell office:value-type="float" office:value="1.0590954869986" calcext:value-type="float">
            <text:p>1,0590954869986</text:p>
          </table:table-cell>
          <table:table-cell office:value-type="float" office:value="8.7057131528854" calcext:value-type="float">
            <text:p>8,7057131528854</text:p>
          </table:table-cell>
          <table:table-cell office:value-type="float" office:value="-130.40883829639" calcext:value-type="float">
            <text:p>-130,4088382963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60</text:p>
          </table:table-cell>
          <table:table-cell office:value-type="float" office:value="1.0633991658688" calcext:value-type="float">
            <text:p>1,0633991658688</text:p>
          </table:table-cell>
          <table:table-cell office:value-type="float" office:value="7.5693321228027" calcext:value-type="float">
            <text:p>7,5693321228027</text:p>
          </table:table-cell>
          <table:table-cell office:value-type="float" office:value="-18.532540388168" calcext:value-type="float">
            <text:p>-18,532540388168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71</text:p>
          </table:table-cell>
          <table:table-cell office:value-type="float" office:value="3.015678524971" calcext:value-type="float">
            <text:p>3,015678524971</text:p>
          </table:table-cell>
          <table:table-cell office:value-type="float" office:value="7.6287740468979" calcext:value-type="float">
            <text:p>7,6287740468979</text:p>
          </table:table-cell>
          <table:table-cell office:value-type="float" office:value="-9.0122444994131" calcext:value-type="float">
            <text:p>-9,0122444994131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82</text:p>
          </table:table-cell>
          <table:table-cell office:value-type="float" office:value="4.9707889556885" calcext:value-type="float">
            <text:p>4,9707889556885</text:p>
          </table:table-cell>
          <table:table-cell office:value-type="float" office:value="6.5602457523346" calcext:value-type="float">
            <text:p>6,5602457523346</text:p>
          </table:table-cell>
          <table:table-cell office:value-type="float" office:value="110.09186696095" calcext:value-type="float">
            <text:p>110,09186696095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493</text:p>
          </table:table-cell>
          <table:table-cell office:value-type="float" office:value="6.5004056692123" calcext:value-type="float">
            <text:p>6,5004056692123</text:p>
          </table:table-cell>
          <table:table-cell office:value-type="float" office:value="8.6850500106812" calcext:value-type="float">
            <text:p>8,6850500106812</text:p>
          </table:table-cell>
          <table:table-cell office:value-type="float" office:value="-75.720209224968" calcext:value-type="float">
            <text:p>-75,72020922496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504</text:p>
          </table:table-cell>
          <table:table-cell office:value-type="float" office:value="7.3755955696106" calcext:value-type="float">
            <text:p>7,3755955696106</text:p>
          </table:table-cell>
          <table:table-cell office:value-type="float" office:value="7.1933615207672" calcext:value-type="float">
            <text:p>7,1933615207672</text:p>
          </table:table-cell>
          <table:table-cell office:value-type="float" office:value="81.667818081607" calcext:value-type="float">
            <text:p>81,667818081607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515</text:p>
          </table:table-cell>
          <table:table-cell office:value-type="float" office:value="-1.0118919610977" calcext:value-type="float">
            <text:p>-1,0118919610977</text:p>
          </table:table-cell>
          <table:table-cell office:value-type="float" office:value="9.8419380187988" calcext:value-type="float">
            <text:p>9,8419380187988</text:p>
          </table:table-cell>
          <table:table-cell office:value-type="float" office:value="-72.334564415513" calcext:value-type="float">
            <text:p>-72,33456441551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526</text:p>
          </table:table-cell>
          <table:table-cell office:value-type="float" office:value="-0.47352783381939" calcext:value-type="float">
            <text:p>-0,47352783381939</text:p>
          </table:table-cell>
          <table:table-cell office:value-type="float" office:value="9.0213203430176" calcext:value-type="float">
            <text:p>9,0213203430176</text:p>
          </table:table-cell>
          <table:table-cell office:value-type="float" office:value="-4.0380434625468" calcext:value-type="float">
            <text:p>-4,0380434625468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537</text:p>
          </table:table-cell>
          <table:table-cell office:value-type="float" office:value="2.4141542613506" calcext:value-type="float">
            <text:p>2,4141542613506</text:p>
          </table:table-cell>
          <table:table-cell office:value-type="float" office:value="9.0590250492096" calcext:value-type="float">
            <text:p>9,0590250492096</text:p>
          </table:table-cell>
          <table:table-cell office:value-type="float" office:value="-9.1605510111827" calcext:value-type="float">
            <text:p>-9,1605510111827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548</text:p>
          </table:table-cell>
          <table:table-cell office:value-type="float" office:value="4.5465803146362" calcext:value-type="float">
            <text:p>4,5465803146362</text:p>
          </table:table-cell>
          <table:table-cell office:value-type="float" office:value="9.9200451374054" calcext:value-type="float">
            <text:p>9,9200451374054</text:p>
          </table:table-cell>
          <table:table-cell office:value-type="float" office:value="168.7824680547" calcext:value-type="float">
            <text:p>168,782468054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559</text:p>
          </table:table-cell>
          <table:table-cell office:value-type="float" office:value="4.8523515462875" calcext:value-type="float">
            <text:p>4,8523515462875</text:p>
          </table:table-cell>
          <table:table-cell office:value-type="float" office:value="8.9872759580612" calcext:value-type="float">
            <text:p>8,9872759580612</text:p>
          </table:table-cell>
          <table:table-cell office:value-type="float" office:value="21.844395406687" calcext:value-type="float">
            <text:p>21,844395406687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570</text:p>
          </table:table-cell>
          <table:table-cell office:value-type="float" office:value="8.1026095151901" calcext:value-type="float">
            <text:p>8,1026095151901</text:p>
          </table:table-cell>
          <table:table-cell office:value-type="float" office:value="9.5432913303375" calcext:value-type="float">
            <text:p>9,5432913303375</text:p>
          </table:table-cell>
          <table:table-cell office:value-type="float" office:value="132.74459474406" calcext:value-type="float">
            <text:p>132,7445947440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581</text:p>
          </table:table-cell>
          <table:table-cell office:value-type="float" office:value="8.7139958143234" calcext:value-type="float">
            <text:p>8,7139958143234</text:p>
          </table:table-cell>
          <table:table-cell office:value-type="float" office:value="9.8313158750534" calcext:value-type="float">
            <text:p>9,8313158750534</text:p>
          </table:table-cell>
          <table:table-cell office:value-type="float" office:value="169.46789717219" calcext:value-type="float">
            <text:p>169,4678971721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592</text:p>
          </table:table-cell>
          <table:table-cell office:value-type="float" office:value="-0.71940906345844" calcext:value-type="float">
            <text:p>-0,71940906345844</text:p>
          </table:table-cell>
          <table:table-cell office:value-type="float" office:value="10.332820415497" calcext:value-type="float">
            <text:p>10,332820415497</text:p>
          </table:table-cell>
          <table:table-cell office:value-type="float" office:value="22.269272690366" calcext:value-type="float">
            <text:p>22,26927269036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4</text:p>
          </table:table-cell>
          <table:table-cell office:value-type="string" calcext:value-type="string">
            <text:p>603</text:p>
          </table:table-cell>
          <table:table-cell office:value-type="float" office:value="0.22207077592611" calcext:value-type="float">
            <text:p>0,22207077592611</text:p>
          </table:table-cell>
          <table:table-cell office:value-type="float" office:value="10.367622375488" calcext:value-type="float">
            <text:p>10,367622375488</text:p>
          </table:table-cell>
          <table:table-cell office:value-type="float" office:value="26.670801601592" calcext:value-type="float">
            <text:p>26,670801601592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15</text:p>
          </table:table-cell>
          <table:table-cell office:value-type="float" office:value="-0.94996713101864" calcext:value-type="float">
            <text:p>-0,94996713101864</text:p>
          </table:table-cell>
          <table:table-cell office:value-type="float" office:value="0.91453090310097" calcext:value-type="float">
            <text:p>0,91453090310097</text:p>
          </table:table-cell>
          <table:table-cell office:value-type="float" office:value="-75.18795645161" calcext:value-type="float">
            <text:p>-75,18795645161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64</text:p>
          </table:table-cell>
          <table:table-cell office:value-type="float" office:value="0.24366077035666" calcext:value-type="float">
            <text:p>0,24366077035666</text:p>
          </table:table-cell>
          <table:table-cell office:value-type="float" office:value="0.4893121868372" calcext:value-type="float">
            <text:p>0,4893121868372</text:p>
          </table:table-cell>
          <table:table-cell office:value-type="float" office:value="32.423700876297" calcext:value-type="float">
            <text:p>32,42370087629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75</text:p>
          </table:table-cell>
          <table:table-cell office:value-type="float" office:value="1.602418422699" calcext:value-type="float">
            <text:p>1,602418422699</text:p>
          </table:table-cell>
          <table:table-cell office:value-type="float" office:value="1.549688577652" calcext:value-type="float">
            <text:p>1,549688577652</text:p>
          </table:table-cell>
          <table:table-cell office:value-type="float" office:value="-65.924597393935" calcext:value-type="float">
            <text:p>-65,924597393935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86</text:p>
          </table:table-cell>
          <table:table-cell office:value-type="float" office:value="3.7809181213379" calcext:value-type="float">
            <text:p>3,7809181213379</text:p>
          </table:table-cell>
          <table:table-cell office:value-type="float" office:value="-0.19342679530382" calcext:value-type="float">
            <text:p>-0,19342679530382</text:p>
          </table:table-cell>
          <table:table-cell office:value-type="float" office:value="84.425778146003" calcext:value-type="float">
            <text:p>84,42577814600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97</text:p>
          </table:table-cell>
          <table:table-cell office:value-type="float" office:value="5.2230304479599" calcext:value-type="float">
            <text:p>5,2230304479599</text:p>
          </table:table-cell>
          <table:table-cell office:value-type="float" office:value="1.2868796288967" calcext:value-type="float">
            <text:p>1,2868796288967</text:p>
          </table:table-cell>
          <table:table-cell office:value-type="float" office:value="-97.491874057017" calcext:value-type="float">
            <text:p>-97,491874057017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108</text:p>
          </table:table-cell>
          <table:table-cell office:value-type="float" office:value="6.0469770431519" calcext:value-type="float">
            <text:p>6,0469770431519</text:p>
          </table:table-cell>
          <table:table-cell office:value-type="float" office:value="0.18878228962421" calcext:value-type="float">
            <text:p>0,18878228962421</text:p>
          </table:table-cell>
          <table:table-cell office:value-type="float" office:value="-100.13953895326" calcext:value-type="float">
            <text:p>-100,13953895326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119</text:p>
          </table:table-cell>
          <table:table-cell office:value-type="float" office:value="7.0200407505035" calcext:value-type="float">
            <text:p>7,0200407505035</text:p>
          </table:table-cell>
          <table:table-cell office:value-type="float" office:value="0.072390297427773" calcext:value-type="float">
            <text:p>0,072390297427773</text:p>
          </table:table-cell>
          <table:table-cell office:value-type="float" office:value="-69.751361373124" calcext:value-type="float">
            <text:p>-69,75136137312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130</text:p>
          </table:table-cell>
          <table:table-cell office:value-type="float" office:value="-1.585034430027" calcext:value-type="float">
            <text:p>-1,585034430027</text:p>
          </table:table-cell>
          <table:table-cell office:value-type="float" office:value="1.6795048117638" calcext:value-type="float">
            <text:p>1,6795048117638</text:p>
          </table:table-cell>
          <table:table-cell office:value-type="float" office:value="-23.760519399764" calcext:value-type="float">
            <text:p>-23,760519399764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141</text:p>
          </table:table-cell>
          <table:table-cell office:value-type="float" office:value="0.072237080894411" calcext:value-type="float">
            <text:p>0,072237080894411</text:p>
          </table:table-cell>
          <table:table-cell office:value-type="float" office:value="0.75612477958202" calcext:value-type="float">
            <text:p>0,75612477958202</text:p>
          </table:table-cell>
          <table:table-cell office:value-type="float" office:value="128.98802605404" calcext:value-type="float">
            <text:p>128,9880260540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152</text:p>
          </table:table-cell>
          <table:table-cell office:value-type="float" office:value="0.68535648286343" calcext:value-type="float">
            <text:p>0,68535648286343</text:p>
          </table:table-cell>
          <table:table-cell office:value-type="float" office:value="1.6723248362541" calcext:value-type="float">
            <text:p>1,6723248362541</text:p>
          </table:table-cell>
          <table:table-cell office:value-type="float" office:value="-19.859188301548" calcext:value-type="float">
            <text:p>-19,85918830154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163</text:p>
          </table:table-cell>
          <table:table-cell office:value-type="float" office:value="4.4225510954857" calcext:value-type="float">
            <text:p>4,4225510954857</text:p>
          </table:table-cell>
          <table:table-cell office:value-type="float" office:value="1.2866695225239" calcext:value-type="float">
            <text:p>1,2866695225239</text:p>
          </table:table-cell>
          <table:table-cell office:value-type="float" office:value="-147.81962078848" calcext:value-type="float">
            <text:p>-147,8196207884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174</text:p>
          </table:table-cell>
          <table:table-cell office:value-type="float" office:value="6.3064217567444" calcext:value-type="float">
            <text:p>6,3064217567444</text:p>
          </table:table-cell>
          <table:table-cell office:value-type="float" office:value="2.3728279769421" calcext:value-type="float">
            <text:p>2,3728279769421</text:p>
          </table:table-cell>
          <table:table-cell office:value-type="float" office:value="-168.04567719721" calcext:value-type="float">
            <text:p>-168,0456771972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185</text:p>
          </table:table-cell>
          <table:table-cell office:value-type="float" office:value="7.3950320482254" calcext:value-type="float">
            <text:p>7,3950320482254</text:p>
          </table:table-cell>
          <table:table-cell office:value-type="float" office:value="0.36787983030081" calcext:value-type="float">
            <text:p>0,36787983030081</text:p>
          </table:table-cell>
          <table:table-cell office:value-type="float" office:value="100.99323995554" calcext:value-type="float">
            <text:p>100,9932399555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196</text:p>
          </table:table-cell>
          <table:table-cell office:value-type="float" office:value="8.6931961774826" calcext:value-type="float">
            <text:p>8,6931961774826</text:p>
          </table:table-cell>
          <table:table-cell office:value-type="float" office:value="1.2497732788324" calcext:value-type="float">
            <text:p>1,2497732788324</text:p>
          </table:table-cell>
          <table:table-cell office:value-type="float" office:value="68.153953855964" calcext:value-type="float">
            <text:p>68,15395385596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207</text:p>
          </table:table-cell>
          <table:table-cell office:value-type="float" office:value="0.13744461350143" calcext:value-type="float">
            <text:p>0,13744461350143</text:p>
          </table:table-cell>
          <table:table-cell office:value-type="float" office:value="2.338694781065" calcext:value-type="float">
            <text:p>2,338694781065</text:p>
          </table:table-cell>
          <table:table-cell office:value-type="float" office:value="-176.02549844487" calcext:value-type="float">
            <text:p>-176,02549844487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218</text:p>
          </table:table-cell>
          <table:table-cell office:value-type="float" office:value="2.1848705410957" calcext:value-type="float">
            <text:p>2,1848705410957</text:p>
          </table:table-cell>
          <table:table-cell office:value-type="float" office:value="2.1643288433552" calcext:value-type="float">
            <text:p>2,1643288433552</text:p>
          </table:table-cell>
          <table:table-cell office:value-type="float" office:value="162.72652528848" calcext:value-type="float">
            <text:p>162,7265252884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229</text:p>
          </table:table-cell>
          <table:table-cell office:value-type="float" office:value="3.5301786661148" calcext:value-type="float">
            <text:p>3,5301786661148</text:p>
          </table:table-cell>
          <table:table-cell office:value-type="float" office:value="3.1987413764" calcext:value-type="float">
            <text:p>3,1987413764</text:p>
          </table:table-cell>
          <table:table-cell office:value-type="float" office:value="-121.56986279093" calcext:value-type="float">
            <text:p>-121,56986279093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240</text:p>
          </table:table-cell>
          <table:table-cell office:value-type="float" office:value="4.6215954422951" calcext:value-type="float">
            <text:p>4,6215954422951</text:p>
          </table:table-cell>
          <table:table-cell office:value-type="float" office:value="3.5670831799507" calcext:value-type="float">
            <text:p>3,5670831799507</text:p>
          </table:table-cell>
          <table:table-cell office:value-type="float" office:value="-175.45775850867" calcext:value-type="float">
            <text:p>-175,4577585086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251</text:p>
          </table:table-cell>
          <table:table-cell office:value-type="float" office:value="4.5474830269814" calcext:value-type="float">
            <text:p>4,5474830269814</text:p>
          </table:table-cell>
          <table:table-cell office:value-type="float" office:value="3.2097807526588" calcext:value-type="float">
            <text:p>3,2097807526588</text:p>
          </table:table-cell>
          <table:table-cell office:value-type="float" office:value="-161.18049317864" calcext:value-type="float">
            <text:p>-161,1804931786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262</text:p>
          </table:table-cell>
          <table:table-cell office:value-type="float" office:value="5.4619914293289" calcext:value-type="float">
            <text:p>5,4619914293289</text:p>
          </table:table-cell>
          <table:table-cell office:value-type="float" office:value="3.1801450252533" calcext:value-type="float">
            <text:p>3,1801450252533</text:p>
          </table:table-cell>
          <table:table-cell office:value-type="float" office:value="-55.049500647624" calcext:value-type="float">
            <text:p>-55,04950064762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273</text:p>
          </table:table-cell>
          <table:table-cell office:value-type="float" office:value="8.466323018074" calcext:value-type="float">
            <text:p>8,466323018074</text:p>
          </table:table-cell>
          <table:table-cell office:value-type="float" office:value="3.3266022801399" calcext:value-type="float">
            <text:p>3,3266022801399</text:p>
          </table:table-cell>
          <table:table-cell office:value-type="float" office:value="-115.54573751559" calcext:value-type="float">
            <text:p>-115,5457375155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284</text:p>
          </table:table-cell>
          <table:table-cell office:value-type="float" office:value="-1.585006415844" calcext:value-type="float">
            <text:p>-1,585006415844</text:p>
          </table:table-cell>
          <table:table-cell office:value-type="float" office:value="5.7336592674255" calcext:value-type="float">
            <text:p>5,7336592674255</text:p>
          </table:table-cell>
          <table:table-cell office:value-type="float" office:value="-25.615757248204" calcext:value-type="float">
            <text:p>-25,615757248204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295</text:p>
          </table:table-cell>
          <table:table-cell office:value-type="float" office:value="1.4945067465305" calcext:value-type="float">
            <text:p>1,4945067465305</text:p>
          </table:table-cell>
          <table:table-cell office:value-type="float" office:value="4.4901514053345" calcext:value-type="float">
            <text:p>4,4901514053345</text:p>
          </table:table-cell>
          <table:table-cell office:value-type="float" office:value="48.222728595612" calcext:value-type="float">
            <text:p>48,22272859561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06</text:p>
          </table:table-cell>
          <table:table-cell office:value-type="float" office:value="1.2779811024666" calcext:value-type="float">
            <text:p>1,2779811024666</text:p>
          </table:table-cell>
          <table:table-cell office:value-type="float" office:value="3.388307094574" calcext:value-type="float">
            <text:p>3,388307094574</text:p>
          </table:table-cell>
          <table:table-cell office:value-type="float" office:value="60.428016504664" calcext:value-type="float">
            <text:p>60,428016504664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17</text:p>
          </table:table-cell>
          <table:table-cell office:value-type="float" office:value="4.2660051584244" calcext:value-type="float">
            <text:p>4,2660051584244</text:p>
          </table:table-cell>
          <table:table-cell office:value-type="float" office:value="3.8657721877098" calcext:value-type="float">
            <text:p>3,8657721877098</text:p>
          </table:table-cell>
          <table:table-cell office:value-type="float" office:value="108.52147970989" calcext:value-type="float">
            <text:p>108,5214797098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28</text:p>
          </table:table-cell>
          <table:table-cell office:value-type="float" office:value="4.5314645767212" calcext:value-type="float">
            <text:p>4,5314645767212</text:p>
          </table:table-cell>
          <table:table-cell office:value-type="float" office:value="4.3109649419785" calcext:value-type="float">
            <text:p>4,3109649419785</text:p>
          </table:table-cell>
          <table:table-cell office:value-type="float" office:value="167.71166187942" calcext:value-type="float">
            <text:p>167,7116618794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39</text:p>
          </table:table-cell>
          <table:table-cell office:value-type="float" office:value="7.842766046524" calcext:value-type="float">
            <text:p>7,842766046524</text:p>
          </table:table-cell>
          <table:table-cell office:value-type="float" office:value="3.8721522688866" calcext:value-type="float">
            <text:p>3,8721522688866</text:p>
          </table:table-cell>
          <table:table-cell office:value-type="float" office:value="-125.5428806232" calcext:value-type="float">
            <text:p>-125,5428806232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50</text:p>
          </table:table-cell>
          <table:table-cell office:value-type="float" office:value="8.7243288755417" calcext:value-type="float">
            <text:p>8,7243288755417</text:p>
          </table:table-cell>
          <table:table-cell office:value-type="float" office:value="4.5243182778358" calcext:value-type="float">
            <text:p>4,5243182778358</text:p>
          </table:table-cell>
          <table:table-cell office:value-type="float" office:value="84.888122643635" calcext:value-type="float">
            <text:p>84,88812264363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61</text:p>
          </table:table-cell>
          <table:table-cell office:value-type="float" office:value="-0.14526156708598" calcext:value-type="float">
            <text:p>-0,14526156708598</text:p>
          </table:table-cell>
          <table:table-cell office:value-type="float" office:value="5.599764585495" calcext:value-type="float">
            <text:p>5,599764585495</text:p>
          </table:table-cell>
          <table:table-cell office:value-type="float" office:value="134.84614821756" calcext:value-type="float">
            <text:p>134,8461482175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72</text:p>
          </table:table-cell>
          <table:table-cell office:value-type="float" office:value="0.98383978009224" calcext:value-type="float">
            <text:p>0,98383978009224</text:p>
          </table:table-cell>
          <table:table-cell office:value-type="float" office:value="6.7111372947693" calcext:value-type="float">
            <text:p>6,7111372947693</text:p>
          </table:table-cell>
          <table:table-cell office:value-type="float" office:value="12.390662720249" calcext:value-type="float">
            <text:p>12,39066272024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83</text:p>
          </table:table-cell>
          <table:table-cell office:value-type="float" office:value="2.6147094368935" calcext:value-type="float">
            <text:p>2,6147094368935</text:p>
          </table:table-cell>
          <table:table-cell office:value-type="float" office:value="6.2341171503067" calcext:value-type="float">
            <text:p>6,2341171503067</text:p>
          </table:table-cell>
          <table:table-cell office:value-type="float" office:value="129.93100190618" calcext:value-type="float">
            <text:p>129,9310019061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394</text:p>
          </table:table-cell>
          <table:table-cell office:value-type="float" office:value="3.1322431564331" calcext:value-type="float">
            <text:p>3,1322431564331</text:p>
          </table:table-cell>
          <table:table-cell office:value-type="float" office:value="6.0813754796982" calcext:value-type="float">
            <text:p>6,0813754796982</text:p>
          </table:table-cell>
          <table:table-cell office:value-type="float" office:value="-61.840669364686" calcext:value-type="float">
            <text:p>-61,84066936468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05</text:p>
          </table:table-cell>
          <table:table-cell office:value-type="float" office:value="4.6573027968407" calcext:value-type="float">
            <text:p>4,6573027968407</text:p>
          </table:table-cell>
          <table:table-cell office:value-type="float" office:value="4.6860045194626" calcext:value-type="float">
            <text:p>4,6860045194626</text:p>
          </table:table-cell>
          <table:table-cell office:value-type="float" office:value="4.4734548231599" calcext:value-type="float">
            <text:p>4,473454823159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16</text:p>
          </table:table-cell>
          <table:table-cell office:value-type="float" office:value="6.4595729112625" calcext:value-type="float">
            <text:p>6,4595729112625</text:p>
          </table:table-cell>
          <table:table-cell office:value-type="float" office:value="5.0685775279999" calcext:value-type="float">
            <text:p>5,0685775279999</text:p>
          </table:table-cell>
          <table:table-cell office:value-type="float" office:value="108.5335547757" calcext:value-type="float">
            <text:p>108,5335547757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27</text:p>
          </table:table-cell>
          <table:table-cell office:value-type="float" office:value="9.1984224319458" calcext:value-type="float">
            <text:p>9,1984224319458</text:p>
          </table:table-cell>
          <table:table-cell office:value-type="float" office:value="6.0742580890656" calcext:value-type="float">
            <text:p>6,0742580890656</text:p>
          </table:table-cell>
          <table:table-cell office:value-type="float" office:value="-129.29649717489" calcext:value-type="float">
            <text:p>-129,2964971748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38</text:p>
          </table:table-cell>
          <table:table-cell office:value-type="float" office:value="-0.77952422201633" calcext:value-type="float">
            <text:p>-0,77952422201633</text:p>
          </table:table-cell>
          <table:table-cell office:value-type="float" office:value="7.4102103710175" calcext:value-type="float">
            <text:p>7,4102103710175</text:p>
          </table:table-cell>
          <table:table-cell office:value-type="float" office:value="-82.185651845993" calcext:value-type="float">
            <text:p>-82,18565184599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49</text:p>
          </table:table-cell>
          <table:table-cell office:value-type="float" office:value="1.3494242727757" calcext:value-type="float">
            <text:p>1,3494242727757</text:p>
          </table:table-cell>
          <table:table-cell office:value-type="float" office:value="8.9510357379913" calcext:value-type="float">
            <text:p>8,9510357379913</text:p>
          </table:table-cell>
          <table:table-cell office:value-type="float" office:value="-138.80335297554" calcext:value-type="float">
            <text:p>-138,8033529755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60</text:p>
          </table:table-cell>
          <table:table-cell office:value-type="float" office:value="0.79090848565102" calcext:value-type="float">
            <text:p>0,79090848565102</text:p>
          </table:table-cell>
          <table:table-cell office:value-type="float" office:value="7.7775514125824" calcext:value-type="float">
            <text:p>7,7775514125824</text:p>
          </table:table-cell>
          <table:table-cell office:value-type="float" office:value="-43.120606689696" calcext:value-type="float">
            <text:p>-43,120606689696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71</text:p>
          </table:table-cell>
          <table:table-cell office:value-type="float" office:value="2.7444165945053" calcext:value-type="float">
            <text:p>2,7444165945053</text:p>
          </table:table-cell>
          <table:table-cell office:value-type="float" office:value="7.6366454362869" calcext:value-type="float">
            <text:p>7,6366454362869</text:p>
          </table:table-cell>
          <table:table-cell office:value-type="float" office:value="0.67042278802129" calcext:value-type="float">
            <text:p>0,6704227880212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82</text:p>
          </table:table-cell>
          <table:table-cell office:value-type="float" office:value="5.0510084629059" calcext:value-type="float">
            <text:p>5,0510084629059</text:p>
          </table:table-cell>
          <table:table-cell office:value-type="float" office:value="6.3743150234222" calcext:value-type="float">
            <text:p>6,3743150234222</text:p>
          </table:table-cell>
          <table:table-cell office:value-type="float" office:value="113.72673511505" calcext:value-type="float">
            <text:p>113,72673511505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493</text:p>
          </table:table-cell>
          <table:table-cell office:value-type="float" office:value="6.4244747161865" calcext:value-type="float">
            <text:p>6,4244747161865</text:p>
          </table:table-cell>
          <table:table-cell office:value-type="float" office:value="8.9817124605179" calcext:value-type="float">
            <text:p>8,9817124605179</text:p>
          </table:table-cell>
          <table:table-cell office:value-type="float" office:value="-76.27726816068" calcext:value-type="float">
            <text:p>-76,2772681606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504</text:p>
          </table:table-cell>
          <table:table-cell office:value-type="float" office:value="7.5428849458694" calcext:value-type="float">
            <text:p>7,5428849458694</text:p>
          </table:table-cell>
          <table:table-cell office:value-type="float" office:value="7.0028764009476" calcext:value-type="float">
            <text:p>7,0028764009476</text:p>
          </table:table-cell>
          <table:table-cell office:value-type="float" office:value="138.39822665901" calcext:value-type="float">
            <text:p>138,39822665901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515</text:p>
          </table:table-cell>
          <table:table-cell office:value-type="float" office:value="-1.189791187644" calcext:value-type="float">
            <text:p>-1,189791187644</text:p>
          </table:table-cell>
          <table:table-cell office:value-type="float" office:value="9.9468052387238" calcext:value-type="float">
            <text:p>9,9468052387238</text:p>
          </table:table-cell>
          <table:table-cell office:value-type="float" office:value="-13.641223880895" calcext:value-type="float">
            <text:p>-13,64122388089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526</text:p>
          </table:table-cell>
          <table:table-cell office:value-type="float" office:value="-0.83835080265999" calcext:value-type="float">
            <text:p>-0,83835080265999</text:p>
          </table:table-cell>
          <table:table-cell office:value-type="float" office:value="9.0209639072418" calcext:value-type="float">
            <text:p>9,0209639072418</text:p>
          </table:table-cell>
          <table:table-cell office:value-type="float" office:value="2.5487960239125" calcext:value-type="float">
            <text:p>2,5487960239125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537</text:p>
          </table:table-cell>
          <table:table-cell office:value-type="float" office:value="2.248919904232" calcext:value-type="float">
            <text:p>2,248919904232</text:p>
          </table:table-cell>
          <table:table-cell office:value-type="float" office:value="9.0193283557892" calcext:value-type="float">
            <text:p>9,0193283557892</text:p>
          </table:table-cell>
          <table:table-cell office:value-type="float" office:value="15.279090898052" calcext:value-type="float">
            <text:p>15,279090898052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548</text:p>
          </table:table-cell>
          <table:table-cell office:value-type="float" office:value="4.7335204482079" calcext:value-type="float">
            <text:p>4,7335204482079</text:p>
          </table:table-cell>
          <table:table-cell office:value-type="float" office:value="9.695183634758" calcext:value-type="float">
            <text:p>9,695183634758</text:p>
          </table:table-cell>
          <table:table-cell office:value-type="float" office:value="120.70401155265" calcext:value-type="float">
            <text:p>120,7040115526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559</text:p>
          </table:table-cell>
          <table:table-cell office:value-type="float" office:value="4.7826099395752" calcext:value-type="float">
            <text:p>4,7826099395752</text:p>
          </table:table-cell>
          <table:table-cell office:value-type="float" office:value="8.8395404815674" calcext:value-type="float">
            <text:p>8,8395404815674</text:p>
          </table:table-cell>
          <table:table-cell office:value-type="float" office:value="62.212618293276" calcext:value-type="float">
            <text:p>62,212618293276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570</text:p>
          </table:table-cell>
          <table:table-cell office:value-type="float" office:value="7.9627531766891" calcext:value-type="float">
            <text:p>7,9627531766891</text:p>
          </table:table-cell>
          <table:table-cell office:value-type="float" office:value="9.3717306852341" calcext:value-type="float">
            <text:p>9,3717306852341</text:p>
          </table:table-cell>
          <table:table-cell office:value-type="float" office:value="41.965172548962" calcext:value-type="float">
            <text:p>41,96517254896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581</text:p>
          </table:table-cell>
          <table:table-cell office:value-type="float" office:value="8.7040311098099" calcext:value-type="float">
            <text:p>8,7040311098099</text:p>
          </table:table-cell>
          <table:table-cell office:value-type="float" office:value="9.6102237701416" calcext:value-type="float">
            <text:p>9,6102237701416</text:p>
          </table:table-cell>
          <table:table-cell office:value-type="float" office:value="78.704711737906" calcext:value-type="float">
            <text:p>78,70471173790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592</text:p>
          </table:table-cell>
          <table:table-cell office:value-type="float" office:value="-0.84620274603367" calcext:value-type="float">
            <text:p>-0,84620274603367</text:p>
          </table:table-cell>
          <table:table-cell office:value-type="float" office:value="10.266473293304" calcext:value-type="float">
            <text:p>10,266473293304</text:p>
          </table:table-cell>
          <table:table-cell office:value-type="float" office:value="26.893653877222" calcext:value-type="float">
            <text:p>26,89365387722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5</text:p>
          </table:table-cell>
          <table:table-cell office:value-type="string" calcext:value-type="string">
            <text:p>603</text:p>
          </table:table-cell>
          <table:table-cell office:value-type="float" office:value="0.0406244257465" calcext:value-type="float">
            <text:p>0,0406244257465</text:p>
          </table:table-cell>
          <table:table-cell office:value-type="float" office:value="10.107345581055" calcext:value-type="float">
            <text:p>10,107345581055</text:p>
          </table:table-cell>
          <table:table-cell office:value-type="float" office:value="62.455377001671" calcext:value-type="float">
            <text:p>62,455377001671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15</text:p>
          </table:table-cell>
          <table:table-cell office:value-type="float" office:value="-1.1418728530407" calcext:value-type="float">
            <text:p>-1,1418728530407</text:p>
          </table:table-cell>
          <table:table-cell office:value-type="float" office:value="1.1961275339127" calcext:value-type="float">
            <text:p>1,1961275339127</text:p>
          </table:table-cell>
          <table:table-cell office:value-type="float" office:value="-49.859163108145" calcext:value-type="float">
            <text:p>-49,859163108145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64</text:p>
          </table:table-cell>
          <table:table-cell office:value-type="float" office:value="0.3457173705101" calcext:value-type="float">
            <text:p>0,3457173705101</text:p>
          </table:table-cell>
          <table:table-cell office:value-type="float" office:value="0.28179679065943" calcext:value-type="float">
            <text:p>0,28179679065943</text:p>
          </table:table-cell>
          <table:table-cell office:value-type="float" office:value="123.13601317679" calcext:value-type="float">
            <text:p>123,1360131767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75</text:p>
          </table:table-cell>
          <table:table-cell office:value-type="float" office:value="1.434318125248" calcext:value-type="float">
            <text:p>1,434318125248</text:p>
          </table:table-cell>
          <table:table-cell office:value-type="float" office:value="1.8930931389332" calcext:value-type="float">
            <text:p>1,8930931389332</text:p>
          </table:table-cell>
          <table:table-cell office:value-type="float" office:value="-59.44446925145" calcext:value-type="float">
            <text:p>-59,44446925145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86</text:p>
          </table:table-cell>
          <table:table-cell office:value-type="float" office:value="3.7105342745781" calcext:value-type="float">
            <text:p>3,7105342745781</text:p>
          </table:table-cell>
          <table:table-cell office:value-type="float" office:value="-0.55548243224621" calcext:value-type="float">
            <text:p>-0,55548243224621</text:p>
          </table:table-cell>
          <table:table-cell office:value-type="float" office:value="72.551259569302" calcext:value-type="float">
            <text:p>72,55125956930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97</text:p>
          </table:table-cell>
          <table:table-cell office:value-type="float" office:value="5.334061384201" calcext:value-type="float">
            <text:p>5,334061384201</text:p>
          </table:table-cell>
          <table:table-cell office:value-type="float" office:value="1.5539863705635" calcext:value-type="float">
            <text:p>1,5539863705635</text:p>
          </table:table-cell>
          <table:table-cell office:value-type="float" office:value="-118.79079357074" calcext:value-type="float">
            <text:p>-118,7907935707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108</text:p>
          </table:table-cell>
          <table:table-cell office:value-type="float" office:value="6.2723302841187" calcext:value-type="float">
            <text:p>6,2723302841187</text:p>
          </table:table-cell>
          <table:table-cell office:value-type="float" office:value="0.36558914929628" calcext:value-type="float">
            <text:p>0,36558914929628</text:p>
          </table:table-cell>
          <table:table-cell office:value-type="float" office:value="-151.37394066829" calcext:value-type="float">
            <text:p>-151,37394066829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119</text:p>
          </table:table-cell>
          <table:table-cell office:value-type="float" office:value="7.0546185970306" calcext:value-type="float">
            <text:p>7,0546185970306</text:p>
          </table:table-cell>
          <table:table-cell office:value-type="float" office:value="0.28096070513129" calcext:value-type="float">
            <text:p>0,28096070513129</text:p>
          </table:table-cell>
          <table:table-cell office:value-type="float" office:value="-125.91113254523" calcext:value-type="float">
            <text:p>-125,9111325452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130</text:p>
          </table:table-cell>
          <table:table-cell office:value-type="float" office:value="-1.5825685858727" calcext:value-type="float">
            <text:p>-1,5825685858727</text:p>
          </table:table-cell>
          <table:table-cell office:value-type="float" office:value="1.8023279309273" calcext:value-type="float">
            <text:p>1,8023279309273</text:p>
          </table:table-cell>
          <table:table-cell office:value-type="float" office:value="-35.043207703123" calcext:value-type="float">
            <text:p>-35,043207703123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141</text:p>
          </table:table-cell>
          <table:table-cell office:value-type="float" office:value="0.26065686717629" calcext:value-type="float">
            <text:p>0,26065686717629</text:p>
          </table:table-cell>
          <table:table-cell office:value-type="float" office:value="0.86663909256458" calcext:value-type="float">
            <text:p>0,86663909256458</text:p>
          </table:table-cell>
          <table:table-cell office:value-type="float" office:value="-141.82403285033" calcext:value-type="float">
            <text:p>-141,8240328503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152</text:p>
          </table:table-cell>
          <table:table-cell office:value-type="float" office:value="0.35646311938763" calcext:value-type="float">
            <text:p>0,35646311938763</text:p>
          </table:table-cell>
          <table:table-cell office:value-type="float" office:value="1.7611762881279" calcext:value-type="float">
            <text:p>1,7611762881279</text:p>
          </table:table-cell>
          <table:table-cell office:value-type="float" office:value="-13.938478413661" calcext:value-type="float">
            <text:p>-13,93847841366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163</text:p>
          </table:table-cell>
          <table:table-cell office:value-type="float" office:value="4.7283831238747" calcext:value-type="float">
            <text:p>4,7283831238747</text:p>
          </table:table-cell>
          <table:table-cell office:value-type="float" office:value="1.3909293711185" calcext:value-type="float">
            <text:p>1,3909293711185</text:p>
          </table:table-cell>
          <table:table-cell office:value-type="float" office:value="-177.66490559669" calcext:value-type="float">
            <text:p>-177,66490559669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174</text:p>
          </table:table-cell>
          <table:table-cell office:value-type="float" office:value="6.4949494600296" calcext:value-type="float">
            <text:p>6,4949494600296</text:p>
          </table:table-cell>
          <table:table-cell office:value-type="float" office:value="2.3478373885155" calcext:value-type="float">
            <text:p>2,3478373885155</text:p>
          </table:table-cell>
          <table:table-cell office:value-type="float" office:value="172.14746839681" calcext:value-type="float">
            <text:p>172,1474683968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185</text:p>
          </table:table-cell>
          <table:table-cell office:value-type="float" office:value="7.3356020450592" calcext:value-type="float">
            <text:p>7,3356020450592</text:p>
          </table:table-cell>
          <table:table-cell office:value-type="float" office:value="0.3422287106514" calcext:value-type="float">
            <text:p>0,3422287106514</text:p>
          </table:table-cell>
          <table:table-cell office:value-type="float" office:value="15.436292264112" calcext:value-type="float">
            <text:p>15,43629226411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196</text:p>
          </table:table-cell>
          <table:table-cell office:value-type="float" office:value="8.5749799013138" calcext:value-type="float">
            <text:p>8,5749799013138</text:p>
          </table:table-cell>
          <table:table-cell office:value-type="float" office:value="0.92371441423893" calcext:value-type="float">
            <text:p>0,92371441423893</text:p>
          </table:table-cell>
          <table:table-cell office:value-type="float" office:value="71.944021115637" calcext:value-type="float">
            <text:p>71,94402111563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207</text:p>
          </table:table-cell>
          <table:table-cell office:value-type="float" office:value="0.52991021424532" calcext:value-type="float">
            <text:p>0,52991021424532</text:p>
          </table:table-cell>
          <table:table-cell office:value-type="float" office:value="2.3775680363178" calcext:value-type="float">
            <text:p>2,3775680363178</text:p>
          </table:table-cell>
          <table:table-cell office:value-type="float" office:value="-173.7758050299" calcext:value-type="float">
            <text:p>-173,775805029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218</text:p>
          </table:table-cell>
          <table:table-cell office:value-type="float" office:value="2.4095693230629" calcext:value-type="float">
            <text:p>2,4095693230629</text:p>
          </table:table-cell>
          <table:table-cell office:value-type="float" office:value="1.9374606013298" calcext:value-type="float">
            <text:p>1,9374606013298</text:p>
          </table:table-cell>
          <table:table-cell office:value-type="float" office:value="127.30538920992" calcext:value-type="float">
            <text:p>127,3053892099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229</text:p>
          </table:table-cell>
          <table:table-cell office:value-type="float" office:value="3.6594715714455" calcext:value-type="float">
            <text:p>3,6594715714455</text:p>
          </table:table-cell>
          <table:table-cell office:value-type="float" office:value="3.4027171134949" calcext:value-type="float">
            <text:p>3,4027171134949</text:p>
          </table:table-cell>
          <table:table-cell office:value-type="float" office:value="-116.60305405878" calcext:value-type="float">
            <text:p>-116,6030540587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240</text:p>
          </table:table-cell>
          <table:table-cell office:value-type="float" office:value="4.6371930837631" calcext:value-type="float">
            <text:p>4,6371930837631</text:p>
          </table:table-cell>
          <table:table-cell office:value-type="float" office:value="3.7929657101631" calcext:value-type="float">
            <text:p>3,7929657101631</text:p>
          </table:table-cell>
          <table:table-cell office:value-type="float" office:value="-85.44111555549" calcext:value-type="float">
            <text:p>-85,44111555549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251</text:p>
          </table:table-cell>
          <table:table-cell office:value-type="float" office:value="4.505980014801" calcext:value-type="float">
            <text:p>4,505980014801</text:p>
          </table:table-cell>
          <table:table-cell office:value-type="float" office:value="3.4278202056885" calcext:value-type="float">
            <text:p>3,4278202056885</text:p>
          </table:table-cell>
          <table:table-cell office:value-type="float" office:value="-70.402765729625" calcext:value-type="float">
            <text:p>-70,40276572962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262</text:p>
          </table:table-cell>
          <table:table-cell office:value-type="float" office:value="5.4455149173737" calcext:value-type="float">
            <text:p>5,4455149173737</text:p>
          </table:table-cell>
          <table:table-cell office:value-type="float" office:value="3.4891301393509" calcext:value-type="float">
            <text:p>3,4891301393509</text:p>
          </table:table-cell>
          <table:table-cell office:value-type="float" office:value="-94.947014644647" calcext:value-type="float">
            <text:p>-94,94701464464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273</text:p>
          </table:table-cell>
          <table:table-cell office:value-type="float" office:value="8.645493388176" calcext:value-type="float">
            <text:p>8,645493388176</text:p>
          </table:table-cell>
          <table:table-cell office:value-type="float" office:value="3.5945147275925" calcext:value-type="float">
            <text:p>3,5945147275925</text:p>
          </table:table-cell>
          <table:table-cell office:value-type="float" office:value="-136.17846464655" calcext:value-type="float">
            <text:p>-136,1784646465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284</text:p>
          </table:table-cell>
          <table:table-cell office:value-type="float" office:value="-1.5849997103214" calcext:value-type="float">
            <text:p>-1,5849997103214</text:p>
          </table:table-cell>
          <table:table-cell office:value-type="float" office:value="5.8655297756195" calcext:value-type="float">
            <text:p>5,8655297756195</text:p>
          </table:table-cell>
          <table:table-cell office:value-type="float" office:value="-10.964684235822" calcext:value-type="float">
            <text:p>-10,964684235822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295</text:p>
          </table:table-cell>
          <table:table-cell office:value-type="float" office:value="1.3017080724239" calcext:value-type="float">
            <text:p>1,3017080724239</text:p>
          </table:table-cell>
          <table:table-cell office:value-type="float" office:value="4.5078152418137" calcext:value-type="float">
            <text:p>4,5078152418137</text:p>
          </table:table-cell>
          <table:table-cell office:value-type="float" office:value="-4.0522412319852" calcext:value-type="float">
            <text:p>-4,052241231985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06</text:p>
          </table:table-cell>
          <table:table-cell office:value-type="float" office:value="1.240901350975" calcext:value-type="float">
            <text:p>1,240901350975</text:p>
          </table:table-cell>
          <table:table-cell office:value-type="float" office:value="3.1403520703316" calcext:value-type="float">
            <text:p>3,1403520703316</text:p>
          </table:table-cell>
          <table:table-cell office:value-type="float" office:value="84.948552641899" calcext:value-type="float">
            <text:p>84,948552641899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17</text:p>
          </table:table-cell>
          <table:table-cell office:value-type="float" office:value="4.0839648246765" calcext:value-type="float">
            <text:p>4,0839648246765</text:p>
          </table:table-cell>
          <table:table-cell office:value-type="float" office:value="3.7266436219215" calcext:value-type="float">
            <text:p>3,7266436219215</text:p>
          </table:table-cell>
          <table:table-cell office:value-type="float" office:value="39.620218003631" calcext:value-type="float">
            <text:p>39,620218003631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28</text:p>
          </table:table-cell>
          <table:table-cell office:value-type="float" office:value="4.6098351478577" calcext:value-type="float">
            <text:p>4,6098351478577</text:p>
          </table:table-cell>
          <table:table-cell office:value-type="float" office:value="4.1312789916992" calcext:value-type="float">
            <text:p>4,1312789916992</text:p>
          </table:table-cell>
          <table:table-cell office:value-type="float" office:value="100.34057820679" calcext:value-type="float">
            <text:p>100,34057820679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39</text:p>
          </table:table-cell>
          <table:table-cell office:value-type="float" office:value="7.9023218154907" calcext:value-type="float">
            <text:p>7,9023218154907</text:p>
          </table:table-cell>
          <table:table-cell office:value-type="float" office:value="4.1372185945511" calcext:value-type="float">
            <text:p>4,1372185945511</text:p>
          </table:table-cell>
          <table:table-cell office:value-type="float" office:value="-104.76140535561" calcext:value-type="float">
            <text:p>-104,76140535561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50</text:p>
          </table:table-cell>
          <table:table-cell office:value-type="float" office:value="8.6752718687057" calcext:value-type="float">
            <text:p>8,6752718687057</text:p>
          </table:table-cell>
          <table:table-cell office:value-type="float" office:value="4.1512927412987" calcext:value-type="float">
            <text:p>4,1512927412987</text:p>
          </table:table-cell>
          <table:table-cell office:value-type="float" office:value="75.939152650772" calcext:value-type="float">
            <text:p>75,93915265077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61</text:p>
          </table:table-cell>
          <table:table-cell office:value-type="float" office:value="0.12202547863126" calcext:value-type="float">
            <text:p>0,12202547863126</text:p>
          </table:table-cell>
          <table:table-cell office:value-type="float" office:value="5.3200495243073" calcext:value-type="float">
            <text:p>5,3200495243073</text:p>
          </table:table-cell>
          <table:table-cell office:value-type="float" office:value="130.76591036122" calcext:value-type="float">
            <text:p>130,7659103612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72</text:p>
          </table:table-cell>
          <table:table-cell office:value-type="float" office:value="0.59408396482468" calcext:value-type="float">
            <text:p>0,59408396482468</text:p>
          </table:table-cell>
          <table:table-cell office:value-type="float" office:value="6.6264897584915" calcext:value-type="float">
            <text:p>6,6264897584915</text:p>
          </table:table-cell>
          <table:table-cell office:value-type="float" office:value="12.425164982771" calcext:value-type="float">
            <text:p>12,42516498277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83</text:p>
          </table:table-cell>
          <table:table-cell office:value-type="float" office:value="2.4656295776367" calcext:value-type="float">
            <text:p>2,4656295776367</text:p>
          </table:table-cell>
          <table:table-cell office:value-type="float" office:value="6.0690534114838" calcext:value-type="float">
            <text:p>6,0690534114838</text:p>
          </table:table-cell>
          <table:table-cell office:value-type="float" office:value="39.177212745521" calcext:value-type="float">
            <text:p>39,17721274552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394</text:p>
          </table:table-cell>
          <table:table-cell office:value-type="float" office:value="3.3114659786224" calcext:value-type="float">
            <text:p>3,3114659786224</text:p>
          </table:table-cell>
          <table:table-cell office:value-type="float" office:value="6.2129509449005" calcext:value-type="float">
            <text:p>6,2129509449005</text:p>
          </table:table-cell>
          <table:table-cell office:value-type="float" office:value="-152.64747400952" calcext:value-type="float">
            <text:p>-152,6474740095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05</text:p>
          </table:table-cell>
          <table:table-cell office:value-type="float" office:value="4.6092623472214" calcext:value-type="float">
            <text:p>4,6092623472214</text:p>
          </table:table-cell>
          <table:table-cell office:value-type="float" office:value="4.9024039506912" calcext:value-type="float">
            <text:p>4,9024039506912</text:p>
          </table:table-cell>
          <table:table-cell office:value-type="float" office:value="-86.351542715814" calcext:value-type="float">
            <text:p>-86,35154271581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16</text:p>
          </table:table-cell>
          <table:table-cell office:value-type="float" office:value="6.6909700632095" calcext:value-type="float">
            <text:p>6,6909700632095</text:p>
          </table:table-cell>
          <table:table-cell office:value-type="float" office:value="4.8591127991676" calcext:value-type="float">
            <text:p>4,8591127991676</text:p>
          </table:table-cell>
          <table:table-cell office:value-type="float" office:value="146.68322520651" calcext:value-type="float">
            <text:p>146,6832252065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27</text:p>
          </table:table-cell>
          <table:table-cell office:value-type="float" office:value="9.4484126567841" calcext:value-type="float">
            <text:p>9,4484126567841</text:p>
          </table:table-cell>
          <table:table-cell office:value-type="float" office:value="6.3791292905807" calcext:value-type="float">
            <text:p>6,3791292905807</text:p>
          </table:table-cell>
          <table:table-cell office:value-type="float" office:value="-129.97122479093" calcext:value-type="float">
            <text:p>-129,9712247909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38</text:p>
          </table:table-cell>
          <table:table-cell office:value-type="float" office:value="-0.82877799868584" calcext:value-type="float">
            <text:p>-0,82877799868584</text:p>
          </table:table-cell>
          <table:table-cell office:value-type="float" office:value="7.7889066934586" calcext:value-type="float">
            <text:p>7,7889066934586</text:p>
          </table:table-cell>
          <table:table-cell office:value-type="float" office:value="-83.688085246238" calcext:value-type="float">
            <text:p>-83,68808524623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49</text:p>
          </table:table-cell>
          <table:table-cell office:value-type="float" office:value="1.6275678575039" calcext:value-type="float">
            <text:p>1,6275678575039</text:p>
          </table:table-cell>
          <table:table-cell office:value-type="float" office:value="9.1147601604462" calcext:value-type="float">
            <text:p>9,1147601604462</text:p>
          </table:table-cell>
          <table:table-cell office:value-type="float" office:value="-168.02620128462" calcext:value-type="float">
            <text:p>-168,0262012846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60</text:p>
          </table:table-cell>
          <table:table-cell office:value-type="float" office:value="0.62973752617836" calcext:value-type="float">
            <text:p>0,62973752617836</text:p>
          </table:table-cell>
          <table:table-cell office:value-type="float" office:value="8.0805844068527" calcext:value-type="float">
            <text:p>8,0805844068527</text:p>
          </table:table-cell>
          <table:table-cell office:value-type="float" office:value="-67.625801274731" calcext:value-type="float">
            <text:p>-67,625801274731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71</text:p>
          </table:table-cell>
          <table:table-cell office:value-type="float" office:value="2.494030892849" calcext:value-type="float">
            <text:p>2,494030892849</text:p>
          </table:table-cell>
          <table:table-cell office:value-type="float" office:value="7.6138293743134" calcext:value-type="float">
            <text:p>7,6138293743134</text:p>
          </table:table-cell>
          <table:table-cell office:value-type="float" office:value="4.3077195051369" calcext:value-type="float">
            <text:p>4,307719505136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82</text:p>
          </table:table-cell>
          <table:table-cell office:value-type="float" office:value="5.143147110939" calcext:value-type="float">
            <text:p>5,143147110939</text:p>
          </table:table-cell>
          <table:table-cell office:value-type="float" office:value="6.1941492557526" calcext:value-type="float">
            <text:p>6,1941492557526</text:p>
          </table:table-cell>
          <table:table-cell office:value-type="float" office:value="117.33592239914" calcext:value-type="float">
            <text:p>117,33592239914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493</text:p>
          </table:table-cell>
          <table:table-cell office:value-type="float" office:value="6.3636720180511" calcext:value-type="float">
            <text:p>6,3636720180511</text:p>
          </table:table-cell>
          <table:table-cell office:value-type="float" office:value="9.2880660295486" calcext:value-type="float">
            <text:p>9,2880660295486</text:p>
          </table:table-cell>
          <table:table-cell office:value-type="float" office:value="-79.447816891275" calcext:value-type="float">
            <text:p>-79,44781689127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504</text:p>
          </table:table-cell>
          <table:table-cell office:value-type="float" office:value="7.7474510669708" calcext:value-type="float">
            <text:p>7,7474510669708</text:p>
          </table:table-cell>
          <table:table-cell office:value-type="float" office:value="6.9751584529877" calcext:value-type="float">
            <text:p>6,9751584529877</text:p>
          </table:table-cell>
          <table:table-cell office:value-type="float" office:value="174.65399784647" calcext:value-type="float">
            <text:p>174,65399784647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515</text:p>
          </table:table-cell>
          <table:table-cell office:value-type="float" office:value="-1.271145939827" calcext:value-type="float">
            <text:p>-1,271145939827</text:p>
          </table:table-cell>
          <table:table-cell office:value-type="float" office:value="9.7412776947021" calcext:value-type="float">
            <text:p>9,7412776947021</text:p>
          </table:table-cell>
          <table:table-cell office:value-type="float" office:value="77.058320592163" calcext:value-type="float">
            <text:p>77,05832059216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526</text:p>
          </table:table-cell>
          <table:table-cell office:value-type="float" office:value="-1.1938519775867" calcext:value-type="float">
            <text:p>-1,1938519775867</text:p>
          </table:table-cell>
          <table:table-cell office:value-type="float" office:value="8.964067697525" calcext:value-type="float">
            <text:p>8,964067697525</text:p>
          </table:table-cell>
          <table:table-cell office:value-type="float" office:value="11.125239217357" calcext:value-type="float">
            <text:p>11,125239217357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537</text:p>
          </table:table-cell>
          <table:table-cell office:value-type="float" office:value="2.093657553196" calcext:value-type="float">
            <text:p>2,093657553196</text:p>
          </table:table-cell>
          <table:table-cell office:value-type="float" office:value="8.8582623004913" calcext:value-type="float">
            <text:p>8,8582623004913</text:p>
          </table:table-cell>
          <table:table-cell office:value-type="float" office:value="56.211840195261" calcext:value-type="float">
            <text:p>56,21184019526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548</text:p>
          </table:table-cell>
          <table:table-cell office:value-type="float" office:value="4.706130027771" calcext:value-type="float">
            <text:p>4,706130027771</text:p>
          </table:table-cell>
          <table:table-cell office:value-type="float" office:value="9.417707324028" calcext:value-type="float">
            <text:p>9,417707324028</text:p>
          </table:table-cell>
          <table:table-cell office:value-type="float" office:value="79.416546092671" calcext:value-type="float">
            <text:p>79,41654609267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559</text:p>
          </table:table-cell>
          <table:table-cell office:value-type="float" office:value="4.8552122712135" calcext:value-type="float">
            <text:p>4,8552122712135</text:p>
          </table:table-cell>
          <table:table-cell office:value-type="float" office:value="8.6648166179657" calcext:value-type="float">
            <text:p>8,6648166179657</text:p>
          </table:table-cell>
          <table:table-cell office:value-type="float" office:value="113.50046601265" calcext:value-type="float">
            <text:p>113,50046601265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570</text:p>
          </table:table-cell>
          <table:table-cell office:value-type="float" office:value="7.6258146762848" calcext:value-type="float">
            <text:p>7,6258146762848</text:p>
          </table:table-cell>
          <table:table-cell office:value-type="float" office:value="9.3545234203339" calcext:value-type="float">
            <text:p>9,3545234203339</text:p>
          </table:table-cell>
          <table:table-cell office:value-type="float" office:value="8.2206827629903" calcext:value-type="float">
            <text:p>8,220682762990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581</text:p>
          </table:table-cell>
          <table:table-cell office:value-type="float" office:value="8.4439373016357" calcext:value-type="float">
            <text:p>8,4439373016357</text:p>
          </table:table-cell>
          <table:table-cell office:value-type="float" office:value="9.3955898284912" calcext:value-type="float">
            <text:p>9,3955898284912</text:p>
          </table:table-cell>
          <table:table-cell office:value-type="float" office:value="44.762477373621" calcext:value-type="float">
            <text:p>44,76247737362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592</text:p>
          </table:table-cell>
          <table:table-cell office:value-type="float" office:value="-0.99602207541466" calcext:value-type="float">
            <text:p>-0,99602207541466</text:p>
          </table:table-cell>
          <table:table-cell office:value-type="float" office:value="10.167093276978" calcext:value-type="float">
            <text:p>10,167093276978</text:p>
          </table:table-cell>
          <table:table-cell office:value-type="float" office:value="7.5631580155367" calcext:value-type="float">
            <text:p>7,563158015536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6</text:p>
          </table:table-cell>
          <table:table-cell office:value-type="string" calcext:value-type="string">
            <text:p>603</text:p>
          </table:table-cell>
          <table:table-cell office:value-type="float" office:value="0.019803026225418" calcext:value-type="float">
            <text:p>0,019803026225418</text:p>
          </table:table-cell>
          <table:table-cell office:value-type="float" office:value="9.7655069828033" calcext:value-type="float">
            <text:p>9,7655069828033</text:p>
          </table:table-cell>
          <table:table-cell office:value-type="float" office:value="88.041894754786" calcext:value-type="float">
            <text:p>88,041894754786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15</text:p>
          </table:table-cell>
          <table:table-cell office:value-type="float" office:value="-1.4368602633476" calcext:value-type="float">
            <text:p>-1,4368602633476</text:p>
          </table:table-cell>
          <table:table-cell office:value-type="float" office:value="1.3678497076035" calcext:value-type="float">
            <text:p>1,3678497076035</text:p>
          </table:table-cell>
          <table:table-cell office:value-type="float" office:value="-24.483434523746" calcext:value-type="float">
            <text:p>-24,48343452374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64</text:p>
          </table:table-cell>
          <table:table-cell office:value-type="float" office:value="0.20489372313023" calcext:value-type="float">
            <text:p>0,20489372313023</text:p>
          </table:table-cell>
          <table:table-cell office:value-type="float" office:value="0.12157998979092" calcext:value-type="float">
            <text:p>0,12157998979092</text:p>
          </table:table-cell>
          <table:table-cell office:value-type="float" office:value="38.071244005944" calcext:value-type="float">
            <text:p>38,07124400594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75</text:p>
          </table:table-cell>
          <table:table-cell office:value-type="float" office:value="1.1792365461588" calcext:value-type="float">
            <text:p>1,1792365461588</text:p>
          </table:table-cell>
          <table:table-cell office:value-type="float" office:value="1.9629241526127" calcext:value-type="float">
            <text:p>1,9629241526127</text:p>
          </table:table-cell>
          <table:table-cell office:value-type="float" office:value="-0.30006791589556" calcext:value-type="float">
            <text:p>-0,3000679158955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86</text:p>
          </table:table-cell>
          <table:table-cell office:value-type="float" office:value="3.4913438558578" calcext:value-type="float">
            <text:p>3,4913438558578</text:p>
          </table:table-cell>
          <table:table-cell office:value-type="float" office:value="-0.58501828461885" calcext:value-type="float">
            <text:p>-0,58501828461885</text:p>
          </table:table-cell>
          <table:table-cell office:value-type="float" office:value="42.912798702337" calcext:value-type="float">
            <text:p>42,91279870233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97</text:p>
          </table:table-cell>
          <table:table-cell office:value-type="float" office:value="5.6004124879837" calcext:value-type="float">
            <text:p>5,6004124879837</text:p>
          </table:table-cell>
          <table:table-cell office:value-type="float" office:value="1.7243114113808" calcext:value-type="float">
            <text:p>1,7243114113808</text:p>
          </table:table-cell>
          <table:table-cell office:value-type="float" office:value="-155.66226327495" calcext:value-type="float">
            <text:p>-155,6622632749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108</text:p>
          </table:table-cell>
          <table:table-cell office:value-type="float" office:value="6.5161579847336" calcext:value-type="float">
            <text:p>6,5161579847336</text:p>
          </table:table-cell>
          <table:table-cell office:value-type="float" office:value="0.28533225879073" calcext:value-type="float">
            <text:p>0,28533225879073</text:p>
          </table:table-cell>
          <table:table-cell office:value-type="float" office:value="146.06446521297" calcext:value-type="float">
            <text:p>146,0644652129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119</text:p>
          </table:table-cell>
          <table:table-cell office:value-type="float" office:value="7.1074265241623" calcext:value-type="float">
            <text:p>7,1074265241623</text:p>
          </table:table-cell>
          <table:table-cell office:value-type="float" office:value="0.45644171535969" calcext:value-type="float">
            <text:p>0,45644171535969</text:p>
          </table:table-cell>
          <table:table-cell office:value-type="float" office:value="-168.5149851878" calcext:value-type="float">
            <text:p>-168,514985187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130</text:p>
          </table:table-cell>
          <table:table-cell office:value-type="float" office:value="-1.5818181633949" calcext:value-type="float">
            <text:p>-1,5818181633949</text:p>
          </table:table-cell>
          <table:table-cell office:value-type="float" office:value="2.0242460072041" calcext:value-type="float">
            <text:p>2,0242460072041</text:p>
          </table:table-cell>
          <table:table-cell office:value-type="float" office:value="-61.489344402483" calcext:value-type="float">
            <text:p>-61,48934440248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141</text:p>
          </table:table-cell>
          <table:table-cell office:value-type="float" office:value="0.55693507194519" calcext:value-type="float">
            <text:p>0,55693507194519</text:p>
          </table:table-cell>
          <table:table-cell office:value-type="float" office:value="1.1257287114859" calcext:value-type="float">
            <text:p>1,1257287114859</text:p>
          </table:table-cell>
          <table:table-cell office:value-type="float" office:value="-139.30580418581" calcext:value-type="float">
            <text:p>-139,3058041858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152</text:p>
          </table:table-cell>
          <table:table-cell office:value-type="float" office:value="0.019954307936132" calcext:value-type="float">
            <text:p>0,019954307936132</text:p>
          </table:table-cell>
          <table:table-cell office:value-type="float" office:value="1.8160693347454" calcext:value-type="float">
            <text:p>1,8160693347454</text:p>
          </table:table-cell>
          <table:table-cell office:value-type="float" office:value="-8.0678856866375" calcext:value-type="float">
            <text:p>-8,067885686637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163</text:p>
          </table:table-cell>
          <table:table-cell office:value-type="float" office:value="4.8794311285019" calcext:value-type="float">
            <text:p>4,8794311285019</text:p>
          </table:table-cell>
          <table:table-cell office:value-type="float" office:value="1.1834124475718" calcext:value-type="float">
            <text:p>1,1834124475718</text:p>
          </table:table-cell>
          <table:table-cell office:value-type="float" office:value="116.25992264717" calcext:value-type="float">
            <text:p>116,2599226471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174</text:p>
          </table:table-cell>
          <table:table-cell office:value-type="float" office:value="6.7179358005524" calcext:value-type="float">
            <text:p>6,7179358005524</text:p>
          </table:table-cell>
          <table:table-cell office:value-type="float" office:value="2.2975680232048" calcext:value-type="float">
            <text:p>2,2975680232048</text:p>
          </table:table-cell>
          <table:table-cell office:value-type="float" office:value="170.44008005956" calcext:value-type="float">
            <text:p>170,4400800595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185</text:p>
          </table:table-cell>
          <table:table-cell office:value-type="float" office:value="7.4234187602997" calcext:value-type="float">
            <text:p>7,4234187602997</text:p>
          </table:table-cell>
          <table:table-cell office:value-type="float" office:value="0.49897588789463" calcext:value-type="float">
            <text:p>0,49897588789463</text:p>
          </table:table-cell>
          <table:table-cell office:value-type="float" office:value="-66.978968632449" calcext:value-type="float">
            <text:p>-66,97896863244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196</text:p>
          </table:table-cell>
          <table:table-cell office:value-type="float" office:value="8.4124249219894" calcext:value-type="float">
            <text:p>8,4124249219894</text:p>
          </table:table-cell>
          <table:table-cell office:value-type="float" office:value="0.6163103505969" calcext:value-type="float">
            <text:p>0,6163103505969</text:p>
          </table:table-cell>
          <table:table-cell office:value-type="float" office:value="57.389972316232" calcext:value-type="float">
            <text:p>57,38997231623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207</text:p>
          </table:table-cell>
          <table:table-cell office:value-type="float" office:value="0.87107665836811" calcext:value-type="float">
            <text:p>0,87107665836811</text:p>
          </table:table-cell>
          <table:table-cell office:value-type="float" office:value="2.3808443546295" calcext:value-type="float">
            <text:p>2,3808443546295</text:p>
          </table:table-cell>
          <table:table-cell office:value-type="float" office:value="166.57626401087" calcext:value-type="float">
            <text:p>166,57626401087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218</text:p>
          </table:table-cell>
          <table:table-cell office:value-type="float" office:value="2.4608087539673" calcext:value-type="float">
            <text:p>2,4608087539673</text:p>
          </table:table-cell>
          <table:table-cell office:value-type="float" office:value="1.6222484409809" calcext:value-type="float">
            <text:p>1,6222484409809</text:p>
          </table:table-cell>
          <table:table-cell office:value-type="float" office:value="91.973979002351" calcext:value-type="float">
            <text:p>91,97397900235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229</text:p>
          </table:table-cell>
          <table:table-cell office:value-type="float" office:value="3.4768670797348" calcext:value-type="float">
            <text:p>3,4768670797348</text:p>
          </table:table-cell>
          <table:table-cell office:value-type="float" office:value="3.5291713476181" calcext:value-type="float">
            <text:p>3,5291713476181</text:p>
          </table:table-cell>
          <table:table-cell office:value-type="float" office:value="-25.796555219942" calcext:value-type="float">
            <text:p>-25,79655521994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240</text:p>
          </table:table-cell>
          <table:table-cell office:value-type="float" office:value="4.4191846251488" calcext:value-type="float">
            <text:p>4,4191846251488</text:p>
          </table:table-cell>
          <table:table-cell office:value-type="float" office:value="3.7305968999863" calcext:value-type="float">
            <text:p>3,7305968999863</text:p>
          </table:table-cell>
          <table:table-cell office:value-type="float" office:value="7.4451826750093" calcext:value-type="float">
            <text:p>7,4451826750093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251</text:p>
          </table:table-cell>
          <table:table-cell office:value-type="float" office:value="4.3507242202759" calcext:value-type="float">
            <text:p>4,3507242202759</text:p>
          </table:table-cell>
          <table:table-cell office:value-type="float" office:value="3.3895546197891" calcext:value-type="float">
            <text:p>3,3895546197891</text:p>
          </table:table-cell>
          <table:table-cell office:value-type="float" office:value="0.66003285846703" calcext:value-type="float">
            <text:p>0,66003285846703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262</text:p>
          </table:table-cell>
          <table:table-cell office:value-type="float" office:value="5.630014538765" calcext:value-type="float">
            <text:p>5,630014538765</text:p>
          </table:table-cell>
          <table:table-cell office:value-type="float" office:value="3.7371632456779" calcext:value-type="float">
            <text:p>3,7371632456779</text:p>
          </table:table-cell>
          <table:table-cell office:value-type="float" office:value="-134.83669044106" calcext:value-type="float">
            <text:p>-134,8366904410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273</text:p>
          </table:table-cell>
          <table:table-cell office:value-type="float" office:value="8.8207912445068" calcext:value-type="float">
            <text:p>8,8207912445068</text:p>
          </table:table-cell>
          <table:table-cell office:value-type="float" office:value="3.4581488370895" calcext:value-type="float">
            <text:p>3,4581488370895</text:p>
          </table:table-cell>
          <table:table-cell office:value-type="float" office:value="133.2041579447" calcext:value-type="float">
            <text:p>133,204157944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284</text:p>
          </table:table-cell>
          <table:table-cell office:value-type="float" office:value="-1.5850009024143" calcext:value-type="float">
            <text:p>-1,5850009024143</text:p>
          </table:table-cell>
          <table:table-cell office:value-type="float" office:value="5.8826410770416" calcext:value-type="float">
            <text:p>5,8826410770416</text:p>
          </table:table-cell>
          <table:table-cell office:value-type="float" office:value="9.9872462688738" calcext:value-type="float">
            <text:p>9,9872462688738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295</text:p>
          </table:table-cell>
          <table:table-cell office:value-type="float" office:value="1.1949918419123" calcext:value-type="float">
            <text:p>1,1949918419123</text:p>
          </table:table-cell>
          <table:table-cell office:value-type="float" office:value="4.5968413352966" calcext:value-type="float">
            <text:p>4,5968413352966</text:p>
          </table:table-cell>
          <table:table-cell office:value-type="float" office:value="-34.578273250799" calcext:value-type="float">
            <text:p>-34,578273250799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06</text:p>
          </table:table-cell>
          <table:table-cell office:value-type="float" office:value="1.2944492697716" calcext:value-type="float">
            <text:p>1,2944492697716</text:p>
          </table:table-cell>
          <table:table-cell office:value-type="float" office:value="2.8784477710724" calcext:value-type="float">
            <text:p>2,8784477710724</text:p>
          </table:table-cell>
          <table:table-cell office:value-type="float" office:value="102.016053382" calcext:value-type="float">
            <text:p>102,01605338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17</text:p>
          </table:table-cell>
          <table:table-cell office:value-type="float" office:value="4.0401762723923" calcext:value-type="float">
            <text:p>4,0401762723923</text:p>
          </table:table-cell>
          <table:table-cell office:value-type="float" office:value="3.5007476806641" calcext:value-type="float">
            <text:p>3,5007476806641</text:p>
          </table:table-cell>
          <table:table-cell office:value-type="float" office:value="102.52970495042" calcext:value-type="float">
            <text:p>102,52970495042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28</text:p>
          </table:table-cell>
          <table:table-cell office:value-type="float" office:value="4.3792313337326" calcext:value-type="float">
            <text:p>4,3792313337326</text:p>
          </table:table-cell>
          <table:table-cell office:value-type="float" office:value="4.122149348259" calcext:value-type="float">
            <text:p>4,122149348259</text:p>
          </table:table-cell>
          <table:table-cell office:value-type="float" office:value="6.1534743779784" calcext:value-type="float">
            <text:p>6,1534743779784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39</text:p>
          </table:table-cell>
          <table:table-cell office:value-type="float" office:value="7.9266893863678" calcext:value-type="float">
            <text:p>7,9266893863678</text:p>
          </table:table-cell>
          <table:table-cell office:value-type="float" office:value="4.4512930512428" calcext:value-type="float">
            <text:p>4,4512930512428</text:p>
          </table:table-cell>
          <table:table-cell office:value-type="float" office:value="-83.169335772277" calcext:value-type="float">
            <text:p>-83,16933577227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50</text:p>
          </table:table-cell>
          <table:table-cell office:value-type="float" office:value="8.4543025493622" calcext:value-type="float">
            <text:p>8,4543025493622</text:p>
          </table:table-cell>
          <table:table-cell office:value-type="float" office:value="4.173928797245" calcext:value-type="float">
            <text:p>4,173928797245</text:p>
          </table:table-cell>
          <table:table-cell office:value-type="float" office:value="-14.804222021893" calcext:value-type="float">
            <text:p>-14,804222021893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61</text:p>
          </table:table-cell>
          <table:table-cell office:value-type="float" office:value="0.2085099183023" calcext:value-type="float">
            <text:p>0,2085099183023</text:p>
          </table:table-cell>
          <table:table-cell office:value-type="float" office:value="5.0051313638687" calcext:value-type="float">
            <text:p>5,0051313638687</text:p>
          </table:table-cell>
          <table:table-cell office:value-type="float" office:value="98.553400130788" calcext:value-type="float">
            <text:p>98,55340013078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72</text:p>
          </table:table-cell>
          <table:table-cell office:value-type="float" office:value="0.29802989214659" calcext:value-type="float">
            <text:p>0,29802989214659</text:p>
          </table:table-cell>
          <table:table-cell office:value-type="float" office:value="6.5231835842133" calcext:value-type="float">
            <text:p>6,5231835842133</text:p>
          </table:table-cell>
          <table:table-cell office:value-type="float" office:value="21.813958313814" calcext:value-type="float">
            <text:p>21,81395831381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83</text:p>
          </table:table-cell>
          <table:table-cell office:value-type="float" office:value="2.234318703413" calcext:value-type="float">
            <text:p>2,234318703413</text:p>
          </table:table-cell>
          <table:table-cell office:value-type="float" office:value="6.2121307849884" calcext:value-type="float">
            <text:p>6,2121307849884</text:p>
          </table:table-cell>
          <table:table-cell office:value-type="float" office:value="-30.630263173656" calcext:value-type="float">
            <text:p>-30,63026317365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394</text:p>
          </table:table-cell>
          <table:table-cell office:value-type="float" office:value="3.5103124380112" calcext:value-type="float">
            <text:p>3,5103124380112</text:p>
          </table:table-cell>
          <table:table-cell office:value-type="float" office:value="6.0263311862946" calcext:value-type="float">
            <text:p>6,0263311862946</text:p>
          </table:table-cell>
          <table:table-cell office:value-type="float" office:value="137.7330114887" calcext:value-type="float">
            <text:p>137,733011488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05</text:p>
          </table:table-cell>
          <table:table-cell office:value-type="float" office:value="4.7305554151535" calcext:value-type="float">
            <text:p>4,7305554151535</text:p>
          </table:table-cell>
          <table:table-cell office:value-type="float" office:value="5.242908000946" calcext:value-type="float">
            <text:p>5,242908000946</text:p>
          </table:table-cell>
          <table:table-cell office:value-type="float" office:value="-105.92154788364" calcext:value-type="float">
            <text:p>-105,9215478836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16</text:p>
          </table:table-cell>
          <table:table-cell office:value-type="float" office:value="6.9472074508667" calcext:value-type="float">
            <text:p>6,9472074508667</text:p>
          </table:table-cell>
          <table:table-cell office:value-type="float" office:value="4.9397578835487" calcext:value-type="float">
            <text:p>4,9397578835487</text:p>
          </table:table-cell>
          <table:table-cell office:value-type="float" office:value="-152.75683980079" calcext:value-type="float">
            <text:p>-152,75683980079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27</text:p>
          </table:table-cell>
          <table:table-cell office:value-type="float" office:value="9.7121131420135" calcext:value-type="float">
            <text:p>9,7121131420135</text:p>
          </table:table-cell>
          <table:table-cell office:value-type="float" office:value="6.6457211971283" calcext:value-type="float">
            <text:p>6,6457211971283</text:p>
          </table:table-cell>
          <table:table-cell office:value-type="float" office:value="-136.27129299625" calcext:value-type="float">
            <text:p>-136,2712929962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38</text:p>
          </table:table-cell>
          <table:table-cell office:value-type="float" office:value="-0.81192508339882" calcext:value-type="float">
            <text:p>-0,81192508339882</text:p>
          </table:table-cell>
          <table:table-cell office:value-type="float" office:value="8.0719316005707" calcext:value-type="float">
            <text:p>8,0719316005707</text:p>
          </table:table-cell>
          <table:table-cell office:value-type="float" office:value="-95.495784358614" calcext:value-type="float">
            <text:p>-95,49578435861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49</text:p>
          </table:table-cell>
          <table:table-cell office:value-type="float" office:value="1.7038245499134" calcext:value-type="float">
            <text:p>1,7038245499134</text:p>
          </table:table-cell>
          <table:table-cell office:value-type="float" office:value="8.907111287117" calcext:value-type="float">
            <text:p>8,907111287117</text:p>
          </table:table-cell>
          <table:table-cell office:value-type="float" office:value="101.35271746642" calcext:value-type="float">
            <text:p>101,3527174664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60</text:p>
          </table:table-cell>
          <table:table-cell office:value-type="float" office:value="0.5696178227663" calcext:value-type="float">
            <text:p>0,5696178227663</text:p>
          </table:table-cell>
          <table:table-cell office:value-type="float" office:value="8.3839386701584" calcext:value-type="float">
            <text:p>8,3839386701584</text:p>
          </table:table-cell>
          <table:table-cell office:value-type="float" office:value="-76.565128982447" calcext:value-type="float">
            <text:p>-76,565128982447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71</text:p>
          </table:table-cell>
          <table:table-cell office:value-type="float" office:value="2.25282356143" calcext:value-type="float">
            <text:p>2,25282356143</text:p>
          </table:table-cell>
          <table:table-cell office:value-type="float" office:value="7.5987082719803" calcext:value-type="float">
            <text:p>7,5987082719803</text:p>
          </table:table-cell>
          <table:table-cell office:value-type="float" office:value="3.4565238910876" calcext:value-type="float">
            <text:p>3,4565238910876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82</text:p>
          </table:table-cell>
          <table:table-cell office:value-type="float" office:value="5.2462673187256" calcext:value-type="float">
            <text:p>5,2462673187256</text:p>
          </table:table-cell>
          <table:table-cell office:value-type="float" office:value="6.0200995206833" calcext:value-type="float">
            <text:p>6,0200995206833</text:p>
          </table:table-cell>
          <table:table-cell office:value-type="float" office:value="120.97325750217" calcext:value-type="float">
            <text:p>120,97325750217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493</text:p>
          </table:table-cell>
          <table:table-cell office:value-type="float" office:value="6.3208681344986" calcext:value-type="float">
            <text:p>6,3208681344986</text:p>
          </table:table-cell>
          <table:table-cell office:value-type="float" office:value="9.5963889360428" calcext:value-type="float">
            <text:p>9,5963889360428</text:p>
          </table:table-cell>
          <table:table-cell office:value-type="float" office:value="-82.820272749397" calcext:value-type="float">
            <text:p>-82,820272749397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504</text:p>
          </table:table-cell>
          <table:table-cell office:value-type="float" office:value="7.9304033517838" calcext:value-type="float">
            <text:p>7,9304033517838</text:p>
          </table:table-cell>
          <table:table-cell office:value-type="float" office:value="7.0815998315811" calcext:value-type="float">
            <text:p>7,0815998315811</text:p>
          </table:table-cell>
          <table:table-cell office:value-type="float" office:value="-146.99463479838" calcext:value-type="float">
            <text:p>-146,99463479838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515</text:p>
          </table:table-cell>
          <table:table-cell office:value-type="float" office:value="-1.3418897986412" calcext:value-type="float">
            <text:p>-1,3418897986412</text:p>
          </table:table-cell>
          <table:table-cell office:value-type="float" office:value="9.5650255680084" calcext:value-type="float">
            <text:p>9,5650255680084</text:p>
          </table:table-cell>
          <table:table-cell office:value-type="float" office:value="45.26591946365" calcext:value-type="float">
            <text:p>45,2659194636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526</text:p>
          </table:table-cell>
          <table:table-cell office:value-type="float" office:value="-1.536178290844" calcext:value-type="float">
            <text:p>-1,536178290844</text:p>
          </table:table-cell>
          <table:table-cell office:value-type="float" office:value="8.8557928800583" calcext:value-type="float">
            <text:p>8,8557928800583</text:p>
          </table:table-cell>
          <table:table-cell office:value-type="float" office:value="19.627122552532" calcext:value-type="float">
            <text:p>19,627122552532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537</text:p>
          </table:table-cell>
          <table:table-cell office:value-type="float" office:value="2.2586469352245" calcext:value-type="float">
            <text:p>2,2586469352245</text:p>
          </table:table-cell>
          <table:table-cell office:value-type="float" office:value="8.709921836853" calcext:value-type="float">
            <text:p>8,709921836853</text:p>
          </table:table-cell>
          <table:table-cell office:value-type="float" office:value="146.99195600619" calcext:value-type="float">
            <text:p>146,9919560061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548</text:p>
          </table:table-cell>
          <table:table-cell office:value-type="float" office:value="4.6716743707657" calcext:value-type="float">
            <text:p>4,6716743707657</text:p>
          </table:table-cell>
          <table:table-cell office:value-type="float" office:value="9.2345017194748" calcext:value-type="float">
            <text:p>9,2345017194748</text:p>
          </table:table-cell>
          <table:table-cell office:value-type="float" office:value="79.414721507176" calcext:value-type="float">
            <text:p>79,41472150717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559</text:p>
          </table:table-cell>
          <table:table-cell office:value-type="float" office:value="5.0424289703369" calcext:value-type="float">
            <text:p>5,0424289703369</text:p>
          </table:table-cell>
          <table:table-cell office:value-type="float" office:value="8.5970652103424" calcext:value-type="float">
            <text:p>8,5970652103424</text:p>
          </table:table-cell>
          <table:table-cell office:value-type="float" office:value="159.96396617525" calcext:value-type="float">
            <text:p>159,96396617525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570</text:p>
          </table:table-cell>
          <table:table-cell office:value-type="float" office:value="7.232478260994" calcext:value-type="float">
            <text:p>7,232478260994</text:p>
          </table:table-cell>
          <table:table-cell office:value-type="float" office:value="9.2979443073273" calcext:value-type="float">
            <text:p>9,2979443073273</text:p>
          </table:table-cell>
          <table:table-cell office:value-type="float" office:value="8.2574572153152" calcext:value-type="float">
            <text:p>8,257457215315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581</text:p>
          </table:table-cell>
          <table:table-cell office:value-type="float" office:value="8.1626784801483" calcext:value-type="float">
            <text:p>8,1626784801483</text:p>
          </table:table-cell>
          <table:table-cell office:value-type="float" office:value="9.1156071424484" calcext:value-type="float">
            <text:p>9,1156071424484</text:p>
          </table:table-cell>
          <table:table-cell office:value-type="float" office:value="44.784184474095" calcext:value-type="float">
            <text:p>44,78418447409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592</text:p>
          </table:table-cell>
          <table:table-cell office:value-type="float" office:value="-0.99409624934196" calcext:value-type="float">
            <text:p>-0,99409624934196</text:p>
          </table:table-cell>
          <table:table-cell office:value-type="float" office:value="10.169041156769" calcext:value-type="float">
            <text:p>10,169041156769</text:p>
          </table:table-cell>
          <table:table-cell office:value-type="float" office:value="-42.694326798627" calcext:value-type="float">
            <text:p>-42,69432679862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7</text:p>
          </table:table-cell>
          <table:table-cell office:value-type="string" calcext:value-type="string">
            <text:p>603</text:p>
          </table:table-cell>
          <table:table-cell office:value-type="float" office:value="0.005920366384089" calcext:value-type="float">
            <text:p>0,005920366384089</text:p>
          </table:table-cell>
          <table:table-cell office:value-type="float" office:value="9.3683636188507" calcext:value-type="float">
            <text:p>9,3683636188507</text:p>
          </table:table-cell>
          <table:table-cell office:value-type="float" office:value="88.047395845887" calcext:value-type="float">
            <text:p>88,047395845887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15</text:p>
          </table:table-cell>
          <table:table-cell office:value-type="float" office:value="-1.5850000083447" calcext:value-type="float">
            <text:p>-1,5850000083447</text:p>
          </table:table-cell>
          <table:table-cell office:value-type="float" office:value="1.3105219602585" calcext:value-type="float">
            <text:p>1,3105219602585</text:p>
          </table:table-cell>
          <table:table-cell office:value-type="float" office:value="-1.3514356035146" calcext:value-type="float">
            <text:p>-1,351435603514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64</text:p>
          </table:table-cell>
          <table:table-cell office:value-type="float" office:value="0.044475779868662" calcext:value-type="float">
            <text:p>0,044475779868662</text:p>
          </table:table-cell>
          <table:table-cell office:value-type="float" office:value="0.2749140188098" calcext:value-type="float">
            <text:p>0,2749140188098</text:p>
          </table:table-cell>
          <table:table-cell office:value-type="float" office:value="-52.605355621144" calcext:value-type="float">
            <text:p>-52,60535562114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75</text:p>
          </table:table-cell>
          <table:table-cell office:value-type="float" office:value="1.1462323367596" calcext:value-type="float">
            <text:p>1,1462323367596</text:p>
          </table:table-cell>
          <table:table-cell office:value-type="float" office:value="1.743296533823" calcext:value-type="float">
            <text:p>1,743296533823</text:p>
          </table:table-cell>
          <table:table-cell office:value-type="float" office:value="90.447784988743" calcext:value-type="float">
            <text:p>90,447784988743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86</text:p>
          </table:table-cell>
          <table:table-cell office:value-type="float" office:value="3.1784710288048" calcext:value-type="float">
            <text:p>3,1784710288048</text:p>
          </table:table-cell>
          <table:table-cell office:value-type="float" office:value="-0.57548947632313" calcext:value-type="float">
            <text:p>-0,57548947632313</text:p>
          </table:table-cell>
          <table:table-cell office:value-type="float" office:value="11.514579794209" calcext:value-type="float">
            <text:p>11,514579794209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97</text:p>
          </table:table-cell>
          <table:table-cell office:value-type="float" office:value="5.9127181768417" calcext:value-type="float">
            <text:p>5,9127181768417</text:p>
          </table:table-cell>
          <table:table-cell office:value-type="float" office:value="1.6931135952473" calcext:value-type="float">
            <text:p>1,6931135952473</text:p>
          </table:table-cell>
          <table:table-cell office:value-type="float" office:value="166.49471118951" calcext:value-type="float">
            <text:p>166,4947111895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108</text:p>
          </table:table-cell>
          <table:table-cell office:value-type="float" office:value="6.4191341400146" calcext:value-type="float">
            <text:p>6,4191341400146</text:p>
          </table:table-cell>
          <table:table-cell office:value-type="float" office:value="0.086781941354275" calcext:value-type="float">
            <text:p>0,086781941354275</text:p>
          </table:table-cell>
          <table:table-cell office:value-type="float" office:value="55.339131385657" calcext:value-type="float">
            <text:p>55,33913138565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119</text:p>
          </table:table-cell>
          <table:table-cell office:value-type="float" office:value="7.1867573261261" calcext:value-type="float">
            <text:p>7,1867573261261</text:p>
          </table:table-cell>
          <table:table-cell office:value-type="float" office:value="0.26663463562727" calcext:value-type="float">
            <text:p>0,26663463562727</text:p>
          </table:table-cell>
          <table:table-cell office:value-type="float" office:value="105.359418377" calcext:value-type="float">
            <text:p>105,35941837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130</text:p>
          </table:table-cell>
          <table:table-cell office:value-type="float" office:value="-1.5493813157082" calcext:value-type="float">
            <text:p>-1,5493813157082</text:p>
          </table:table-cell>
          <table:table-cell office:value-type="float" office:value="2.263618260622" calcext:value-type="float">
            <text:p>2,263618260622</text:p>
          </table:table-cell>
          <table:table-cell office:value-type="float" office:value="-100.33312952443" calcext:value-type="float">
            <text:p>-100,3331295244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141</text:p>
          </table:table-cell>
          <table:table-cell office:value-type="float" office:value="0.84218226373196" calcext:value-type="float">
            <text:p>0,84218226373196</text:p>
          </table:table-cell>
          <table:table-cell office:value-type="float" office:value="1.3141429424286" calcext:value-type="float">
            <text:p>1,3141429424286</text:p>
          </table:table-cell>
          <table:table-cell office:value-type="float" office:value="-161.34871039421" calcext:value-type="float">
            <text:p>-161,3487103942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152</text:p>
          </table:table-cell>
          <table:table-cell office:value-type="float" office:value="-0.32017897814512" calcext:value-type="float">
            <text:p>-0,32017897814512</text:p>
          </table:table-cell>
          <table:table-cell office:value-type="float" office:value="1.8365305662155" calcext:value-type="float">
            <text:p>1,8365305662155</text:p>
          </table:table-cell>
          <table:table-cell office:value-type="float" office:value="-2.2229620842797" calcext:value-type="float">
            <text:p>-2,222962084279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163</text:p>
          </table:table-cell>
          <table:table-cell office:value-type="float" office:value="4.749775826931" calcext:value-type="float">
            <text:p>4,749775826931</text:p>
          </table:table-cell>
          <table:table-cell office:value-type="float" office:value="0.9608555585146" calcext:value-type="float">
            <text:p>0,9608555585146</text:p>
          </table:table-cell>
          <table:table-cell office:value-type="float" office:value="50.051363030816" calcext:value-type="float">
            <text:p>50,05136303081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174</text:p>
          </table:table-cell>
          <table:table-cell office:value-type="float" office:value="6.9661855697632" calcext:value-type="float">
            <text:p>6,9661855697632</text:p>
          </table:table-cell>
          <table:table-cell office:value-type="float" office:value="2.2842435538769" calcext:value-type="float">
            <text:p>2,2842435538769</text:p>
          </table:table-cell>
          <table:table-cell office:value-type="float" office:value="178.10787668653" calcext:value-type="float">
            <text:p>178,1078766865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185</text:p>
          </table:table-cell>
          <table:table-cell office:value-type="float" office:value="7.626006603241" calcext:value-type="float">
            <text:p>7,626006603241</text:p>
          </table:table-cell>
          <table:table-cell office:value-type="float" office:value="0.61091065406799" calcext:value-type="float">
            <text:p>0,61091065406799</text:p>
          </table:table-cell>
          <table:table-cell office:value-type="float" office:value="-156.79639008394" calcext:value-type="float">
            <text:p>-156,7963900839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196</text:p>
          </table:table-cell>
          <table:table-cell office:value-type="float" office:value="8.1590461730957" calcext:value-type="float">
            <text:p>8,1590461730957</text:p>
          </table:table-cell>
          <table:table-cell office:value-type="float" office:value="0.37114884704351" calcext:value-type="float">
            <text:p>0,37114884704351</text:p>
          </table:table-cell>
          <table:table-cell office:value-type="float" office:value="41.175663471222" calcext:value-type="float">
            <text:p>41,17566347122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207</text:p>
          </table:table-cell>
          <table:table-cell office:value-type="float" office:value="0.85037603974342" calcext:value-type="float">
            <text:p>0,85037603974342</text:p>
          </table:table-cell>
          <table:table-cell office:value-type="float" office:value="2.160474807024" calcext:value-type="float">
            <text:p>2,160474807024</text:p>
          </table:table-cell>
          <table:table-cell office:value-type="float" office:value="75.799800787762" calcext:value-type="float">
            <text:p>75,799800787762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218</text:p>
          </table:table-cell>
          <table:table-cell office:value-type="float" office:value="2.3368975520134" calcext:value-type="float">
            <text:p>2,3368975520134</text:p>
          </table:table-cell>
          <table:table-cell office:value-type="float" office:value="1.3379085063934" calcext:value-type="float">
            <text:p>1,3379085063934</text:p>
          </table:table-cell>
          <table:table-cell office:value-type="float" office:value="61.165695737122" calcext:value-type="float">
            <text:p>61,16569573712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229</text:p>
          </table:table-cell>
          <table:table-cell office:value-type="float" office:value="3.3043763041496" calcext:value-type="float">
            <text:p>3,3043763041496</text:p>
          </table:table-cell>
          <table:table-cell office:value-type="float" office:value="3.3347228169441" calcext:value-type="float">
            <text:p>3,3347228169441</text:p>
          </table:table-cell>
          <table:table-cell office:value-type="float" office:value="49.496460112796" calcext:value-type="float">
            <text:p>49,49646011279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240</text:p>
          </table:table-cell>
          <table:table-cell office:value-type="float" office:value="4.4517168402672" calcext:value-type="float">
            <text:p>4,4517168402672</text:p>
          </table:table-cell>
          <table:table-cell office:value-type="float" office:value="3.6825996637344" calcext:value-type="float">
            <text:p>3,6825996637344</text:p>
          </table:table-cell>
          <table:table-cell office:value-type="float" office:value="93.653335692776" calcext:value-type="float">
            <text:p>93,653335692776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251</text:p>
          </table:table-cell>
          <table:table-cell office:value-type="float" office:value="4.3643093109131" calcext:value-type="float">
            <text:p>4,3643093109131</text:p>
          </table:table-cell>
          <table:table-cell office:value-type="float" office:value="3.3644980192184" calcext:value-type="float">
            <text:p>3,3644980192184</text:p>
          </table:table-cell>
          <table:table-cell office:value-type="float" office:value="-77.501004668558" calcext:value-type="float">
            <text:p>-77,501004668558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262</text:p>
          </table:table-cell>
          <table:table-cell office:value-type="float" office:value="5.931470990181" calcext:value-type="float">
            <text:p>5,931470990181</text:p>
          </table:table-cell>
          <table:table-cell office:value-type="float" office:value="3.8092482089996" calcext:value-type="float">
            <text:p>3,8092482089996</text:p>
          </table:table-cell>
          <table:table-cell office:value-type="float" office:value="-174.68019807415" calcext:value-type="float">
            <text:p>-174,6801980741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273</text:p>
          </table:table-cell>
          <table:table-cell office:value-type="float" office:value="8.681343793869" calcext:value-type="float">
            <text:p>8,681343793869</text:p>
          </table:table-cell>
          <table:table-cell office:value-type="float" office:value="3.2477027177811" calcext:value-type="float">
            <text:p>3,2477027177811</text:p>
          </table:table-cell>
          <table:table-cell office:value-type="float" office:value="54.604909981892" calcext:value-type="float">
            <text:p>54,60490998189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284</text:p>
          </table:table-cell>
          <table:table-cell office:value-type="float" office:value="-1.584999114275" calcext:value-type="float">
            <text:p>-1,584999114275</text:p>
          </table:table-cell>
          <table:table-cell office:value-type="float" office:value="5.8987033367157" calcext:value-type="float">
            <text:p>5,8987033367157</text:p>
          </table:table-cell>
          <table:table-cell office:value-type="float" office:value="-0.90708272757044" calcext:value-type="float">
            <text:p>-0,90708272757044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295</text:p>
          </table:table-cell>
          <table:table-cell office:value-type="float" office:value="0.99213227629662" calcext:value-type="float">
            <text:p>0,99213227629662</text:p>
          </table:table-cell>
          <table:table-cell office:value-type="float" office:value="4.7057566046715" calcext:value-type="float">
            <text:p>4,7057566046715</text:p>
          </table:table-cell>
          <table:table-cell office:value-type="float" office:value="-18.97031790132" calcext:value-type="float">
            <text:p>-18,9703179013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06</text:p>
          </table:table-cell>
          <table:table-cell office:value-type="float" office:value="1.3836832344532" calcext:value-type="float">
            <text:p>1,3836832344532</text:p>
          </table:table-cell>
          <table:table-cell office:value-type="float" office:value="2.606480717659" calcext:value-type="float">
            <text:p>2,606480717659</text:p>
          </table:table-cell>
          <table:table-cell office:value-type="float" office:value="109.71374040956" calcext:value-type="float">
            <text:p>109,7137404095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17</text:p>
          </table:table-cell>
          <table:table-cell office:value-type="float" office:value="4.0512925386429" calcext:value-type="float">
            <text:p>4,0512925386429</text:p>
          </table:table-cell>
          <table:table-cell office:value-type="float" office:value="3.4701034426689" calcext:value-type="float">
            <text:p>3,4701034426689</text:p>
          </table:table-cell>
          <table:table-cell office:value-type="float" office:value="-175.77985593468" calcext:value-type="float">
            <text:p>-175,77985593468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28</text:p>
          </table:table-cell>
          <table:table-cell office:value-type="float" office:value="4.3177491426468" calcext:value-type="float">
            <text:p>4,3177491426468</text:p>
          </table:table-cell>
          <table:table-cell office:value-type="float" office:value="4.3361267447472" calcext:value-type="float">
            <text:p>4,3361267447472</text:p>
          </table:table-cell>
          <table:table-cell office:value-type="float" office:value="-84.040401088204" calcext:value-type="float">
            <text:p>-84,040401088204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39</text:p>
          </table:table-cell>
          <table:table-cell office:value-type="float" office:value="7.7046012878418" calcext:value-type="float">
            <text:p>7,7046012878418</text:p>
          </table:table-cell>
          <table:table-cell office:value-type="float" office:value="4.4559019804001" calcext:value-type="float">
            <text:p>4,4559019804001</text:p>
          </table:table-cell>
          <table:table-cell office:value-type="float" office:value="7.5558724866551" calcext:value-type="float">
            <text:p>7,555872486655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50</text:p>
          </table:table-cell>
          <table:table-cell office:value-type="float" office:value="8.4629452228546" calcext:value-type="float">
            <text:p>8,4629452228546</text:p>
          </table:table-cell>
          <table:table-cell office:value-type="float" office:value="4.4242721796036" calcext:value-type="float">
            <text:p>4,4242721796036</text:p>
          </table:table-cell>
          <table:table-cell office:value-type="float" office:value="-94.83682881495" calcext:value-type="float">
            <text:p>-94,83682881495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61</text:p>
          </table:table-cell>
          <table:table-cell office:value-type="float" office:value="0.11494851671159" calcext:value-type="float">
            <text:p>0,11494851671159</text:p>
          </table:table-cell>
          <table:table-cell office:value-type="float" office:value="4.6933579444885" calcext:value-type="float">
            <text:p>4,6933579444885</text:p>
          </table:table-cell>
          <table:table-cell office:value-type="float" office:value="66.366939787652" calcext:value-type="float">
            <text:p>66,36693978765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72</text:p>
          </table:table-cell>
          <table:table-cell office:value-type="float" office:value="0.035082946997136" calcext:value-type="float">
            <text:p>0,035082946997136</text:p>
          </table:table-cell>
          <table:table-cell office:value-type="float" office:value="6.3696467876434" calcext:value-type="float">
            <text:p>6,3696467876434</text:p>
          </table:table-cell>
          <table:table-cell office:value-type="float" office:value="32.304361367681" calcext:value-type="float">
            <text:p>32,30436136768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83</text:p>
          </table:table-cell>
          <table:table-cell office:value-type="float" office:value="1.8921133875847" calcext:value-type="float">
            <text:p>1,8921133875847</text:p>
          </table:table-cell>
          <table:table-cell office:value-type="float" office:value="6.414247751236" calcext:value-type="float">
            <text:p>6,414247751236</text:p>
          </table:table-cell>
          <table:table-cell office:value-type="float" office:value="-30.641036428464" calcext:value-type="float">
            <text:p>-30,64103642846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394</text:p>
          </table:table-cell>
          <table:table-cell office:value-type="float" office:value="3.8037437200546" calcext:value-type="float">
            <text:p>3,8037437200546</text:p>
          </table:table-cell>
          <table:table-cell office:value-type="float" office:value="5.7581841945648" calcext:value-type="float">
            <text:p>5,7581841945648</text:p>
          </table:table-cell>
          <table:table-cell office:value-type="float" office:value="137.67293000677" calcext:value-type="float">
            <text:p>137,6729300067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05</text:p>
          </table:table-cell>
          <table:table-cell office:value-type="float" office:value="4.860372543335" calcext:value-type="float">
            <text:p>4,860372543335</text:p>
          </table:table-cell>
          <table:table-cell office:value-type="float" office:value="5.5696129798889" calcext:value-type="float">
            <text:p>5,5696129798889</text:p>
          </table:table-cell>
          <table:table-cell office:value-type="float" office:value="-124.88105494505" calcext:value-type="float">
            <text:p>-124,8810549450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16</text:p>
          </table:table-cell>
          <table:table-cell office:value-type="float" office:value="7.0018666982651" calcext:value-type="float">
            <text:p>7,0018666982651</text:p>
          </table:table-cell>
          <table:table-cell office:value-type="float" office:value="5.2026391029358" calcext:value-type="float">
            <text:p>5,2026391029358</text:p>
          </table:table-cell>
          <table:table-cell office:value-type="float" office:value="-92.004846615396" calcext:value-type="float">
            <text:p>-92,004846615396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27</text:p>
          </table:table-cell>
          <table:table-cell office:value-type="float" office:value="10.003061294556" calcext:value-type="float">
            <text:p>10,003061294556</text:p>
          </table:table-cell>
          <table:table-cell office:value-type="float" office:value="6.8825972080231" calcext:value-type="float">
            <text:p>6,8825972080231</text:p>
          </table:table-cell>
          <table:table-cell office:value-type="float" office:value="-142.63201671042" calcext:value-type="float">
            <text:p>-142,6320167104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38</text:p>
          </table:table-cell>
          <table:table-cell office:value-type="float" office:value="-0.73831729590893" calcext:value-type="float">
            <text:p>-0,73831729590893</text:p>
          </table:table-cell>
          <table:table-cell office:value-type="float" office:value="8.3459597826004" calcext:value-type="float">
            <text:p>8,3459597826004</text:p>
          </table:table-cell>
          <table:table-cell office:value-type="float" office:value="-107.30335363157" calcext:value-type="float">
            <text:p>-107,3033536315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49</text:p>
          </table:table-cell>
          <table:table-cell office:value-type="float" office:value="1.4743329584599" calcext:value-type="float">
            <text:p>1,4743329584599</text:p>
          </table:table-cell>
          <table:table-cell office:value-type="float" office:value="8.7230139970779" calcext:value-type="float">
            <text:p>8,7230139970779</text:p>
          </table:table-cell>
          <table:table-cell office:value-type="float" office:value="42.261018494892" calcext:value-type="float">
            <text:p>42,26101849489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60</text:p>
          </table:table-cell>
          <table:table-cell office:value-type="float" office:value="0.47438908368349" calcext:value-type="float">
            <text:p>0,47438908368349</text:p>
          </table:table-cell>
          <table:table-cell office:value-type="float" office:value="8.6323195695877" calcext:value-type="float">
            <text:p>8,6323195695877</text:p>
          </table:table-cell>
          <table:table-cell office:value-type="float" office:value="-68.679106463293" calcext:value-type="float">
            <text:p>-68,67910646329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71</text:p>
          </table:table-cell>
          <table:table-cell office:value-type="float" office:value="1.9901463389397" calcext:value-type="float">
            <text:p>1,9901463389397</text:p>
          </table:table-cell>
          <table:table-cell office:value-type="float" office:value="7.5473761558533" calcext:value-type="float">
            <text:p>7,5473761558533</text:p>
          </table:table-cell>
          <table:table-cell office:value-type="float" office:value="14.841532061814" calcext:value-type="float">
            <text:p>14,841532061814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82</text:p>
          </table:table-cell>
          <table:table-cell office:value-type="float" office:value="5.3706300258636" calcext:value-type="float">
            <text:p>5,3706300258636</text:p>
          </table:table-cell>
          <table:table-cell office:value-type="float" office:value="5.8251750469208" calcext:value-type="float">
            <text:p>5,8251750469208</text:p>
          </table:table-cell>
          <table:table-cell office:value-type="float" office:value="128.35018649982" calcext:value-type="float">
            <text:p>128,3501864998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493</text:p>
          </table:table-cell>
          <table:table-cell office:value-type="float" office:value="6.4609932899475" calcext:value-type="float">
            <text:p>6,4609932899475</text:p>
          </table:table-cell>
          <table:table-cell office:value-type="float" office:value="9.7567671537399" calcext:value-type="float">
            <text:p>9,7567671537399</text:p>
          </table:table-cell>
          <table:table-cell office:value-type="float" office:value="-135.14393150427" calcext:value-type="float">
            <text:p>-135,1439315042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504</text:p>
          </table:table-cell>
          <table:table-cell office:value-type="float" office:value="8.0012381076813" calcext:value-type="float">
            <text:p>8,0012381076813</text:p>
          </table:table-cell>
          <table:table-cell office:value-type="float" office:value="7.2879868745804" calcext:value-type="float">
            <text:p>7,2879868745804</text:p>
          </table:table-cell>
          <table:table-cell office:value-type="float" office:value="-105.64625415073" calcext:value-type="float">
            <text:p>-105,64625415073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515</text:p>
          </table:table-cell>
          <table:table-cell office:value-type="float" office:value="-1.4961665868759" calcext:value-type="float">
            <text:p>-1,4961665868759</text:p>
          </table:table-cell>
          <table:table-cell office:value-type="float" office:value="9.666999578476" calcext:value-type="float">
            <text:p>9,666999578476</text:p>
          </table:table-cell>
          <table:table-cell office:value-type="float" office:value="-45.099509749443" calcext:value-type="float">
            <text:p>-45,09950974944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526</text:p>
          </table:table-cell>
          <table:table-cell office:value-type="float" office:value="-1.5848369896412" calcext:value-type="float">
            <text:p>-1,5848369896412</text:p>
          </table:table-cell>
          <table:table-cell office:value-type="float" office:value="8.6358672380447" calcext:value-type="float">
            <text:p>8,6358672380447</text:p>
          </table:table-cell>
          <table:table-cell office:value-type="float" office:value="33.482647245857" calcext:value-type="float">
            <text:p>33,482647245857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537</text:p>
          </table:table-cell>
          <table:table-cell office:value-type="float" office:value="2.5137060880661" calcext:value-type="float">
            <text:p>2,5137060880661</text:p>
          </table:table-cell>
          <table:table-cell office:value-type="float" office:value="8.8545590639114" calcext:value-type="float">
            <text:p>8,8545590639114</text:p>
          </table:table-cell>
          <table:table-cell office:value-type="float" office:value="-154.5287924967" calcext:value-type="float">
            <text:p>-154,528792496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548</text:p>
          </table:table-cell>
          <table:table-cell office:value-type="float" office:value="4.642736017704" calcext:value-type="float">
            <text:p>4,642736017704</text:p>
          </table:table-cell>
          <table:table-cell office:value-type="float" office:value="9.0417325496674" calcext:value-type="float">
            <text:p>9,0417325496674</text:p>
          </table:table-cell>
          <table:table-cell office:value-type="float" office:value="83.431563559611" calcext:value-type="float">
            <text:p>83,43156355961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559</text:p>
          </table:table-cell>
          <table:table-cell office:value-type="float" office:value="5.2446186542511" calcext:value-type="float">
            <text:p>5,2446186542511</text:p>
          </table:table-cell>
          <table:table-cell office:value-type="float" office:value="8.6547631025314" calcext:value-type="float">
            <text:p>8,6547631025314</text:p>
          </table:table-cell>
          <table:table-cell office:value-type="float" office:value="-161.6568808343" calcext:value-type="float">
            <text:p>-161,656880834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570</text:p>
          </table:table-cell>
          <table:table-cell office:value-type="float" office:value="6.9122505187988" calcext:value-type="float">
            <text:p>6,9122505187988</text:p>
          </table:table-cell>
          <table:table-cell office:value-type="float" office:value="9.3453204631805" calcext:value-type="float">
            <text:p>9,3453204631805</text:p>
          </table:table-cell>
          <table:table-cell office:value-type="float" office:value="-21.481442982983" calcext:value-type="float">
            <text:p>-21,481442982983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581</text:p>
          </table:table-cell>
          <table:table-cell office:value-type="float" office:value="7.9404842853546" calcext:value-type="float">
            <text:p>7,9404842853546</text:p>
          </table:table-cell>
          <table:table-cell office:value-type="float" office:value="8.9165496826172" calcext:value-type="float">
            <text:p>8,9165496826172</text:p>
          </table:table-cell>
          <table:table-cell office:value-type="float" office:value="39.592927808215" calcext:value-type="float">
            <text:p>39,59292780821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592</text:p>
          </table:table-cell>
          <table:table-cell office:value-type="float" office:value="-0.83197690546513" calcext:value-type="float">
            <text:p>-0,83197690546513</text:p>
          </table:table-cell>
          <table:table-cell office:value-type="float" office:value="10.331152677536" calcext:value-type="float">
            <text:p>10,331152677536</text:p>
          </table:table-cell>
          <table:table-cell office:value-type="float" office:value="-72.059503026829" calcext:value-type="float">
            <text:p>-72,05950302682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8</text:p>
          </table:table-cell>
          <table:table-cell office:value-type="string" calcext:value-type="string">
            <text:p>603</text:p>
          </table:table-cell>
          <table:table-cell office:value-type="float" office:value="0.0418103300035" calcext:value-type="float">
            <text:p>0,0418103300035</text:p>
          </table:table-cell>
          <table:table-cell office:value-type="float" office:value="9.0227282047272" calcext:value-type="float">
            <text:p>9,0227282047272</text:p>
          </table:table-cell>
          <table:table-cell office:value-type="float" office:value="105.4121195131" calcext:value-type="float">
            <text:p>105,412119513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15</text:p>
          </table:table-cell>
          <table:table-cell office:value-type="float" office:value="-1.5850032866001" calcext:value-type="float">
            <text:p>-1,5850032866001</text:p>
          </table:table-cell>
          <table:table-cell office:value-type="float" office:value="1.274339556694" calcext:value-type="float">
            <text:p>1,274339556694</text:p>
          </table:table-cell>
          <table:table-cell office:value-type="float" office:value="16.73558164554" calcext:value-type="float">
            <text:p>16,7355816455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64</text:p>
          </table:table-cell>
          <table:table-cell office:value-type="float" office:value="-0.19340418279171" calcext:value-type="float">
            <text:p>-0,19340418279171</text:p>
          </table:table-cell>
          <table:table-cell office:value-type="float" office:value="0.5943938344717" calcext:value-type="float">
            <text:p>0,5943938344717</text:p>
          </table:table-cell>
          <table:table-cell office:value-type="float" office:value="-53.232473172959" calcext:value-type="float">
            <text:p>-53,23247317295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75</text:p>
          </table:table-cell>
          <table:table-cell office:value-type="float" office:value="1.4069487154484" calcext:value-type="float">
            <text:p>1,4069487154484</text:p>
          </table:table-cell>
          <table:table-cell office:value-type="float" office:value="1.6463929414749" calcext:value-type="float">
            <text:p>1,6463929414749</text:p>
          </table:table-cell>
          <table:table-cell office:value-type="float" office:value="157.47299012105" calcext:value-type="float">
            <text:p>157,4729901210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86</text:p>
          </table:table-cell>
          <table:table-cell office:value-type="float" office:value="2.8443124890327" calcext:value-type="float">
            <text:p>2,8443124890327</text:p>
          </table:table-cell>
          <table:table-cell office:value-type="float" office:value="-0.52380245178938" calcext:value-type="float">
            <text:p>-0,52380245178938</text:p>
          </table:table-cell>
          <table:table-cell office:value-type="float" office:value="-14.767386920893" calcext:value-type="float">
            <text:p>-14,76738692089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97</text:p>
          </table:table-cell>
          <table:table-cell office:value-type="float" office:value="6.1390310525894" calcext:value-type="float">
            <text:p>6,1390310525894</text:p>
          </table:table-cell>
          <table:table-cell office:value-type="float" office:value="1.4759042859077" calcext:value-type="float">
            <text:p>1,4759042859077</text:p>
          </table:table-cell>
          <table:table-cell office:value-type="float" office:value="128.37634572558" calcext:value-type="float">
            <text:p>128,3763457255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108</text:p>
          </table:table-cell>
          <table:table-cell office:value-type="float" office:value="6.1373561620712" calcext:value-type="float">
            <text:p>6,1373561620712</text:p>
          </table:table-cell>
          <table:table-cell office:value-type="float" office:value="0.1375774294138" calcext:value-type="float">
            <text:p>0,1375774294138</text:p>
          </table:table-cell>
          <table:table-cell office:value-type="float" office:value="-7.2919072429086" calcext:value-type="float">
            <text:p>-7,291907242908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119</text:p>
          </table:table-cell>
          <table:table-cell office:value-type="float" office:value="6.9702982902527" calcext:value-type="float">
            <text:p>6,9702982902527</text:p>
          </table:table-cell>
          <table:table-cell office:value-type="float" office:value="0.067329816520214" calcext:value-type="float">
            <text:p>0,067329816520214</text:p>
          </table:table-cell>
          <table:table-cell office:value-type="float" office:value="46.467945454227" calcext:value-type="float">
            <text:p>46,46794545422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130</text:p>
          </table:table-cell>
          <table:table-cell office:value-type="float" office:value="-1.4068281650543" calcext:value-type="float">
            <text:p>-1,4068281650543</text:p>
          </table:table-cell>
          <table:table-cell office:value-type="float" office:value="2.4354410171509" calcext:value-type="float">
            <text:p>2,4354410171509</text:p>
          </table:table-cell>
          <table:table-cell office:value-type="float" office:value="-130.41973114014" calcext:value-type="float">
            <text:p>-130,4197311401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141</text:p>
          </table:table-cell>
          <table:table-cell office:value-type="float" office:value="0.94231836497784" calcext:value-type="float">
            <text:p>0,94231836497784</text:p>
          </table:table-cell>
          <table:table-cell office:value-type="float" office:value="1.117017865181" calcext:value-type="float">
            <text:p>1,117017865181</text:p>
          </table:table-cell>
          <table:table-cell office:value-type="float" office:value="108.06411694569" calcext:value-type="float">
            <text:p>108,0641169456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152</text:p>
          </table:table-cell>
          <table:table-cell office:value-type="float" office:value="-0.65999202430248" calcext:value-type="float">
            <text:p>-0,65999202430248</text:p>
          </table:table-cell>
          <table:table-cell office:value-type="float" office:value="1.8224804103374" calcext:value-type="float">
            <text:p>1,8224804103374</text:p>
          </table:table-cell>
          <table:table-cell office:value-type="float" office:value="3.6295703641928" calcext:value-type="float">
            <text:p>3,629570364192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163</text:p>
          </table:table-cell>
          <table:table-cell office:value-type="float" office:value="4.494623541832" calcext:value-type="float">
            <text:p>4,494623541832</text:p>
          </table:table-cell>
          <table:table-cell office:value-type="float" office:value="0.98871275782585" calcext:value-type="float">
            <text:p>0,98871275782585</text:p>
          </table:table-cell>
          <table:table-cell office:value-type="float" office:value="-16.165219294797" calcext:value-type="float">
            <text:p>-16,16521929479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174</text:p>
          </table:table-cell>
          <table:table-cell office:value-type="float" office:value="7.2138053178787" calcext:value-type="float">
            <text:p>7,2138053178787</text:p>
          </table:table-cell>
          <table:table-cell office:value-type="float" office:value="2.3042480647564" calcext:value-type="float">
            <text:p>2,3042480647564</text:p>
          </table:table-cell>
          <table:table-cell office:value-type="float" office:value="-174.35549019249" calcext:value-type="float">
            <text:p>-174,3554901924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185</text:p>
          </table:table-cell>
          <table:table-cell office:value-type="float" office:value="7.8240311145782" calcext:value-type="float">
            <text:p>7,8240311145782</text:p>
          </table:table-cell>
          <table:table-cell office:value-type="float" office:value="0.52299845963717" calcext:value-type="float">
            <text:p>0,52299845963717</text:p>
          </table:table-cell>
          <table:table-cell office:value-type="float" office:value="173.19681689997" calcext:value-type="float">
            <text:p>173,1968168999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196</text:p>
          </table:table-cell>
          <table:table-cell office:value-type="float" office:value="8.2795888185501" calcext:value-type="float">
            <text:p>8,2795888185501</text:p>
          </table:table-cell>
          <table:table-cell office:value-type="float" office:value="0.18517550081015" calcext:value-type="float">
            <text:p>0,18517550081015</text:p>
          </table:table-cell>
          <table:table-cell office:value-type="float" office:value="131.83936799408" calcext:value-type="float">
            <text:p>131,8393679940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207</text:p>
          </table:table-cell>
          <table:table-cell office:value-type="float" office:value="0.57416327297688" calcext:value-type="float">
            <text:p>0,57416327297688</text:p>
          </table:table-cell>
          <table:table-cell office:value-type="float" office:value="2.1260257065296" calcext:value-type="float">
            <text:p>2,1260257065296</text:p>
          </table:table-cell>
          <table:table-cell office:value-type="float" office:value="8.7542330763143" calcext:value-type="float">
            <text:p>8,7542330763143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218</text:p>
          </table:table-cell>
          <table:table-cell office:value-type="float" office:value="2.1066930890083" calcext:value-type="float">
            <text:p>2,1066930890083</text:p>
          </table:table-cell>
          <table:table-cell office:value-type="float" office:value="1.1454824358225" calcext:value-type="float">
            <text:p>1,1454824358225</text:p>
          </table:table-cell>
          <table:table-cell office:value-type="float" office:value="34.881646466103" calcext:value-type="float">
            <text:p>34,88164646610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229</text:p>
          </table:table-cell>
          <table:table-cell office:value-type="float" office:value="3.0463653802872" calcext:value-type="float">
            <text:p>3,0463653802872</text:p>
          </table:table-cell>
          <table:table-cell office:value-type="float" office:value="3.0331498384476" calcext:value-type="float">
            <text:p>3,0331498384476</text:p>
          </table:table-cell>
          <table:table-cell office:value-type="float" office:value="49.512013508256" calcext:value-type="float">
            <text:p>49,51201350825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240</text:p>
          </table:table-cell>
          <table:table-cell office:value-type="float" office:value="4.6740716695786" calcext:value-type="float">
            <text:p>4,6740716695786</text:p>
          </table:table-cell>
          <table:table-cell office:value-type="float" office:value="3.7347710132599" calcext:value-type="float">
            <text:p>3,7347710132599</text:p>
          </table:table-cell>
          <table:table-cell office:value-type="float" office:value="-174.98383096829" calcext:value-type="float">
            <text:p>-174,98383096829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251</text:p>
          </table:table-cell>
          <table:table-cell office:value-type="float" office:value="4.5560604333878" calcext:value-type="float">
            <text:p>4,5560604333878</text:p>
          </table:table-cell>
          <table:table-cell office:value-type="float" office:value="3.4090802073479" calcext:value-type="float">
            <text:p>3,4090802073479</text:p>
          </table:table-cell>
          <table:table-cell office:value-type="float" office:value="-150.53125551552" calcext:value-type="float">
            <text:p>-150,53125551552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262</text:p>
          </table:table-cell>
          <table:table-cell office:value-type="float" office:value="6.2094902992249" calcext:value-type="float">
            <text:p>6,2094902992249</text:p>
          </table:table-cell>
          <table:table-cell office:value-type="float" office:value="3.6716592311859" calcext:value-type="float">
            <text:p>3,6716592311859</text:p>
          </table:table-cell>
          <table:table-cell office:value-type="float" office:value="145.55831016249" calcext:value-type="float">
            <text:p>145,5583101624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273</text:p>
          </table:table-cell>
          <table:table-cell office:value-type="float" office:value="8.4512650966644" calcext:value-type="float">
            <text:p>8,4512650966644</text:p>
          </table:table-cell>
          <table:table-cell office:value-type="float" office:value="2.9233121871948" calcext:value-type="float">
            <text:p>2,9233121871948</text:p>
          </table:table-cell>
          <table:table-cell office:value-type="float" office:value="54.621508926343" calcext:value-type="float">
            <text:p>54,621508926343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284</text:p>
          </table:table-cell>
          <table:table-cell office:value-type="float" office:value="-1.5850026905537" calcext:value-type="float">
            <text:p>-1,5850026905537</text:p>
          </table:table-cell>
          <table:table-cell office:value-type="float" office:value="5.9849202632904" calcext:value-type="float">
            <text:p>5,9849202632904</text:p>
          </table:table-cell>
          <table:table-cell office:value-type="float" office:value="-14.118866366186" calcext:value-type="float">
            <text:p>-14,118866366186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295</text:p>
          </table:table-cell>
          <table:table-cell office:value-type="float" office:value="0.70840045809746" calcext:value-type="float">
            <text:p>0,70840045809746</text:p>
          </table:table-cell>
          <table:table-cell office:value-type="float" office:value="4.6156400442123" calcext:value-type="float">
            <text:p>4,6156400442123</text:p>
          </table:table-cell>
          <table:table-cell office:value-type="float" office:value="26.374745520816" calcext:value-type="float">
            <text:p>26,37474552081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06</text:p>
          </table:table-cell>
          <table:table-cell office:value-type="float" office:value="1.5083995461464" calcext:value-type="float">
            <text:p>1,5083995461464</text:p>
          </table:table-cell>
          <table:table-cell office:value-type="float" office:value="2.3486967384815" calcext:value-type="float">
            <text:p>2,3486967384815</text:p>
          </table:table-cell>
          <table:table-cell office:value-type="float" office:value="117.41960732041" calcext:value-type="float">
            <text:p>117,4196073204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17</text:p>
          </table:table-cell>
          <table:table-cell office:value-type="float" office:value="4.0632945299149" calcext:value-type="float">
            <text:p>4,0632945299149</text:p>
          </table:table-cell>
          <table:table-cell office:value-type="float" office:value="3.6915868520737" calcext:value-type="float">
            <text:p>3,6915868520737</text:p>
          </table:table-cell>
          <table:table-cell office:value-type="float" office:value="-85.091909025885" calcext:value-type="float">
            <text:p>-85,091909025885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28</text:p>
          </table:table-cell>
          <table:table-cell office:value-type="float" office:value="4.5325914025307" calcext:value-type="float">
            <text:p>4,5325914025307</text:p>
          </table:table-cell>
          <table:table-cell office:value-type="float" office:value="4.3909940123558" calcext:value-type="float">
            <text:p>4,3909940123558</text:p>
          </table:table-cell>
          <table:table-cell office:value-type="float" office:value="-174.69915462907" calcext:value-type="float">
            <text:p>-174,69915462907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39</text:p>
          </table:table-cell>
          <table:table-cell office:value-type="float" office:value="7.6748245954514" calcext:value-type="float">
            <text:p>7,6748245954514</text:p>
          </table:table-cell>
          <table:table-cell office:value-type="float" office:value="4.2015379667282" calcext:value-type="float">
            <text:p>4,2015379667282</text:p>
          </table:table-cell>
          <table:table-cell office:value-type="float" office:value="84.60261943234" calcext:value-type="float">
            <text:p>84,6026194323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50</text:p>
          </table:table-cell>
          <table:table-cell office:value-type="float" office:value="8.4958326816559" calcext:value-type="float">
            <text:p>8,4958326816559</text:p>
          </table:table-cell>
          <table:table-cell office:value-type="float" office:value="4.8215708136559" calcext:value-type="float">
            <text:p>4,8215708136559</text:p>
          </table:table-cell>
          <table:table-cell office:value-type="float" office:value="-94.806056873054" calcext:value-type="float">
            <text:p>-94,806056873054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61</text:p>
          </table:table-cell>
          <table:table-cell office:value-type="float" office:value="-0.1304598711431" calcext:value-type="float">
            <text:p>-0,1304598711431</text:p>
          </table:table-cell>
          <table:table-cell office:value-type="float" office:value="4.4794851541519" calcext:value-type="float">
            <text:p>4,4794851541519</text:p>
          </table:table-cell>
          <table:table-cell office:value-type="float" office:value="34.128608597312" calcext:value-type="float">
            <text:p>34,12860859731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72</text:p>
          </table:table-cell>
          <table:table-cell office:value-type="float" office:value="-0.19605923444033" calcext:value-type="float">
            <text:p>-0,19605923444033</text:p>
          </table:table-cell>
          <table:table-cell office:value-type="float" office:value="6.1708635091782" calcext:value-type="float">
            <text:p>6,1708635091782</text:p>
          </table:table-cell>
          <table:table-cell office:value-type="float" office:value="42.763141689786" calcext:value-type="float">
            <text:p>42,76314168978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83</text:p>
          </table:table-cell>
          <table:table-cell office:value-type="float" office:value="1.5847346186638" calcext:value-type="float">
            <text:p>1,5847346186638</text:p>
          </table:table-cell>
          <table:table-cell office:value-type="float" office:value="6.5694272518158" calcext:value-type="float">
            <text:p>6,5694272518158</text:p>
          </table:table-cell>
          <table:table-cell office:value-type="float" office:value="-18.885279916654" calcext:value-type="float">
            <text:p>-18,88527991665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394</text:p>
          </table:table-cell>
          <table:table-cell office:value-type="float" office:value="4.0969195961952" calcext:value-type="float">
            <text:p>4,0969195961952</text:p>
          </table:table-cell>
          <table:table-cell office:value-type="float" office:value="5.5018484592438" calcext:value-type="float">
            <text:p>5,5018484592438</text:p>
          </table:table-cell>
          <table:table-cell office:value-type="float" office:value="141.28876643576" calcext:value-type="float">
            <text:p>141,2887664357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05</text:p>
          </table:table-cell>
          <table:table-cell office:value-type="float" office:value="5.0587952136993" calcext:value-type="float">
            <text:p>5,0587952136993</text:p>
          </table:table-cell>
          <table:table-cell office:value-type="float" office:value="5.4701435565948" calcext:value-type="float">
            <text:p>5,4701435565948</text:p>
          </table:table-cell>
          <table:table-cell office:value-type="float" office:value="144.51906179926" calcext:value-type="float">
            <text:p>144,5190617992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16</text:p>
          </table:table-cell>
          <table:table-cell office:value-type="float" office:value="6.7999106645584" calcext:value-type="float">
            <text:p>6,7999106645584</text:p>
          </table:table-cell>
          <table:table-cell office:value-type="float" office:value="5.3791844844818" calcext:value-type="float">
            <text:p>5,3791844844818</text:p>
          </table:table-cell>
          <table:table-cell office:value-type="float" office:value="-31.241348974264" calcext:value-type="float">
            <text:p>-31,241348974264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27</text:p>
          </table:table-cell>
          <table:table-cell office:value-type="float" office:value="10.084998607635" calcext:value-type="float">
            <text:p>10,084998607635</text:p>
          </table:table-cell>
          <table:table-cell office:value-type="float" office:value="6.9090920686722" calcext:value-type="float">
            <text:p>6,9090920686722</text:p>
          </table:table-cell>
          <table:table-cell office:value-type="float" office:value="179.85075902028" calcext:value-type="float">
            <text:p>179,8507590202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38</text:p>
          </table:table-cell>
          <table:table-cell office:value-type="float" office:value="-0.60665406286716" calcext:value-type="float">
            <text:p>-0,60665406286716</text:p>
          </table:table-cell>
          <table:table-cell office:value-type="float" office:value="8.5889559984207" calcext:value-type="float">
            <text:p>8,5889559984207</text:p>
          </table:table-cell>
          <table:table-cell office:value-type="float" office:value="-124.26543843215" calcext:value-type="float">
            <text:p>-124,2654384321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49</text:p>
          </table:table-cell>
          <table:table-cell office:value-type="float" office:value="1.1818689107895" calcext:value-type="float">
            <text:p>1,1818689107895</text:p>
          </table:table-cell>
          <table:table-cell office:value-type="float" office:value="8.4583359956741" calcext:value-type="float">
            <text:p>8,4583359956741</text:p>
          </table:table-cell>
          <table:table-cell office:value-type="float" office:value="41.390366615004" calcext:value-type="float">
            <text:p>41,39036661500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60</text:p>
          </table:table-cell>
          <table:table-cell office:value-type="float" office:value="0.66743411123753" calcext:value-type="float">
            <text:p>0,66743411123753</text:p>
          </table:table-cell>
          <table:table-cell office:value-type="float" office:value="8.7423861026764" calcext:value-type="float">
            <text:p>8,7423861026764</text:p>
          </table:table-cell>
          <table:table-cell office:value-type="float" office:value="-159.37821272832" calcext:value-type="float">
            <text:p>-159,3782127283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71</text:p>
          </table:table-cell>
          <table:table-cell office:value-type="float" office:value="1.743977367878" calcext:value-type="float">
            <text:p>1,743977367878</text:p>
          </table:table-cell>
          <table:table-cell office:value-type="float" office:value="7.4062263965607" calcext:value-type="float">
            <text:p>7,4062263965607</text:p>
          </table:table-cell>
          <table:table-cell office:value-type="float" office:value="33.049113431554" calcext:value-type="float">
            <text:p>33,049113431554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82</text:p>
          </table:table-cell>
          <table:table-cell office:value-type="float" office:value="5.5625784397125" calcext:value-type="float">
            <text:p>5,5625784397125</text:p>
          </table:table-cell>
          <table:table-cell office:value-type="float" office:value="5.9364461898804" calcext:value-type="float">
            <text:p>5,9364461898804</text:p>
          </table:table-cell>
          <table:table-cell office:value-type="float" office:value="-141.02152958038" calcext:value-type="float">
            <text:p>-141,0215295803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493</text:p>
          </table:table-cell>
          <table:table-cell office:value-type="float" office:value="6.6443675756454" calcext:value-type="float">
            <text:p>6,6443675756454</text:p>
          </table:table-cell>
          <table:table-cell office:value-type="float" office:value="9.6375352144241" calcext:value-type="float">
            <text:p>9,6375352144241</text:p>
          </table:table-cell>
          <table:table-cell office:value-type="float" office:value="137.37999861407" calcext:value-type="float">
            <text:p>137,3799986140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504</text:p>
          </table:table-cell>
          <table:table-cell office:value-type="float" office:value="8.0616724491119" calcext:value-type="float">
            <text:p>8,0616724491119</text:p>
          </table:table-cell>
          <table:table-cell office:value-type="float" office:value="7.588124871254" calcext:value-type="float">
            <text:p>7,588124871254</text:p>
          </table:table-cell>
          <table:table-cell office:value-type="float" office:value="-107.068843143" calcext:value-type="float">
            <text:p>-107,068843143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515</text:p>
          </table:table-cell>
          <table:table-cell office:value-type="float" office:value="-1.2539349496365" calcext:value-type="float">
            <text:p>-1,2539349496365</text:p>
          </table:table-cell>
          <table:table-cell office:value-type="float" office:value="9.9103766679764" calcext:value-type="float">
            <text:p>9,9103766679764</text:p>
          </table:table-cell>
          <table:table-cell office:value-type="float" office:value="-70.055540959547" calcext:value-type="float">
            <text:p>-70,05554095954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526</text:p>
          </table:table-cell>
          <table:table-cell office:value-type="float" office:value="-1.5850093960762" calcext:value-type="float">
            <text:p>-1,5850093960762</text:p>
          </table:table-cell>
          <table:table-cell office:value-type="float" office:value="8.3408105373383" calcext:value-type="float">
            <text:p>8,3408105373383</text:p>
          </table:table-cell>
          <table:table-cell office:value-type="float" office:value="33.083004936291" calcext:value-type="float">
            <text:p>33,083004936291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537</text:p>
          </table:table-cell>
          <table:table-cell office:value-type="float" office:value="2.8726008534431" calcext:value-type="float">
            <text:p>2,8726008534431</text:p>
          </table:table-cell>
          <table:table-cell office:value-type="float" office:value="9.0251171588898" calcext:value-type="float">
            <text:p>9,0251171588898</text:p>
          </table:table-cell>
          <table:table-cell office:value-type="float" office:value="-154.56674660847" calcext:value-type="float">
            <text:p>-154,5667466084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548</text:p>
          </table:table-cell>
          <table:table-cell office:value-type="float" office:value="4.7327956557274" calcext:value-type="float">
            <text:p>4,7327956557274</text:p>
          </table:table-cell>
          <table:table-cell office:value-type="float" office:value="8.8006669282913" calcext:value-type="float">
            <text:p>8,8006669282913</text:p>
          </table:table-cell>
          <table:table-cell office:value-type="float" office:value="115.2028247809" calcext:value-type="float">
            <text:p>115,202824780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559</text:p>
          </table:table-cell>
          <table:table-cell office:value-type="float" office:value="5.3663915395737" calcext:value-type="float">
            <text:p>5,3663915395737</text:p>
          </table:table-cell>
          <table:table-cell office:value-type="float" office:value="8.8261777162552" calcext:value-type="float">
            <text:p>8,8261777162552</text:p>
          </table:table-cell>
          <table:table-cell office:value-type="float" office:value="-122.99774103104" calcext:value-type="float">
            <text:p>-122,9977410310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570</text:p>
          </table:table-cell>
          <table:table-cell office:value-type="float" office:value="6.9566965103149" calcext:value-type="float">
            <text:p>6,9566965103149</text:p>
          </table:table-cell>
          <table:table-cell office:value-type="float" office:value="9.5510447025299" calcext:value-type="float">
            <text:p>9,5510447025299</text:p>
          </table:table-cell>
          <table:table-cell office:value-type="float" office:value="-108.69988590289" calcext:value-type="float">
            <text:p>-108,6998859028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581</text:p>
          </table:table-cell>
          <table:table-cell office:value-type="float" office:value="7.732812166214" calcext:value-type="float">
            <text:p>7,732812166214</text:p>
          </table:table-cell>
          <table:table-cell office:value-type="float" office:value="8.7848502397537" calcext:value-type="float">
            <text:p>8,7848502397537</text:p>
          </table:table-cell>
          <table:table-cell office:value-type="float" office:value="31.026355400207" calcext:value-type="float">
            <text:p>31,02635540020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592</text:p>
          </table:table-cell>
          <table:table-cell office:value-type="float" office:value="-0.63583247363567" calcext:value-type="float">
            <text:p>-0,63583247363567</text:p>
          </table:table-cell>
          <table:table-cell office:value-type="float" office:value="10.527281761169" calcext:value-type="float">
            <text:p>10,527281761169</text:p>
          </table:table-cell>
          <table:table-cell office:value-type="float" office:value="-68.025180488635" calcext:value-type="float">
            <text:p>-68,02518048863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9</text:p>
          </table:table-cell>
          <table:table-cell office:value-type="string" calcext:value-type="string">
            <text:p>603</text:p>
          </table:table-cell>
          <table:table-cell office:value-type="float" office:value="-0.16026986762881" calcext:value-type="float">
            <text:p>-0,16026986762881</text:p>
          </table:table-cell>
          <table:table-cell office:value-type="float" office:value="8.9327973127365" calcext:value-type="float">
            <text:p>8,9327973127365</text:p>
          </table:table-cell>
          <table:table-cell office:value-type="float" office:value="15.09638804539" calcext:value-type="float">
            <text:p>15,09638804539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15</text:p>
          </table:table-cell>
          <table:table-cell office:value-type="float" office:value="-1.5850104391575" calcext:value-type="float">
            <text:p>-1,5850104391575</text:p>
          </table:table-cell>
          <table:table-cell office:value-type="float" office:value="0.98753377795219" calcext:value-type="float">
            <text:p>0,98753377795219</text:p>
          </table:table-cell>
          <table:table-cell office:value-type="float" office:value="30.203522010973" calcext:value-type="float">
            <text:p>30,20352201097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64</text:p>
          </table:table-cell>
          <table:table-cell office:value-type="float" office:value="-0.43070048093796" calcext:value-type="float">
            <text:p>-0,43070048093796</text:p>
          </table:table-cell>
          <table:table-cell office:value-type="float" office:value="0.9130721539259" calcext:value-type="float">
            <text:p>0,9130721539259</text:p>
          </table:table-cell>
          <table:table-cell office:value-type="float" office:value="-53.208217119715" calcext:value-type="float">
            <text:p>-53,20821711971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75</text:p>
          </table:table-cell>
          <table:table-cell office:value-type="float" office:value="1.6967633366585" calcext:value-type="float">
            <text:p>1,6967633366585</text:p>
          </table:table-cell>
          <table:table-cell office:value-type="float" office:value="1.6250422596931" calcext:value-type="float">
            <text:p>1,6250422596931</text:p>
          </table:table-cell>
          <table:table-cell office:value-type="float" office:value="-161.76974545619" calcext:value-type="float">
            <text:p>-161,76974545619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86</text:p>
          </table:table-cell>
          <table:table-cell office:value-type="float" office:value="2.5676521658897" calcext:value-type="float">
            <text:p>2,5676521658897</text:p>
          </table:table-cell>
          <table:table-cell office:value-type="float" office:value="-0.32881591469049" calcext:value-type="float">
            <text:p>-0,32881591469049</text:p>
          </table:table-cell>
          <table:table-cell office:value-type="float" office:value="-41.053887765119" calcext:value-type="float">
            <text:p>-41,053887765119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97</text:p>
          </table:table-cell>
          <table:table-cell office:value-type="float" office:value="6.1824506521225" calcext:value-type="float">
            <text:p>6,1824506521225</text:p>
          </table:table-cell>
          <table:table-cell office:value-type="float" office:value="1.1654263734818" calcext:value-type="float">
            <text:p>1,1654263734818</text:p>
          </table:table-cell>
          <table:table-cell office:value-type="float" office:value="90.271524562957" calcext:value-type="float">
            <text:p>90,27152456295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108</text:p>
          </table:table-cell>
          <table:table-cell office:value-type="float" office:value="5.7429957389832" calcext:value-type="float">
            <text:p>5,7429957389832</text:p>
          </table:table-cell>
          <table:table-cell office:value-type="float" office:value="0.1878977380693" calcext:value-type="float">
            <text:p>0,1878977380693</text:p>
          </table:table-cell>
          <table:table-cell office:value-type="float" office:value="-7.287328695036" calcext:value-type="float">
            <text:p>-7,28732869503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119</text:p>
          </table:table-cell>
          <table:table-cell office:value-type="float" office:value="6.6963565349579" calcext:value-type="float">
            <text:p>6,6963565349579</text:p>
          </table:table-cell>
          <table:table-cell office:value-type="float" office:value="-0.22024231031537" calcext:value-type="float">
            <text:p>-0,22024231031537</text:p>
          </table:table-cell>
          <table:table-cell office:value-type="float" office:value="46.529567925034" calcext:value-type="float">
            <text:p>46,52956792503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130</text:p>
          </table:table-cell>
          <table:table-cell office:value-type="float" office:value="-1.2967003881931" calcext:value-type="float">
            <text:p>-1,2967003881931</text:p>
          </table:table-cell>
          <table:table-cell office:value-type="float" office:value="2.5529789924622" calcext:value-type="float">
            <text:p>2,5529789924622</text:p>
          </table:table-cell>
          <table:table-cell office:value-type="float" office:value="-133.12950711341" calcext:value-type="float">
            <text:p>-133,1295071134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141</text:p>
          </table:table-cell>
          <table:table-cell office:value-type="float" office:value="0.72659783065319" calcext:value-type="float">
            <text:p>0,72659783065319</text:p>
          </table:table-cell>
          <table:table-cell office:value-type="float" office:value="0.93832388520241" calcext:value-type="float">
            <text:p>0,93832388520241</text:p>
          </table:table-cell>
          <table:table-cell office:value-type="float" office:value="42.067137493449" calcext:value-type="float">
            <text:p>42,06713749344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152</text:p>
          </table:table-cell>
          <table:table-cell office:value-type="float" office:value="-0.98729595541954" calcext:value-type="float">
            <text:p>-0,98729595541954</text:p>
          </table:table-cell>
          <table:table-cell office:value-type="float" office:value="1.7894923686981" calcext:value-type="float">
            <text:p>1,7894923686981</text:p>
          </table:table-cell>
          <table:table-cell office:value-type="float" office:value="4.2643868809293" calcext:value-type="float">
            <text:p>4,2643868809293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163</text:p>
          </table:table-cell>
          <table:table-cell office:value-type="float" office:value="4.4180220365524" calcext:value-type="float">
            <text:p>4,4180220365524</text:p>
          </table:table-cell>
          <table:table-cell office:value-type="float" office:value="1.2340873479843" calcext:value-type="float">
            <text:p>1,2340873479843</text:p>
          </table:table-cell>
          <table:table-cell office:value-type="float" office:value="-82.38881636577" calcext:value-type="float">
            <text:p>-82,3888163657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174</text:p>
          </table:table-cell>
          <table:table-cell office:value-type="float" office:value="7.4568659067154" calcext:value-type="float">
            <text:p>7,4568659067154</text:p>
          </table:table-cell>
          <table:table-cell office:value-type="float" office:value="2.3582899570465" calcext:value-type="float">
            <text:p>2,3582899570465</text:p>
          </table:table-cell>
          <table:table-cell office:value-type="float" office:value="-166.55892019819" calcext:value-type="float">
            <text:p>-166,5589201981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185</text:p>
          </table:table-cell>
          <table:table-cell office:value-type="float" office:value="7.8810703754425" calcext:value-type="float">
            <text:p>7,8810703754425</text:p>
          </table:table-cell>
          <table:table-cell office:value-type="float" office:value="0.73649033904076" calcext:value-type="float">
            <text:p>0,73649033904076</text:p>
          </table:table-cell>
          <table:table-cell office:value-type="float" office:value="-96.231502332505" calcext:value-type="float">
            <text:p>-96,23150233250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196</text:p>
          </table:table-cell>
          <table:table-cell office:value-type="float" office:value="8.4771203994751" calcext:value-type="float">
            <text:p>8,4771203994751</text:p>
          </table:table-cell>
          <table:table-cell office:value-type="float" office:value="0.30849466100335" calcext:value-type="float">
            <text:p>0,30849466100335</text:p>
          </table:table-cell>
          <table:table-cell office:value-type="float" office:value="-141.3185748325" calcext:value-type="float">
            <text:p>-141,318574832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207</text:p>
          </table:table-cell>
          <table:table-cell office:value-type="float" office:value="0.18070250749588" calcext:value-type="float">
            <text:p>0,18070250749588</text:p>
          </table:table-cell>
          <table:table-cell office:value-type="float" office:value="2.0659339427948" calcext:value-type="float">
            <text:p>2,0659339427948</text:p>
          </table:table-cell>
          <table:table-cell office:value-type="float" office:value="8.722139676665" calcext:value-type="float">
            <text:p>8,722139676665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218</text:p>
          </table:table-cell>
          <table:table-cell office:value-type="float" office:value="1.8657593429089" calcext:value-type="float">
            <text:p>1,8657593429089</text:p>
          </table:table-cell>
          <table:table-cell office:value-type="float" office:value="1.1576859652996" calcext:value-type="float">
            <text:p>1,1576859652996</text:p>
          </table:table-cell>
          <table:table-cell office:value-type="float" office:value="-21.156307997977" calcext:value-type="float">
            <text:p>-21,15630799797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229</text:p>
          </table:table-cell>
          <table:table-cell office:value-type="float" office:value="2.7872830629349" calcext:value-type="float">
            <text:p>2,7872830629349</text:p>
          </table:table-cell>
          <table:table-cell office:value-type="float" office:value="2.742845416069" calcext:value-type="float">
            <text:p>2,742845416069</text:p>
          </table:table-cell>
          <table:table-cell office:value-type="float" office:value="45.772874051598" calcext:value-type="float">
            <text:p>45,77287405159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240</text:p>
          </table:table-cell>
          <table:table-cell office:value-type="float" office:value="4.703181385994" calcext:value-type="float">
            <text:p>4,703181385994</text:p>
          </table:table-cell>
          <table:table-cell office:value-type="float" office:value="3.9256721735001" calcext:value-type="float">
            <text:p>3,9256721735001</text:p>
          </table:table-cell>
          <table:table-cell office:value-type="float" office:value="-85.61192272575" calcext:value-type="float">
            <text:p>-85,61192272575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251</text:p>
          </table:table-cell>
          <table:table-cell office:value-type="float" office:value="4.4747051596642" calcext:value-type="float">
            <text:p>4,4747051596642</text:p>
          </table:table-cell>
          <table:table-cell office:value-type="float" office:value="3.6157023906708" calcext:value-type="float">
            <text:p>3,6157023906708</text:p>
          </table:table-cell>
          <table:table-cell office:value-type="float" office:value="-59.77791737599" calcext:value-type="float">
            <text:p>-59,77791737599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262</text:p>
          </table:table-cell>
          <table:table-cell office:value-type="float" office:value="6.3796955347061" calcext:value-type="float">
            <text:p>6,3796955347061</text:p>
          </table:table-cell>
          <table:table-cell office:value-type="float" office:value="3.540523648262" calcext:value-type="float">
            <text:p>3,540523648262</text:p>
          </table:table-cell>
          <table:table-cell office:value-type="float" office:value="148.31352993182" calcext:value-type="float">
            <text:p>148,3135299318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273</text:p>
          </table:table-cell>
          <table:table-cell office:value-type="float" office:value="8.2213193178177" calcext:value-type="float">
            <text:p>8,2213193178177</text:p>
          </table:table-cell>
          <table:table-cell office:value-type="float" office:value="2.5994819402695" calcext:value-type="float">
            <text:p>2,5994819402695</text:p>
          </table:table-cell>
          <table:table-cell office:value-type="float" office:value="54.645105532021" calcext:value-type="float">
            <text:p>54,64510553202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284</text:p>
          </table:table-cell>
          <table:table-cell office:value-type="float" office:value="-1.5850016474724" calcext:value-type="float">
            <text:p>-1,5850016474724</text:p>
          </table:table-cell>
          <table:table-cell office:value-type="float" office:value="6.1679351329803" calcext:value-type="float">
            <text:p>6,1679351329803</text:p>
          </table:table-cell>
          <table:table-cell office:value-type="float" office:value="-27.713830683641" calcext:value-type="float">
            <text:p>-27,71383068364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295</text:p>
          </table:table-cell>
          <table:table-cell office:value-type="float" office:value="0.57393789291382" calcext:value-type="float">
            <text:p>0,57393789291382</text:p>
          </table:table-cell>
          <table:table-cell office:value-type="float" office:value="4.3496522307396" calcext:value-type="float">
            <text:p>4,3496522307396</text:p>
          </table:table-cell>
          <table:table-cell office:value-type="float" office:value="71.74921415414" calcext:value-type="float">
            <text:p>71,7492141541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06</text:p>
          </table:table-cell>
          <table:table-cell office:value-type="float" office:value="1.6051928699017" calcext:value-type="float">
            <text:p>1,6051928699017</text:p>
          </table:table-cell>
          <table:table-cell office:value-type="float" office:value="2.110101878643" calcext:value-type="float">
            <text:p>2,110101878643</text:p>
          </table:table-cell>
          <table:table-cell office:value-type="float" office:value="99.476954739565" calcext:value-type="float">
            <text:p>99,47695473956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17</text:p>
          </table:table-cell>
          <table:table-cell office:value-type="float" office:value="3.8107389211655" calcext:value-type="float">
            <text:p>3,8107389211655</text:p>
          </table:table-cell>
          <table:table-cell office:value-type="float" office:value="3.7347096204758" calcext:value-type="float">
            <text:p>3,7347096204758</text:p>
          </table:table-cell>
          <table:table-cell office:value-type="float" office:value="-8.1256069954793" calcext:value-type="float">
            <text:p>-8,1256069954793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28</text:p>
          </table:table-cell>
          <table:table-cell office:value-type="float" office:value="4.6767312288284" calcext:value-type="float">
            <text:p>4,6767312288284</text:p>
          </table:table-cell>
          <table:table-cell office:value-type="float" office:value="4.2545184493065" calcext:value-type="float">
            <text:p>4,2545184493065</text:p>
          </table:table-cell>
          <table:table-cell office:value-type="float" office:value="110.02947570412" calcext:value-type="float">
            <text:p>110,02947570412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39</text:p>
          </table:table-cell>
          <table:table-cell office:value-type="float" office:value="7.6371562480927" calcext:value-type="float">
            <text:p>7,6371562480927</text:p>
          </table:table-cell>
          <table:table-cell office:value-type="float" office:value="3.8049334287643" calcext:value-type="float">
            <text:p>3,8049334287643</text:p>
          </table:table-cell>
          <table:table-cell office:value-type="float" office:value="84.606138763914" calcext:value-type="float">
            <text:p>84,60613876391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50</text:p>
          </table:table-cell>
          <table:table-cell office:value-type="float" office:value="8.5300844907761" calcext:value-type="float">
            <text:p>8,5300844907761</text:p>
          </table:table-cell>
          <table:table-cell office:value-type="float" office:value="5.2173739671707" calcext:value-type="float">
            <text:p>5,2173739671707</text:p>
          </table:table-cell>
          <table:table-cell office:value-type="float" office:value="-95.407842071193" calcext:value-type="float">
            <text:p>-95,407842071193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61</text:p>
          </table:table-cell>
          <table:table-cell office:value-type="float" office:value="-0.45265834778547" calcext:value-type="float">
            <text:p>-0,45265834778547</text:p>
          </table:table-cell>
          <table:table-cell office:value-type="float" office:value="4.4289174675941" calcext:value-type="float">
            <text:p>4,4289174675941</text:p>
          </table:table-cell>
          <table:table-cell office:value-type="float" office:value="1.9806155306139" calcext:value-type="float">
            <text:p>1,980615530613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72</text:p>
          </table:table-cell>
          <table:table-cell office:value-type="float" office:value="-0.38634993135929" calcext:value-type="float">
            <text:p>-0,38634993135929</text:p>
          </table:table-cell>
          <table:table-cell office:value-type="float" office:value="5.9258896112442" calcext:value-type="float">
            <text:p>5,9258896112442</text:p>
          </table:table-cell>
          <table:table-cell office:value-type="float" office:value="55.876406894368" calcext:value-type="float">
            <text:p>55,87640689436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83</text:p>
          </table:table-cell>
          <table:table-cell office:value-type="float" office:value="1.4100566506386" calcext:value-type="float">
            <text:p>1,4100566506386</text:p>
          </table:table-cell>
          <table:table-cell office:value-type="float" office:value="6.4752167463303" calcext:value-type="float">
            <text:p>6,4752167463303</text:p>
          </table:table-cell>
          <table:table-cell office:value-type="float" office:value="30.186998236711" calcext:value-type="float">
            <text:p>30,18699823671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394</text:p>
          </table:table-cell>
          <table:table-cell office:value-type="float" office:value="4.4153714179993" calcext:value-type="float">
            <text:p>4,4153714179993</text:p>
          </table:table-cell>
          <table:table-cell office:value-type="float" office:value="5.3423535823822" calcext:value-type="float">
            <text:p>5,3423535823822</text:p>
          </table:table-cell>
          <table:table-cell office:value-type="float" office:value="159.35743842155" calcext:value-type="float">
            <text:p>159,3574384215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05</text:p>
          </table:table-cell>
          <table:table-cell office:value-type="float" office:value="4.9768581986427" calcext:value-type="float">
            <text:p>4,9768581986427</text:p>
          </table:table-cell>
          <table:table-cell office:value-type="float" office:value="5.219920873642" calcext:value-type="float">
            <text:p>5,219920873642</text:p>
          </table:table-cell>
          <table:table-cell office:value-type="float" office:value="70.512049517054" calcext:value-type="float">
            <text:p>70,512049517054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16</text:p>
          </table:table-cell>
          <table:table-cell office:value-type="float" office:value="6.5467154979706" calcext:value-type="float">
            <text:p>6,5467154979706</text:p>
          </table:table-cell>
          <table:table-cell office:value-type="float" office:value="5.2890658378601" calcext:value-type="float">
            <text:p>5,2890658378601</text:p>
          </table:table-cell>
          <table:table-cell office:value-type="float" office:value="29.490929120665" calcext:value-type="float">
            <text:p>29,490929120665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27</text:p>
          </table:table-cell>
          <table:table-cell office:value-type="float" office:value="10.085006952286" calcext:value-type="float">
            <text:p>10,085006952286</text:p>
          </table:table-cell>
          <table:table-cell office:value-type="float" office:value="6.8046504259109" calcext:value-type="float">
            <text:p>6,8046504259109</text:p>
          </table:table-cell>
          <table:table-cell office:value-type="float" office:value="133.55323463489" calcext:value-type="float">
            <text:p>133,5532346348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38</text:p>
          </table:table-cell>
          <table:table-cell office:value-type="float" office:value="-0.40690198540688" calcext:value-type="float">
            <text:p>-0,40690198540688</text:p>
          </table:table-cell>
          <table:table-cell office:value-type="float" office:value="8.4910982847214" calcext:value-type="float">
            <text:p>8,4910982847214</text:p>
          </table:table-cell>
          <table:table-cell office:value-type="float" office:value="145.22706930804" calcext:value-type="float">
            <text:p>145,2270693080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49</text:p>
          </table:table-cell>
          <table:table-cell office:value-type="float" office:value="1.0385601222515" calcext:value-type="float">
            <text:p>1,0385601222515</text:p>
          </table:table-cell>
          <table:table-cell office:value-type="float" office:value="8.5012578964233" calcext:value-type="float">
            <text:p>8,5012578964233</text:p>
          </table:table-cell>
          <table:table-cell office:value-type="float" office:value="-31.267925052886" calcext:value-type="float">
            <text:p>-31,26792505288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60</text:p>
          </table:table-cell>
          <table:table-cell office:value-type="float" office:value="0.74959054589272" calcext:value-type="float">
            <text:p>0,74959054589272</text:p>
          </table:table-cell>
          <table:table-cell office:value-type="float" office:value="8.6439526081085" calcext:value-type="float">
            <text:p>8,6439526081085</text:p>
          </table:table-cell>
          <table:table-cell office:value-type="float" office:value="126.23724815952" calcext:value-type="float">
            <text:p>126,2372481595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71</text:p>
          </table:table-cell>
          <table:table-cell office:value-type="float" office:value="1.5546637773514" calcext:value-type="float">
            <text:p>1,5546637773514</text:p>
          </table:table-cell>
          <table:table-cell office:value-type="float" office:value="7.195218205452" calcext:value-type="float">
            <text:p>7,195218205452</text:p>
          </table:table-cell>
          <table:table-cell office:value-type="float" office:value="51.239995060453" calcext:value-type="float">
            <text:p>51,239995060453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82</text:p>
          </table:table-cell>
          <table:table-cell office:value-type="float" office:value="5.4694354534149" calcext:value-type="float">
            <text:p>5,4694354534149</text:p>
          </table:table-cell>
          <table:table-cell office:value-type="float" office:value="6.1922752857208" calcext:value-type="float">
            <text:p>6,1922752857208</text:p>
          </table:table-cell>
          <table:table-cell office:value-type="float" office:value="-71.161793295745" calcext:value-type="float">
            <text:p>-71,16179329574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493</text:p>
          </table:table-cell>
          <table:table-cell office:value-type="float" office:value="6.5176939964294" calcext:value-type="float">
            <text:p>6,5176939964294</text:p>
          </table:table-cell>
          <table:table-cell office:value-type="float" office:value="9.4556438922882" calcext:value-type="float">
            <text:p>9,4556438922882</text:p>
          </table:table-cell>
          <table:table-cell office:value-type="float" office:value="46.662110052291" calcext:value-type="float">
            <text:p>46,66211005229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504</text:p>
          </table:table-cell>
          <table:table-cell office:value-type="float" office:value="8.2723319530487" calcext:value-type="float">
            <text:p>8,2723319530487</text:p>
          </table:table-cell>
          <table:table-cell office:value-type="float" office:value="7.7957743406296" calcext:value-type="float">
            <text:p>7,7957743406296</text:p>
          </table:table-cell>
          <table:table-cell office:value-type="float" office:value="-142.42726678302" calcext:value-type="float">
            <text:p>-142,42726678302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515</text:p>
          </table:table-cell>
          <table:table-cell office:value-type="float" office:value="-1.0971869528294" calcext:value-type="float">
            <text:p>-1,0971869528294</text:p>
          </table:table-cell>
          <table:table-cell office:value-type="float" office:value="10.065622329712" calcext:value-type="float">
            <text:p>10,065622329712</text:p>
          </table:table-cell>
          <table:table-cell office:value-type="float" office:value="-72.455048561096" calcext:value-type="float">
            <text:p>-72,45504856109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526</text:p>
          </table:table-cell>
          <table:table-cell office:value-type="float" office:value="-1.5815082192421" calcext:value-type="float">
            <text:p>-1,5815082192421</text:p>
          </table:table-cell>
          <table:table-cell office:value-type="float" office:value="8.1001043319702" calcext:value-type="float">
            <text:p>8,1001043319702</text:p>
          </table:table-cell>
          <table:table-cell office:value-type="float" office:value="38.936258121661" calcext:value-type="float">
            <text:p>38,936258121661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537</text:p>
          </table:table-cell>
          <table:table-cell office:value-type="float" office:value="3.1684011220932" calcext:value-type="float">
            <text:p>3,1684011220932</text:p>
          </table:table-cell>
          <table:table-cell office:value-type="float" office:value="9.2158424854279" calcext:value-type="float">
            <text:p>9,2158424854279</text:p>
          </table:table-cell>
          <table:table-cell office:value-type="float" office:value="-136.13844677142" calcext:value-type="float">
            <text:p>-136,1384467714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548</text:p>
          </table:table-cell>
          <table:table-cell office:value-type="float" office:value="4.7933849692345" calcext:value-type="float">
            <text:p>4,7933849692345</text:p>
          </table:table-cell>
          <table:table-cell office:value-type="float" office:value="8.5940110683441" calcext:value-type="float">
            <text:p>8,5940110683441</text:p>
          </table:table-cell>
          <table:table-cell office:value-type="float" office:value="88.214383003818" calcext:value-type="float">
            <text:p>88,21438300381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559</text:p>
          </table:table-cell>
          <table:table-cell office:value-type="float" office:value="5.4880082607269" calcext:value-type="float">
            <text:p>5,4880082607269</text:p>
          </table:table-cell>
          <table:table-cell office:value-type="float" office:value="8.9737862348557" calcext:value-type="float">
            <text:p>8,9737862348557</text:p>
          </table:table-cell>
          <table:table-cell office:value-type="float" office:value="-146.52855229226" calcext:value-type="float">
            <text:p>-146,5285522922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570</text:p>
          </table:table-cell>
          <table:table-cell office:value-type="float" office:value="7.1758568286896" calcext:value-type="float">
            <text:p>7,1758568286896</text:p>
          </table:table-cell>
          <table:table-cell office:value-type="float" office:value="9.5082986354828" calcext:value-type="float">
            <text:p>9,5082986354828</text:p>
          </table:table-cell>
          <table:table-cell office:value-type="float" office:value="160.65934509229" calcext:value-type="float">
            <text:p>160,6593450922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581</text:p>
          </table:table-cell>
          <table:table-cell office:value-type="float" office:value="7.4212300777435" calcext:value-type="float">
            <text:p>7,4212300777435</text:p>
          </table:table-cell>
          <table:table-cell office:value-type="float" office:value="8.7839192152023" calcext:value-type="float">
            <text:p>8,7839192152023</text:p>
          </table:table-cell>
          <table:table-cell office:value-type="float" office:value="-7.7771982949251" calcext:value-type="float">
            <text:p>-7,777198294925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592</text:p>
          </table:table-cell>
          <table:table-cell office:value-type="float" office:value="-0.5395133048296" calcext:value-type="float">
            <text:p>-0,5395133048296</text:p>
          </table:table-cell>
          <table:table-cell office:value-type="float" office:value="10.623593330383" calcext:value-type="float">
            <text:p>10,623593330383</text:p>
          </table:table-cell>
          <table:table-cell office:value-type="float" office:value="-60.066953586165" calcext:value-type="float">
            <text:p>-60,06695358616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0</text:p>
          </table:table-cell>
          <table:table-cell office:value-type="string" calcext:value-type="string">
            <text:p>603</text:p>
          </table:table-cell>
          <table:table-cell office:value-type="float" office:value="-0.25749051943421" calcext:value-type="float">
            <text:p>-0,25749051943421</text:p>
          </table:table-cell>
          <table:table-cell office:value-type="float" office:value="9.1444540023804" calcext:value-type="float">
            <text:p>9,1444540023804</text:p>
          </table:table-cell>
          <table:table-cell office:value-type="float" office:value="-71.823912820998" calcext:value-type="float">
            <text:p>-71,82391282099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15</text:p>
          </table:table-cell>
          <table:table-cell office:value-type="float" office:value="-1.5334704518318" calcext:value-type="float">
            <text:p>-1,5334704518318</text:p>
          </table:table-cell>
          <table:table-cell office:value-type="float" office:value="0.73337450623512" calcext:value-type="float">
            <text:p>0,73337450623512</text:p>
          </table:table-cell>
          <table:table-cell office:value-type="float" office:value="39.153886069158" calcext:value-type="float">
            <text:p>39,15388606915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64</text:p>
          </table:table-cell>
          <table:table-cell office:value-type="float" office:value="-0.62073010951281" calcext:value-type="float">
            <text:p>-0,62073010951281</text:p>
          </table:table-cell>
          <table:table-cell office:value-type="float" office:value="1.1790402978659" calcext:value-type="float">
            <text:p>1,1790402978659</text:p>
          </table:table-cell>
          <table:table-cell office:value-type="float" office:value="-55.032399429637" calcext:value-type="float">
            <text:p>-55,03239942963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75</text:p>
          </table:table-cell>
          <table:table-cell office:value-type="float" office:value="1.656678467989" calcext:value-type="float">
            <text:p>1,656678467989</text:p>
          </table:table-cell>
          <table:table-cell office:value-type="float" office:value="1.8434390425682" calcext:value-type="float">
            <text:p>1,8434390425682</text:p>
          </table:table-cell>
          <table:table-cell office:value-type="float" office:value="-70.986920101627" calcext:value-type="float">
            <text:p>-70,986920101627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86</text:p>
          </table:table-cell>
          <table:table-cell office:value-type="float" office:value="2.387043684721" calcext:value-type="float">
            <text:p>2,387043684721</text:p>
          </table:table-cell>
          <table:table-cell office:value-type="float" office:value="-0.027291742153466" calcext:value-type="float">
            <text:p>-0,027291742153466</text:p>
          </table:table-cell>
          <table:table-cell office:value-type="float" office:value="-61.804690178792" calcext:value-type="float">
            <text:p>-61,80469017879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97</text:p>
          </table:table-cell>
          <table:table-cell office:value-type="float" office:value="6.0257804393768" calcext:value-type="float">
            <text:p>6,0257804393768</text:p>
          </table:table-cell>
          <table:table-cell office:value-type="float" office:value="0.89336767792702" calcext:value-type="float">
            <text:p>0,89336767792702</text:p>
          </table:table-cell>
          <table:table-cell office:value-type="float" office:value="52.216435313984" calcext:value-type="float">
            <text:p>52,21643531398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108</text:p>
          </table:table-cell>
          <table:table-cell office:value-type="float" office:value="5.3488743305206" calcext:value-type="float">
            <text:p>5,3488743305206</text:p>
          </table:table-cell>
          <table:table-cell office:value-type="float" office:value="0.23819398134947" calcext:value-type="float">
            <text:p>0,23819398134947</text:p>
          </table:table-cell>
          <table:table-cell office:value-type="float" office:value="-7.3193939058644" calcext:value-type="float">
            <text:p>-7,319393905864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119</text:p>
          </table:table-cell>
          <table:table-cell office:value-type="float" office:value="6.5065801143646" calcext:value-type="float">
            <text:p>6,5065801143646</text:p>
          </table:table-cell>
          <table:table-cell office:value-type="float" office:value="-0.44615723192692" calcext:value-type="float">
            <text:p>-0,44615723192692</text:p>
          </table:table-cell>
          <table:table-cell office:value-type="float" office:value="55.363090174973" calcext:value-type="float">
            <text:p>55,363090174973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130</text:p>
          </table:table-cell>
          <table:table-cell office:value-type="float" office:value="-1.1812523752451" calcext:value-type="float">
            <text:p>-1,1812523752451</text:p>
          </table:table-cell>
          <table:table-cell office:value-type="float" office:value="2.6656359434128" calcext:value-type="float">
            <text:p>2,6656359434128</text:p>
          </table:table-cell>
          <table:table-cell office:value-type="float" office:value="-135.79158418497" calcext:value-type="float">
            <text:p>-135,7915841849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141</text:p>
          </table:table-cell>
          <table:table-cell office:value-type="float" office:value="0.43142579495907" calcext:value-type="float">
            <text:p>0,43142579495907</text:p>
          </table:table-cell>
          <table:table-cell office:value-type="float" office:value="0.67259296774864" calcext:value-type="float">
            <text:p>0,67259296774864</text:p>
          </table:table-cell>
          <table:table-cell office:value-type="float" office:value="42.059384713507" calcext:value-type="float">
            <text:p>42,05938471350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152</text:p>
          </table:table-cell>
          <table:table-cell office:value-type="float" office:value="-1.2967692315578" calcext:value-type="float">
            <text:p>-1,2967692315578</text:p>
          </table:table-cell>
          <table:table-cell office:value-type="float" office:value="1.8013840913773" calcext:value-type="float">
            <text:p>1,8013840913773</text:p>
          </table:table-cell>
          <table:table-cell office:value-type="float" office:value="-3.7910572852299" calcext:value-type="float">
            <text:p>-3,791057285229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163</text:p>
          </table:table-cell>
          <table:table-cell office:value-type="float" office:value="4.58187520504" calcext:value-type="float">
            <text:p>4,58187520504</text:p>
          </table:table-cell>
          <table:table-cell office:value-type="float" office:value="1.4762967824936" calcext:value-type="float">
            <text:p>1,4762967824936</text:p>
          </table:table-cell>
          <table:table-cell office:value-type="float" office:value="-131.49522520175" calcext:value-type="float">
            <text:p>-131,4952252017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174</text:p>
          </table:table-cell>
          <table:table-cell office:value-type="float" office:value="7.5734341144562" calcext:value-type="float">
            <text:p>7,5734341144562</text:p>
          </table:table-cell>
          <table:table-cell office:value-type="float" office:value="2.5307485461235" calcext:value-type="float">
            <text:p>2,5307485461235</text:p>
          </table:table-cell>
          <table:table-cell office:value-type="float" office:value="-108.72197227114" calcext:value-type="float">
            <text:p>-108,7219722711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185</text:p>
          </table:table-cell>
          <table:table-cell office:value-type="float" office:value="7.6374971866608" calcext:value-type="float">
            <text:p>7,6374971866608</text:p>
          </table:table-cell>
          <table:table-cell office:value-type="float" office:value="0.90403482317924" calcext:value-type="float">
            <text:p>0,90403482317924</text:p>
          </table:table-cell>
          <table:table-cell office:value-type="float" office:value="-38.098633289337" calcext:value-type="float">
            <text:p>-38,09863328933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196</text:p>
          </table:table-cell>
          <table:table-cell office:value-type="float" office:value="8.7870848178864" calcext:value-type="float">
            <text:p>8,7870848178864</text:p>
          </table:table-cell>
          <table:table-cell office:value-type="float" office:value="0.55720765143633" calcext:value-type="float">
            <text:p>0,55720765143633</text:p>
          </table:table-cell>
          <table:table-cell office:value-type="float" office:value="-141.30594624076" calcext:value-type="float">
            <text:p>-141,3059462407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207</text:p>
          </table:table-cell>
          <table:table-cell office:value-type="float" office:value="-0.18257770687342" calcext:value-type="float">
            <text:p>-0,18257770687342</text:p>
          </table:table-cell>
          <table:table-cell office:value-type="float" office:value="1.9855174422264" calcext:value-type="float">
            <text:p>1,9855174422264</text:p>
          </table:table-cell>
          <table:table-cell office:value-type="float" office:value="19.281548109783" calcext:value-type="float">
            <text:p>19,281548109783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218</text:p>
          </table:table-cell>
          <table:table-cell office:value-type="float" office:value="1.9162076711655" calcext:value-type="float">
            <text:p>1,9162076711655</text:p>
          </table:table-cell>
          <table:table-cell office:value-type="float" office:value="1.3738809525967" calcext:value-type="float">
            <text:p>1,3738809525967</text:p>
          </table:table-cell>
          <table:table-cell office:value-type="float" office:value="-111.90665983091" calcext:value-type="float">
            <text:p>-111,9066598309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229</text:p>
          </table:table-cell>
          <table:table-cell office:value-type="float" office:value="2.4830988049507" calcext:value-type="float">
            <text:p>2,4830988049507</text:p>
          </table:table-cell>
          <table:table-cell office:value-type="float" office:value="2.5637635588646" calcext:value-type="float">
            <text:p>2,5637635588646</text:p>
          </table:table-cell>
          <table:table-cell office:value-type="float" office:value="25.82599630781" calcext:value-type="float">
            <text:p>25,8259963078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240</text:p>
          </table:table-cell>
          <table:table-cell office:value-type="float" office:value="4.4937601685524" calcext:value-type="float">
            <text:p>4,4937601685524</text:p>
          </table:table-cell>
          <table:table-cell office:value-type="float" office:value="3.8674575090408" calcext:value-type="float">
            <text:p>3,8674575090408</text:p>
          </table:table-cell>
          <table:table-cell office:value-type="float" office:value="6.0536244492622" calcext:value-type="float">
            <text:p>6,0536244492622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251</text:p>
          </table:table-cell>
          <table:table-cell office:value-type="float" office:value="4.2638006806374" calcext:value-type="float">
            <text:p>4,2638006806374</text:p>
          </table:table-cell>
          <table:table-cell office:value-type="float" office:value="3.5309797525406" calcext:value-type="float">
            <text:p>3,5309797525406</text:p>
          </table:table-cell>
          <table:table-cell office:value-type="float" office:value="30.19268041963" calcext:value-type="float">
            <text:p>30,19268041963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262</text:p>
          </table:table-cell>
          <table:table-cell office:value-type="float" office:value="6.609011888504" calcext:value-type="float">
            <text:p>6,609011888504</text:p>
          </table:table-cell>
          <table:table-cell office:value-type="float" office:value="3.536941409111" calcext:value-type="float">
            <text:p>3,536941409111</text:p>
          </table:table-cell>
          <table:table-cell office:value-type="float" office:value="-177.1529419407" calcext:value-type="float">
            <text:p>-177,152941940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273</text:p>
          </table:table-cell>
          <table:table-cell office:value-type="float" office:value="7.9891687631607" calcext:value-type="float">
            <text:p>7,9891687631607</text:p>
          </table:table-cell>
          <table:table-cell office:value-type="float" office:value="2.4940964579582" calcext:value-type="float">
            <text:p>2,4940964579582</text:p>
          </table:table-cell>
          <table:table-cell office:value-type="float" office:value="0.009727679121836" calcext:value-type="float">
            <text:p>0,009727679121836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284</text:p>
          </table:table-cell>
          <table:table-cell office:value-type="float" office:value="-1.5850010514259" calcext:value-type="float">
            <text:p>-1,5850010514259</text:p>
          </table:table-cell>
          <table:table-cell office:value-type="float" office:value="6.3636577129364" calcext:value-type="float">
            <text:p>6,3636577129364</text:p>
          </table:table-cell>
          <table:table-cell office:value-type="float" office:value="-31.057571529583" calcext:value-type="float">
            <text:p>-31,057571529583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295</text:p>
          </table:table-cell>
          <table:table-cell office:value-type="float" office:value="0.60734461992979" calcext:value-type="float">
            <text:p>0,60734461992979</text:p>
          </table:table-cell>
          <table:table-cell office:value-type="float" office:value="4.0149417519569" calcext:value-type="float">
            <text:p>4,0149417519569</text:p>
          </table:table-cell>
          <table:table-cell office:value-type="float" office:value="100.05884717225" calcext:value-type="float">
            <text:p>100,0588471722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06</text:p>
          </table:table-cell>
          <table:table-cell office:value-type="float" office:value="1.3938538730145" calcext:value-type="float">
            <text:p>1,3938538730145</text:p>
          </table:table-cell>
          <table:table-cell office:value-type="float" office:value="2.0430681109428" calcext:value-type="float">
            <text:p>2,0430681109428</text:p>
          </table:table-cell>
          <table:table-cell office:value-type="float" office:value="8.7744803375499" calcext:value-type="float">
            <text:p>8,774480337549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17</text:p>
          </table:table-cell>
          <table:table-cell office:value-type="float" office:value="3.4163734316826" calcext:value-type="float">
            <text:p>3,4163734316826</text:p>
          </table:table-cell>
          <table:table-cell office:value-type="float" office:value="3.7902837991714" calcext:value-type="float">
            <text:p>3,7902837991714</text:p>
          </table:table-cell>
          <table:table-cell office:value-type="float" office:value="-8.0838627686166" calcext:value-type="float">
            <text:p>-8,0838627686166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28</text:p>
          </table:table-cell>
          <table:table-cell office:value-type="float" office:value="4.4730883836746" calcext:value-type="float">
            <text:p>4,4730883836746</text:p>
          </table:table-cell>
          <table:table-cell office:value-type="float" office:value="4.2382198572159" calcext:value-type="float">
            <text:p>4,2382198572159</text:p>
          </table:table-cell>
          <table:table-cell office:value-type="float" office:value="18.477358635823" calcext:value-type="float">
            <text:p>18,477358635823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39</text:p>
          </table:table-cell>
          <table:table-cell office:value-type="float" office:value="7.5930124521255" calcext:value-type="float">
            <text:p>7,5930124521255</text:p>
          </table:table-cell>
          <table:table-cell office:value-type="float" office:value="3.418704867363" calcext:value-type="float">
            <text:p>3,418704867363</text:p>
          </table:table-cell>
          <table:table-cell office:value-type="float" office:value="80.768174426571" calcext:value-type="float">
            <text:p>80,76817442657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50</text:p>
          </table:table-cell>
          <table:table-cell office:value-type="float" office:value="8.5888177156448" calcext:value-type="float">
            <text:p>8,5888177156448</text:p>
          </table:table-cell>
          <table:table-cell office:value-type="float" office:value="5.6017279624939" calcext:value-type="float">
            <text:p>5,6017279624939</text:p>
          </table:table-cell>
          <table:table-cell office:value-type="float" office:value="-99.940652300598" calcext:value-type="float">
            <text:p>-99,940652300598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61</text:p>
          </table:table-cell>
          <table:table-cell office:value-type="float" office:value="-0.75413472950459" calcext:value-type="float">
            <text:p>-0,75413472950459</text:p>
          </table:table-cell>
          <table:table-cell office:value-type="float" office:value="4.5572489500046" calcext:value-type="float">
            <text:p>4,5572489500046</text:p>
          </table:table-cell>
          <table:table-cell office:value-type="float" office:value="-29.641877693735" calcext:value-type="float">
            <text:p>-29,64187769373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72</text:p>
          </table:table-cell>
          <table:table-cell office:value-type="float" office:value="-0.47455012798309" calcext:value-type="float">
            <text:p>-0,47455012798309</text:p>
          </table:table-cell>
          <table:table-cell office:value-type="float" office:value="5.6033509969711" calcext:value-type="float">
            <text:p>5,6033509969711</text:p>
          </table:table-cell>
          <table:table-cell office:value-type="float" office:value="79.870273353188" calcext:value-type="float">
            <text:p>79,87027335318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83</text:p>
          </table:table-cell>
          <table:table-cell office:value-type="float" office:value="1.3662618398666" calcext:value-type="float">
            <text:p>1,3662618398666</text:p>
          </table:table-cell>
          <table:table-cell office:value-type="float" office:value="6.281830072403" calcext:value-type="float">
            <text:p>6,281830072403</text:p>
          </table:table-cell>
          <table:table-cell office:value-type="float" office:value="79.252162556739" calcext:value-type="float">
            <text:p>79,252162556739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394</text:p>
          </table:table-cell>
          <table:table-cell office:value-type="float" office:value="4.5203405618668" calcext:value-type="float">
            <text:p>4,5203405618668</text:p>
          </table:table-cell>
          <table:table-cell office:value-type="float" office:value="5.5480915307999" calcext:value-type="float">
            <text:p>5,5480915307999</text:p>
          </table:table-cell>
          <table:table-cell office:value-type="float" office:value="-108.97580149827" calcext:value-type="float">
            <text:p>-108,9758014982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05</text:p>
          </table:table-cell>
          <table:table-cell office:value-type="float" office:value="4.7672906517982" calcext:value-type="float">
            <text:p>4,7672906517982</text:p>
          </table:table-cell>
          <table:table-cell office:value-type="float" office:value="5.2677273750305" calcext:value-type="float">
            <text:p>5,2677273750305</text:p>
          </table:table-cell>
          <table:table-cell office:value-type="float" office:value="-22.1776487721" calcext:value-type="float">
            <text:p>-22,177648772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16</text:p>
          </table:table-cell>
          <table:table-cell office:value-type="float" office:value="6.5019822120667" calcext:value-type="float">
            <text:p>6,5019822120667</text:p>
          </table:table-cell>
          <table:table-cell office:value-type="float" office:value="5.0240224599838" calcext:value-type="float">
            <text:p>5,0240224599838</text:p>
          </table:table-cell>
          <table:table-cell office:value-type="float" office:value="90.331544542009" calcext:value-type="float">
            <text:p>90,331544542009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27</text:p>
          </table:table-cell>
          <table:table-cell office:value-type="float" office:value="10.075526237488" calcext:value-type="float">
            <text:p>10,075526237488</text:p>
          </table:table-cell>
          <table:table-cell office:value-type="float" office:value="6.5175312757492" calcext:value-type="float">
            <text:p>6,5175312757492</text:p>
          </table:table-cell>
          <table:table-cell office:value-type="float" office:value="94.690998648382" calcext:value-type="float">
            <text:p>94,69099864838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38</text:p>
          </table:table-cell>
          <table:table-cell office:value-type="float" office:value="-0.50516359508038" calcext:value-type="float">
            <text:p>-0,50516359508038</text:p>
          </table:table-cell>
          <table:table-cell office:value-type="float" office:value="8.2677185535431" calcext:value-type="float">
            <text:p>8,2677185535431</text:p>
          </table:table-cell>
          <table:table-cell office:value-type="float" office:value="62.740497528368" calcext:value-type="float">
            <text:p>62,74049752836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49</text:p>
          </table:table-cell>
          <table:table-cell office:value-type="float" office:value="1.2230078876019" calcext:value-type="float">
            <text:p>1,2230078876019</text:p>
          </table:table-cell>
          <table:table-cell office:value-type="float" office:value="8.6711752414703" calcext:value-type="float">
            <text:p>8,6711752414703</text:p>
          </table:table-cell>
          <table:table-cell office:value-type="float" office:value="-123.93228415471" calcext:value-type="float">
            <text:p>-123,9322841547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60</text:p>
          </table:table-cell>
          <table:table-cell office:value-type="float" office:value="0.88533386588097" calcext:value-type="float">
            <text:p>0,88533386588097</text:p>
          </table:table-cell>
          <table:table-cell office:value-type="float" office:value="8.8089799880981" calcext:value-type="float">
            <text:p>8,8089799880981</text:p>
          </table:table-cell>
          <table:table-cell office:value-type="float" office:value="-139.57715490062" calcext:value-type="float">
            <text:p>-139,5771549006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71</text:p>
          </table:table-cell>
          <table:table-cell office:value-type="float" office:value="1.4398650825024" calcext:value-type="float">
            <text:p>1,4398650825024</text:p>
          </table:table-cell>
          <table:table-cell office:value-type="float" office:value="6.935743689537" calcext:value-type="float">
            <text:p>6,935743689537</text:p>
          </table:table-cell>
          <table:table-cell office:value-type="float" office:value="69.417134212081" calcext:value-type="float">
            <text:p>69,41713421208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82</text:p>
          </table:table-cell>
          <table:table-cell office:value-type="float" office:value="5.3415393829346" calcext:value-type="float">
            <text:p>5,3415393829346</text:p>
          </table:table-cell>
          <table:table-cell office:value-type="float" office:value="6.5690106153488" calcext:value-type="float">
            <text:p>6,5690106153488</text:p>
          </table:table-cell>
          <table:table-cell office:value-type="float" office:value="-71.121666082151" calcext:value-type="float">
            <text:p>-71,12166608215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493</text:p>
          </table:table-cell>
          <table:table-cell office:value-type="float" office:value="6.2320357561111" calcext:value-type="float">
            <text:p>6,2320357561111</text:p>
          </table:table-cell>
          <table:table-cell office:value-type="float" office:value="9.1841614246368" calcext:value-type="float">
            <text:p>9,1841614246368</text:p>
          </table:table-cell>
          <table:table-cell office:value-type="float" office:value="44.283168331073" calcext:value-type="float">
            <text:p>44,28316833107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504</text:p>
          </table:table-cell>
          <table:table-cell office:value-type="float" office:value="8.5648691654205" calcext:value-type="float">
            <text:p>8,5648691654205</text:p>
          </table:table-cell>
          <table:table-cell office:value-type="float" office:value="7.8397405147552" calcext:value-type="float">
            <text:p>7,8397405147552</text:p>
          </table:table-cell>
          <table:table-cell office:value-type="float" office:value="-178.20850906858" calcext:value-type="float">
            <text:p>-178,20850906858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515</text:p>
          </table:table-cell>
          <table:table-cell office:value-type="float" office:value="-0.96081957221031" calcext:value-type="float">
            <text:p>-0,96081957221031</text:p>
          </table:table-cell>
          <table:table-cell office:value-type="float" office:value="10.19034743309" calcext:value-type="float">
            <text:p>10,19034743309</text:p>
          </table:table-cell>
          <table:table-cell office:value-type="float" office:value="-100.14923590763" calcext:value-type="float">
            <text:p>-100,1492359076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526</text:p>
          </table:table-cell>
          <table:table-cell office:value-type="float" office:value="-1.5798339247704" calcext:value-type="float">
            <text:p>-1,5798339247704</text:p>
          </table:table-cell>
          <table:table-cell office:value-type="float" office:value="7.8571647405624" calcext:value-type="float">
            <text:p>7,8571647405624</text:p>
          </table:table-cell>
          <table:table-cell office:value-type="float" office:value="57.15159056293" calcext:value-type="float">
            <text:p>57,15159056293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537</text:p>
          </table:table-cell>
          <table:table-cell office:value-type="float" office:value="3.1863480806351" calcext:value-type="float">
            <text:p>3,1863480806351</text:p>
          </table:table-cell>
          <table:table-cell office:value-type="float" office:value="9.5008265972137" calcext:value-type="float">
            <text:p>9,5008265972137</text:p>
          </table:table-cell>
          <table:table-cell office:value-type="float" office:value="-84.439459120392" calcext:value-type="float">
            <text:p>-84,43945912039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548</text:p>
          </table:table-cell>
          <table:table-cell office:value-type="float" office:value="4.5727148652077" calcext:value-type="float">
            <text:p>4,5727148652077</text:p>
          </table:table-cell>
          <table:table-cell office:value-type="float" office:value="8.570054769516" calcext:value-type="float">
            <text:p>8,570054769516</text:p>
          </table:table-cell>
          <table:table-cell office:value-type="float" office:value="-2.5526341881342" calcext:value-type="float">
            <text:p>-2,552634188134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559</text:p>
          </table:table-cell>
          <table:table-cell office:value-type="float" office:value="5.6357353925705" calcext:value-type="float">
            <text:p>5,6357353925705</text:p>
          </table:table-cell>
          <table:table-cell office:value-type="float" office:value="8.8080245256424" calcext:value-type="float">
            <text:p>8,8080245256424</text:p>
          </table:table-cell>
          <table:table-cell office:value-type="float" office:value="122.82057172933" calcext:value-type="float">
            <text:p>122,8205717293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570</text:p>
          </table:table-cell>
          <table:table-cell office:value-type="float" office:value="7.4364972114563" calcext:value-type="float">
            <text:p>7,4364972114563</text:p>
          </table:table-cell>
          <table:table-cell office:value-type="float" office:value="9.5246028900146" calcext:value-type="float">
            <text:p>9,5246028900146</text:p>
          </table:table-cell>
          <table:table-cell office:value-type="float" office:value="-151.61665837476" calcext:value-type="float">
            <text:p>-151,6166583747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581</text:p>
          </table:table-cell>
          <table:table-cell office:value-type="float" office:value="7.1920281648636" calcext:value-type="float">
            <text:p>7,1920281648636</text:p>
          </table:table-cell>
          <table:table-cell office:value-type="float" office:value="8.774151802063" calcext:value-type="float">
            <text:p>8,774151802063</text:p>
          </table:table-cell>
          <table:table-cell office:value-type="float" office:value="24.371552239558" calcext:value-type="float">
            <text:p>24,37155223955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592</text:p>
          </table:table-cell>
          <table:table-cell office:value-type="float" office:value="-0.44833865016699" calcext:value-type="float">
            <text:p>-0,44833865016699</text:p>
          </table:table-cell>
          <table:table-cell office:value-type="float" office:value="10.714762210846" calcext:value-type="float">
            <text:p>10,714762210846</text:p>
          </table:table-cell>
          <table:table-cell office:value-type="float" office:value="-47.80773106654" calcext:value-type="float">
            <text:p>-47,8077310665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1</text:p>
          </table:table-cell>
          <table:table-cell office:value-type="string" calcext:value-type="string">
            <text:p>603</text:p>
          </table:table-cell>
          <table:table-cell office:value-type="float" office:value="-0.38094319403172" calcext:value-type="float">
            <text:p>-0,38094319403172</text:p>
          </table:table-cell>
          <table:table-cell office:value-type="float" office:value="9.5222413539886" calcext:value-type="float">
            <text:p>9,5222413539886</text:p>
          </table:table-cell>
          <table:table-cell office:value-type="float" office:value="-71.843955926834" calcext:value-type="float">
            <text:p>-71,84395592683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15</text:p>
          </table:table-cell>
          <table:table-cell office:value-type="float" office:value="-1.4791919291019" calcext:value-type="float">
            <text:p>-1,4791919291019</text:p>
          </table:table-cell>
          <table:table-cell office:value-type="float" office:value="0.66872648894787" calcext:value-type="float">
            <text:p>0,66872648894787</text:p>
          </table:table-cell>
          <table:table-cell office:value-type="float" office:value="45.464211588453" calcext:value-type="float">
            <text:p>45,46421158845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64</text:p>
          </table:table-cell>
          <table:table-cell office:value-type="float" office:value="-0.7470764964819" calcext:value-type="float">
            <text:p>-0,7470764964819</text:p>
          </table:table-cell>
          <table:table-cell office:value-type="float" office:value="1.4426781237125" calcext:value-type="float">
            <text:p>1,4426781237125</text:p>
          </table:table-cell>
          <table:table-cell office:value-type="float" office:value="-76.950150690261" calcext:value-type="float">
            <text:p>-76,95015069026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75</text:p>
          </table:table-cell>
          <table:table-cell office:value-type="float" office:value="1.4345322549343" calcext:value-type="float">
            <text:p>1,4345322549343</text:p>
          </table:table-cell>
          <table:table-cell office:value-type="float" office:value="1.8049888312817" calcext:value-type="float">
            <text:p>1,8049888312817</text:p>
          </table:table-cell>
          <table:table-cell office:value-type="float" office:value="19.074944553861" calcext:value-type="float">
            <text:p>19,074944553861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86</text:p>
          </table:table-cell>
          <table:table-cell office:value-type="float" office:value="2.2646775841713" calcext:value-type="float">
            <text:p>2,2646775841713</text:p>
          </table:table-cell>
          <table:table-cell office:value-type="float" office:value="0.32266054302454" calcext:value-type="float">
            <text:p>0,32266054302454</text:p>
          </table:table-cell>
          <table:table-cell office:value-type="float" office:value="-73.531984523603" calcext:value-type="float">
            <text:p>-73,53198452360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97</text:p>
          </table:table-cell>
          <table:table-cell office:value-type="float" office:value="5.7348221540451" calcext:value-type="float">
            <text:p>5,7348221540451</text:p>
          </table:table-cell>
          <table:table-cell office:value-type="float" office:value="0.7759852707386" calcext:value-type="float">
            <text:p>0,7759852707386</text:p>
          </table:table-cell>
          <table:table-cell office:value-type="float" office:value="14.148870376265" calcext:value-type="float">
            <text:p>14,14887037626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108</text:p>
          </table:table-cell>
          <table:table-cell office:value-type="float" office:value="4.9545350670815" calcext:value-type="float">
            <text:p>4,9545350670815</text:p>
          </table:table-cell>
          <table:table-cell office:value-type="float" office:value="0.28870513662696" calcext:value-type="float">
            <text:p>0,28870513662696</text:p>
          </table:table-cell>
          <table:table-cell office:value-type="float" office:value="-7.3575658403384" calcext:value-type="float">
            <text:p>-7,357565840338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119</text:p>
          </table:table-cell>
          <table:table-cell office:value-type="float" office:value="6.5004205703735" calcext:value-type="float">
            <text:p>6,5004205703735</text:p>
          </table:table-cell>
          <table:table-cell office:value-type="float" office:value="-0.56293703615665" calcext:value-type="float">
            <text:p>-0,56293703615665</text:p>
          </table:table-cell>
          <table:table-cell office:value-type="float" office:value="79.891608019543" calcext:value-type="float">
            <text:p>79,891608019543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130</text:p>
          </table:table-cell>
          <table:table-cell office:value-type="float" office:value="-1.0796868801117" calcext:value-type="float">
            <text:p>-1,0796868801117</text:p>
          </table:table-cell>
          <table:table-cell office:value-type="float" office:value="2.8464043140411" calcext:value-type="float">
            <text:p>2,8464043140411</text:p>
          </table:table-cell>
          <table:table-cell office:value-type="float" office:value="-117.35075142733" calcext:value-type="float">
            <text:p>-117,3507514273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141</text:p>
          </table:table-cell>
          <table:table-cell office:value-type="float" office:value="0.15024902299047" calcext:value-type="float">
            <text:p>0,15024902299047</text:p>
          </table:table-cell>
          <table:table-cell office:value-type="float" office:value="0.45981742441654" calcext:value-type="float">
            <text:p>0,45981742441654</text:p>
          </table:table-cell>
          <table:table-cell office:value-type="float" office:value="28.421763022234" calcext:value-type="float">
            <text:p>28,42176302223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152</text:p>
          </table:table-cell>
          <table:table-cell office:value-type="float" office:value="-1.5850059688091" calcext:value-type="float">
            <text:p>-1,5850059688091</text:p>
          </table:table-cell>
          <table:table-cell office:value-type="float" office:value="1.8357285857201" calcext:value-type="float">
            <text:p>1,8357285857201</text:p>
          </table:table-cell>
          <table:table-cell office:value-type="float" office:value="-10.873876084947" calcext:value-type="float">
            <text:p>-10,87387608494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163</text:p>
          </table:table-cell>
          <table:table-cell office:value-type="float" office:value="4.8713818192482" calcext:value-type="float">
            <text:p>4,8713818192482</text:p>
          </table:table-cell>
          <table:table-cell office:value-type="float" office:value="1.5351040661335" calcext:value-type="float">
            <text:p>1,5351040661335</text:p>
          </table:table-cell>
          <table:table-cell office:value-type="float" office:value="-177.12570299768" calcext:value-type="float">
            <text:p>-177,12570299768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174</text:p>
          </table:table-cell>
          <table:table-cell office:value-type="float" office:value="7.3750591278076" calcext:value-type="float">
            <text:p>7,3750591278076</text:p>
          </table:table-cell>
          <table:table-cell office:value-type="float" office:value="2.6307791471481" calcext:value-type="float">
            <text:p>2,6307791471481</text:p>
          </table:table-cell>
          <table:table-cell office:value-type="float" office:value="-17.983581040316" calcext:value-type="float">
            <text:p>-17,983581040316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185</text:p>
          </table:table-cell>
          <table:table-cell office:value-type="float" office:value="7.3246371746063" calcext:value-type="float">
            <text:p>7,3246371746063</text:p>
          </table:table-cell>
          <table:table-cell office:value-type="float" office:value="1.148703545332" calcext:value-type="float">
            <text:p>1,148703545332</text:p>
          </table:table-cell>
          <table:table-cell office:value-type="float" office:value="-38.131913182082" calcext:value-type="float">
            <text:p>-38,13191318208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196</text:p>
          </table:table-cell>
          <table:table-cell office:value-type="float" office:value="9.0932196378708" calcext:value-type="float">
            <text:p>9,0932196378708</text:p>
          </table:table-cell>
          <table:table-cell office:value-type="float" office:value="0.80574348568916" calcext:value-type="float">
            <text:p>0,80574348568916</text:p>
          </table:table-cell>
          <table:table-cell office:value-type="float" office:value="-140.16721354928" calcext:value-type="float">
            <text:p>-140,1672135492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207</text:p>
          </table:table-cell>
          <table:table-cell office:value-type="float" office:value="-0.40179785341024" calcext:value-type="float">
            <text:p>-0,40179785341024</text:p>
          </table:table-cell>
          <table:table-cell office:value-type="float" office:value="1.8067841231823" calcext:value-type="float">
            <text:p>1,8067841231823</text:p>
          </table:table-cell>
          <table:table-cell office:value-type="float" office:value="30.115661727395" calcext:value-type="float">
            <text:p>30,115661727395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218</text:p>
          </table:table-cell>
          <table:table-cell office:value-type="float" office:value="2.2199754416943" calcext:value-type="float">
            <text:p>2,2199754416943</text:p>
          </table:table-cell>
          <table:table-cell office:value-type="float" office:value="1.4647240936756" calcext:value-type="float">
            <text:p>1,4647240936756</text:p>
          </table:table-cell>
          <table:table-cell office:value-type="float" office:value="-158.49978756753" calcext:value-type="float">
            <text:p>-158,49978756753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229</text:p>
          </table:table-cell>
          <table:table-cell office:value-type="float" office:value="2.122468650341" calcext:value-type="float">
            <text:p>2,122468650341</text:p>
          </table:table-cell>
          <table:table-cell office:value-type="float" office:value="2.4701789021492" calcext:value-type="float">
            <text:p>2,4701789021492</text:p>
          </table:table-cell>
          <table:table-cell office:value-type="float" office:value="14.297816688847" calcext:value-type="float">
            <text:p>14,29781668884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240</text:p>
          </table:table-cell>
          <table:table-cell office:value-type="float" office:value="4.434309899807" calcext:value-type="float">
            <text:p>4,434309899807</text:p>
          </table:table-cell>
          <table:table-cell office:value-type="float" office:value="3.6464339494705" calcext:value-type="float">
            <text:p>3,6464339494705</text:p>
          </table:table-cell>
          <table:table-cell office:value-type="float" office:value="69.394671992891" calcext:value-type="float">
            <text:p>69,39467199289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251</text:p>
          </table:table-cell>
          <table:table-cell office:value-type="float" office:value="4.3469595909119" calcext:value-type="float">
            <text:p>4,3469595909119</text:p>
          </table:table-cell>
          <table:table-cell office:value-type="float" office:value="3.3250123262405" calcext:value-type="float">
            <text:p>3,3250123262405</text:p>
          </table:table-cell>
          <table:table-cell office:value-type="float" office:value="121.0020545182" calcext:value-type="float">
            <text:p>121,0020545182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262</text:p>
          </table:table-cell>
          <table:table-cell office:value-type="float" office:value="6.7988955974579" calcext:value-type="float">
            <text:p>6,7988955974579</text:p>
          </table:table-cell>
          <table:table-cell office:value-type="float" office:value="3.6690181493759" calcext:value-type="float">
            <text:p>3,6690181493759</text:p>
          </table:table-cell>
          <table:table-cell office:value-type="float" office:value="-141.65543295016" calcext:value-type="float">
            <text:p>-141,6554329501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273</text:p>
          </table:table-cell>
          <table:table-cell office:value-type="float" office:value="7.9580396413803" calcext:value-type="float">
            <text:p>7,9580396413803</text:p>
          </table:table-cell>
          <table:table-cell office:value-type="float" office:value="2.7137693762779" calcext:value-type="float">
            <text:p>2,7137693762779</text:p>
          </table:table-cell>
          <table:table-cell office:value-type="float" office:value="-90.747427029215" calcext:value-type="float">
            <text:p>-90,747427029215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284</text:p>
          </table:table-cell>
          <table:table-cell office:value-type="float" office:value="-1.5849992632866" calcext:value-type="float">
            <text:p>-1,5849992632866</text:p>
          </table:table-cell>
          <table:table-cell office:value-type="float" office:value="6.6100513935089" calcext:value-type="float">
            <text:p>6,6100513935089</text:p>
          </table:table-cell>
          <table:table-cell office:value-type="float" office:value="-13.854123794349" calcext:value-type="float">
            <text:p>-13,854123794349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295</text:p>
          </table:table-cell>
          <table:table-cell office:value-type="float" office:value="0.77074460685253" calcext:value-type="float">
            <text:p>0,77074460685253</text:p>
          </table:table-cell>
          <table:table-cell office:value-type="float" office:value="3.7129792571068" calcext:value-type="float">
            <text:p>3,7129792571068</text:p>
          </table:table-cell>
          <table:table-cell office:value-type="float" office:value="124.06771350059" calcext:value-type="float">
            <text:p>124,06771350059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06</text:p>
          </table:table-cell>
          <table:table-cell office:value-type="float" office:value="1.3258005678654" calcext:value-type="float">
            <text:p>1,3258005678654</text:p>
          </table:table-cell>
          <table:table-cell office:value-type="float" office:value="2.2575967013836" calcext:value-type="float">
            <text:p>2,2575967013836</text:p>
          </table:table-cell>
          <table:table-cell office:value-type="float" office:value="-81.388027804672" calcext:value-type="float">
            <text:p>-81,38802780467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17</text:p>
          </table:table-cell>
          <table:table-cell office:value-type="float" office:value="3.0239912867546" calcext:value-type="float">
            <text:p>3,0239912867546</text:p>
          </table:table-cell>
          <table:table-cell office:value-type="float" office:value="3.84685754776" calcext:value-type="float">
            <text:p>3,84685754776</text:p>
          </table:table-cell>
          <table:table-cell office:value-type="float" office:value="-8.6126859021035" calcext:value-type="float">
            <text:p>-8,6126859021035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28</text:p>
          </table:table-cell>
          <table:table-cell office:value-type="float" office:value="4.3668681383133" calcext:value-type="float">
            <text:p>4,3668681383133</text:p>
          </table:table-cell>
          <table:table-cell office:value-type="float" office:value="4.4356989860535" calcext:value-type="float">
            <text:p>4,4356989860535</text:p>
          </table:table-cell>
          <table:table-cell office:value-type="float" office:value="-71.567288629568" calcext:value-type="float">
            <text:p>-71,567288629568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39</text:p>
          </table:table-cell>
          <table:table-cell office:value-type="float" office:value="7.5527387857437" calcext:value-type="float">
            <text:p>7,5527387857437</text:p>
          </table:table-cell>
          <table:table-cell office:value-type="float" office:value="3.141907453537" calcext:value-type="float">
            <text:p>3,141907453537</text:p>
          </table:table-cell>
          <table:table-cell office:value-type="float" office:value="99.417105601851" calcext:value-type="float">
            <text:p>99,41710560185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50</text:p>
          </table:table-cell>
          <table:table-cell office:value-type="float" office:value="8.6769312620163" calcext:value-type="float">
            <text:p>8,6769312620163</text:p>
          </table:table-cell>
          <table:table-cell office:value-type="float" office:value="5.9792810678482" calcext:value-type="float">
            <text:p>5,9792810678482</text:p>
          </table:table-cell>
          <table:table-cell office:value-type="float" office:value="-104.47030538207" calcext:value-type="float">
            <text:p>-104,47030538207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61</text:p>
          </table:table-cell>
          <table:table-cell office:value-type="float" office:value="-0.97863122820854" calcext:value-type="float">
            <text:p>-0,97863122820854</text:p>
          </table:table-cell>
          <table:table-cell office:value-type="float" office:value="4.6313461661339" calcext:value-type="float">
            <text:p>4,6313461661339</text:p>
          </table:table-cell>
          <table:table-cell office:value-type="float" office:value="-16.534815738156" calcext:value-type="float">
            <text:p>-16,53481573815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72</text:p>
          </table:table-cell>
          <table:table-cell office:value-type="float" office:value="-0.42480833828449" calcext:value-type="float">
            <text:p>-0,42480833828449</text:p>
          </table:table-cell>
          <table:table-cell office:value-type="float" office:value="5.2727520465851" calcext:value-type="float">
            <text:p>5,2727520465851</text:p>
          </table:table-cell>
          <table:table-cell office:value-type="float" office:value="104.10643383196" calcext:value-type="float">
            <text:p>104,1064338319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83</text:p>
          </table:table-cell>
          <table:table-cell office:value-type="float" office:value="1.5149757266045" calcext:value-type="float">
            <text:p>1,5149757266045</text:p>
          </table:table-cell>
          <table:table-cell office:value-type="float" office:value="6.1474931240082" calcext:value-type="float">
            <text:p>6,1474931240082</text:p>
          </table:table-cell>
          <table:table-cell office:value-type="float" office:value="146.08856067536" calcext:value-type="float">
            <text:p>146,08856067536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394</text:p>
          </table:table-cell>
          <table:table-cell office:value-type="float" office:value="4.3204337358475" calcext:value-type="float">
            <text:p>4,3204337358475</text:p>
          </table:table-cell>
          <table:table-cell office:value-type="float" office:value="5.6537479162216" calcext:value-type="float">
            <text:p>5,6537479162216</text:p>
          </table:table-cell>
          <table:table-cell office:value-type="float" office:value="-18.998843279614" calcext:value-type="float">
            <text:p>-18,99884327961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05</text:p>
          </table:table-cell>
          <table:table-cell office:value-type="float" office:value="4.8105239868164" calcext:value-type="float">
            <text:p>4,8105239868164</text:p>
          </table:table-cell>
          <table:table-cell office:value-type="float" office:value="5.4916995763779" calcext:value-type="float">
            <text:p>5,4916995763779</text:p>
          </table:table-cell>
          <table:table-cell office:value-type="float" office:value="-104.10685751848" calcext:value-type="float">
            <text:p>-104,10685751848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16</text:p>
          </table:table-cell>
          <table:table-cell office:value-type="float" office:value="6.7118805646896" calcext:value-type="float">
            <text:p>6,7118805646896</text:p>
          </table:table-cell>
          <table:table-cell office:value-type="float" office:value="4.8499312996864" calcext:value-type="float">
            <text:p>4,8499312996864</text:p>
          </table:table-cell>
          <table:table-cell office:value-type="float" office:value="149.40970262904" calcext:value-type="float">
            <text:p>149,40970262904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27</text:p>
          </table:table-cell>
          <table:table-cell office:value-type="float" office:value="9.99436378479" calcext:value-type="float">
            <text:p>9,99436378479</text:p>
          </table:table-cell>
          <table:table-cell office:value-type="float" office:value="6.2693655490875" calcext:value-type="float">
            <text:p>6,2693655490875</text:p>
          </table:table-cell>
          <table:table-cell office:value-type="float" office:value="67.888842266836" calcext:value-type="float">
            <text:p>67,88884226683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38</text:p>
          </table:table-cell>
          <table:table-cell office:value-type="float" office:value="-0.68662129342556" calcext:value-type="float">
            <text:p>-0,68662129342556</text:p>
          </table:table-cell>
          <table:table-cell office:value-type="float" office:value="7.9140841960907" calcext:value-type="float">
            <text:p>7,9140841960907</text:p>
          </table:table-cell>
          <table:table-cell office:value-type="float" office:value="62.771289971224" calcext:value-type="float">
            <text:p>62,77128997122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49</text:p>
          </table:table-cell>
          <table:table-cell office:value-type="float" office:value="1.4223265647888" calcext:value-type="float">
            <text:p>1,4223265647888</text:p>
          </table:table-cell>
          <table:table-cell office:value-type="float" office:value="8.5751664638519" calcext:value-type="float">
            <text:p>8,5751664638519</text:p>
          </table:table-cell>
          <table:table-cell office:value-type="float" office:value="145.51763625661" calcext:value-type="float">
            <text:p>145,5176362566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60</text:p>
          </table:table-cell>
          <table:table-cell office:value-type="float" office:value="0.76377131044865" calcext:value-type="float">
            <text:p>0,76377131044865</text:p>
          </table:table-cell>
          <table:table-cell office:value-type="float" office:value="9.0111267566681" calcext:value-type="float">
            <text:p>9,0111267566681</text:p>
          </table:table-cell>
          <table:table-cell office:value-type="float" office:value="-53.649134696669" calcext:value-type="float">
            <text:p>-53,649134696669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71</text:p>
          </table:table-cell>
          <table:table-cell office:value-type="float" office:value="1.3199804723263" calcext:value-type="float">
            <text:p>1,3199804723263</text:p>
          </table:table-cell>
          <table:table-cell office:value-type="float" office:value="6.730905175209" calcext:value-type="float">
            <text:p>6,730905175209</text:p>
          </table:table-cell>
          <table:table-cell office:value-type="float" office:value="42.506042559435" calcext:value-type="float">
            <text:p>42,50604255943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82</text:p>
          </table:table-cell>
          <table:table-cell office:value-type="float" office:value="5.2130287885666" calcext:value-type="float">
            <text:p>5,2130287885666</text:p>
          </table:table-cell>
          <table:table-cell office:value-type="float" office:value="6.9457519054413" calcext:value-type="float">
            <text:p>6,9457519054413</text:p>
          </table:table-cell>
          <table:table-cell office:value-type="float" office:value="-71.093634435326" calcext:value-type="float">
            <text:p>-71,09363443532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493</text:p>
          </table:table-cell>
          <table:table-cell office:value-type="float" office:value="5.9613955020905" calcext:value-type="float">
            <text:p>5,9613955020905</text:p>
          </table:table-cell>
          <table:table-cell office:value-type="float" office:value="9.0001058578491" calcext:value-type="float">
            <text:p>9,0001058578491</text:p>
          </table:table-cell>
          <table:table-cell office:value-type="float" office:value="16.432615032621" calcext:value-type="float">
            <text:p>16,43261503262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504</text:p>
          </table:table-cell>
          <table:table-cell office:value-type="float" office:value="8.8272827863693" calcext:value-type="float">
            <text:p>8,8272827863693</text:p>
          </table:table-cell>
          <table:table-cell office:value-type="float" office:value="7.7049225568771" calcext:value-type="float">
            <text:p>7,7049225568771</text:p>
          </table:table-cell>
          <table:table-cell office:value-type="float" office:value="146.1027336728" calcext:value-type="float">
            <text:p>146,1027336728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515</text:p>
          </table:table-cell>
          <table:table-cell office:value-type="float" office:value="-0.7893692702055" calcext:value-type="float">
            <text:p>-0,7893692702055</text:p>
          </table:table-cell>
          <table:table-cell office:value-type="float" office:value="10.314823389053" calcext:value-type="float">
            <text:p>10,314823389053</text:p>
          </table:table-cell>
          <table:table-cell office:value-type="float" office:value="-147.38285465605" calcext:value-type="float">
            <text:p>-147,3828546560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526</text:p>
          </table:table-cell>
          <table:table-cell office:value-type="float" office:value="-1.5810488164425" calcext:value-type="float">
            <text:p>-1,5810488164425</text:p>
          </table:table-cell>
          <table:table-cell office:value-type="float" office:value="7.5838482379913" calcext:value-type="float">
            <text:p>7,5838482379913</text:p>
          </table:table-cell>
          <table:table-cell office:value-type="float" office:value="85.006208176825" calcext:value-type="float">
            <text:p>85,006208176825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537</text:p>
          </table:table-cell>
          <table:table-cell office:value-type="float" office:value="2.9744958877563" calcext:value-type="float">
            <text:p>2,9744958877563</text:p>
          </table:table-cell>
          <table:table-cell office:value-type="float" office:value="9.6921646595001" calcext:value-type="float">
            <text:p>9,6921646595001</text:p>
          </table:table-cell>
          <table:table-cell office:value-type="float" office:value="-32.74030062803" calcext:value-type="float">
            <text:p>-32,7403006280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548</text:p>
          </table:table-cell>
          <table:table-cell office:value-type="float" office:value="4.3802109360695" calcext:value-type="float">
            <text:p>4,3802109360695</text:p>
          </table:table-cell>
          <table:table-cell office:value-type="float" office:value="8.8253366947174" calcext:value-type="float">
            <text:p>8,8253366947174</text:p>
          </table:table-cell>
          <table:table-cell office:value-type="float" office:value="-48.139190597899" calcext:value-type="float">
            <text:p>-48,13919059789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559</text:p>
          </table:table-cell>
          <table:table-cell office:value-type="float" office:value="5.6145906448364" calcext:value-type="float">
            <text:p>5,6145906448364</text:p>
          </table:table-cell>
          <table:table-cell office:value-type="float" office:value="8.5628473758698" calcext:value-type="float">
            <text:p>8,5628473758698</text:p>
          </table:table-cell>
          <table:table-cell office:value-type="float" office:value="106.07584494694" calcext:value-type="float">
            <text:p>106,0758449469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570</text:p>
          </table:table-cell>
          <table:table-cell office:value-type="float" office:value="7.3587721586227" calcext:value-type="float">
            <text:p>7,3587721586227</text:p>
          </table:table-cell>
          <table:table-cell office:value-type="float" office:value="9.7326338291168" calcext:value-type="float">
            <text:p>9,7326338291168</text:p>
          </table:table-cell>
          <table:table-cell office:value-type="float" office:value="-60.842614265005" calcext:value-type="float">
            <text:p>-60,84261426500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581</text:p>
          </table:table-cell>
          <table:table-cell office:value-type="float" office:value="7.2549784183502" calcext:value-type="float">
            <text:p>7,2549784183502</text:p>
          </table:table-cell>
          <table:table-cell office:value-type="float" office:value="8.560579419136" calcext:value-type="float">
            <text:p>8,560579419136</text:p>
          </table:table-cell>
          <table:table-cell office:value-type="float" office:value="115.1354859589" calcext:value-type="float">
            <text:p>115,135485958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592</text:p>
          </table:table-cell>
          <table:table-cell office:value-type="float" office:value="-0.50578307360411" calcext:value-type="float">
            <text:p>-0,50578307360411</text:p>
          </table:table-cell>
          <table:table-cell office:value-type="float" office:value="10.657324790955" calcext:value-type="float">
            <text:p>10,657324790955</text:p>
          </table:table-cell>
          <table:table-cell office:value-type="float" office:value="-30.053215801336" calcext:value-type="float">
            <text:p>-30,05321580133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2</text:p>
          </table:table-cell>
          <table:table-cell office:value-type="string" calcext:value-type="string">
            <text:p>603</text:p>
          </table:table-cell>
          <table:table-cell office:value-type="float" office:value="-0.52119247615337" calcext:value-type="float">
            <text:p>-0,52119247615337</text:p>
          </table:table-cell>
          <table:table-cell office:value-type="float" office:value="9.8494625091553" calcext:value-type="float">
            <text:p>9,8494625091553</text:p>
          </table:table-cell>
          <table:table-cell office:value-type="float" office:value="-54.822855694279" calcext:value-type="float">
            <text:p>-54,82285569427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15</text:p>
          </table:table-cell>
          <table:table-cell office:value-type="float" office:value="-1.4001679420471" calcext:value-type="float">
            <text:p>-1,4001679420471</text:p>
          </table:table-cell>
          <table:table-cell office:value-type="float" office:value="0.57457864284515" calcext:value-type="float">
            <text:p>0,57457864284515</text:p>
          </table:table-cell>
          <table:table-cell office:value-type="float" office:value="58.264481793543" calcext:value-type="float">
            <text:p>58,26448179354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64</text:p>
          </table:table-cell>
          <table:table-cell office:value-type="float" office:value="-0.54033618420362" calcext:value-type="float">
            <text:p>-0,54033618420362</text:p>
          </table:table-cell>
          <table:table-cell office:value-type="float" office:value="1.5233786404133" calcext:value-type="float">
            <text:p>1,5233786404133</text:p>
          </table:table-cell>
          <table:table-cell office:value-type="float" office:value="-167.69843192617" calcext:value-type="float">
            <text:p>-167,6984319261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75</text:p>
          </table:table-cell>
          <table:table-cell office:value-type="float" office:value="1.4775189757347" calcext:value-type="float">
            <text:p>1,4775189757347</text:p>
          </table:table-cell>
          <table:table-cell office:value-type="float" office:value="1.5875110030174" calcext:value-type="float">
            <text:p>1,5875110030174</text:p>
          </table:table-cell>
          <table:table-cell office:value-type="float" office:value="109.85597607436" calcext:value-type="float">
            <text:p>109,85597607436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86</text:p>
          </table:table-cell>
          <table:table-cell office:value-type="float" office:value="2.2162672877312" calcext:value-type="float">
            <text:p>2,2162672877312</text:p>
          </table:table-cell>
          <table:table-cell office:value-type="float" office:value="0.69027103483677" calcext:value-type="float">
            <text:p>0,69027103483677</text:p>
          </table:table-cell>
          <table:table-cell office:value-type="float" office:value="-85.27482543022" calcext:value-type="float">
            <text:p>-85,2748254302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97</text:p>
          </table:table-cell>
          <table:table-cell office:value-type="float" office:value="5.4504352807999" calcext:value-type="float">
            <text:p>5,4504352807999</text:p>
          </table:table-cell>
          <table:table-cell office:value-type="float" office:value="0.82689322531223" calcext:value-type="float">
            <text:p>0,82689322531223</text:p>
          </table:table-cell>
          <table:table-cell office:value-type="float" office:value="-12.022366379477" calcext:value-type="float">
            <text:p>-12,02236637947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108</text:p>
          </table:table-cell>
          <table:table-cell office:value-type="float" office:value="4.5597809553146" calcext:value-type="float">
            <text:p>4,5597809553146</text:p>
          </table:table-cell>
          <table:table-cell office:value-type="float" office:value="0.33935464918613" calcext:value-type="float">
            <text:p>0,33935464918613</text:p>
          </table:table-cell>
          <table:table-cell office:value-type="float" office:value="-7.3454899203246" calcext:value-type="float">
            <text:p>-7,345489920324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119</text:p>
          </table:table-cell>
          <table:table-cell office:value-type="float" office:value="6.5558218955994" calcext:value-type="float">
            <text:p>6,5558218955994</text:p>
          </table:table-cell>
          <table:table-cell office:value-type="float" office:value="-0.58500468730927" calcext:value-type="float">
            <text:p>-0,58500468730927</text:p>
          </table:table-cell>
          <table:table-cell office:value-type="float" office:value="104.13022177994" calcext:value-type="float">
            <text:p>104,1302217799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130</text:p>
          </table:table-cell>
          <table:table-cell office:value-type="float" office:value="-1.0518494993448" calcext:value-type="float">
            <text:p>-1,0518494993448</text:p>
          </table:table-cell>
          <table:table-cell office:value-type="float" office:value="3.0594635009766" calcext:value-type="float">
            <text:p>3,0594635009766</text:p>
          </table:table-cell>
          <table:table-cell office:value-type="float" office:value="-96.010529311599" calcext:value-type="float">
            <text:p>-96,010529311599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141</text:p>
          </table:table-cell>
          <table:table-cell office:value-type="float" office:value="-0.093771731480956" calcext:value-type="float">
            <text:p>-0,093771731480956</text:p>
          </table:table-cell>
          <table:table-cell office:value-type="float" office:value="0.51870755851269" calcext:value-type="float">
            <text:p>0,51870755851269</text:p>
          </table:table-cell>
          <table:table-cell office:value-type="float" office:value="-20.116489024679" calcext:value-type="float">
            <text:p>-20,11648902467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152</text:p>
          </table:table-cell>
          <table:table-cell office:value-type="float" office:value="-1.5850128233433" calcext:value-type="float">
            <text:p>-1,5850128233433</text:p>
          </table:table-cell>
          <table:table-cell office:value-type="float" office:value="1.8726640939713" calcext:value-type="float">
            <text:p>1,8726640939713</text:p>
          </table:table-cell>
          <table:table-cell office:value-type="float" office:value="-22.121430012831" calcext:value-type="float">
            <text:p>-22,12143001283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163</text:p>
          </table:table-cell>
          <table:table-cell office:value-type="float" office:value="5.116258263588" calcext:value-type="float">
            <text:p>5,116258263588</text:p>
          </table:table-cell>
          <table:table-cell office:value-type="float" office:value="1.3842234015465" calcext:value-type="float">
            <text:p>1,3842234015465</text:p>
          </table:table-cell>
          <table:table-cell office:value-type="float" office:value="140.83393212337" calcext:value-type="float">
            <text:p>140,8339321233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174</text:p>
          </table:table-cell>
          <table:table-cell office:value-type="float" office:value="7.0584553480148" calcext:value-type="float">
            <text:p>7,0584553480148</text:p>
          </table:table-cell>
          <table:table-cell office:value-type="float" office:value="2.5100475549698" calcext:value-type="float">
            <text:p>2,5100475549698</text:p>
          </table:table-cell>
          <table:table-cell office:value-type="float" office:value="15.694641953061" calcext:value-type="float">
            <text:p>15,69464195306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185</text:p>
          </table:table-cell>
          <table:table-cell office:value-type="float" office:value="7.0259249210358" calcext:value-type="float">
            <text:p>7,0259249210358</text:p>
          </table:table-cell>
          <table:table-cell office:value-type="float" office:value="1.3585345447063" calcext:value-type="float">
            <text:p>1,3585345447063</text:p>
          </table:table-cell>
          <table:table-cell office:value-type="float" office:value="-30.779209486239" calcext:value-type="float">
            <text:p>-30,77920948623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196</text:p>
          </table:table-cell>
          <table:table-cell office:value-type="float" office:value="9.2890131473541" calcext:value-type="float">
            <text:p>9,2890131473541</text:p>
          </table:table-cell>
          <table:table-cell office:value-type="float" office:value="1.096253991127" calcext:value-type="float">
            <text:p>1,096253991127</text:p>
          </table:table-cell>
          <table:table-cell office:value-type="float" office:value="-119.3358867791" calcext:value-type="float">
            <text:p>-119,335886779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207</text:p>
          </table:table-cell>
          <table:table-cell office:value-type="float" office:value="-0.53932912647724" calcext:value-type="float">
            <text:p>-0,53932912647724</text:p>
          </table:table-cell>
          <table:table-cell office:value-type="float" office:value="1.9814969599247" calcext:value-type="float">
            <text:p>1,9814969599247</text:p>
          </table:table-cell>
          <table:table-cell office:value-type="float" office:value="-60.629971467765" calcext:value-type="float">
            <text:p>-60,629971467765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218</text:p>
          </table:table-cell>
          <table:table-cell office:value-type="float" office:value="2.5897878408432" calcext:value-type="float">
            <text:p>2,5897878408432</text:p>
          </table:table-cell>
          <table:table-cell office:value-type="float" office:value="1.6106353700161" calcext:value-type="float">
            <text:p>1,6106353700161</text:p>
          </table:table-cell>
          <table:table-cell office:value-type="float" office:value="-158.49391062548" calcext:value-type="float">
            <text:p>-158,4939106254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229</text:p>
          </table:table-cell>
          <table:table-cell office:value-type="float" office:value="1.9409424066544" calcext:value-type="float">
            <text:p>1,9409424066544</text:p>
          </table:table-cell>
          <table:table-cell office:value-type="float" office:value="2.291906774044" calcext:value-type="float">
            <text:p>2,291906774044</text:p>
          </table:table-cell>
          <table:table-cell office:value-type="float" office:value="68.826200855765" calcext:value-type="float">
            <text:p>68,82620085576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240</text:p>
          </table:table-cell>
          <table:table-cell office:value-type="float" office:value="4.240001142025" calcext:value-type="float">
            <text:p>4,240001142025</text:p>
          </table:table-cell>
          <table:table-cell office:value-type="float" office:value="3.6473816633224" calcext:value-type="float">
            <text:p>3,6473816633224</text:p>
          </table:table-cell>
          <table:table-cell office:value-type="float" office:value="-9.8214122899778" calcext:value-type="float">
            <text:p>-9,8214122899778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251</text:p>
          </table:table-cell>
          <table:table-cell office:value-type="float" office:value="4.5328935980797" calcext:value-type="float">
            <text:p>4,5328935980797</text:p>
          </table:table-cell>
          <table:table-cell office:value-type="float" office:value="3.348400592804" calcext:value-type="float">
            <text:p>3,348400592804</text:p>
          </table:table-cell>
          <table:table-cell office:value-type="float" office:value="-157.23482362784" calcext:value-type="float">
            <text:p>-157,23482362784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262</text:p>
          </table:table-cell>
          <table:table-cell office:value-type="float" office:value="6.8772494792938" calcext:value-type="float">
            <text:p>6,8772494792938</text:p>
          </table:table-cell>
          <table:table-cell office:value-type="float" office:value="3.886770606041" calcext:value-type="float">
            <text:p>3,886770606041</text:p>
          </table:table-cell>
          <table:table-cell office:value-type="float" office:value="-106.22199629522" calcext:value-type="float">
            <text:p>-106,2219962952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273</text:p>
          </table:table-cell>
          <table:table-cell office:value-type="float" office:value="7.9705238342285" calcext:value-type="float">
            <text:p>7,9705238342285</text:p>
          </table:table-cell>
          <table:table-cell office:value-type="float" office:value="2.9026001691818" calcext:value-type="float">
            <text:p>2,9026001691818</text:p>
          </table:table-cell>
          <table:table-cell office:value-type="float" office:value="-70.833566082511" calcext:value-type="float">
            <text:p>-70,833566082511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284</text:p>
          </table:table-cell>
          <table:table-cell office:value-type="float" office:value="-1.5850077569485" calcext:value-type="float">
            <text:p>-1,5850077569485</text:p>
          </table:table-cell>
          <table:table-cell office:value-type="float" office:value="6.7788636684418" calcext:value-type="float">
            <text:p>6,7788636684418</text:p>
          </table:table-cell>
          <table:table-cell office:value-type="float" office:value="-8.9969003845932" calcext:value-type="float">
            <text:p>-8,996900384593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295</text:p>
          </table:table-cell>
          <table:table-cell office:value-type="float" office:value="1.0434202849865" calcext:value-type="float">
            <text:p>1,0434202849865</text:p>
          </table:table-cell>
          <table:table-cell office:value-type="float" office:value="3.5045617818832" calcext:value-type="float">
            <text:p>3,5045617818832</text:p>
          </table:table-cell>
          <table:table-cell office:value-type="float" office:value="148.10332674889" calcext:value-type="float">
            <text:p>148,10332674889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06</text:p>
          </table:table-cell>
          <table:table-cell office:value-type="float" office:value="1.5377353131771" calcext:value-type="float">
            <text:p>1,5377353131771</text:p>
          </table:table-cell>
          <table:table-cell office:value-type="float" office:value="2.3214404284954" calcext:value-type="float">
            <text:p>2,3214404284954</text:p>
          </table:table-cell>
          <table:table-cell office:value-type="float" office:value="-172.13440245124" calcext:value-type="float">
            <text:p>-172,13440245124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17</text:p>
          </table:table-cell>
          <table:table-cell office:value-type="float" office:value="2.6398792862892" calcext:value-type="float">
            <text:p>2,6398792862892</text:p>
          </table:table-cell>
          <table:table-cell office:value-type="float" office:value="3.9204502105713" calcext:value-type="float">
            <text:p>3,9204502105713</text:p>
          </table:table-cell>
          <table:table-cell office:value-type="float" office:value="-11.765402213783" calcext:value-type="float">
            <text:p>-11,765402213783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28</text:p>
          </table:table-cell>
          <table:table-cell office:value-type="float" office:value="4.565549492836" calcext:value-type="float">
            <text:p>4,565549492836</text:p>
          </table:table-cell>
          <table:table-cell office:value-type="float" office:value="4.5355218648911" calcext:value-type="float">
            <text:p>4,5355218648911</text:p>
          </table:table-cell>
          <table:table-cell office:value-type="float" office:value="-162.33626900205" calcext:value-type="float">
            <text:p>-162,33626900205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39</text:p>
          </table:table-cell>
          <table:table-cell office:value-type="float" office:value="7.7704787254333" calcext:value-type="float">
            <text:p>7,7704787254333</text:p>
          </table:table-cell>
          <table:table-cell office:value-type="float" office:value="3.1479573249817" calcext:value-type="float">
            <text:p>3,1479573249817</text:p>
          </table:table-cell>
          <table:table-cell office:value-type="float" office:value="-170.08746353684" calcext:value-type="float">
            <text:p>-170,08746353684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50</text:p>
          </table:table-cell>
          <table:table-cell office:value-type="float" office:value="8.8640940189362" calcext:value-type="float">
            <text:p>8,8640940189362</text:p>
          </table:table-cell>
          <table:table-cell office:value-type="float" office:value="6.2230724096298" calcext:value-type="float">
            <text:p>6,2230724096298</text:p>
          </table:table-cell>
          <table:table-cell office:value-type="float" office:value="-141.57342910767" calcext:value-type="float">
            <text:p>-141,57342910767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61</text:p>
          </table:table-cell>
          <table:table-cell office:value-type="float" office:value="-1.2146290391684" calcext:value-type="float">
            <text:p>-1,2146290391684</text:p>
          </table:table-cell>
          <table:table-cell office:value-type="float" office:value="4.6498721837997" calcext:value-type="float">
            <text:p>4,6498721837997</text:p>
          </table:table-cell>
          <table:table-cell office:value-type="float" office:value="-3.0206572383073" calcext:value-type="float">
            <text:p>-3,020657238307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72</text:p>
          </table:table-cell>
          <table:table-cell office:value-type="float" office:value="-0.23225963115692" calcext:value-type="float">
            <text:p>-0,23225963115692</text:p>
          </table:table-cell>
          <table:table-cell office:value-type="float" office:value="5.0118434429169" calcext:value-type="float">
            <text:p>5,0118434429169</text:p>
          </table:table-cell>
          <table:table-cell office:value-type="float" office:value="132.65370715196" calcext:value-type="float">
            <text:p>132,6537071519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83</text:p>
          </table:table-cell>
          <table:table-cell office:value-type="float" office:value="1.6632948815823" calcext:value-type="float">
            <text:p>1,6632948815823</text:p>
          </table:table-cell>
          <table:table-cell office:value-type="float" office:value="6.3118708133698" calcext:value-type="float">
            <text:p>6,3118708133698</text:p>
          </table:table-cell>
          <table:table-cell office:value-type="float" office:value="-123.31826671673" calcext:value-type="float">
            <text:p>-123,31826671673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394</text:p>
          </table:table-cell>
          <table:table-cell office:value-type="float" office:value="4.2195016145706" calcext:value-type="float">
            <text:p>4,2195016145706</text:p>
          </table:table-cell>
          <table:table-cell office:value-type="float" office:value="5.4565960168839" calcext:value-type="float">
            <text:p>5,4565960168839</text:p>
          </table:table-cell>
          <table:table-cell office:value-type="float" office:value="71.714506027805" calcext:value-type="float">
            <text:p>71,71450602780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05</text:p>
          </table:table-cell>
          <table:table-cell office:value-type="float" office:value="4.60474640131" calcext:value-type="float">
            <text:p>4,60474640131</text:p>
          </table:table-cell>
          <table:table-cell office:value-type="float" office:value="5.5759483575821" calcext:value-type="float">
            <text:p>5,5759483575821</text:p>
          </table:table-cell>
          <table:table-cell office:value-type="float" office:value="-13.389218385053" calcext:value-type="float">
            <text:p>-13,389218385053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16</text:p>
          </table:table-cell>
          <table:table-cell office:value-type="float" office:value="6.9811940193176" calcext:value-type="float">
            <text:p>6,9811940193176</text:p>
          </table:table-cell>
          <table:table-cell office:value-type="float" office:value="4.9224382638931" calcext:value-type="float">
            <text:p>4,9224382638931</text:p>
          </table:table-cell>
          <table:table-cell office:value-type="float" office:value="-155.38730439107" calcext:value-type="float">
            <text:p>-155,38730439107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27</text:p>
          </table:table-cell>
          <table:table-cell office:value-type="float" office:value="9.9143266677856" calcext:value-type="float">
            <text:p>9,9143266677856</text:p>
          </table:table-cell>
          <table:table-cell office:value-type="float" office:value="6.0872507095337" calcext:value-type="float">
            <text:p>6,0872507095337</text:p>
          </table:table-cell>
          <table:table-cell office:value-type="float" office:value="68.845471758751" calcext:value-type="float">
            <text:p>68,84547175875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38</text:p>
          </table:table-cell>
          <table:table-cell office:value-type="float" office:value="-0.86807258427143" calcext:value-type="float">
            <text:p>-0,86807258427143</text:p>
          </table:table-cell>
          <table:table-cell office:value-type="float" office:value="7.560613155365" calcext:value-type="float">
            <text:p>7,560613155365</text:p>
          </table:table-cell>
          <table:table-cell office:value-type="float" office:value="62.792071111643" calcext:value-type="float">
            <text:p>62,79207111164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49</text:p>
          </table:table-cell>
          <table:table-cell office:value-type="float" office:value="1.3231290876865" calcext:value-type="float">
            <text:p>1,3231290876865</text:p>
          </table:table-cell>
          <table:table-cell office:value-type="float" office:value="8.3636713027954" calcext:value-type="float">
            <text:p>8,3636713027954</text:p>
          </table:table-cell>
          <table:table-cell office:value-type="float" office:value="58.537855269803" calcext:value-type="float">
            <text:p>58,53785526980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60</text:p>
          </table:table-cell>
          <table:table-cell office:value-type="float" office:value="0.52769102156162" calcext:value-type="float">
            <text:p>0,52769102156162</text:p>
          </table:table-cell>
          <table:table-cell office:value-type="float" office:value="9.3310964107513" calcext:value-type="float">
            <text:p>9,3310964107513</text:p>
          </table:table-cell>
          <table:table-cell office:value-type="float" office:value="-53.662330481657" calcext:value-type="float">
            <text:p>-53,66233048165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71</text:p>
          </table:table-cell>
          <table:table-cell office:value-type="float" office:value="1.1490534245968" calcext:value-type="float">
            <text:p>1,1490534245968</text:p>
          </table:table-cell>
          <table:table-cell office:value-type="float" office:value="6.8710774183273" calcext:value-type="float">
            <text:p>6,8710774183273</text:p>
          </table:table-cell>
          <table:table-cell office:value-type="float" office:value="-48.146738368235" calcext:value-type="float">
            <text:p>-48,14673836823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82</text:p>
          </table:table-cell>
          <table:table-cell office:value-type="float" office:value="5.0843465328217" calcext:value-type="float">
            <text:p>5,0843465328217</text:p>
          </table:table-cell>
          <table:table-cell office:value-type="float" office:value="7.3221004009247" calcext:value-type="float">
            <text:p>7,3221004009247</text:p>
          </table:table-cell>
          <table:table-cell office:value-type="float" office:value="-71.095288179483" calcext:value-type="float">
            <text:p>-71,09528817948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493</text:p>
          </table:table-cell>
          <table:table-cell office:value-type="float" office:value="5.8687472343445" calcext:value-type="float">
            <text:p>5,8687472343445</text:p>
          </table:table-cell>
          <table:table-cell office:value-type="float" office:value="9.2018538713455" calcext:value-type="float">
            <text:p>9,2018538713455</text:p>
          </table:table-cell>
          <table:table-cell office:value-type="float" office:value="-74.405769633639" calcext:value-type="float">
            <text:p>-74,40576963363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504</text:p>
          </table:table-cell>
          <table:table-cell office:value-type="float" office:value="8.9641427993774" calcext:value-type="float">
            <text:p>8,9641427993774</text:p>
          </table:table-cell>
          <table:table-cell office:value-type="float" office:value="7.4401444196701" calcext:value-type="float">
            <text:p>7,4401444196701</text:p>
          </table:table-cell>
          <table:table-cell office:value-type="float" office:value="111.39286475576" calcext:value-type="float">
            <text:p>111,3928647557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515</text:p>
          </table:table-cell>
          <table:table-cell office:value-type="float" office:value="-0.70754274725914" calcext:value-type="float">
            <text:p>-0,70754274725914</text:p>
          </table:table-cell>
          <table:table-cell office:value-type="float" office:value="10.455558300018" calcext:value-type="float">
            <text:p>10,455558300018</text:p>
          </table:table-cell>
          <table:table-cell office:value-type="float" office:value="-93.796104382557" calcext:value-type="float">
            <text:p>-93,79610438255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526</text:p>
          </table:table-cell>
          <table:table-cell office:value-type="float" office:value="-1.5808084607124" calcext:value-type="float">
            <text:p>-1,5808084607124</text:p>
          </table:table-cell>
          <table:table-cell office:value-type="float" office:value="7.398242354393" calcext:value-type="float">
            <text:p>7,398242354393</text:p>
          </table:table-cell>
          <table:table-cell office:value-type="float" office:value="79.652662489824" calcext:value-type="float">
            <text:p>79,65266248982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537</text:p>
          </table:table-cell>
          <table:table-cell office:value-type="float" office:value="2.6924800872803" calcext:value-type="float">
            <text:p>2,6924800872803</text:p>
          </table:table-cell>
          <table:table-cell office:value-type="float" office:value="9.6447718143463" calcext:value-type="float">
            <text:p>9,6447718143463</text:p>
          </table:table-cell>
          <table:table-cell office:value-type="float" office:value="18.921863880886" calcext:value-type="float">
            <text:p>18,92186388088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548</text:p>
          </table:table-cell>
          <table:table-cell office:value-type="float" office:value="4.115737080574" calcext:value-type="float">
            <text:p>4,115737080574</text:p>
          </table:table-cell>
          <table:table-cell office:value-type="float" office:value="9.1213589906693" calcext:value-type="float">
            <text:p>9,1213589906693</text:p>
          </table:table-cell>
          <table:table-cell office:value-type="float" office:value="-48.173430618966" calcext:value-type="float">
            <text:p>-48,17343061896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559</text:p>
          </table:table-cell>
          <table:table-cell office:value-type="float" office:value="5.8341735601425" calcext:value-type="float">
            <text:p>5,8341735601425</text:p>
          </table:table-cell>
          <table:table-cell office:value-type="float" office:value="8.5930347442627" calcext:value-type="float">
            <text:p>8,5930347442627</text:p>
          </table:table-cell>
          <table:table-cell office:value-type="float" office:value="-163.36508920998" calcext:value-type="float">
            <text:p>-163,3650892099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570</text:p>
          </table:table-cell>
          <table:table-cell office:value-type="float" office:value="7.0422399044037" calcext:value-type="float">
            <text:p>7,0422399044037</text:p>
          </table:table-cell>
          <table:table-cell office:value-type="float" office:value="9.8297566175461" calcext:value-type="float">
            <text:p>9,8297566175461</text:p>
          </table:table-cell>
          <table:table-cell office:value-type="float" office:value="-22.447022852624" calcext:value-type="float">
            <text:p>-22,44702285262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581</text:p>
          </table:table-cell>
          <table:table-cell office:value-type="float" office:value="7.5640475749969" calcext:value-type="float">
            <text:p>7,5640475749969</text:p>
          </table:table-cell>
          <table:table-cell office:value-type="float" office:value="8.4423935413361" calcext:value-type="float">
            <text:p>8,4423935413361</text:p>
          </table:table-cell>
          <table:table-cell office:value-type="float" office:value="153.45452849273" calcext:value-type="float">
            <text:p>153,4545284927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592</text:p>
          </table:table-cell>
          <table:table-cell office:value-type="float" office:value="-0.4614532366395" calcext:value-type="float">
            <text:p>-0,4614532366395</text:p>
          </table:table-cell>
          <table:table-cell office:value-type="float" office:value="10.701662302017" calcext:value-type="float">
            <text:p>10,701662302017</text:p>
          </table:table-cell>
          <table:table-cell office:value-type="float" office:value="-66.728016373458" calcext:value-type="float">
            <text:p>-66,72801637345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3</text:p>
          </table:table-cell>
          <table:table-cell office:value-type="string" calcext:value-type="string">
            <text:p>603</text:p>
          </table:table-cell>
          <table:table-cell office:value-type="float" office:value="-0.71889244019985" calcext:value-type="float">
            <text:p>-0,71889244019985</text:p>
          </table:table-cell>
          <table:table-cell office:value-type="float" office:value="9.7487843036652" calcext:value-type="float">
            <text:p>9,7487843036652</text:p>
          </table:table-cell>
          <table:table-cell office:value-type="float" office:value="35.779222940943" calcext:value-type="float">
            <text:p>35,779222940943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15</text:p>
          </table:table-cell>
          <table:table-cell office:value-type="float" office:value="-1.236412152648" calcext:value-type="float">
            <text:p>-1,236412152648</text:p>
          </table:table-cell>
          <table:table-cell office:value-type="float" office:value="0.40882397443056" calcext:value-type="float">
            <text:p>0,40882397443056</text:p>
          </table:table-cell>
          <table:table-cell office:value-type="float" office:value="75.829397341248" calcext:value-type="float">
            <text:p>75,82939734124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64</text:p>
          </table:table-cell>
          <table:table-cell office:value-type="float" office:value="-0.39684388786554" calcext:value-type="float">
            <text:p>-0,39684388786554</text:p>
          </table:table-cell>
          <table:table-cell office:value-type="float" office:value="1.2884913384914" calcext:value-type="float">
            <text:p>1,2884913384914</text:p>
          </table:table-cell>
          <table:table-cell office:value-type="float" office:value="123.59955356379" calcext:value-type="float">
            <text:p>123,5995535637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75</text:p>
          </table:table-cell>
          <table:table-cell office:value-type="float" office:value="1.7780615389347" calcext:value-type="float">
            <text:p>1,7780615389347</text:p>
          </table:table-cell>
          <table:table-cell office:value-type="float" office:value="1.4872667193413" calcext:value-type="float">
            <text:p>1,4872667193413</text:p>
          </table:table-cell>
          <table:table-cell office:value-type="float" office:value="156.30480438281" calcext:value-type="float">
            <text:p>156,30480438281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86</text:p>
          </table:table-cell>
          <table:table-cell office:value-type="float" office:value="2.2383216023445" calcext:value-type="float">
            <text:p>2,2383216023445</text:p>
          </table:table-cell>
          <table:table-cell office:value-type="float" office:value="1.0637407004833" calcext:value-type="float">
            <text:p>1,0637407004833</text:p>
          </table:table-cell>
          <table:table-cell office:value-type="float" office:value="-95.739328937166" calcext:value-type="float">
            <text:p>-95,73932893716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97</text:p>
          </table:table-cell>
          <table:table-cell office:value-type="float" office:value="5.3290116786957" calcext:value-type="float">
            <text:p>5,3290116786957</text:p>
          </table:table-cell>
          <table:table-cell office:value-type="float" office:value="0.66025763750076" calcext:value-type="float">
            <text:p>0,66025763750076</text:p>
          </table:table-cell>
          <table:table-cell office:value-type="float" office:value="65.734902005287" calcext:value-type="float">
            <text:p>65,73490200528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108</text:p>
          </table:table-cell>
          <table:table-cell office:value-type="float" office:value="4.165224134922" calcext:value-type="float">
            <text:p>4,165224134922</text:p>
          </table:table-cell>
          <table:table-cell office:value-type="float" office:value="0.39003934711218" calcext:value-type="float">
            <text:p>0,39003934711218</text:p>
          </table:table-cell>
          <table:table-cell office:value-type="float" office:value="-7.3929530609945" calcext:value-type="float">
            <text:p>-7,392953060994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119</text:p>
          </table:table-cell>
          <table:table-cell office:value-type="float" office:value="6.6555625200272" calcext:value-type="float">
            <text:p>6,6555625200272</text:p>
          </table:table-cell>
          <table:table-cell office:value-type="float" office:value="-0.58377355337143" calcext:value-type="float">
            <text:p>-0,58377355337143</text:p>
          </table:table-cell>
          <table:table-cell office:value-type="float" office:value="130.1745669857" calcext:value-type="float">
            <text:p>130,174566985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130</text:p>
          </table:table-cell>
          <table:table-cell office:value-type="float" office:value="-1.0887563228607" calcext:value-type="float">
            <text:p>-1,0887563228607</text:p>
          </table:table-cell>
          <table:table-cell office:value-type="float" office:value="3.2895618677139" calcext:value-type="float">
            <text:p>3,2895618677139</text:p>
          </table:table-cell>
          <table:table-cell office:value-type="float" office:value="-83.0918011392" calcext:value-type="float">
            <text:p>-83,091801139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141</text:p>
          </table:table-cell>
          <table:table-cell office:value-type="float" office:value="-0.20996125414968" calcext:value-type="float">
            <text:p>-0,20996125414968</text:p>
          </table:table-cell>
          <table:table-cell office:value-type="float" office:value="0.74024602770805" calcext:value-type="float">
            <text:p>0,74024602770805</text:p>
          </table:table-cell>
          <table:table-cell office:value-type="float" office:value="-69.129861084519" calcext:value-type="float">
            <text:p>-69,12986108451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152</text:p>
          </table:table-cell>
          <table:table-cell office:value-type="float" office:value="-1.5850050747395" calcext:value-type="float">
            <text:p>-1,5850050747395</text:p>
          </table:table-cell>
          <table:table-cell office:value-type="float" office:value="2.0627386868" calcext:value-type="float">
            <text:p>2,0627386868</text:p>
          </table:table-cell>
          <table:table-cell office:value-type="float" office:value="-25.499357919025" calcext:value-type="float">
            <text:p>-25,49935791902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163</text:p>
          </table:table-cell>
          <table:table-cell office:value-type="float" office:value="5.0354200601578" calcext:value-type="float">
            <text:p>5,0354200601578</text:p>
          </table:table-cell>
          <table:table-cell office:value-type="float" office:value="1.1824538558722" calcext:value-type="float">
            <text:p>1,1824538558722</text:p>
          </table:table-cell>
          <table:table-cell office:value-type="float" office:value="56.448209437595" calcext:value-type="float">
            <text:p>56,44820943759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174</text:p>
          </table:table-cell>
          <table:table-cell office:value-type="float" office:value="6.6748929023743" calcext:value-type="float">
            <text:p>6,6748929023743</text:p>
          </table:table-cell>
          <table:table-cell office:value-type="float" office:value="2.4030137062073" calcext:value-type="float">
            <text:p>2,4030137062073</text:p>
          </table:table-cell>
          <table:table-cell office:value-type="float" office:value="15.724776656764" calcext:value-type="float">
            <text:p>15,724776656764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185</text:p>
          </table:table-cell>
          <table:table-cell office:value-type="float" office:value="6.7212527990341" calcext:value-type="float">
            <text:p>6,7212527990341</text:p>
          </table:table-cell>
          <table:table-cell office:value-type="float" office:value="1.436845511198" calcext:value-type="float">
            <text:p>1,436845511198</text:p>
          </table:table-cell>
          <table:table-cell office:value-type="float" office:value="-10.426611752267" calcext:value-type="float">
            <text:p>-10,42661175226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196</text:p>
          </table:table-cell>
          <table:table-cell office:value-type="float" office:value="9.3691253662109" calcext:value-type="float">
            <text:p>9,3691253662109</text:p>
          </table:table-cell>
          <table:table-cell office:value-type="float" office:value="1.4373114705086" calcext:value-type="float">
            <text:p>1,4373114705086</text:p>
          </table:table-cell>
          <table:table-cell office:value-type="float" office:value="-98.536240826746" calcext:value-type="float">
            <text:p>-98,53624082674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207</text:p>
          </table:table-cell>
          <table:table-cell office:value-type="float" office:value="-0.35889409482479" calcext:value-type="float">
            <text:p>-0,35889409482479</text:p>
          </table:table-cell>
          <table:table-cell office:value-type="float" office:value="2.1906228363514" calcext:value-type="float">
            <text:p>2,1906228363514</text:p>
          </table:table-cell>
          <table:table-cell office:value-type="float" office:value="-128.99267293845" calcext:value-type="float">
            <text:p>-128,99267293845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218</text:p>
          </table:table-cell>
          <table:table-cell office:value-type="float" office:value="2.9020267724991" calcext:value-type="float">
            <text:p>2,9020267724991</text:p>
          </table:table-cell>
          <table:table-cell office:value-type="float" office:value="1.7576721310616" calcext:value-type="float">
            <text:p>1,7576721310616</text:p>
          </table:table-cell>
          <table:table-cell office:value-type="float" office:value="-150.90478301808" calcext:value-type="float">
            <text:p>-150,9047830180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229</text:p>
          </table:table-cell>
          <table:table-cell office:value-type="float" office:value="2.1345598995686" calcext:value-type="float">
            <text:p>2,1345598995686</text:p>
          </table:table-cell>
          <table:table-cell office:value-type="float" office:value="2.1832247078419" calcext:value-type="float">
            <text:p>2,1832247078419</text:p>
          </table:table-cell>
          <table:table-cell office:value-type="float" office:value="159.60821983921" calcext:value-type="float">
            <text:p>159,6082198392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240</text:p>
          </table:table-cell>
          <table:table-cell office:value-type="float" office:value="4.1922840476036" calcext:value-type="float">
            <text:p>4,1922840476036</text:p>
          </table:table-cell>
          <table:table-cell office:value-type="float" office:value="3.8710564374924" calcext:value-type="float">
            <text:p>3,8710564374924</text:p>
          </table:table-cell>
          <table:table-cell office:value-type="float" office:value="-71.795382317464" calcext:value-type="float">
            <text:p>-71,795382317464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251</text:p>
          </table:table-cell>
          <table:table-cell office:value-type="float" office:value="4.4762349128723" calcext:value-type="float">
            <text:p>4,4762349128723</text:p>
          </table:table-cell>
          <table:table-cell office:value-type="float" office:value="3.5628741979599" calcext:value-type="float">
            <text:p>3,5628741979599</text:p>
          </table:table-cell>
          <table:table-cell office:value-type="float" office:value="-66.48330324015" calcext:value-type="float">
            <text:p>-66,48330324015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262</text:p>
          </table:table-cell>
          <table:table-cell office:value-type="float" office:value="6.8155074119568" calcext:value-type="float">
            <text:p>6,8155074119568</text:p>
          </table:table-cell>
          <table:table-cell office:value-type="float" office:value="4.1096550226212" calcext:value-type="float">
            <text:p>4,1096550226212</text:p>
          </table:table-cell>
          <table:table-cell office:value-type="float" office:value="-70.796391007247" calcext:value-type="float">
            <text:p>-70,79639100724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273</text:p>
          </table:table-cell>
          <table:table-cell office:value-type="float" office:value="7.7822798490524" calcext:value-type="float">
            <text:p>7,7822798490524</text:p>
          </table:table-cell>
          <table:table-cell office:value-type="float" office:value="2.8827768564224" calcext:value-type="float">
            <text:p>2,8827768564224</text:p>
          </table:table-cell>
          <table:table-cell office:value-type="float" office:value="10.322639422052" calcext:value-type="float">
            <text:p>10,322639422052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284</text:p>
          </table:table-cell>
          <table:table-cell office:value-type="float" office:value="-1.5798759460449" calcext:value-type="float">
            <text:p>-1,5798759460449</text:p>
          </table:table-cell>
          <table:table-cell office:value-type="float" office:value="6.9403994083405" calcext:value-type="float">
            <text:p>6,9403994083405</text:p>
          </table:table-cell>
          <table:table-cell office:value-type="float" office:value="-43.861132138854" calcext:value-type="float">
            <text:p>-43,86113213885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295</text:p>
          </table:table-cell>
          <table:table-cell office:value-type="float" office:value="1.3771307468414" calcext:value-type="float">
            <text:p>1,3771307468414</text:p>
          </table:table-cell>
          <table:table-cell office:value-type="float" office:value="3.4246057271957" calcext:value-type="float">
            <text:p>3,4246057271957</text:p>
          </table:table-cell>
          <table:table-cell office:value-type="float" office:value="172.10910426583" calcext:value-type="float">
            <text:p>172,1091042658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06</text:p>
          </table:table-cell>
          <table:table-cell office:value-type="float" office:value="1.6031585633755" calcext:value-type="float">
            <text:p>1,6031585633755</text:p>
          </table:table-cell>
          <table:table-cell office:value-type="float" office:value="2.1056823432446" calcext:value-type="float">
            <text:p>2,1056823432446</text:p>
          </table:table-cell>
          <table:table-cell office:value-type="float" office:value="97.87183886121" calcext:value-type="float">
            <text:p>97,8718388612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17</text:p>
          </table:table-cell>
          <table:table-cell office:value-type="float" office:value="2.2609560191631" calcext:value-type="float">
            <text:p>2,2609560191631</text:p>
          </table:table-cell>
          <table:table-cell office:value-type="float" office:value="4.0152686834335" calcext:value-type="float">
            <text:p>4,0152686834335</text:p>
          </table:table-cell>
          <table:table-cell office:value-type="float" office:value="-14.985190834969" calcext:value-type="float">
            <text:p>-14,985190834969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28</text:p>
          </table:table-cell>
          <table:table-cell office:value-type="float" office:value="4.9222940206528" calcext:value-type="float">
            <text:p>4,9222940206528</text:p>
          </table:table-cell>
          <table:table-cell office:value-type="float" office:value="4.4867268204689" calcext:value-type="float">
            <text:p>4,4867268204689</text:p>
          </table:table-cell>
          <table:table-cell office:value-type="float" office:value="176.46911189814" calcext:value-type="float">
            <text:p>176,46911189814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39</text:p>
          </table:table-cell>
          <table:table-cell office:value-type="float" office:value="7.873746752739" calcext:value-type="float">
            <text:p>7,873746752739</text:p>
          </table:table-cell>
          <table:table-cell office:value-type="float" office:value="3.2661777734756" calcext:value-type="float">
            <text:p>3,2661777734756</text:p>
          </table:table-cell>
          <table:table-cell office:value-type="float" office:value="-165.89939062762" calcext:value-type="float">
            <text:p>-165,89939062762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50</text:p>
          </table:table-cell>
          <table:table-cell office:value-type="float" office:value="9.1504013538361" calcext:value-type="float">
            <text:p>9,1504013538361</text:p>
          </table:table-cell>
          <table:table-cell office:value-type="float" office:value="6.2064725160599" calcext:value-type="float">
            <text:p>6,2064725160599</text:p>
          </table:table-cell>
          <table:table-cell office:value-type="float" office:value="167.42820193054" calcext:value-type="float">
            <text:p>167,42820193054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61</text:p>
          </table:table-cell>
          <table:table-cell office:value-type="float" office:value="-1.4476108551025" calcext:value-type="float">
            <text:p>-1,4476108551025</text:p>
          </table:table-cell>
          <table:table-cell office:value-type="float" office:value="4.6120753884315" calcext:value-type="float">
            <text:p>4,6120753884315</text:p>
          </table:table-cell>
          <table:table-cell office:value-type="float" office:value="10.639134960569" calcext:value-type="float">
            <text:p>10,63913496056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72</text:p>
          </table:table-cell>
          <table:table-cell office:value-type="float" office:value="0.061780596151948" calcext:value-type="float">
            <text:p>0,061780596151948</text:p>
          </table:table-cell>
          <table:table-cell office:value-type="float" office:value="4.8746171593666" calcext:value-type="float">
            <text:p>4,8746171593666</text:p>
          </table:table-cell>
          <table:table-cell office:value-type="float" office:value="161.19711262405" calcext:value-type="float">
            <text:p>161,1971126240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83</text:p>
          </table:table-cell>
          <table:table-cell office:value-type="float" office:value="1.5475228428841" calcext:value-type="float">
            <text:p>1,5475228428841</text:p>
          </table:table-cell>
          <table:table-cell office:value-type="float" office:value="6.5999644994736" calcext:value-type="float">
            <text:p>6,5999644994736</text:p>
          </table:table-cell>
          <table:table-cell office:value-type="float" office:value="-73.297433033111" calcext:value-type="float">
            <text:p>-73,29743303311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394</text:p>
          </table:table-cell>
          <table:table-cell office:value-type="float" office:value="4.2781338095665" calcext:value-type="float">
            <text:p>4,2781338095665</text:p>
          </table:table-cell>
          <table:table-cell office:value-type="float" office:value="5.1732677221298" calcext:value-type="float">
            <text:p>5,1732677221298</text:p>
          </table:table-cell>
          <table:table-cell office:value-type="float" office:value="121.7963710712" calcext:value-type="float">
            <text:p>121,796371071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05</text:p>
          </table:table-cell>
          <table:table-cell office:value-type="float" office:value="4.5000094175339" calcext:value-type="float">
            <text:p>4,5000094175339</text:p>
          </table:table-cell>
          <table:table-cell office:value-type="float" office:value="5.4161137342453" calcext:value-type="float">
            <text:p>5,4161137342453</text:p>
          </table:table-cell>
          <table:table-cell office:value-type="float" office:value="62.725955513632" calcext:value-type="float">
            <text:p>62,725955513632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16</text:p>
          </table:table-cell>
          <table:table-cell office:value-type="float" office:value="7.0746296644211" calcext:value-type="float">
            <text:p>7,0746296644211</text:p>
          </table:table-cell>
          <table:table-cell office:value-type="float" office:value="5.185381770134" calcext:value-type="float">
            <text:p>5,185381770134</text:p>
          </table:table-cell>
          <table:table-cell office:value-type="float" office:value="-100.00590002461" calcext:value-type="float">
            <text:p>-100,00590002461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27</text:p>
          </table:table-cell>
          <table:table-cell office:value-type="float" office:value="9.8677253723145" calcext:value-type="float">
            <text:p>9,8677253723145</text:p>
          </table:table-cell>
          <table:table-cell office:value-type="float" office:value="5.9056621789932" calcext:value-type="float">
            <text:p>5,9056621789932</text:p>
          </table:table-cell>
          <table:table-cell office:value-type="float" office:value="75.650157442518" calcext:value-type="float">
            <text:p>75,65015744251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38</text:p>
          </table:table-cell>
          <table:table-cell office:value-type="float" office:value="-1.0667703300714" calcext:value-type="float">
            <text:p>-1,0667703300714</text:p>
          </table:table-cell>
          <table:table-cell office:value-type="float" office:value="7.3062133789062" calcext:value-type="float">
            <text:p>7,3062133789062</text:p>
          </table:table-cell>
          <table:table-cell office:value-type="float" office:value="33.538809627484" calcext:value-type="float">
            <text:p>33,538809627484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49</text:p>
          </table:table-cell>
          <table:table-cell office:value-type="float" office:value="1.1162569373846" calcext:value-type="float">
            <text:p>1,1162569373846</text:p>
          </table:table-cell>
          <table:table-cell office:value-type="float" office:value="8.024109005928" calcext:value-type="float">
            <text:p>8,024109005928</text:p>
          </table:table-cell>
          <table:table-cell office:value-type="float" office:value="58.506557136584" calcext:value-type="float">
            <text:p>58,50655713658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60</text:p>
          </table:table-cell>
          <table:table-cell office:value-type="float" office:value="0.3047077357769" calcext:value-type="float">
            <text:p>0,3047077357769</text:p>
          </table:table-cell>
          <table:table-cell office:value-type="float" office:value="9.645653963089" calcext:value-type="float">
            <text:p>9,645653963089</text:p>
          </table:table-cell>
          <table:table-cell office:value-type="float" office:value="-57.64140293097" calcext:value-type="float">
            <text:p>-57,6414029309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71</text:p>
          </table:table-cell>
          <table:table-cell office:value-type="float" office:value="1.2228345870972" calcext:value-type="float">
            <text:p>1,2228345870972</text:p>
          </table:table-cell>
          <table:table-cell office:value-type="float" office:value="7.1717518568039" calcext:value-type="float">
            <text:p>7,1717518568039</text:p>
          </table:table-cell>
          <table:table-cell office:value-type="float" office:value="-99.137547669137" calcext:value-type="float">
            <text:p>-99,13754766913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82</text:p>
          </table:table-cell>
          <table:table-cell office:value-type="float" office:value="4.9664998054504" calcext:value-type="float">
            <text:p>4,9664998054504</text:p>
          </table:table-cell>
          <table:table-cell office:value-type="float" office:value="7.6950931549072" calcext:value-type="float">
            <text:p>7,6950931549072</text:p>
          </table:table-cell>
          <table:table-cell office:value-type="float" office:value="-74.257998709466" calcext:value-type="float">
            <text:p>-74,25799870946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493</text:p>
          </table:table-cell>
          <table:table-cell office:value-type="float" office:value="6.0720837116241" calcext:value-type="float">
            <text:p>6,0720837116241</text:p>
          </table:table-cell>
          <table:table-cell office:value-type="float" office:value="9.2987239360809" calcext:value-type="float">
            <text:p>9,2987239360809</text:p>
          </table:table-cell>
          <table:table-cell office:value-type="float" office:value="-164.02701055928" calcext:value-type="float">
            <text:p>-164,0270105592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504</text:p>
          </table:table-cell>
          <table:table-cell office:value-type="float" office:value="8.9458531141281" calcext:value-type="float">
            <text:p>8,9458531141281</text:p>
          </table:table-cell>
          <table:table-cell office:value-type="float" office:value="7.1344858407974" calcext:value-type="float">
            <text:p>7,1344858407974</text:p>
          </table:table-cell>
          <table:table-cell office:value-type="float" office:value="80.571167028634" calcext:value-type="float">
            <text:p>80,571167028634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515</text:p>
          </table:table-cell>
          <table:table-cell office:value-type="float" office:value="-0.74096605181694" calcext:value-type="float">
            <text:p>-0,74096605181694</text:p>
          </table:table-cell>
          <table:table-cell office:value-type="float" office:value="10.406910181046" calcext:value-type="float">
            <text:p>10,406910181046</text:p>
          </table:table-cell>
          <table:table-cell office:value-type="float" office:value="-10.338140710904" calcext:value-type="float">
            <text:p>-10,33814071090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526</text:p>
          </table:table-cell>
          <table:table-cell office:value-type="float" office:value="-1.5691658854485" calcext:value-type="float">
            <text:p>-1,5691658854485</text:p>
          </table:table-cell>
          <table:table-cell office:value-type="float" office:value="7.2659265995026" calcext:value-type="float">
            <text:p>7,2659265995026</text:p>
          </table:table-cell>
          <table:table-cell office:value-type="float" office:value="97.573686557211" calcext:value-type="float">
            <text:p>97,57368655721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537</text:p>
          </table:table-cell>
          <table:table-cell office:value-type="float" office:value="2.5156182050705" calcext:value-type="float">
            <text:p>2,5156182050705</text:p>
          </table:table-cell>
          <table:table-cell office:value-type="float" office:value="9.4002503156662" calcext:value-type="float">
            <text:p>9,4002503156662</text:p>
          </table:table-cell>
          <table:table-cell office:value-type="float" office:value="62.409325010458" calcext:value-type="float">
            <text:p>62,40932501045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548</text:p>
          </table:table-cell>
          <table:table-cell office:value-type="float" office:value="3.872252702713" calcext:value-type="float">
            <text:p>3,872252702713</text:p>
          </table:table-cell>
          <table:table-cell office:value-type="float" office:value="9.376974105835" calcext:value-type="float">
            <text:p>9,376974105835</text:p>
          </table:table-cell>
          <table:table-cell office:value-type="float" office:value="-44.489677924259" calcext:value-type="float">
            <text:p>-44,48967792425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559</text:p>
          </table:table-cell>
          <table:table-cell office:value-type="float" office:value="5.9222322702408" calcext:value-type="float">
            <text:p>5,9222322702408</text:p>
          </table:table-cell>
          <table:table-cell office:value-type="float" office:value="8.7920266389847" calcext:value-type="float">
            <text:p>8,7920266389847</text:p>
          </table:table-cell>
          <table:table-cell office:value-type="float" office:value="-131.11684580517" calcext:value-type="float">
            <text:p>-131,1168458051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570</text:p>
          </table:table-cell>
          <table:table-cell office:value-type="float" office:value="6.674280166626" calcext:value-type="float">
            <text:p>6,674280166626</text:p>
          </table:table-cell>
          <table:table-cell office:value-type="float" office:value="9.9806863069534" calcext:value-type="float">
            <text:p>9,9806863069534</text:p>
          </table:table-cell>
          <table:table-cell office:value-type="float" office:value="-22.472204865923" calcext:value-type="float">
            <text:p>-22,472204865923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581</text:p>
          </table:table-cell>
          <table:table-cell office:value-type="float" office:value="7.919135093689" calcext:value-type="float">
            <text:p>7,919135093689</text:p>
          </table:table-cell>
          <table:table-cell office:value-type="float" office:value="8.26431453228" calcext:value-type="float">
            <text:p>8,26431453228</text:p>
          </table:table-cell>
          <table:table-cell office:value-type="float" office:value="153.42795924776" calcext:value-type="float">
            <text:p>153,4279592477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592</text:p>
          </table:table-cell>
          <table:table-cell office:value-type="float" office:value="-0.27189716696739" calcext:value-type="float">
            <text:p>-0,27189716696739</text:p>
          </table:table-cell>
          <table:table-cell office:value-type="float" office:value="10.784153938293" calcext:value-type="float">
            <text:p>10,784153938293</text:p>
          </table:table-cell>
          <table:table-cell office:value-type="float" office:value="-157.44089928402" calcext:value-type="float">
            <text:p>-157,4408992840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4</text:p>
          </table:table-cell>
          <table:table-cell office:value-type="string" calcext:value-type="string">
            <text:p>603</text:p>
          </table:table-cell>
          <table:table-cell office:value-type="float" office:value="-0.6364481151104" calcext:value-type="float">
            <text:p>-0,6364481151104</text:p>
          </table:table-cell>
          <table:table-cell office:value-type="float" office:value="9.4938009977341" calcext:value-type="float">
            <text:p>9,4938009977341</text:p>
          </table:table-cell>
          <table:table-cell office:value-type="float" office:value="107.30220557778" calcext:value-type="float">
            <text:p>107,3022055777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15</text:p>
          </table:table-cell>
          <table:table-cell office:value-type="float" office:value="-1.0883472859859" calcext:value-type="float">
            <text:p>-1,0883472859859</text:p>
          </table:table-cell>
          <table:table-cell office:value-type="float" office:value="0.21236885339022" calcext:value-type="float">
            <text:p>0,21236885339022</text:p>
          </table:table-cell>
          <table:table-cell office:value-type="float" office:value="73.890532657599" calcext:value-type="float">
            <text:p>73,890532657599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64</text:p>
          </table:table-cell>
          <table:table-cell office:value-type="float" office:value="-0.56061625480652" calcext:value-type="float">
            <text:p>-0,56061625480652</text:p>
          </table:table-cell>
          <table:table-cell office:value-type="float" office:value="1.1383004486561" calcext:value-type="float">
            <text:p>1,1383004486561</text:p>
          </table:table-cell>
          <table:table-cell office:value-type="float" office:value="32.914948311581" calcext:value-type="float">
            <text:p>32,91494831158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75</text:p>
          </table:table-cell>
          <table:table-cell office:value-type="float" office:value="1.9227448105812" calcext:value-type="float">
            <text:p>1,9227448105812</text:p>
          </table:table-cell>
          <table:table-cell office:value-type="float" office:value="1.6470071673393" calcext:value-type="float">
            <text:p>1,6470071673393</text:p>
          </table:table-cell>
          <table:table-cell office:value-type="float" office:value="-119.51822232289" calcext:value-type="float">
            <text:p>-119,51822232289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86</text:p>
          </table:table-cell>
          <table:table-cell office:value-type="float" office:value="2.4507789313793" calcext:value-type="float">
            <text:p>2,4507789313793</text:p>
          </table:table-cell>
          <table:table-cell office:value-type="float" office:value="1.1073525249958" calcext:value-type="float">
            <text:p>1,1073525249958</text:p>
          </table:table-cell>
          <table:table-cell office:value-type="float" office:value="179.67047357255" calcext:value-type="float">
            <text:p>179,6704735725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97</text:p>
          </table:table-cell>
          <table:table-cell office:value-type="float" office:value="5.5161321163177" calcext:value-type="float">
            <text:p>5,5161321163177</text:p>
          </table:table-cell>
          <table:table-cell office:value-type="float" office:value="0.54104883223772" calcext:value-type="float">
            <text:p>0,54104883223772</text:p>
          </table:table-cell>
          <table:table-cell office:value-type="float" office:value="156.49282552634" calcext:value-type="float">
            <text:p>156,4928255263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108</text:p>
          </table:table-cell>
          <table:table-cell office:value-type="float" office:value="3.7888836860657" calcext:value-type="float">
            <text:p>3,7888836860657</text:p>
          </table:table-cell>
          <table:table-cell office:value-type="float" office:value="0.45415502041578" calcext:value-type="float">
            <text:p>0,45415502041578</text:p>
          </table:table-cell>
          <table:table-cell office:value-type="float" office:value="-14.372379536841" calcext:value-type="float">
            <text:p>-14,37237953684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119</text:p>
          </table:table-cell>
          <table:table-cell office:value-type="float" office:value="6.7781460285187" calcext:value-type="float">
            <text:p>6,7781460285187</text:p>
          </table:table-cell>
          <table:table-cell office:value-type="float" office:value="-0.58388084173203" calcext:value-type="float">
            <text:p>-0,58388084173203</text:p>
          </table:table-cell>
          <table:table-cell office:value-type="float" office:value="154.51988141248" calcext:value-type="float">
            <text:p>154,5198814124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130</text:p>
          </table:table-cell>
          <table:table-cell office:value-type="float" office:value="-1.067681312561" calcext:value-type="float">
            <text:p>-1,067681312561</text:p>
          </table:table-cell>
          <table:table-cell office:value-type="float" office:value="3.578177690506" calcext:value-type="float">
            <text:p>3,578177690506</text:p>
          </table:table-cell>
          <table:table-cell office:value-type="float" office:value="-96.730919400598" calcext:value-type="float">
            <text:p>-96,73091940059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141</text:p>
          </table:table-cell>
          <table:table-cell office:value-type="float" office:value="-0.016456919256598" calcext:value-type="float">
            <text:p>-0,016456919256598</text:p>
          </table:table-cell>
          <table:table-cell office:value-type="float" office:value="0.84854908287525" calcext:value-type="float">
            <text:p>0,84854908287525</text:p>
          </table:table-cell>
          <table:table-cell office:value-type="float" office:value="-159.81851869328" calcext:value-type="float">
            <text:p>-159,8185186932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152</text:p>
          </table:table-cell>
          <table:table-cell office:value-type="float" office:value="-1.5850228071213" calcext:value-type="float">
            <text:p>-1,5850228071213</text:p>
          </table:table-cell>
          <table:table-cell office:value-type="float" office:value="2.3411531746387" calcext:value-type="float">
            <text:p>2,3411531746387</text:p>
          </table:table-cell>
          <table:table-cell office:value-type="float" office:value="-24.325423369742" calcext:value-type="float">
            <text:p>-24,32542336974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163</text:p>
          </table:table-cell>
          <table:table-cell office:value-type="float" office:value="4.8350983858109" calcext:value-type="float">
            <text:p>4,8350983858109</text:p>
          </table:table-cell>
          <table:table-cell office:value-type="float" office:value="1.2773582339287" calcext:value-type="float">
            <text:p>1,2773582339287</text:p>
          </table:table-cell>
          <table:table-cell office:value-type="float" office:value="-34.338528183615" calcext:value-type="float">
            <text:p>-34,33852818361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174</text:p>
          </table:table-cell>
          <table:table-cell office:value-type="float" office:value="6.3418638706207" calcext:value-type="float">
            <text:p>6,3418638706207</text:p>
          </table:table-cell>
          <table:table-cell office:value-type="float" office:value="2.3153856396675" calcext:value-type="float">
            <text:p>2,3153856396675</text:p>
          </table:table-cell>
          <table:table-cell office:value-type="float" office:value="14.002524268855" calcext:value-type="float">
            <text:p>14,002524268855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185</text:p>
          </table:table-cell>
          <table:table-cell office:value-type="float" office:value="6.4089959859848" calcext:value-type="float">
            <text:p>6,4089959859848</text:p>
          </table:table-cell>
          <table:table-cell office:value-type="float" office:value="1.4052695035934" calcext:value-type="float">
            <text:p>1,4052695035934</text:p>
          </table:table-cell>
          <table:table-cell office:value-type="float" office:value="9.8983421447171" calcext:value-type="float">
            <text:p>9,898342144717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196</text:p>
          </table:table-cell>
          <table:table-cell office:value-type="float" office:value="9.324289560318" calcext:value-type="float">
            <text:p>9,324289560318</text:p>
          </table:table-cell>
          <table:table-cell office:value-type="float" office:value="1.7851911485195" calcext:value-type="float">
            <text:p>1,7851911485195</text:p>
          </table:table-cell>
          <table:table-cell office:value-type="float" office:value="-77.743250852937" calcext:value-type="float">
            <text:p>-77,74325085293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207</text:p>
          </table:table-cell>
          <table:table-cell office:value-type="float" office:value="-0.10859665460885" calcext:value-type="float">
            <text:p>-0,10859665460885</text:p>
          </table:table-cell>
          <table:table-cell office:value-type="float" office:value="2.4992009997368" calcext:value-type="float">
            <text:p>2,4992009997368</text:p>
          </table:table-cell>
          <table:table-cell office:value-type="float" office:value="-129.01937885649" calcext:value-type="float">
            <text:p>-129,01937885649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218</text:p>
          </table:table-cell>
          <table:table-cell office:value-type="float" office:value="3.1204017996788" calcext:value-type="float">
            <text:p>3,1204017996788</text:p>
          </table:table-cell>
          <table:table-cell office:value-type="float" office:value="1.9543270766735" calcext:value-type="float">
            <text:p>1,9543270766735</text:p>
          </table:table-cell>
          <table:table-cell office:value-type="float" office:value="-135.35249461034" calcext:value-type="float">
            <text:p>-135,3524946103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229</text:p>
          </table:table-cell>
          <table:table-cell office:value-type="float" office:value="2.4557964503765" calcext:value-type="float">
            <text:p>2,4557964503765</text:p>
          </table:table-cell>
          <table:table-cell office:value-type="float" office:value="2.2910499572754" calcext:value-type="float">
            <text:p>2,2910499572754</text:p>
          </table:table-cell>
          <table:table-cell office:value-type="float" office:value="-166.69318782296" calcext:value-type="float">
            <text:p>-166,6931878229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240</text:p>
          </table:table-cell>
          <table:table-cell office:value-type="float" office:value="3.9737784862518" calcext:value-type="float">
            <text:p>3,9737784862518</text:p>
          </table:table-cell>
          <table:table-cell office:value-type="float" office:value="3.8321125507355" calcext:value-type="float">
            <text:p>3,8321125507355</text:p>
          </table:table-cell>
          <table:table-cell office:value-type="float" office:value="18.902657897609" calcext:value-type="float">
            <text:p>18,902657897609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251</text:p>
          </table:table-cell>
          <table:table-cell office:value-type="float" office:value="4.256699681282" calcext:value-type="float">
            <text:p>4,256699681282</text:p>
          </table:table-cell>
          <table:table-cell office:value-type="float" office:value="3.5059440135956" calcext:value-type="float">
            <text:p>3,5059440135956</text:p>
          </table:table-cell>
          <table:table-cell office:value-type="float" office:value="23.254666738449" calcext:value-type="float">
            <text:p>23,254666738449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262</text:p>
          </table:table-cell>
          <table:table-cell office:value-type="float" office:value="6.7258965969086" calcext:value-type="float">
            <text:p>6,7258965969086</text:p>
          </table:table-cell>
          <table:table-cell office:value-type="float" office:value="4.2769637703896" calcext:value-type="float">
            <text:p>4,2769637703896</text:p>
          </table:table-cell>
          <table:table-cell office:value-type="float" office:value="-68.383072591891" calcext:value-type="float">
            <text:p>-68,38307259189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273</text:p>
          </table:table-cell>
          <table:table-cell office:value-type="float" office:value="7.597051858902" calcext:value-type="float">
            <text:p>7,597051858902</text:p>
          </table:table-cell>
          <table:table-cell office:value-type="float" office:value="2.8479719161987" calcext:value-type="float">
            <text:p>2,8479719161987</text:p>
          </table:table-cell>
          <table:table-cell office:value-type="float" office:value="-11.880287034496" calcext:value-type="float">
            <text:p>-11,880287034496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284</text:p>
          </table:table-cell>
          <table:table-cell office:value-type="float" office:value="-1.4444880187511" calcext:value-type="float">
            <text:p>-1,4444880187511</text:p>
          </table:table-cell>
          <table:table-cell office:value-type="float" office:value="7.0154511928558" calcext:value-type="float">
            <text:p>7,0154511928558</text:p>
          </table:table-cell>
          <table:table-cell office:value-type="float" office:value="-133.08195855208" calcext:value-type="float">
            <text:p>-133,0819585520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295</text:p>
          </table:table-cell>
          <table:table-cell office:value-type="float" office:value="1.714269220829" calcext:value-type="float">
            <text:p>1,714269220829</text:p>
          </table:table-cell>
          <table:table-cell office:value-type="float" office:value="3.4871059656143" calcext:value-type="float">
            <text:p>3,4871059656143</text:p>
          </table:table-cell>
          <table:table-cell office:value-type="float" office:value="-164.11422164577" calcext:value-type="float">
            <text:p>-164,1142216457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06</text:p>
          </table:table-cell>
          <table:table-cell office:value-type="float" office:value="1.3900592923164" calcext:value-type="float">
            <text:p>1,3900592923164</text:p>
          </table:table-cell>
          <table:table-cell office:value-type="float" office:value="2.0448169112206" calcext:value-type="float">
            <text:p>2,0448169112206</text:p>
          </table:table-cell>
          <table:table-cell office:value-type="float" office:value="7.1114236192339" calcext:value-type="float">
            <text:p>7,1114236192339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17</text:p>
          </table:table-cell>
          <table:table-cell office:value-type="float" office:value="1.8881466984749" calcext:value-type="float">
            <text:p>1,8881466984749</text:p>
          </table:table-cell>
          <table:table-cell office:value-type="float" office:value="4.1311639547348" calcext:value-type="float">
            <text:p>4,1311639547348</text:p>
          </table:table-cell>
          <table:table-cell office:value-type="float" office:value="-18.225898978057" calcext:value-type="float">
            <text:p>-18,225898978057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28</text:p>
          </table:table-cell>
          <table:table-cell office:value-type="float" office:value="5.3192245960236" calcext:value-type="float">
            <text:p>5,3192245960236</text:p>
          </table:table-cell>
          <table:table-cell office:value-type="float" office:value="4.4616538286209" calcext:value-type="float">
            <text:p>4,4616538286209</text:p>
          </table:table-cell>
          <table:table-cell office:value-type="float" office:value="176.46320762148" calcext:value-type="float">
            <text:p>176,46320762148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39</text:p>
          </table:table-cell>
          <table:table-cell office:value-type="float" office:value="7.958088517189" calcext:value-type="float">
            <text:p>7,958088517189</text:p>
          </table:table-cell>
          <table:table-cell office:value-type="float" office:value="3.0609083175659" calcext:value-type="float">
            <text:p>3,0609083175659</text:p>
          </table:table-cell>
          <table:table-cell office:value-type="float" office:value="103.59188022128" calcext:value-type="float">
            <text:p>103,59188022128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50</text:p>
          </table:table-cell>
          <table:table-cell office:value-type="float" office:value="9.3557631969452" calcext:value-type="float">
            <text:p>9,3557631969452</text:p>
          </table:table-cell>
          <table:table-cell office:value-type="float" office:value="6.0413563251495" calcext:value-type="float">
            <text:p>6,0413563251495</text:p>
          </table:table-cell>
          <table:table-cell office:value-type="float" office:value="151.83282050358" calcext:value-type="float">
            <text:p>151,83282050358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61</text:p>
          </table:table-cell>
          <table:table-cell office:value-type="float" office:value="-1.5850022435188" calcext:value-type="float">
            <text:p>-1,5850022435188</text:p>
          </table:table-cell>
          <table:table-cell office:value-type="float" office:value="4.4985073804855" calcext:value-type="float">
            <text:p>4,4985073804855</text:p>
          </table:table-cell>
          <table:table-cell office:value-type="float" office:value="26.619373233455" calcext:value-type="float">
            <text:p>26,61937323345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72</text:p>
          </table:table-cell>
          <table:table-cell office:value-type="float" office:value="0.36234397441149" calcext:value-type="float">
            <text:p>0,36234397441149</text:p>
          </table:table-cell>
          <table:table-cell office:value-type="float" office:value="4.8565554618835" calcext:value-type="float">
            <text:p>4,8565554618835</text:p>
          </table:table-cell>
          <table:table-cell office:value-type="float" office:value="178.96474850406" calcext:value-type="float">
            <text:p>178,9647485040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83</text:p>
          </table:table-cell>
          <table:table-cell office:value-type="float" office:value="1.5608014166355" calcext:value-type="float">
            <text:p>1,5608014166355</text:p>
          </table:table-cell>
          <table:table-cell office:value-type="float" office:value="6.8877571821213" calcext:value-type="float">
            <text:p>6,8877571821213</text:p>
          </table:table-cell>
          <table:table-cell office:value-type="float" office:value="-115.34788957827" calcext:value-type="float">
            <text:p>-115,34788957827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394</text:p>
          </table:table-cell>
          <table:table-cell office:value-type="float" office:value="4.4793328642845" calcext:value-type="float">
            <text:p>4,4793328642845</text:p>
          </table:table-cell>
          <table:table-cell office:value-type="float" office:value="5.0583630800247" calcext:value-type="float">
            <text:p>5,0583630800247</text:p>
          </table:table-cell>
          <table:table-cell office:value-type="float" office:value="174.66714579588" calcext:value-type="float">
            <text:p>174,6671457958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05</text:p>
          </table:table-cell>
          <table:table-cell office:value-type="float" office:value="4.678680896759" calcext:value-type="float">
            <text:p>4,678680896759</text:p>
          </table:table-cell>
          <table:table-cell office:value-type="float" office:value="5.3210532665253" calcext:value-type="float">
            <text:p>5,3210532665253</text:p>
          </table:table-cell>
          <table:table-cell office:value-type="float" office:value="148.27285602594" calcext:value-type="float">
            <text:p>148,27285602594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16</text:p>
          </table:table-cell>
          <table:table-cell office:value-type="float" office:value="6.9119036197662" calcext:value-type="float">
            <text:p>6,9119036197662</text:p>
          </table:table-cell>
          <table:table-cell office:value-type="float" office:value="5.4117977619171" calcext:value-type="float">
            <text:p>5,4117977619171</text:p>
          </table:table-cell>
          <table:table-cell office:value-type="float" office:value="-44.640014885337" calcext:value-type="float">
            <text:p>-44,640014885337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27</text:p>
          </table:table-cell>
          <table:table-cell office:value-type="float" office:value="9.7822922468185" calcext:value-type="float">
            <text:p>9,7822922468185</text:p>
          </table:table-cell>
          <table:table-cell office:value-type="float" office:value="5.7626909017563" calcext:value-type="float">
            <text:p>5,7626909017563</text:p>
          </table:table-cell>
          <table:table-cell office:value-type="float" office:value="53.225837695371" calcext:value-type="float">
            <text:p>53,22583769537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38</text:p>
          </table:table-cell>
          <table:table-cell office:value-type="float" office:value="-1.1340399086475" calcext:value-type="float">
            <text:p>-1,1340399086475</text:p>
          </table:table-cell>
          <table:table-cell office:value-type="float" office:value="7.4965643882751" calcext:value-type="float">
            <text:p>7,4965643882751</text:p>
          </table:table-cell>
          <table:table-cell office:value-type="float" office:value="-61.274193654394" calcext:value-type="float">
            <text:p>-61,274193654394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49</text:p>
          </table:table-cell>
          <table:table-cell office:value-type="float" office:value="1.0983427613974" calcext:value-type="float">
            <text:p>1,0983427613974</text:p>
          </table:table-cell>
          <table:table-cell office:value-type="float" office:value="7.7632427215576" calcext:value-type="float">
            <text:p>7,7632427215576</text:p>
          </table:table-cell>
          <table:table-cell office:value-type="float" office:value="110.36711285828" calcext:value-type="float">
            <text:p>110,3671128582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60</text:p>
          </table:table-cell>
          <table:table-cell office:value-type="float" office:value="0.40561690926552" calcext:value-type="float">
            <text:p>0,40561690926552</text:p>
          </table:table-cell>
          <table:table-cell office:value-type="float" office:value="9.8538601398468" calcext:value-type="float">
            <text:p>9,8538601398468</text:p>
          </table:table-cell>
          <table:table-cell office:value-type="float" office:value="-122.98970465447" calcext:value-type="float">
            <text:p>-122,9897046544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71</text:p>
          </table:table-cell>
          <table:table-cell office:value-type="float" office:value="1.3786549866199" calcext:value-type="float">
            <text:p>1,3786549866199</text:p>
          </table:table-cell>
          <table:table-cell office:value-type="float" office:value="7.381306886673" calcext:value-type="float">
            <text:p>7,381306886673</text:p>
          </table:table-cell>
          <table:table-cell office:value-type="float" office:value="-151.08210266016" calcext:value-type="float">
            <text:p>-151,0821026601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82</text:p>
          </table:table-cell>
          <table:table-cell office:value-type="float" office:value="4.9077969789505" calcext:value-type="float">
            <text:p>4,9077969789505</text:p>
          </table:table-cell>
          <table:table-cell office:value-type="float" office:value="8.0681401491165" calcext:value-type="float">
            <text:p>8,0681401491165</text:p>
          </table:table-cell>
          <table:table-cell office:value-type="float" office:value="-83.338489198381" calcext:value-type="float">
            <text:p>-83,33848919838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493</text:p>
          </table:table-cell>
          <table:table-cell office:value-type="float" office:value="6.1634868383408" calcext:value-type="float">
            <text:p>6,1634868383408</text:p>
          </table:table-cell>
          <table:table-cell office:value-type="float" office:value="9.0963411331177" calcext:value-type="float">
            <text:p>9,0963411331177</text:p>
          </table:table-cell>
          <table:table-cell office:value-type="float" office:value="105.34139119895" calcext:value-type="float">
            <text:p>105,3413911989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504</text:p>
          </table:table-cell>
          <table:table-cell office:value-type="float" office:value="8.7731266021729" calcext:value-type="float">
            <text:p>8,7731266021729</text:p>
          </table:table-cell>
          <table:table-cell office:value-type="float" office:value="6.8813282251358" calcext:value-type="float">
            <text:p>6,8813282251358</text:p>
          </table:table-cell>
          <table:table-cell office:value-type="float" office:value="49.381104624195" calcext:value-type="float">
            <text:p>49,38110462419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515</text:p>
          </table:table-cell>
          <table:table-cell office:value-type="float" office:value="-0.98629735410213" calcext:value-type="float">
            <text:p>-0,98629735410213</text:p>
          </table:table-cell>
          <table:table-cell office:value-type="float" office:value="10.176831483841" calcext:value-type="float">
            <text:p>10,176831483841</text:p>
          </table:table-cell>
          <table:table-cell office:value-type="float" office:value="3.5670872801428" calcext:value-type="float">
            <text:p>3,567087280142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526</text:p>
          </table:table-cell>
          <table:table-cell office:value-type="float" office:value="-1.4310932159424" calcext:value-type="float">
            <text:p>-1,4310932159424</text:p>
          </table:table-cell>
          <table:table-cell office:value-type="float" office:value="7.3602885007858" calcext:value-type="float">
            <text:p>7,3602885007858</text:p>
          </table:table-cell>
          <table:table-cell office:value-type="float" office:value="-170.27254620935" calcext:value-type="float">
            <text:p>-170,2725462093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537</text:p>
          </table:table-cell>
          <table:table-cell office:value-type="float" office:value="2.5527137517929" calcext:value-type="float">
            <text:p>2,5527137517929</text:p>
          </table:table-cell>
          <table:table-cell office:value-type="float" office:value="9.0985286235809" calcext:value-type="float">
            <text:p>9,0985286235809</text:p>
          </table:table-cell>
          <table:table-cell office:value-type="float" office:value="105.48247197631" calcext:value-type="float">
            <text:p>105,4824719763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548</text:p>
          </table:table-cell>
          <table:table-cell office:value-type="float" office:value="3.6278825998306" calcext:value-type="float">
            <text:p>3,6278825998306</text:p>
          </table:table-cell>
          <table:table-cell office:value-type="float" office:value="9.5732575654984" calcext:value-type="float">
            <text:p>9,5732575654984</text:p>
          </table:table-cell>
          <table:table-cell office:value-type="float" office:value="-37.315940781004" calcext:value-type="float">
            <text:p>-37,31594078100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559</text:p>
          </table:table-cell>
          <table:table-cell office:value-type="float" office:value="6.1080247163773" calcext:value-type="float">
            <text:p>6,1080247163773</text:p>
          </table:table-cell>
          <table:table-cell office:value-type="float" office:value="8.6716043949127" calcext:value-type="float">
            <text:p>8,6716043949127</text:p>
          </table:table-cell>
          <table:table-cell office:value-type="float" office:value="138.29745760389" calcext:value-type="float">
            <text:p>138,2974576038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570</text:p>
          </table:table-cell>
          <table:table-cell office:value-type="float" office:value="6.3482183218002" calcext:value-type="float">
            <text:p>6,3482183218002</text:p>
          </table:table-cell>
          <table:table-cell office:value-type="float" office:value="10.022919178009" calcext:value-type="float">
            <text:p>10,022919178009</text:p>
          </table:table-cell>
          <table:table-cell office:value-type="float" office:value="5.5284850821374" calcext:value-type="float">
            <text:p>5,528485082137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581</text:p>
          </table:table-cell>
          <table:table-cell office:value-type="float" office:value="8.2368171215057" calcext:value-type="float">
            <text:p>8,2368171215057</text:p>
          </table:table-cell>
          <table:table-cell office:value-type="float" office:value="8.1920975446701" calcext:value-type="float">
            <text:p>8,1920975446701</text:p>
          </table:table-cell>
          <table:table-cell office:value-type="float" office:value="179.36626665152" calcext:value-type="float">
            <text:p>179,3662666515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592</text:p>
          </table:table-cell>
          <table:table-cell office:value-type="float" office:value="0.019202753901482" calcext:value-type="float">
            <text:p>0,019202753901482</text:p>
          </table:table-cell>
          <table:table-cell office:value-type="float" office:value="10.644884109497" calcext:value-type="float">
            <text:p>10,644884109497</text:p>
          </table:table-cell>
          <table:table-cell office:value-type="float" office:value="159.68929430482" calcext:value-type="float">
            <text:p>159,6892943048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5</text:p>
          </table:table-cell>
          <table:table-cell office:value-type="string" calcext:value-type="string">
            <text:p>603</text:p>
          </table:table-cell>
          <table:table-cell office:value-type="float" office:value="-0.51919065415859" calcext:value-type="float">
            <text:p>-0,51919065415859</text:p>
          </table:table-cell>
          <table:table-cell office:value-type="float" office:value="9.1142958402634" calcext:value-type="float">
            <text:p>9,1142958402634</text:p>
          </table:table-cell>
          <table:table-cell office:value-type="float" office:value="107.3168227627" calcext:value-type="float">
            <text:p>107,316822762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15</text:p>
          </table:table-cell>
          <table:table-cell office:value-type="float" office:value="-0.94665601849556" calcext:value-type="float">
            <text:p>-0,94665601849556</text:p>
          </table:table-cell>
          <table:table-cell office:value-type="float" office:value="0.034072615671903" calcext:value-type="float">
            <text:p>0,034072615671903</text:p>
          </table:table-cell>
          <table:table-cell office:value-type="float" office:value="73.561622079011" calcext:value-type="float">
            <text:p>73,56162207901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64</text:p>
          </table:table-cell>
          <table:table-cell office:value-type="float" office:value="-0.71544863283634" calcext:value-type="float">
            <text:p>-0,71544863283634</text:p>
          </table:table-cell>
          <table:table-cell office:value-type="float" office:value="1.3099303841591" calcext:value-type="float">
            <text:p>1,3099303841591</text:p>
          </table:table-cell>
          <table:table-cell office:value-type="float" office:value="-54.51519094455" calcext:value-type="float">
            <text:p>-54,5151909445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75</text:p>
          </table:table-cell>
          <table:table-cell office:value-type="float" office:value="1.7468430101871" calcext:value-type="float">
            <text:p>1,7468430101871</text:p>
          </table:table-cell>
          <table:table-cell office:value-type="float" office:value="1.7829304933548" calcext:value-type="float">
            <text:p>1,7829304933548</text:p>
          </table:table-cell>
          <table:table-cell office:value-type="float" office:value="-28.779122100514" calcext:value-type="float">
            <text:p>-28,779122100514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86</text:p>
          </table:table-cell>
          <table:table-cell office:value-type="float" office:value="2.4798309803009" calcext:value-type="float">
            <text:p>2,4798309803009</text:p>
          </table:table-cell>
          <table:table-cell office:value-type="float" office:value="0.88765278458595" calcext:value-type="float">
            <text:p>0,88765278458595</text:p>
          </table:table-cell>
          <table:table-cell office:value-type="float" office:value="88.875586819497" calcext:value-type="float">
            <text:p>88,875586819497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97</text:p>
          </table:table-cell>
          <table:table-cell office:value-type="float" office:value="5.889641046524" calcext:value-type="float">
            <text:p>5,889641046524</text:p>
          </table:table-cell>
          <table:table-cell office:value-type="float" office:value="0.46381022781134" calcext:value-type="float">
            <text:p>0,46381022781134</text:p>
          </table:table-cell>
          <table:table-cell office:value-type="float" office:value="166.15723804304" calcext:value-type="float">
            <text:p>166,1572380430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108</text:p>
          </table:table-cell>
          <table:table-cell office:value-type="float" office:value="3.5731357336044" calcext:value-type="float">
            <text:p>3,5731357336044</text:p>
          </table:table-cell>
          <table:table-cell office:value-type="float" office:value="0.64014688134193" calcext:value-type="float">
            <text:p>0,64014688134193</text:p>
          </table:table-cell>
          <table:table-cell office:value-type="float" office:value="-44.212313594332" calcext:value-type="float">
            <text:p>-44,21231359433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119</text:p>
          </table:table-cell>
          <table:table-cell office:value-type="float" office:value="6.9272017478943" calcext:value-type="float">
            <text:p>6,9272017478943</text:p>
          </table:table-cell>
          <table:table-cell office:value-type="float" office:value="-0.53660750389099" calcext:value-type="float">
            <text:p>-0,53660750389099</text:p>
          </table:table-cell>
          <table:table-cell office:value-type="float" office:value="-164.2997280048" calcext:value-type="float">
            <text:p>-164,299728004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130</text:p>
          </table:table-cell>
          <table:table-cell office:value-type="float" office:value="-0.97890928387642" calcext:value-type="float">
            <text:p>-0,97890928387642</text:p>
          </table:table-cell>
          <table:table-cell office:value-type="float" office:value="3.8540026545525" calcext:value-type="float">
            <text:p>3,8540026545525</text:p>
          </table:table-cell>
          <table:table-cell office:value-type="float" office:value="-110.35058225036" calcext:value-type="float">
            <text:p>-110,3505822503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141</text:p>
          </table:table-cell>
          <table:table-cell office:value-type="float" office:value="0.098514687269926" calcext:value-type="float">
            <text:p>0,098514687269926</text:p>
          </table:table-cell>
          <table:table-cell office:value-type="float" office:value="0.64793407917023" calcext:value-type="float">
            <text:p>0,64793407917023</text:p>
          </table:table-cell>
          <table:table-cell office:value-type="float" office:value="112.83667224228" calcext:value-type="float">
            <text:p>112,8366722422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152</text:p>
          </table:table-cell>
          <table:table-cell office:value-type="float" office:value="-1.5850041806698" calcext:value-type="float">
            <text:p>-1,5850041806698</text:p>
          </table:table-cell>
          <table:table-cell office:value-type="float" office:value="2.5859090685844" calcext:value-type="float">
            <text:p>2,5859090685844</text:p>
          </table:table-cell>
          <table:table-cell office:value-type="float" office:value="-20.552829762173" calcext:value-type="float">
            <text:p>-20,552829762173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163</text:p>
          </table:table-cell>
          <table:table-cell office:value-type="float" office:value="4.5703878998756" calcext:value-type="float">
            <text:p>4,5703878998756</text:p>
          </table:table-cell>
          <table:table-cell office:value-type="float" office:value="1.5492936968803" calcext:value-type="float">
            <text:p>1,5492936968803</text:p>
          </table:table-cell>
          <table:table-cell office:value-type="float" office:value="-43.893814086914" calcext:value-type="float">
            <text:p>-43,893814086914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174</text:p>
          </table:table-cell>
          <table:table-cell office:value-type="float" office:value="6.0330963134766" calcext:value-type="float">
            <text:p>6,0330963134766</text:p>
          </table:table-cell>
          <table:table-cell office:value-type="float" office:value="2.2504790127277" calcext:value-type="float">
            <text:p>2,2504790127277</text:p>
          </table:table-cell>
          <table:table-cell office:value-type="float" office:value="11.356332879158" calcext:value-type="float">
            <text:p>11,356332879158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185</text:p>
          </table:table-cell>
          <table:table-cell office:value-type="float" office:value="6.1264336109161" calcext:value-type="float">
            <text:p>6,1264336109161</text:p>
          </table:table-cell>
          <table:table-cell office:value-type="float" office:value="1.2670533359051" calcext:value-type="float">
            <text:p>1,2670533359051</text:p>
          </table:table-cell>
          <table:table-cell office:value-type="float" office:value="30.336125641112" calcext:value-type="float">
            <text:p>30,33612564111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196</text:p>
          </table:table-cell>
          <table:table-cell office:value-type="float" office:value="9.1587907075882" calcext:value-type="float">
            <text:p>9,1587907075882</text:p>
          </table:table-cell>
          <table:table-cell office:value-type="float" office:value="2.0941177010536" calcext:value-type="float">
            <text:p>2,0941177010536</text:p>
          </table:table-cell>
          <table:table-cell office:value-type="float" office:value="-56.91699465369" calcext:value-type="float">
            <text:p>-56,9169946536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207</text:p>
          </table:table-cell>
          <table:table-cell office:value-type="float" office:value="0.1267281640321" calcext:value-type="float">
            <text:p>0,1267281640321</text:p>
          </table:table-cell>
          <table:table-cell office:value-type="float" office:value="2.7823701500893" calcext:value-type="float">
            <text:p>2,7823701500893</text:p>
          </table:table-cell>
          <table:table-cell office:value-type="float" office:value="-131.36016487316" calcext:value-type="float">
            <text:p>-131,36016487316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218</text:p>
          </table:table-cell>
          <table:table-cell office:value-type="float" office:value="3.1908267736435" calcext:value-type="float">
            <text:p>3,1908267736435</text:p>
          </table:table-cell>
          <table:table-cell office:value-type="float" office:value="2.1884164214134" calcext:value-type="float">
            <text:p>2,1884164214134</text:p>
          </table:table-cell>
          <table:table-cell office:value-type="float" office:value="-89.42216976433" calcext:value-type="float">
            <text:p>-89,42216976433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229</text:p>
          </table:table-cell>
          <table:table-cell office:value-type="float" office:value="2.7219182252884" calcext:value-type="float">
            <text:p>2,7219182252884</text:p>
          </table:table-cell>
          <table:table-cell office:value-type="float" office:value="2.4350824952126" calcext:value-type="float">
            <text:p>2,4350824952126</text:p>
          </table:table-cell>
          <table:table-cell office:value-type="float" office:value="-130.05504638526" calcext:value-type="float">
            <text:p>-130,05504638526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240</text:p>
          </table:table-cell>
          <table:table-cell office:value-type="float" office:value="4.0120673179626" calcext:value-type="float">
            <text:p>4,0120673179626</text:p>
          </table:table-cell>
          <table:table-cell office:value-type="float" office:value="3.6107796430588" calcext:value-type="float">
            <text:p>3,6107796430588</text:p>
          </table:table-cell>
          <table:table-cell office:value-type="float" office:value="108.42531653726" calcext:value-type="float">
            <text:p>108,42531653726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251</text:p>
          </table:table-cell>
          <table:table-cell office:value-type="float" office:value="4.3151354789734" calcext:value-type="float">
            <text:p>4,3151354789734</text:p>
          </table:table-cell>
          <table:table-cell office:value-type="float" office:value="3.2916969060898" calcext:value-type="float">
            <text:p>3,2916969060898</text:p>
          </table:table-cell>
          <table:table-cell office:value-type="float" office:value="114.03680531083" calcext:value-type="float">
            <text:p>114,03680531083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262</text:p>
          </table:table-cell>
          <table:table-cell office:value-type="float" office:value="6.7449498176575" calcext:value-type="float">
            <text:p>6,7449498176575</text:p>
          </table:table-cell>
          <table:table-cell office:value-type="float" office:value="4.4838523864746" calcext:value-type="float">
            <text:p>4,4838523864746</text:p>
          </table:table-cell>
          <table:table-cell office:value-type="float" office:value="-97.008816755501" calcext:value-type="float">
            <text:p>-97,00881675550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273</text:p>
          </table:table-cell>
          <table:table-cell office:value-type="float" office:value="7.5881814956665" calcext:value-type="float">
            <text:p>7,5881814956665</text:p>
          </table:table-cell>
          <table:table-cell office:value-type="float" office:value="3.0715209245682" calcext:value-type="float">
            <text:p>3,0715209245682</text:p>
          </table:table-cell>
          <table:table-cell office:value-type="float" office:value="-100.98180041951" calcext:value-type="float">
            <text:p>-100,98180041951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284</text:p>
          </table:table-cell>
          <table:table-cell office:value-type="float" office:value="-1.2289901077747" calcext:value-type="float">
            <text:p>-1,2289901077747</text:p>
          </table:table-cell>
          <table:table-cell office:value-type="float" office:value="6.8896591663361" calcext:value-type="float">
            <text:p>6,8896591663361</text:p>
          </table:table-cell>
          <table:table-cell office:value-type="float" office:value="147.61112601894" calcext:value-type="float">
            <text:p>147,6111260189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295</text:p>
          </table:table-cell>
          <table:table-cell office:value-type="float" office:value="2.0262250304222" calcext:value-type="float">
            <text:p>2,0262250304222</text:p>
          </table:table-cell>
          <table:table-cell office:value-type="float" office:value="3.6709636449814" calcext:value-type="float">
            <text:p>3,6709636449814</text:p>
          </table:table-cell>
          <table:table-cell office:value-type="float" office:value="-147.46745528689" calcext:value-type="float">
            <text:p>-147,4674552868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06</text:p>
          </table:table-cell>
          <table:table-cell office:value-type="float" office:value="1.2404827028513" calcext:value-type="float">
            <text:p>1,2404827028513</text:p>
          </table:table-cell>
          <table:table-cell office:value-type="float" office:value="2.2909584641457" calcext:value-type="float">
            <text:p>2,2909584641457</text:p>
          </table:table-cell>
          <table:table-cell office:value-type="float" office:value="-55.457917368336" calcext:value-type="float">
            <text:p>-55,457917368336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17</text:p>
          </table:table-cell>
          <table:table-cell office:value-type="float" office:value="1.5211708843708" calcext:value-type="float">
            <text:p>1,5211708843708</text:p>
          </table:table-cell>
          <table:table-cell office:value-type="float" office:value="4.2675518989563" calcext:value-type="float">
            <text:p>4,2675518989563</text:p>
          </table:table-cell>
          <table:table-cell office:value-type="float" office:value="-21.414582516737" calcext:value-type="float">
            <text:p>-21,414582516737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28</text:p>
          </table:table-cell>
          <table:table-cell office:value-type="float" office:value="5.6692773103714" calcext:value-type="float">
            <text:p>5,6692773103714</text:p>
          </table:table-cell>
          <table:table-cell office:value-type="float" office:value="4.5128583908081" calcext:value-type="float">
            <text:p>4,5128583908081</text:p>
          </table:table-cell>
          <table:table-cell office:value-type="float" office:value="-164.99733469289" calcext:value-type="float">
            <text:p>-164,99733469289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39</text:p>
          </table:table-cell>
          <table:table-cell office:value-type="float" office:value="7.897115945816" calcext:value-type="float">
            <text:p>7,897115945816</text:p>
          </table:table-cell>
          <table:table-cell office:value-type="float" office:value="2.8656876087189" calcext:value-type="float">
            <text:p>2,8656876087189</text:p>
          </table:table-cell>
          <table:table-cell office:value-type="float" office:value="87.901695518737" calcext:value-type="float">
            <text:p>87,901695518737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50</text:p>
          </table:table-cell>
          <table:table-cell office:value-type="float" office:value="9.4870471954346" calcext:value-type="float">
            <text:p>9,4870471954346</text:p>
          </table:table-cell>
          <table:table-cell office:value-type="float" office:value="6.2199079990387" calcext:value-type="float">
            <text:p>6,2199079990387</text:p>
          </table:table-cell>
          <table:table-cell office:value-type="float" office:value="-117.64990144474" calcext:value-type="float">
            <text:p>-117,64990144474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61</text:p>
          </table:table-cell>
          <table:table-cell office:value-type="float" office:value="-1.5850085020065" calcext:value-type="float">
            <text:p>-1,5850085020065</text:p>
          </table:table-cell>
          <table:table-cell office:value-type="float" office:value="4.3756422400475" calcext:value-type="float">
            <text:p>4,3756422400475</text:p>
          </table:table-cell>
          <table:table-cell office:value-type="float" office:value="45.136431979526" calcext:value-type="float">
            <text:p>45,13643197952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72</text:p>
          </table:table-cell>
          <table:table-cell office:value-type="float" office:value="0.64975619316101" calcext:value-type="float">
            <text:p>0,64975619316101</text:p>
          </table:table-cell>
          <table:table-cell office:value-type="float" office:value="4.9110370874405" calcext:value-type="float">
            <text:p>4,9110370874405</text:p>
          </table:table-cell>
          <table:table-cell office:value-type="float" office:value="-166.66730194335" calcext:value-type="float">
            <text:p>-166,6673019433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83</text:p>
          </table:table-cell>
          <table:table-cell office:value-type="float" office:value="1.7718949913979" calcext:value-type="float">
            <text:p>1,7718949913979</text:p>
          </table:table-cell>
          <table:table-cell office:value-type="float" office:value="6.8224805593491" calcext:value-type="float">
            <text:p>6,8224805593491</text:p>
          </table:table-cell>
          <table:table-cell office:value-type="float" office:value="154.18089119492" calcext:value-type="float">
            <text:p>154,18089119492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394</text:p>
          </table:table-cell>
          <table:table-cell office:value-type="float" office:value="4.5727759599686" calcext:value-type="float">
            <text:p>4,5727759599686</text:p>
          </table:table-cell>
          <table:table-cell office:value-type="float" office:value="5.2541589736938" calcext:value-type="float">
            <text:p>5,2541589736938</text:p>
          </table:table-cell>
          <table:table-cell office:value-type="float" office:value="-113.14217755749" calcext:value-type="float">
            <text:p>-113,1421775574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05</text:p>
          </table:table-cell>
          <table:table-cell office:value-type="float" office:value="4.8270410299301" calcext:value-type="float">
            <text:p>4,8270410299301</text:p>
          </table:table-cell>
          <table:table-cell office:value-type="float" office:value="5.4954916238785" calcext:value-type="float">
            <text:p>5,4954916238785</text:p>
          </table:table-cell>
          <table:table-cell office:value-type="float" office:value="-122.94576426221" calcext:value-type="float">
            <text:p>-122,9457642622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16</text:p>
          </table:table-cell>
          <table:table-cell office:value-type="float" office:value="6.6329830884933" calcext:value-type="float">
            <text:p>6,6329830884933</text:p>
          </table:table-cell>
          <table:table-cell office:value-type="float" office:value="5.4065281152725" calcext:value-type="float">
            <text:p>5,4065281152725</text:p>
          </table:table-cell>
          <table:table-cell office:value-type="float" office:value="10.710058888053" calcext:value-type="float">
            <text:p>10,710058888053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27</text:p>
          </table:table-cell>
          <table:table-cell office:value-type="float" office:value="9.587574005127" calcext:value-type="float">
            <text:p>9,587574005127</text:p>
          </table:table-cell>
          <table:table-cell office:value-type="float" office:value="5.868501663208" calcext:value-type="float">
            <text:p>5,868501663208</text:p>
          </table:table-cell>
          <table:table-cell office:value-type="float" office:value="-37.434405581966" calcext:value-type="float">
            <text:p>-37,43440558196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38</text:p>
          </table:table-cell>
          <table:table-cell office:value-type="float" office:value="-1.0428936779499" calcext:value-type="float">
            <text:p>-1,0428936779499</text:p>
          </table:table-cell>
          <table:table-cell office:value-type="float" office:value="7.7023607492447" calcext:value-type="float">
            <text:p>7,7023607492447</text:p>
          </table:table-cell>
          <table:table-cell office:value-type="float" office:value="-92.90658820207" calcext:value-type="float">
            <text:p>-92,90658820207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49</text:p>
          </table:table-cell>
          <table:table-cell office:value-type="float" office:value="1.3147135078907" calcext:value-type="float">
            <text:p>1,3147135078907</text:p>
          </table:table-cell>
          <table:table-cell office:value-type="float" office:value="7.8097420930862" calcext:value-type="float">
            <text:p>7,8097420930862</text:p>
          </table:table-cell>
          <table:table-cell office:value-type="float" office:value="-159.11260228248" calcext:value-type="float">
            <text:p>-159,1126022824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60</text:p>
          </table:table-cell>
          <table:table-cell office:value-type="float" office:value="0.63701502978802" calcext:value-type="float">
            <text:p>0,63701502978802</text:p>
          </table:table-cell>
          <table:table-cell office:value-type="float" office:value="9.849328994751" calcext:value-type="float">
            <text:p>9,849328994751</text:p>
          </table:table-cell>
          <table:table-cell office:value-type="float" office:value="171.87781242808" calcext:value-type="float">
            <text:p>171,8778124280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71</text:p>
          </table:table-cell>
          <table:table-cell office:value-type="float" office:value="1.5117098391056" calcext:value-type="float">
            <text:p>1,5117098391056</text:p>
          </table:table-cell>
          <table:table-cell office:value-type="float" office:value="7.2050184011459" calcext:value-type="float">
            <text:p>7,2050184011459</text:p>
          </table:table-cell>
          <table:table-cell office:value-type="float" office:value="118.43131605987" calcext:value-type="float">
            <text:p>118,4313160598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82</text:p>
          </table:table-cell>
          <table:table-cell office:value-type="float" office:value="4.908681511879" calcext:value-type="float">
            <text:p>4,908681511879</text:p>
          </table:table-cell>
          <table:table-cell office:value-type="float" office:value="8.4459847211838" calcext:value-type="float">
            <text:p>8,4459847211838</text:p>
          </table:table-cell>
          <table:table-cell office:value-type="float" office:value="-92.418432995013" calcext:value-type="float">
            <text:p>-92,41843299501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493</text:p>
          </table:table-cell>
          <table:table-cell office:value-type="float" office:value="5.9576058387756" calcext:value-type="float">
            <text:p>5,9576058387756</text:p>
          </table:table-cell>
          <table:table-cell office:value-type="float" office:value="9.003250002861" calcext:value-type="float">
            <text:p>9,003250002861</text:p>
          </table:table-cell>
          <table:table-cell office:value-type="float" office:value="15.144927486493" calcext:value-type="float">
            <text:p>15,144927486493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504</text:p>
          </table:table-cell>
          <table:table-cell office:value-type="float" office:value="8.4869879484177" calcext:value-type="float">
            <text:p>8,4869879484177</text:p>
          </table:table-cell>
          <table:table-cell office:value-type="float" office:value="6.7602741718292" calcext:value-type="float">
            <text:p>6,7602741718292</text:p>
          </table:table-cell>
          <table:table-cell office:value-type="float" office:value="16.260611972991" calcext:value-type="float">
            <text:p>16,260611972991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515</text:p>
          </table:table-cell>
          <table:table-cell office:value-type="float" office:value="-1.2662847340107" calcext:value-type="float">
            <text:p>-1,2662847340107</text:p>
          </table:table-cell>
          <table:table-cell office:value-type="float" office:value="9.8968476057053" calcext:value-type="float">
            <text:p>9,8968476057053</text:p>
          </table:table-cell>
          <table:table-cell office:value-type="float" office:value="-0.8267914093319" calcext:value-type="float">
            <text:p>-0,826791409331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526</text:p>
          </table:table-cell>
          <table:table-cell office:value-type="float" office:value="-1.4336688816547" calcext:value-type="float">
            <text:p>-1,4336688816547</text:p>
          </table:table-cell>
          <table:table-cell office:value-type="float" office:value="7.5887382030487" calcext:value-type="float">
            <text:p>7,5887382030487</text:p>
          </table:table-cell>
          <table:table-cell office:value-type="float" office:value="-79.576685929754" calcext:value-type="float">
            <text:p>-79,57668592975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537</text:p>
          </table:table-cell>
          <table:table-cell office:value-type="float" office:value="2.7844700217247" calcext:value-type="float">
            <text:p>2,7844700217247</text:p>
          </table:table-cell>
          <table:table-cell office:value-type="float" office:value="8.9039552211761" calcext:value-type="float">
            <text:p>8,9039552211761</text:p>
          </table:table-cell>
          <table:table-cell office:value-type="float" office:value="148.58125881025" calcext:value-type="float">
            <text:p>148,5812588102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548</text:p>
          </table:table-cell>
          <table:table-cell office:value-type="float" office:value="3.3610826730728" calcext:value-type="float">
            <text:p>3,3610826730728</text:p>
          </table:table-cell>
          <table:table-cell office:value-type="float" office:value="9.7379148006439" calcext:value-type="float">
            <text:p>9,7379148006439</text:p>
          </table:table-cell>
          <table:table-cell office:value-type="float" office:value="-30.102722204415" calcext:value-type="float">
            <text:p>-30,10272220441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559</text:p>
          </table:table-cell>
          <table:table-cell office:value-type="float" office:value="5.9857189655304" calcext:value-type="float">
            <text:p>5,9857189655304</text:p>
          </table:table-cell>
          <table:table-cell office:value-type="float" office:value="8.4805357456207" calcext:value-type="float">
            <text:p>8,4805357456207</text:p>
          </table:table-cell>
          <table:table-cell office:value-type="float" office:value="48.259363812246" calcext:value-type="float">
            <text:p>48,25936381224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570</text:p>
          </table:table-cell>
          <table:table-cell office:value-type="float" office:value="6.1397159099579" calcext:value-type="float">
            <text:p>6,1397159099579</text:p>
          </table:table-cell>
          <table:table-cell office:value-type="float" office:value="9.8174637556076" calcext:value-type="float">
            <text:p>9,8174637556076</text:p>
          </table:table-cell>
          <table:table-cell office:value-type="float" office:value="53.624871809771" calcext:value-type="float">
            <text:p>53,62487180977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581</text:p>
          </table:table-cell>
          <table:table-cell office:value-type="float" office:value="8.4689491987228" calcext:value-type="float">
            <text:p>8,4689491987228</text:p>
          </table:table-cell>
          <table:table-cell office:value-type="float" office:value="8.3613526821136" calcext:value-type="float">
            <text:p>8,3613526821136</text:p>
          </table:table-cell>
          <table:table-cell office:value-type="float" office:value="-135.93957378606" calcext:value-type="float">
            <text:p>-135,9395737860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592</text:p>
          </table:table-cell>
          <table:table-cell office:value-type="float" office:value="0.3913488984108" calcext:value-type="float">
            <text:p>0,3913488984108</text:p>
          </table:table-cell>
          <table:table-cell office:value-type="float" office:value="10.506626367569" calcext:value-type="float">
            <text:p>10,506626367569</text:p>
          </table:table-cell>
          <table:table-cell office:value-type="float" office:value="159.65724446971" calcext:value-type="float">
            <text:p>159,6572444697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6</text:p>
          </table:table-cell>
          <table:table-cell office:value-type="string" calcext:value-type="string">
            <text:p>603</text:p>
          </table:table-cell>
          <table:table-cell office:value-type="float" office:value="-0.41569508612156" calcext:value-type="float">
            <text:p>-0,41569508612156</text:p>
          </table:table-cell>
          <table:table-cell office:value-type="float" office:value="8.7426549196243" calcext:value-type="float">
            <text:p>8,7426549196243</text:p>
          </table:table-cell>
          <table:table-cell office:value-type="float" office:value="102.51072106088" calcext:value-type="float">
            <text:p>102,5107210608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15</text:p>
          </table:table-cell>
          <table:table-cell office:value-type="float" office:value="-0.76075360178947" calcext:value-type="float">
            <text:p>-0,76075360178947</text:p>
          </table:table-cell>
          <table:table-cell office:value-type="float" office:value="-0.17817322164774" calcext:value-type="float">
            <text:p>-0,17817322164774</text:p>
          </table:table-cell>
          <table:table-cell office:value-type="float" office:value="120.57352977194" calcext:value-type="float">
            <text:p>120,5735297719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64</text:p>
          </table:table-cell>
          <table:table-cell office:value-type="float" office:value="-0.94604268670082" calcext:value-type="float">
            <text:p>-0,94604268670082</text:p>
          </table:table-cell>
          <table:table-cell office:value-type="float" office:value="1.6337668895721" calcext:value-type="float">
            <text:p>1,6337668895721</text:p>
          </table:table-cell>
          <table:table-cell office:value-type="float" office:value="-54.513417611456" calcext:value-type="float">
            <text:p>-54,51341761145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75</text:p>
          </table:table-cell>
          <table:table-cell office:value-type="float" office:value="1.3883186876774" calcext:value-type="float">
            <text:p>1,3883186876774</text:p>
          </table:table-cell>
          <table:table-cell office:value-type="float" office:value="1.938541829586" calcext:value-type="float">
            <text:p>1,938541829586</text:p>
          </table:table-cell>
          <table:table-cell office:value-type="float" office:value="-24.643558985109" calcext:value-type="float">
            <text:p>-24,643558985109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86</text:p>
          </table:table-cell>
          <table:table-cell office:value-type="float" office:value="2.436355650425" calcext:value-type="float">
            <text:p>2,436355650425</text:p>
          </table:table-cell>
          <table:table-cell office:value-type="float" office:value="0.49924183636904" calcext:value-type="float">
            <text:p>0,49924183636904</text:p>
          </table:table-cell>
          <table:table-cell office:value-type="float" office:value="84.577820103639" calcext:value-type="float">
            <text:p>84,577820103639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97</text:p>
          </table:table-cell>
          <table:table-cell office:value-type="float" office:value="6.276615858078" calcext:value-type="float">
            <text:p>6,276615858078</text:p>
          </table:table-cell>
          <table:table-cell office:value-type="float" office:value="0.36818046122789" calcext:value-type="float">
            <text:p>0,36818046122789</text:p>
          </table:table-cell>
          <table:table-cell office:value-type="float" office:value="166.08568969046" calcext:value-type="float">
            <text:p>166,0856896904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108</text:p>
          </table:table-cell>
          <table:table-cell office:value-type="float" office:value="3.4501749277115" calcext:value-type="float">
            <text:p>3,4501749277115</text:p>
          </table:table-cell>
          <table:table-cell office:value-type="float" office:value="0.87661191821098" calcext:value-type="float">
            <text:p>0,87661191821098</text:p>
          </table:table-cell>
          <table:table-cell office:value-type="float" office:value="-65.83653210075" calcext:value-type="float">
            <text:p>-65,8365321007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119</text:p>
          </table:table-cell>
          <table:table-cell office:value-type="float" office:value="6.9535809755325" calcext:value-type="float">
            <text:p>6,9535809755325</text:p>
          </table:table-cell>
          <table:table-cell office:value-type="float" office:value="-0.29818093404174" calcext:value-type="float">
            <text:p>-0,29818093404174</text:p>
          </table:table-cell>
          <table:table-cell office:value-type="float" office:value="-86.674364509097" calcext:value-type="float">
            <text:p>-86,67436450909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130</text:p>
          </table:table-cell>
          <table:table-cell office:value-type="float" office:value="-0.83527863025665" calcext:value-type="float">
            <text:p>-0,83527863025665</text:p>
          </table:table-cell>
          <table:table-cell office:value-type="float" office:value="4.1220393776894" calcext:value-type="float">
            <text:p>4,1220393776894</text:p>
          </table:table-cell>
          <table:table-cell office:value-type="float" office:value="-117.42540225861" calcext:value-type="float">
            <text:p>-117,42540225861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141</text:p>
          </table:table-cell>
          <table:table-cell office:value-type="float" office:value="0.25190230458975" calcext:value-type="float">
            <text:p>0,25190230458975</text:p>
          </table:table-cell>
          <table:table-cell office:value-type="float" office:value="0.2816479280591" calcext:value-type="float">
            <text:p>0,2816479280591</text:p>
          </table:table-cell>
          <table:table-cell office:value-type="float" office:value="112.80384337067" calcext:value-type="float">
            <text:p>112,8038433706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152</text:p>
          </table:table-cell>
          <table:table-cell office:value-type="float" office:value="-1.585001796484" calcext:value-type="float">
            <text:p>-1,585001796484</text:p>
          </table:table-cell>
          <table:table-cell office:value-type="float" office:value="2.8937500715256" calcext:value-type="float">
            <text:p>2,8937500715256</text:p>
          </table:table-cell>
          <table:table-cell office:value-type="float" office:value="-16.920037330336" calcext:value-type="float">
            <text:p>-16,92003733033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163</text:p>
          </table:table-cell>
          <table:table-cell office:value-type="float" office:value="4.2835110425949" calcext:value-type="float">
            <text:p>4,2835110425949</text:p>
          </table:table-cell>
          <table:table-cell office:value-type="float" office:value="1.825015693903" calcext:value-type="float">
            <text:p>1,825015693903</text:p>
          </table:table-cell>
          <table:table-cell office:value-type="float" office:value="-43.949832961817" calcext:value-type="float">
            <text:p>-43,94983296181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174</text:p>
          </table:table-cell>
          <table:table-cell office:value-type="float" office:value="5.7222735881805" calcext:value-type="float">
            <text:p>5,7222735881805</text:p>
          </table:table-cell>
          <table:table-cell office:value-type="float" office:value="2.2000613808632" calcext:value-type="float">
            <text:p>2,2000613808632</text:p>
          </table:table-cell>
          <table:table-cell office:value-type="float" office:value="8.680043516645" calcext:value-type="float">
            <text:p>8,680043516645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185</text:p>
          </table:table-cell>
          <table:table-cell office:value-type="float" office:value="5.9297049045563" calcext:value-type="float">
            <text:p>5,9297049045563</text:p>
          </table:table-cell>
          <table:table-cell office:value-type="float" office:value="1.1054011434317" calcext:value-type="float">
            <text:p>1,1054011434317</text:p>
          </table:table-cell>
          <table:table-cell office:value-type="float" office:value="36.788372477149" calcext:value-type="float">
            <text:p>36,78837247714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196</text:p>
          </table:table-cell>
          <table:table-cell office:value-type="float" office:value="8.8936883211136" calcext:value-type="float">
            <text:p>8,8936883211136</text:p>
          </table:table-cell>
          <table:table-cell office:value-type="float" office:value="2.3244926333427" calcext:value-type="float">
            <text:p>2,3244926333427</text:p>
          </table:table-cell>
          <table:table-cell office:value-type="float" office:value="-36.043589661835" calcext:value-type="float">
            <text:p>-36,04358966183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207</text:p>
          </table:table-cell>
          <table:table-cell office:value-type="float" office:value="0.34219428896904" calcext:value-type="float">
            <text:p>0,34219428896904</text:p>
          </table:table-cell>
          <table:table-cell office:value-type="float" office:value="2.9721868038177" calcext:value-type="float">
            <text:p>2,9721868038177</text:p>
          </table:table-cell>
          <table:table-cell office:value-type="float" office:value="-140.39481521412" calcext:value-type="float">
            <text:p>-140,39481521412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218</text:p>
          </table:table-cell>
          <table:table-cell office:value-type="float" office:value="2.9711371660233" calcext:value-type="float">
            <text:p>2,9711371660233</text:p>
          </table:table-cell>
          <table:table-cell office:value-type="float" office:value="2.2168691456318" calcext:value-type="float">
            <text:p>2,2168691456318</text:p>
          </table:table-cell>
          <table:table-cell office:value-type="float" office:value="1.3533359998541" calcext:value-type="float">
            <text:p>1,353335999854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229</text:p>
          </table:table-cell>
          <table:table-cell office:value-type="float" office:value="2.5737130641937" calcext:value-type="float">
            <text:p>2,5737130641937</text:p>
          </table:table-cell>
          <table:table-cell office:value-type="float" office:value="2.5998851656914" calcext:value-type="float">
            <text:p>2,5998851656914</text:p>
          </table:table-cell>
          <table:table-cell office:value-type="float" office:value="-39.304691135504" calcext:value-type="float">
            <text:p>-39,304691135504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240</text:p>
          </table:table-cell>
          <table:table-cell office:value-type="float" office:value="4.2299351096153" calcext:value-type="float">
            <text:p>4,2299351096153</text:p>
          </table:table-cell>
          <table:table-cell office:value-type="float" office:value="3.6502900719643" calcext:value-type="float">
            <text:p>3,6502900719643</text:p>
          </table:table-cell>
          <table:table-cell office:value-type="float" office:value="-161.02837605082" calcext:value-type="float">
            <text:p>-161,02837605082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251</text:p>
          </table:table-cell>
          <table:table-cell office:value-type="float" office:value="4.542461335659" calcext:value-type="float">
            <text:p>4,542461335659</text:p>
          </table:table-cell>
          <table:table-cell office:value-type="float" office:value="3.3042451739311" calcext:value-type="float">
            <text:p>3,3042451739311</text:p>
          </table:table-cell>
          <table:table-cell office:value-type="float" office:value="178.31328264467" calcext:value-type="float">
            <text:p>178,31328264467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262</text:p>
          </table:table-cell>
          <table:table-cell office:value-type="float" office:value="6.8606525659561" calcext:value-type="float">
            <text:p>6,8606525659561</text:p>
          </table:table-cell>
          <table:table-cell office:value-type="float" office:value="4.6570229530334" calcext:value-type="float">
            <text:p>4,6570229530334</text:p>
          </table:table-cell>
          <table:table-cell office:value-type="float" office:value="-125.55352745542" calcext:value-type="float">
            <text:p>-125,5535274554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273</text:p>
          </table:table-cell>
          <table:table-cell office:value-type="float" office:value="7.8142750263214" calcext:value-type="float">
            <text:p>7,8142750263214</text:p>
          </table:table-cell>
          <table:table-cell office:value-type="float" office:value="3.0731752514839" calcext:value-type="float">
            <text:p>3,0731752514839</text:p>
          </table:table-cell>
          <table:table-cell office:value-type="float" office:value="169.79436813646" calcext:value-type="float">
            <text:p>169,79436813646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284</text:p>
          </table:table-cell>
          <table:table-cell office:value-type="float" office:value="-0.89371666312218" calcext:value-type="float">
            <text:p>-0,89371666312218</text:p>
          </table:table-cell>
          <table:table-cell office:value-type="float" office:value="6.6769248247147" calcext:value-type="float">
            <text:p>6,6769248247147</text:p>
          </table:table-cell>
          <table:table-cell office:value-type="float" office:value="147.5956136254" calcext:value-type="float">
            <text:p>147,595613625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295</text:p>
          </table:table-cell>
          <table:table-cell office:value-type="float" office:value="2.3162071406841" calcext:value-type="float">
            <text:p>2,3162071406841</text:p>
          </table:table-cell>
          <table:table-cell office:value-type="float" office:value="3.8363653421402" calcext:value-type="float">
            <text:p>3,8363653421402</text:p>
          </table:table-cell>
          <table:table-cell office:value-type="float" office:value="-156.64317957155" calcext:value-type="float">
            <text:p>-156,6431795715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06</text:p>
          </table:table-cell>
          <table:table-cell office:value-type="float" office:value="1.0156907886267" calcext:value-type="float">
            <text:p>1,0156907886267</text:p>
          </table:table-cell>
          <table:table-cell office:value-type="float" office:value="2.6184350252151" calcext:value-type="float">
            <text:p>2,6184350252151</text:p>
          </table:table-cell>
          <table:table-cell office:value-type="float" office:value="-55.407710515769" calcext:value-type="float">
            <text:p>-55,407710515769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17</text:p>
          </table:table-cell>
          <table:table-cell office:value-type="float" office:value="1.1625252664089" calcext:value-type="float">
            <text:p>1,1625252664089</text:p>
          </table:table-cell>
          <table:table-cell office:value-type="float" office:value="4.4242343306541" calcext:value-type="float">
            <text:p>4,4242343306541</text:p>
          </table:table-cell>
          <table:table-cell office:value-type="float" office:value="-24.618201005231" calcext:value-type="float">
            <text:p>-24,618201005231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28</text:p>
          </table:table-cell>
          <table:table-cell office:value-type="float" office:value="5.9544235467911" calcext:value-type="float">
            <text:p>5,9544235467911</text:p>
          </table:table-cell>
          <table:table-cell office:value-type="float" office:value="4.7026127576828" calcext:value-type="float">
            <text:p>4,7026127576828</text:p>
          </table:table-cell>
          <table:table-cell office:value-type="float" office:value="-141.02020385159" calcext:value-type="float">
            <text:p>-141,02020385159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39</text:p>
          </table:table-cell>
          <table:table-cell office:value-type="float" office:value="8.1160563230515" calcext:value-type="float">
            <text:p>8,1160563230515</text:p>
          </table:table-cell>
          <table:table-cell office:value-type="float" office:value="2.8256237506866" calcext:value-type="float">
            <text:p>2,8256237506866</text:p>
          </table:table-cell>
          <table:table-cell office:value-type="float" office:value="178.68746617797" calcext:value-type="float">
            <text:p>178,68746617797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50</text:p>
          </table:table-cell>
          <table:table-cell office:value-type="float" office:value="9.3814152479172" calcext:value-type="float">
            <text:p>9,3814152479172</text:p>
          </table:table-cell>
          <table:table-cell office:value-type="float" office:value="6.4148932695389" calcext:value-type="float">
            <text:p>6,4148932695389</text:p>
          </table:table-cell>
          <table:table-cell office:value-type="float" office:value="-76.026862593973" calcext:value-type="float">
            <text:p>-76,026862593973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61</text:p>
          </table:table-cell>
          <table:table-cell office:value-type="float" office:value="-1.5825775265694" calcext:value-type="float">
            <text:p>-1,5825775265694</text:p>
          </table:table-cell>
          <table:table-cell office:value-type="float" office:value="4.1314822435379" calcext:value-type="float">
            <text:p>4,1314822435379</text:p>
          </table:table-cell>
          <table:table-cell office:value-type="float" office:value="51.932401338201" calcext:value-type="float">
            <text:p>51,93240133820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72</text:p>
          </table:table-cell>
          <table:table-cell office:value-type="float" office:value="0.92905893921852" calcext:value-type="float">
            <text:p>0,92905893921852</text:p>
          </table:table-cell>
          <table:table-cell office:value-type="float" office:value="5.0270533561707" calcext:value-type="float">
            <text:p>5,0270533561707</text:p>
          </table:table-cell>
          <table:table-cell office:value-type="float" office:value="-156.1353434423" calcext:value-type="float">
            <text:p>-156,1353434423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83</text:p>
          </table:table-cell>
          <table:table-cell office:value-type="float" office:value="1.706872433424" calcext:value-type="float">
            <text:p>1,706872433424</text:p>
          </table:table-cell>
          <table:table-cell office:value-type="float" office:value="6.6064405441284" calcext:value-type="float">
            <text:p>6,6064405441284</text:p>
          </table:table-cell>
          <table:table-cell office:value-type="float" office:value="64.201409649697" calcext:value-type="float">
            <text:p>64,201409649697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394</text:p>
          </table:table-cell>
          <table:table-cell office:value-type="float" office:value="4.7867661714554" calcext:value-type="float">
            <text:p>4,7867661714554</text:p>
          </table:table-cell>
          <table:table-cell office:value-type="float" office:value="5.1964890956879" calcext:value-type="float">
            <text:p>5,1964890956879</text:p>
          </table:table-cell>
          <table:table-cell office:value-type="float" office:value="156.3194420687" calcext:value-type="float">
            <text:p>156,319442068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05</text:p>
          </table:table-cell>
          <table:table-cell office:value-type="float" office:value="4.6595138311386" calcext:value-type="float">
            <text:p>4,6595138311386</text:p>
          </table:table-cell>
          <table:table-cell office:value-type="float" office:value="5.641730427742" calcext:value-type="float">
            <text:p>5,641730427742</text:p>
          </table:table-cell>
          <table:table-cell office:value-type="float" office:value="-32.169075528528" calcext:value-type="float">
            <text:p>-32,169075528528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16</text:p>
          </table:table-cell>
          <table:table-cell office:value-type="float" office:value="6.4802378416061" calcext:value-type="float">
            <text:p>6,4802378416061</text:p>
          </table:table-cell>
          <table:table-cell office:value-type="float" office:value="5.1744705438614" calcext:value-type="float">
            <text:p>5,1744705438614</text:p>
          </table:table-cell>
          <table:table-cell office:value-type="float" office:value="66.046461937534" calcext:value-type="float">
            <text:p>66,04646193753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27</text:p>
          </table:table-cell>
          <table:table-cell office:value-type="float" office:value="9.6967428922653" calcext:value-type="float">
            <text:p>9,6967428922653</text:p>
          </table:table-cell>
          <table:table-cell office:value-type="float" office:value="6.0681587457657" calcext:value-type="float">
            <text:p>6,0681587457657</text:p>
          </table:table-cell>
          <table:table-cell office:value-type="float" office:value="-127.8802361458" calcext:value-type="float">
            <text:p>-127,880236145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38</text:p>
          </table:table-cell>
          <table:table-cell office:value-type="float" office:value="-1.2606623768806" calcext:value-type="float">
            <text:p>-1,2606623768806</text:p>
          </table:table-cell>
          <table:table-cell office:value-type="float" office:value="7.7445787191391" calcext:value-type="float">
            <text:p>7,7445787191391</text:p>
          </table:table-cell>
          <table:table-cell office:value-type="float" office:value="-2.220010586605" calcext:value-type="float">
            <text:p>-2,220010586605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49</text:p>
          </table:table-cell>
          <table:table-cell office:value-type="float" office:value="1.4647634327412" calcext:value-type="float">
            <text:p>1,4647634327412</text:p>
          </table:table-cell>
          <table:table-cell office:value-type="float" office:value="8.1072044372559" calcext:value-type="float">
            <text:p>8,1072044372559</text:p>
          </table:table-cell>
          <table:table-cell office:value-type="float" office:value="-122.21167953151" calcext:value-type="float">
            <text:p>-122,2116795315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60</text:p>
          </table:table-cell>
          <table:table-cell office:value-type="float" office:value="0.72792157530785" calcext:value-type="float">
            <text:p>0,72792157530785</text:p>
          </table:table-cell>
          <table:table-cell office:value-type="float" office:value="9.6373063325882" calcext:value-type="float">
            <text:p>9,6373063325882</text:p>
          </table:table-cell>
          <table:table-cell office:value-type="float" office:value="106.58592934821" calcext:value-type="float">
            <text:p>106,5859293482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71</text:p>
          </table:table-cell>
          <table:table-cell office:value-type="float" office:value="1.578477025032" calcext:value-type="float">
            <text:p>1,578477025032</text:p>
          </table:table-cell>
          <table:table-cell office:value-type="float" office:value="7.0283401012421" calcext:value-type="float">
            <text:p>7,0283401012421</text:p>
          </table:table-cell>
          <table:table-cell office:value-type="float" office:value="133.74649035703" calcext:value-type="float">
            <text:p>133,74649035703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82</text:p>
          </table:table-cell>
          <table:table-cell office:value-type="float" office:value="4.9687033891678" calcext:value-type="float">
            <text:p>4,9687033891678</text:p>
          </table:table-cell>
          <table:table-cell office:value-type="float" office:value="8.8195496797562" calcext:value-type="float">
            <text:p>8,8195496797562</text:p>
          </table:table-cell>
          <table:table-cell office:value-type="float" office:value="-101.49049075546" calcext:value-type="float">
            <text:p>-101,49049075546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493</text:p>
          </table:table-cell>
          <table:table-cell office:value-type="float" office:value="5.870069861412" calcext:value-type="float">
            <text:p>5,870069861412</text:p>
          </table:table-cell>
          <table:table-cell office:value-type="float" office:value="9.2065703868866" calcext:value-type="float">
            <text:p>9,2065703868866</text:p>
          </table:table-cell>
          <table:table-cell office:value-type="float" office:value="-75.555285830407" calcext:value-type="float">
            <text:p>-75,55528583040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504</text:p>
          </table:table-cell>
          <table:table-cell office:value-type="float" office:value="8.1817328929901" calcext:value-type="float">
            <text:p>8,1817328929901</text:p>
          </table:table-cell>
          <table:table-cell office:value-type="float" office:value="6.814728975296" calcext:value-type="float">
            <text:p>6,814728975296</text:p>
          </table:table-cell>
          <table:table-cell office:value-type="float" office:value="-16.775138249063" calcext:value-type="float">
            <text:p>-16,775138249063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515</text:p>
          </table:table-cell>
          <table:table-cell office:value-type="float" office:value="-1.484167277813" calcext:value-type="float">
            <text:p>-1,484167277813</text:p>
          </table:table-cell>
          <table:table-cell office:value-type="float" office:value="9.6789455413818" calcext:value-type="float">
            <text:p>9,6789455413818</text:p>
          </table:table-cell>
          <table:table-cell office:value-type="float" office:value="-26.861474202697" calcext:value-type="float">
            <text:p>-26,86147420269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526</text:p>
          </table:table-cell>
          <table:table-cell office:value-type="float" office:value="-1.5850095450878" calcext:value-type="float">
            <text:p>-1,5850095450878</text:p>
          </table:table-cell>
          <table:table-cell office:value-type="float" office:value="7.6091557741165" calcext:value-type="float">
            <text:p>7,6091557741165</text:p>
          </table:table-cell>
          <table:table-cell office:value-type="float" office:value="8.5884281404459" calcext:value-type="float">
            <text:p>8,588428140445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537</text:p>
          </table:table-cell>
          <table:table-cell office:value-type="float" office:value="3.0867546796799" calcext:value-type="float">
            <text:p>3,0867546796799</text:p>
          </table:table-cell>
          <table:table-cell office:value-type="float" office:value="8.9203661680222" calcext:value-type="float">
            <text:p>8,9203661680222</text:p>
          </table:table-cell>
          <table:table-cell office:value-type="float" office:value="-168.58522147889" calcext:value-type="float">
            <text:p>-168,5852214788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548</text:p>
          </table:table-cell>
          <table:table-cell office:value-type="float" office:value="3.0439308285713" calcext:value-type="float">
            <text:p>3,0439308285713</text:p>
          </table:table-cell>
          <table:table-cell office:value-type="float" office:value="9.8432809114456" calcext:value-type="float">
            <text:p>9,8432809114456</text:p>
          </table:table-cell>
          <table:table-cell office:value-type="float" office:value="-13.077761811815" calcext:value-type="float">
            <text:p>-13,07776181181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559</text:p>
          </table:table-cell>
          <table:table-cell office:value-type="float" office:value="5.8013641834259" calcext:value-type="float">
            <text:p>5,8013641834259</text:p>
          </table:table-cell>
          <table:table-cell office:value-type="float" office:value="8.6029863357544" calcext:value-type="float">
            <text:p>8,6029863357544</text:p>
          </table:table-cell>
          <table:table-cell office:value-type="float" office:value="-42.466697799172" calcext:value-type="float">
            <text:p>-42,46669779917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570</text:p>
          </table:table-cell>
          <table:table-cell office:value-type="float" office:value="6.0310435295105" calcext:value-type="float">
            <text:p>6,0310435295105</text:p>
          </table:table-cell>
          <table:table-cell office:value-type="float" office:value="9.5964878797531" calcext:value-type="float">
            <text:p>9,5964878797531</text:p>
          </table:table-cell>
          <table:table-cell office:value-type="float" office:value="46.178499224839" calcext:value-type="float">
            <text:p>46,17849922483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581</text:p>
          </table:table-cell>
          <table:table-cell office:value-type="float" office:value="8.5136479139328" calcext:value-type="float">
            <text:p>8,5136479139328</text:p>
          </table:table-cell>
          <table:table-cell office:value-type="float" office:value="8.6458396911621" calcext:value-type="float">
            <text:p>8,6458396911621</text:p>
          </table:table-cell>
          <table:table-cell office:value-type="float" office:value="-91.059971007572" calcext:value-type="float">
            <text:p>-91,05997100757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592</text:p>
          </table:table-cell>
          <table:table-cell office:value-type="float" office:value="0.71379192173481" calcext:value-type="float">
            <text:p>0,71379192173481</text:p>
          </table:table-cell>
          <table:table-cell office:value-type="float" office:value="10.338858366013" calcext:value-type="float">
            <text:p>10,338858366013</text:p>
          </table:table-cell>
          <table:table-cell office:value-type="float" office:value="145.58452405747" calcext:value-type="float">
            <text:p>145,5845240574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7</text:p>
          </table:table-cell>
          <table:table-cell office:value-type="string" calcext:value-type="string">
            <text:p>603</text:p>
          </table:table-cell>
          <table:table-cell office:value-type="float" office:value="-0.43965198099613" calcext:value-type="float">
            <text:p>-0,43965198099613</text:p>
          </table:table-cell>
          <table:table-cell office:value-type="float" office:value="8.3940696716309" calcext:value-type="float">
            <text:p>8,3940696716309</text:p>
          </table:table-cell>
          <table:table-cell office:value-type="float" office:value="81.196118312277" calcext:value-type="float">
            <text:p>81,19611831227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15</text:p>
          </table:table-cell>
          <table:table-cell office:value-type="float" office:value="-0.50020206719637" calcext:value-type="float">
            <text:p>-0,50020206719637</text:p>
          </table:table-cell>
          <table:table-cell office:value-type="float" office:value="-0.19887639209628" calcext:value-type="float">
            <text:p>-0,19887639209628</text:p>
          </table:table-cell>
          <table:table-cell office:value-type="float" office:value="-174.74723621538" calcext:value-type="float">
            <text:p>-174,7472362153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64</text:p>
          </table:table-cell>
          <table:table-cell office:value-type="float" office:value="-1.1769284307957" calcext:value-type="float">
            <text:p>-1,1769284307957</text:p>
          </table:table-cell>
          <table:table-cell office:value-type="float" office:value="1.9563286006451" calcext:value-type="float">
            <text:p>1,9563286006451</text:p>
          </table:table-cell>
          <table:table-cell office:value-type="float" office:value="-53.953884893162" calcext:value-type="float">
            <text:p>-53,95388489316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75</text:p>
          </table:table-cell>
          <table:table-cell office:value-type="float" office:value="1.0255604982376" calcext:value-type="float">
            <text:p>1,0255604982376</text:p>
          </table:table-cell>
          <table:table-cell office:value-type="float" office:value="2.1036204695702" calcext:value-type="float">
            <text:p>2,1036204695702</text:p>
          </table:table-cell>
          <table:table-cell office:value-type="float" office:value="-24.641093744594" calcext:value-type="float">
            <text:p>-24,641093744594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86</text:p>
          </table:table-cell>
          <table:table-cell office:value-type="float" office:value="2.3988631367683" calcext:value-type="float">
            <text:p>2,3988631367683</text:p>
          </table:table-cell>
          <table:table-cell office:value-type="float" office:value="0.10313265956938" calcext:value-type="float">
            <text:p>0,10313265956938</text:p>
          </table:table-cell>
          <table:table-cell office:value-type="float" office:value="84.608598879188" calcext:value-type="float">
            <text:p>84,60859887918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97</text:p>
          </table:table-cell>
          <table:table-cell office:value-type="float" office:value="6.5097284317017" calcext:value-type="float">
            <text:p>6,5097284317017</text:p>
          </table:table-cell>
          <table:table-cell office:value-type="float" office:value="0.32166242599487" calcext:value-type="float">
            <text:p>0,32166242599487</text:p>
          </table:table-cell>
          <table:table-cell office:value-type="float" office:value="-177.37246622705" calcext:value-type="float">
            <text:p>-177,3724662270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108</text:p>
          </table:table-cell>
          <table:table-cell office:value-type="float" office:value="3.4273242950439" calcext:value-type="float">
            <text:p>3,4273242950439</text:p>
          </table:table-cell>
          <table:table-cell office:value-type="float" office:value="1.115433126688" calcext:value-type="float">
            <text:p>1,115433126688</text:p>
          </table:table-cell>
          <table:table-cell office:value-type="float" office:value="-88.883848706628" calcext:value-type="float">
            <text:p>-88,88384870662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119</text:p>
          </table:table-cell>
          <table:table-cell office:value-type="float" office:value="6.9050121307373" calcext:value-type="float">
            <text:p>6,9050121307373</text:p>
          </table:table-cell>
          <table:table-cell office:value-type="float" office:value="-0.028466710355133" calcext:value-type="float">
            <text:p>-0,028466710355133</text:p>
          </table:table-cell>
          <table:table-cell office:value-type="float" office:value="-97.04526746349" calcext:value-type="float">
            <text:p>-97,0452674634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130</text:p>
          </table:table-cell>
          <table:table-cell office:value-type="float" office:value="-0.73296785354614" calcext:value-type="float">
            <text:p>-0,73296785354614</text:p>
          </table:table-cell>
          <table:table-cell office:value-type="float" office:value="4.4220575690269" calcext:value-type="float">
            <text:p>4,4220575690269</text:p>
          </table:table-cell>
          <table:table-cell office:value-type="float" office:value="-102.4638558649" calcext:value-type="float">
            <text:p>-102,4638558649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141</text:p>
          </table:table-cell>
          <table:table-cell office:value-type="float" office:value="0.40537673979998" calcext:value-type="float">
            <text:p>0,40537673979998</text:p>
          </table:table-cell>
          <table:table-cell office:value-type="float" office:value="-0.083237085491419" calcext:value-type="float">
            <text:p>-0,083237085491419</text:p>
          </table:table-cell>
          <table:table-cell office:value-type="float" office:value="113.21719057241" calcext:value-type="float">
            <text:p>113,2171905724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152</text:p>
          </table:table-cell>
          <table:table-cell office:value-type="float" office:value="-1.5850007534027" calcext:value-type="float">
            <text:p>-1,5850007534027</text:p>
          </table:table-cell>
          <table:table-cell office:value-type="float" office:value="2.9834777116776" calcext:value-type="float">
            <text:p>2,9834777116776</text:p>
          </table:table-cell>
          <table:table-cell office:value-type="float" office:value="-7.3298545210225" calcext:value-type="float">
            <text:p>-7,329854521022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163</text:p>
          </table:table-cell>
          <table:table-cell office:value-type="float" office:value="3.983054459095" calcext:value-type="float">
            <text:p>3,983054459095</text:p>
          </table:table-cell>
          <table:table-cell office:value-type="float" office:value="1.9243803620338" calcext:value-type="float">
            <text:p>1,9243803620338</text:p>
          </table:table-cell>
          <table:table-cell office:value-type="float" office:value="-8.9808395903581" calcext:value-type="float">
            <text:p>-8,980839590358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174</text:p>
          </table:table-cell>
          <table:table-cell office:value-type="float" office:value="5.4409003257751" calcext:value-type="float">
            <text:p>5,4409003257751</text:p>
          </table:table-cell>
          <table:table-cell office:value-type="float" office:value="2.2246034443378" calcext:value-type="float">
            <text:p>2,2246034443378</text:p>
          </table:table-cell>
          <table:table-cell office:value-type="float" office:value="-8.9934596400352" calcext:value-type="float">
            <text:p>-8,9934596400352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185</text:p>
          </table:table-cell>
          <table:table-cell office:value-type="float" office:value="5.8041721582413" calcext:value-type="float">
            <text:p>5,8041721582413</text:p>
          </table:table-cell>
          <table:table-cell office:value-type="float" office:value="1.0484838485718" calcext:value-type="float">
            <text:p>1,0484838485718</text:p>
          </table:table-cell>
          <table:table-cell office:value-type="float" office:value="25.910002410791" calcext:value-type="float">
            <text:p>25,91000241079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196</text:p>
          </table:table-cell>
          <table:table-cell office:value-type="float" office:value="8.5722744464874" calcext:value-type="float">
            <text:p>8,5722744464874</text:p>
          </table:table-cell>
          <table:table-cell office:value-type="float" office:value="2.4498724937439" calcext:value-type="float">
            <text:p>2,4498724937439</text:p>
          </table:table-cell>
          <table:table-cell office:value-type="float" office:value="-19.49234752898" calcext:value-type="float">
            <text:p>-19,49234752898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207</text:p>
          </table:table-cell>
          <table:table-cell office:value-type="float" office:value="0.55870532989502" calcext:value-type="float">
            <text:p>0,55870532989502</text:p>
          </table:table-cell>
          <table:table-cell office:value-type="float" office:value="2.9563581943512" calcext:value-type="float">
            <text:p>2,9563581943512</text:p>
          </table:table-cell>
          <table:table-cell office:value-type="float" office:value="158.36236279482" calcext:value-type="float">
            <text:p>158,36236279482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218</text:p>
          </table:table-cell>
          <table:table-cell office:value-type="float" office:value="2.8085952997208" calcext:value-type="float">
            <text:p>2,8085952997208</text:p>
          </table:table-cell>
          <table:table-cell office:value-type="float" office:value="1.9557033479214" calcext:value-type="float">
            <text:p>1,9557033479214</text:p>
          </table:table-cell>
          <table:table-cell office:value-type="float" office:value="53.10293785326" calcext:value-type="float">
            <text:p>53,10293785326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229</text:p>
          </table:table-cell>
          <table:table-cell office:value-type="float" office:value="2.2804300487041" calcext:value-type="float">
            <text:p>2,2804300487041</text:p>
          </table:table-cell>
          <table:table-cell office:value-type="float" office:value="2.5049686431885" calcext:value-type="float">
            <text:p>2,5049686431885</text:p>
          </table:table-cell>
          <table:table-cell office:value-type="float" office:value="13.414343166503" calcext:value-type="float">
            <text:p>13,414343166503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240</text:p>
          </table:table-cell>
          <table:table-cell office:value-type="float" office:value="4.2192965745926" calcext:value-type="float">
            <text:p>4,2192965745926</text:p>
          </table:table-cell>
          <table:table-cell office:value-type="float" office:value="3.9150655269623" calcext:value-type="float">
            <text:p>3,9150655269623</text:p>
          </table:table-cell>
          <table:table-cell office:value-type="float" office:value="-87.803987940406" calcext:value-type="float">
            <text:p>-87,803987940406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251</text:p>
          </table:table-cell>
          <table:table-cell office:value-type="float" office:value="4.5666083693504" calcext:value-type="float">
            <text:p>4,5666083693504</text:p>
          </table:table-cell>
          <table:table-cell office:value-type="float" office:value="3.0843159556389" calcext:value-type="float">
            <text:p>3,0843159556389</text:p>
          </table:table-cell>
          <table:table-cell office:value-type="float" office:value="87.590716447041" calcext:value-type="float">
            <text:p>87,59071644704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262</text:p>
          </table:table-cell>
          <table:table-cell office:value-type="float" office:value="7.0614463090897" calcext:value-type="float">
            <text:p>7,0614463090897</text:p>
          </table:table-cell>
          <table:table-cell office:value-type="float" office:value="4.6122854948044" calcext:value-type="float">
            <text:p>4,6122854948044</text:p>
          </table:table-cell>
          <table:table-cell office:value-type="float" office:value="157.23949784686" calcext:value-type="float">
            <text:p>157,2394978468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273</text:p>
          </table:table-cell>
          <table:table-cell office:value-type="float" office:value="7.8051745891571" calcext:value-type="float">
            <text:p>7,8051745891571</text:p>
          </table:table-cell>
          <table:table-cell office:value-type="float" office:value="2.8540965914726" calcext:value-type="float">
            <text:p>2,8540965914726</text:p>
          </table:table-cell>
          <table:table-cell office:value-type="float" office:value="79.37596102429" calcext:value-type="float">
            <text:p>79,37596102429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284</text:p>
          </table:table-cell>
          <table:table-cell office:value-type="float" office:value="-0.57021789252758" calcext:value-type="float">
            <text:p>-0,57021789252758</text:p>
          </table:table-cell>
          <table:table-cell office:value-type="float" office:value="6.4694625139236" calcext:value-type="float">
            <text:p>6,4694625139236</text:p>
          </table:table-cell>
          <table:table-cell office:value-type="float" office:value="147.08641076544" calcext:value-type="float">
            <text:p>147,0864107654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295</text:p>
          </table:table-cell>
          <table:table-cell office:value-type="float" office:value="2.617712020874" calcext:value-type="float">
            <text:p>2,617712020874</text:p>
          </table:table-cell>
          <table:table-cell office:value-type="float" office:value="3.8553807139397" calcext:value-type="float">
            <text:p>3,8553807139397</text:p>
          </table:table-cell>
          <table:table-cell office:value-type="float" office:value="179.10405936514" calcext:value-type="float">
            <text:p>179,1040593651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06</text:p>
          </table:table-cell>
          <table:table-cell office:value-type="float" office:value="0.78673228621483" calcext:value-type="float">
            <text:p>0,78673228621483</text:p>
          </table:table-cell>
          <table:table-cell office:value-type="float" office:value="2.7084583044052" calcext:value-type="float">
            <text:p>2,7084583044052</text:p>
          </table:table-cell>
          <table:table-cell office:value-type="float" office:value="2.7433969080448" calcext:value-type="float">
            <text:p>2,7433969080448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17</text:p>
          </table:table-cell>
          <table:table-cell office:value-type="float" office:value="1.0660398006439" calcext:value-type="float">
            <text:p>1,0660398006439</text:p>
          </table:table-cell>
          <table:table-cell office:value-type="float" office:value="4.6379846334457" calcext:value-type="float">
            <text:p>4,6379846334457</text:p>
          </table:table-cell>
          <table:table-cell office:value-type="float" office:value="-88.595065341634" calcext:value-type="float">
            <text:p>-88,595065341634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28</text:p>
          </table:table-cell>
          <table:table-cell office:value-type="float" office:value="5.9278178215027" calcext:value-type="float">
            <text:p>5,9278178215027</text:p>
          </table:table-cell>
          <table:table-cell office:value-type="float" office:value="4.9214062094688" calcext:value-type="float">
            <text:p>4,9214062094688</text:p>
          </table:table-cell>
          <table:table-cell office:value-type="float" office:value="-65.578534344959" calcext:value-type="float">
            <text:p>-65,578534344959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39</text:p>
          </table:table-cell>
          <table:table-cell office:value-type="float" office:value="8.2873088121414" calcext:value-type="float">
            <text:p>8,2873088121414</text:p>
          </table:table-cell>
          <table:table-cell office:value-type="float" office:value="2.9461550712585" calcext:value-type="float">
            <text:p>2,9461550712585</text:p>
          </table:table-cell>
          <table:table-cell office:value-type="float" office:value="-164.36355432887" calcext:value-type="float">
            <text:p>-164,36355432887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50</text:p>
          </table:table-cell>
          <table:table-cell office:value-type="float" office:value="9.586895108223" calcext:value-type="float">
            <text:p>9,586895108223</text:p>
          </table:table-cell>
          <table:table-cell office:value-type="float" office:value="6.4990931749344" calcext:value-type="float">
            <text:p>6,4990931749344</text:p>
          </table:table-cell>
          <table:table-cell office:value-type="float" office:value="-166.78292736126" calcext:value-type="float">
            <text:p>-166,78292736126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61</text:p>
          </table:table-cell>
          <table:table-cell office:value-type="float" office:value="-1.5830351412296" calcext:value-type="float">
            <text:p>-1,5830351412296</text:p>
          </table:table-cell>
          <table:table-cell office:value-type="float" office:value="3.860579431057" calcext:value-type="float">
            <text:p>3,860579431057</text:p>
          </table:table-cell>
          <table:table-cell office:value-type="float" office:value="61.088031264627" calcext:value-type="float">
            <text:p>61,08803126462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72</text:p>
          </table:table-cell>
          <table:table-cell office:value-type="float" office:value="1.1328960955143" calcext:value-type="float">
            <text:p>1,1328960955143</text:p>
          </table:table-cell>
          <table:table-cell office:value-type="float" office:value="4.9610742926598" calcext:value-type="float">
            <text:p>4,9610742926598</text:p>
          </table:table-cell>
          <table:table-cell office:value-type="float" office:value="143.34981001107" calcext:value-type="float">
            <text:p>143,3498100110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83</text:p>
          </table:table-cell>
          <table:table-cell office:value-type="float" office:value="1.4962783455849" calcext:value-type="float">
            <text:p>1,4962783455849</text:p>
          </table:table-cell>
          <table:table-cell office:value-type="float" office:value="6.6741621494293" calcext:value-type="float">
            <text:p>6,6741621494293</text:p>
          </table:table-cell>
          <table:table-cell office:value-type="float" office:value="-26.605521417727" calcext:value-type="float">
            <text:p>-26,605521417727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394</text:p>
          </table:table-cell>
          <table:table-cell office:value-type="float" office:value="4.7262841463089" calcext:value-type="float">
            <text:p>4,7262841463089</text:p>
          </table:table-cell>
          <table:table-cell office:value-type="float" office:value="4.9781888723373" calcext:value-type="float">
            <text:p>4,9781888723373</text:p>
          </table:table-cell>
          <table:table-cell office:value-type="float" office:value="66.201531203689" calcext:value-type="float">
            <text:p>66,20153120368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05</text:p>
          </table:table-cell>
          <table:table-cell office:value-type="float" office:value="4.5126357674599" calcext:value-type="float">
            <text:p>4,5126357674599</text:p>
          </table:table-cell>
          <table:table-cell office:value-type="float" office:value="5.4694449901581" calcext:value-type="float">
            <text:p>5,4694449901581</text:p>
          </table:table-cell>
          <table:table-cell office:value-type="float" office:value="58.139391765473" calcext:value-type="float">
            <text:p>58,139391765473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16</text:p>
          </table:table-cell>
          <table:table-cell office:value-type="float" office:value="6.6380763053894" calcext:value-type="float">
            <text:p>6,6380763053894</text:p>
          </table:table-cell>
          <table:table-cell office:value-type="float" office:value="5.02132833004" calcext:value-type="float">
            <text:p>5,02132833004</text:p>
          </table:table-cell>
          <table:table-cell office:value-type="float" office:value="149.3322363325" calcext:value-type="float">
            <text:p>149,332236332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27</text:p>
          </table:table-cell>
          <table:table-cell office:value-type="float" office:value="9.88989174366" calcext:value-type="float">
            <text:p>9,88989174366</text:p>
          </table:table-cell>
          <table:table-cell office:value-type="float" office:value="5.9582269191742" calcext:value-type="float">
            <text:p>5,9582269191742</text:p>
          </table:table-cell>
          <table:table-cell office:value-type="float" office:value="141.58358391683" calcext:value-type="float">
            <text:p>141,5835839168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38</text:p>
          </table:table-cell>
          <table:table-cell office:value-type="float" office:value="-1.2710189819336" calcext:value-type="float">
            <text:p>-1,2710189819336</text:p>
          </table:table-cell>
          <table:table-cell office:value-type="float" office:value="7.5433361530304" calcext:value-type="float">
            <text:p>7,5433361530304</text:p>
          </table:table-cell>
          <table:table-cell office:value-type="float" office:value="86.504213369576" calcext:value-type="float">
            <text:p>86,504213369576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49</text:p>
          </table:table-cell>
          <table:table-cell office:value-type="float" office:value="1.6758117079735" calcext:value-type="float">
            <text:p>1,6758117079735</text:p>
          </table:table-cell>
          <table:table-cell office:value-type="float" office:value="8.4447622299194" calcext:value-type="float">
            <text:p>8,4447622299194</text:p>
          </table:table-cell>
          <table:table-cell office:value-type="float" office:value="-122.21638108515" calcext:value-type="float">
            <text:p>-122,2163810851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60</text:p>
          </table:table-cell>
          <table:table-cell office:value-type="float" office:value="0.5735545232892" calcext:value-type="float">
            <text:p>0,5735545232892</text:p>
          </table:table-cell>
          <table:table-cell office:value-type="float" office:value="9.4639140367508" calcext:value-type="float">
            <text:p>9,4639140367508</text:p>
          </table:table-cell>
          <table:table-cell office:value-type="float" office:value="41.191035774863" calcext:value-type="float">
            <text:p>41,191035774863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71</text:p>
          </table:table-cell>
          <table:table-cell office:value-type="float" office:value="1.7585602402687" calcext:value-type="float">
            <text:p>1,7585602402687</text:p>
          </table:table-cell>
          <table:table-cell office:value-type="float" office:value="7.1566337347031" calcext:value-type="float">
            <text:p>7,1566337347031</text:p>
          </table:table-cell>
          <table:table-cell office:value-type="float" office:value="-135.72499706487" calcext:value-type="float">
            <text:p>-135,7249970648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82</text:p>
          </table:table-cell>
          <table:table-cell office:value-type="float" office:value="5.0859940052032" calcext:value-type="float">
            <text:p>5,0859940052032</text:p>
          </table:table-cell>
          <table:table-cell office:value-type="float" office:value="9.1789323091507" calcext:value-type="float">
            <text:p>9,1789323091507</text:p>
          </table:table-cell>
          <table:table-cell office:value-type="float" office:value="-110.57525227784" calcext:value-type="float">
            <text:p>-110,5752522778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493</text:p>
          </table:table-cell>
          <table:table-cell office:value-type="float" office:value="6.0766559839249" calcext:value-type="float">
            <text:p>6,0766559839249</text:p>
          </table:table-cell>
          <table:table-cell office:value-type="float" office:value="9.297046661377" calcext:value-type="float">
            <text:p>9,297046661377</text:p>
          </table:table-cell>
          <table:table-cell office:value-type="float" office:value="-165.72954700251" calcext:value-type="float">
            <text:p>-165,7295470025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504</text:p>
          </table:table-cell>
          <table:table-cell office:value-type="float" office:value="7.9053378105164" calcext:value-type="float">
            <text:p>7,9053378105164</text:p>
          </table:table-cell>
          <table:table-cell office:value-type="float" office:value="6.9850015640259" calcext:value-type="float">
            <text:p>6,9850015640259</text:p>
          </table:table-cell>
          <table:table-cell office:value-type="float" office:value="-41.609726893674" calcext:value-type="float">
            <text:p>-41,609726893674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515</text:p>
          </table:table-cell>
          <table:table-cell office:value-type="float" office:value="-1.4031001925468" calcext:value-type="float">
            <text:p>-1,4031001925468</text:p>
          </table:table-cell>
          <table:table-cell office:value-type="float" office:value="9.7350919246674" calcext:value-type="float">
            <text:p>9,7350919246674</text:p>
          </table:table-cell>
          <table:table-cell office:value-type="float" office:value="-79.119815188608" calcext:value-type="float">
            <text:p>-79,11981518860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526</text:p>
          </table:table-cell>
          <table:table-cell office:value-type="float" office:value="-1.5661428868771" calcext:value-type="float">
            <text:p>-1,5661428868771</text:p>
          </table:table-cell>
          <table:table-cell office:value-type="float" office:value="7.3694491386414" calcext:value-type="float">
            <text:p>7,3694491386414</text:p>
          </table:table-cell>
          <table:table-cell office:value-type="float" office:value="79.549125805023" calcext:value-type="float">
            <text:p>79,549125805023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537</text:p>
          </table:table-cell>
          <table:table-cell office:value-type="float" office:value="3.3032029867172" calcext:value-type="float">
            <text:p>3,3032029867172</text:p>
          </table:table-cell>
          <table:table-cell office:value-type="float" office:value="9.0754652023315" calcext:value-type="float">
            <text:p>9,0754652023315</text:p>
          </table:table-cell>
          <table:table-cell office:value-type="float" office:value="-142.85028360452" calcext:value-type="float">
            <text:p>-142,8502836045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548</text:p>
          </table:table-cell>
          <table:table-cell office:value-type="float" office:value="2.6990276575089" calcext:value-type="float">
            <text:p>2,6990276575089</text:p>
          </table:table-cell>
          <table:table-cell office:value-type="float" office:value="9.8170965909958" calcext:value-type="float">
            <text:p>9,8170965909958</text:p>
          </table:table-cell>
          <table:table-cell office:value-type="float" office:value="9.5309213658047" calcext:value-type="float">
            <text:p>9,530921365804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559</text:p>
          </table:table-cell>
          <table:table-cell office:value-type="float" office:value="5.9258633852005" calcext:value-type="float">
            <text:p>5,9258633852005</text:p>
          </table:table-cell>
          <table:table-cell office:value-type="float" office:value="8.7918823957443" calcext:value-type="float">
            <text:p>8,7918823957443</text:p>
          </table:table-cell>
          <table:table-cell office:value-type="float" office:value="-132.60443650993" calcext:value-type="float">
            <text:p>-132,60443650993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570</text:p>
          </table:table-cell>
          <table:table-cell office:value-type="float" office:value="5.8505809307098" calcext:value-type="float">
            <text:p>5,8505809307098</text:p>
          </table:table-cell>
          <table:table-cell office:value-type="float" office:value="9.7263252735138" calcext:value-type="float">
            <text:p>9,7263252735138</text:p>
          </table:table-cell>
          <table:table-cell office:value-type="float" office:value="-44.606974170466" calcext:value-type="float">
            <text:p>-44,60697417046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581</text:p>
          </table:table-cell>
          <table:table-cell office:value-type="float" office:value="8.4468066692352" calcext:value-type="float">
            <text:p>8,4468066692352</text:p>
          </table:table-cell>
          <table:table-cell office:value-type="float" office:value="8.9738875627518" calcext:value-type="float">
            <text:p>8,9738875627518</text:p>
          </table:table-cell>
          <table:table-cell office:value-type="float" office:value="-86.730420969094" calcext:value-type="float">
            <text:p>-86,73042096909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592</text:p>
          </table:table-cell>
          <table:table-cell office:value-type="float" office:value="0.90564496815205" calcext:value-type="float">
            <text:p>0,90564496815205</text:p>
          </table:table-cell>
          <table:table-cell office:value-type="float" office:value="10.061395168304" calcext:value-type="float">
            <text:p>10,061395168304</text:p>
          </table:table-cell>
          <table:table-cell office:value-type="float" office:value="118.87443749009" calcext:value-type="float">
            <text:p>118,8744374900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8</text:p>
          </table:table-cell>
          <table:table-cell office:value-type="string" calcext:value-type="string">
            <text:p>603</text:p>
          </table:table-cell>
          <table:table-cell office:value-type="float" office:value="-0.58796100318432" calcext:value-type="float">
            <text:p>-0,58796100318432</text:p>
          </table:table-cell>
          <table:table-cell office:value-type="float" office:value="8.0783241987228" calcext:value-type="float">
            <text:p>8,0783241987228</text:p>
          </table:table-cell>
          <table:table-cell office:value-type="float" office:value="59.855431508107" calcext:value-type="float">
            <text:p>59,85543150810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15</text:p>
          </table:table-cell>
          <table:table-cell office:value-type="float" office:value="-0.37106644362211" calcext:value-type="float">
            <text:p>-0,37106644362211</text:p>
          </table:table-cell>
          <table:table-cell office:value-type="float" office:value="0.02749475184828" calcext:value-type="float">
            <text:p>0,02749475184828</text:p>
          </table:table-cell>
          <table:table-cell office:value-type="float" office:value="-109.87612851866" calcext:value-type="float">
            <text:p>-109,8761285186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64</text:p>
          </table:table-cell>
          <table:table-cell office:value-type="float" office:value="-1.4386712014675" calcext:value-type="float">
            <text:p>-1,4386712014675</text:p>
          </table:table-cell>
          <table:table-cell office:value-type="float" office:value="2.2205202281475" calcext:value-type="float">
            <text:p>2,2205202281475</text:p>
          </table:table-cell>
          <table:table-cell office:value-type="float" office:value="-42.598269547626" calcext:value-type="float">
            <text:p>-42,59826954762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75</text:p>
          </table:table-cell>
          <table:table-cell office:value-type="float" office:value="0.85980951786041" calcext:value-type="float">
            <text:p>0,85980951786041</text:p>
          </table:table-cell>
          <table:table-cell office:value-type="float" office:value="1.9661501049995" calcext:value-type="float">
            <text:p>1,9661501049995</text:p>
          </table:table-cell>
          <table:table-cell office:value-type="float" office:value="55.09181463035" calcext:value-type="float">
            <text:p>55,09181463035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86</text:p>
          </table:table-cell>
          <table:table-cell office:value-type="float" office:value="2.4602842330933" calcext:value-type="float">
            <text:p>2,4602842330933</text:p>
          </table:table-cell>
          <table:table-cell office:value-type="float" office:value="-0.23205852136016" calcext:value-type="float">
            <text:p>-0,23205852136016</text:p>
          </table:table-cell>
          <table:table-cell office:value-type="float" office:value="105.64026787023" calcext:value-type="float">
            <text:p>105,6402678702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97</text:p>
          </table:table-cell>
          <table:table-cell office:value-type="float" office:value="6.5297758579254" calcext:value-type="float">
            <text:p>6,5297758579254</text:p>
          </table:table-cell>
          <table:table-cell office:value-type="float" office:value="0.54235141724348" calcext:value-type="float">
            <text:p>0,54235141724348</text:p>
          </table:table-cell>
          <table:table-cell office:value-type="float" office:value="-86.581686499772" calcext:value-type="float">
            <text:p>-86,58168649977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108</text:p>
          </table:table-cell>
          <table:table-cell office:value-type="float" office:value="3.4813004732132" calcext:value-type="float">
            <text:p>3,4813004732132</text:p>
          </table:table-cell>
          <table:table-cell office:value-type="float" office:value="1.3351836800575" calcext:value-type="float">
            <text:p>1,3351836800575</text:p>
          </table:table-cell>
          <table:table-cell office:value-type="float" office:value="-97.606235249027" calcext:value-type="float">
            <text:p>-97,60623524902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119</text:p>
          </table:table-cell>
          <table:table-cell office:value-type="float" office:value="7.1267580986023" calcext:value-type="float">
            <text:p>7,1267580986023</text:p>
          </table:table-cell>
          <table:table-cell office:value-type="float" office:value="-0.023727512452751" calcext:value-type="float">
            <text:p>-0,023727512452751</text:p>
          </table:table-cell>
          <table:table-cell office:value-type="float" office:value="172.47331066496" calcext:value-type="float">
            <text:p>172,4733106649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130</text:p>
          </table:table-cell>
          <table:table-cell office:value-type="float" office:value="-0.8754988014698" calcext:value-type="float">
            <text:p>-0,8754988014698</text:p>
          </table:table-cell>
          <table:table-cell office:value-type="float" office:value="4.610977768898" calcext:value-type="float">
            <text:p>4,610977768898</text:p>
          </table:table-cell>
          <table:table-cell office:value-type="float" office:value="-46.661546275874" calcext:value-type="float">
            <text:p>-46,66154627587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141</text:p>
          </table:table-cell>
          <table:table-cell office:value-type="float" office:value="0.59707082808018" calcext:value-type="float">
            <text:p>0,59707082808018</text:p>
          </table:table-cell>
          <table:table-cell office:value-type="float" office:value="-0.40490165352821" calcext:value-type="float">
            <text:p>-0,40490165352821</text:p>
          </table:table-cell>
          <table:table-cell office:value-type="float" office:value="123.67409505662" calcext:value-type="float">
            <text:p>123,6740950566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152</text:p>
          </table:table-cell>
          <table:table-cell office:value-type="float" office:value="-1.5755163133144" calcext:value-type="float">
            <text:p>-1,5755163133144</text:p>
          </table:table-cell>
          <table:table-cell office:value-type="float" office:value="3.0891397595406" calcext:value-type="float">
            <text:p>3,0891397595406</text:p>
          </table:table-cell>
          <table:table-cell office:value-type="float" office:value="-40.952185916293" calcext:value-type="float">
            <text:p>-40,952185916293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163</text:p>
          </table:table-cell>
          <table:table-cell office:value-type="float" office:value="3.7170794606209" calcext:value-type="float">
            <text:p>3,7170794606209</text:p>
          </table:table-cell>
          <table:table-cell office:value-type="float" office:value="1.8047390878201" calcext:value-type="float">
            <text:p>1,8047390878201</text:p>
          </table:table-cell>
          <table:table-cell office:value-type="float" office:value="37.581503391266" calcext:value-type="float">
            <text:p>37,581503391266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174</text:p>
          </table:table-cell>
          <table:table-cell office:value-type="float" office:value="5.1887309551239" calcext:value-type="float">
            <text:p>5,1887309551239</text:p>
          </table:table-cell>
          <table:table-cell office:value-type="float" office:value="2.3436605930328" calcext:value-type="float">
            <text:p>2,3436605930328</text:p>
          </table:table-cell>
          <table:table-cell office:value-type="float" office:value="-28.600012041201" calcext:value-type="float">
            <text:p>-28,60001204120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185</text:p>
          </table:table-cell>
          <table:table-cell office:value-type="float" office:value="5.6703042984009" calcext:value-type="float">
            <text:p>5,6703042984009</text:p>
          </table:table-cell>
          <table:table-cell office:value-type="float" office:value="1.0166841745377" calcext:value-type="float">
            <text:p>1,0166841745377</text:p>
          </table:table-cell>
          <table:table-cell office:value-type="float" office:value="15.062693008192" calcext:value-type="float">
            <text:p>15,06269300819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196</text:p>
          </table:table-cell>
          <table:table-cell office:value-type="float" office:value="8.623286485672" calcext:value-type="float">
            <text:p>8,623286485672</text:p>
          </table:table-cell>
          <table:table-cell office:value-type="float" office:value="2.5855785608292" calcext:value-type="float">
            <text:p>2,5855785608292</text:p>
          </table:table-cell>
          <table:table-cell office:value-type="float" office:value="-108.38251736513" calcext:value-type="float">
            <text:p>-108,38251736513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207</text:p>
          </table:table-cell>
          <table:table-cell office:value-type="float" office:value="0.48491127789021" calcext:value-type="float">
            <text:p>0,48491127789021</text:p>
          </table:table-cell>
          <table:table-cell office:value-type="float" office:value="2.7546387910843" calcext:value-type="float">
            <text:p>2,7546387910843</text:p>
          </table:table-cell>
          <table:table-cell office:value-type="float" office:value="66.973911728829" calcext:value-type="float">
            <text:p>66,973911728829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218</text:p>
          </table:table-cell>
          <table:table-cell office:value-type="float" office:value="2.5707000494003" calcext:value-type="float">
            <text:p>2,5707000494003</text:p>
          </table:table-cell>
          <table:table-cell office:value-type="float" office:value="1.6382484138012" calcext:value-type="float">
            <text:p>1,6382484138012</text:p>
          </table:table-cell>
          <table:table-cell office:value-type="float" office:value="53.114524312839" calcext:value-type="float">
            <text:p>53,114524312839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229</text:p>
          </table:table-cell>
          <table:table-cell office:value-type="float" office:value="1.8935669958591" calcext:value-type="float">
            <text:p>1,8935669958591</text:p>
          </table:table-cell>
          <table:table-cell office:value-type="float" office:value="2.4130550026894" calcext:value-type="float">
            <text:p>2,4130550026894</text:p>
          </table:table-cell>
          <table:table-cell office:value-type="float" office:value="13.469703448047" calcext:value-type="float">
            <text:p>13,469703448047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240</text:p>
          </table:table-cell>
          <table:table-cell office:value-type="float" office:value="4.2037153244019" calcext:value-type="float">
            <text:p>4,2037153244019</text:p>
          </table:table-cell>
          <table:table-cell office:value-type="float" office:value="4.3121147155762" calcext:value-type="float">
            <text:p>4,3121147155762</text:p>
          </table:table-cell>
          <table:table-cell office:value-type="float" office:value="-87.81047991127" calcext:value-type="float">
            <text:p>-87,81047991127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251</text:p>
          </table:table-cell>
          <table:table-cell office:value-type="float" office:value="4.3123310804367" calcext:value-type="float">
            <text:p>4,3123310804367</text:p>
          </table:table-cell>
          <table:table-cell office:value-type="float" office:value="3.0261546373367" calcext:value-type="float">
            <text:p>3,0261546373367</text:p>
          </table:table-cell>
          <table:table-cell office:value-type="float" office:value="11.79171605095" calcext:value-type="float">
            <text:p>11,79171605095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262</text:p>
          </table:table-cell>
          <table:table-cell office:value-type="float" office:value="7.0049178600311" calcext:value-type="float">
            <text:p>7,0049178600311</text:p>
          </table:table-cell>
          <table:table-cell office:value-type="float" office:value="4.397586286068" calcext:value-type="float">
            <text:p>4,397586286068</text:p>
          </table:table-cell>
          <table:table-cell office:value-type="float" office:value="66.472096048343" calcext:value-type="float">
            <text:p>66,472096048343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273</text:p>
          </table:table-cell>
          <table:table-cell office:value-type="float" office:value="7.5544714927673" calcext:value-type="float">
            <text:p>7,5544714927673</text:p>
          </table:table-cell>
          <table:table-cell office:value-type="float" office:value="2.6200050115585" calcext:value-type="float">
            <text:p>2,6200050115585</text:p>
          </table:table-cell>
          <table:table-cell office:value-type="float" office:value="48.051156056155" calcext:value-type="float">
            <text:p>48,051156056155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284</text:p>
          </table:table-cell>
          <table:table-cell office:value-type="float" office:value="-0.32216645777225" calcext:value-type="float">
            <text:p>-0,32216645777225</text:p>
          </table:table-cell>
          <table:table-cell office:value-type="float" office:value="6.2867498397827" calcext:value-type="float">
            <text:p>6,2867498397827</text:p>
          </table:table-cell>
          <table:table-cell office:value-type="float" office:value="142.98564461386" calcext:value-type="float">
            <text:p>142,9856446138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295</text:p>
          </table:table-cell>
          <table:table-cell office:value-type="float" office:value="2.9000017046928" calcext:value-type="float">
            <text:p>2,9000017046928</text:p>
          </table:table-cell>
          <table:table-cell office:value-type="float" office:value="3.7482613325119" calcext:value-type="float">
            <text:p>3,7482613325119</text:p>
          </table:table-cell>
          <table:table-cell office:value-type="float" office:value="154.63252735745" calcext:value-type="float">
            <text:p>154,6325273574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06</text:p>
          </table:table-cell>
          <table:table-cell office:value-type="float" office:value="0.79142689704895" calcext:value-type="float">
            <text:p>0,79142689704895</text:p>
          </table:table-cell>
          <table:table-cell office:value-type="float" office:value="2.4739226698875" calcext:value-type="float">
            <text:p>2,4739226698875</text:p>
          </table:table-cell>
          <table:table-cell office:value-type="float" office:value="94.788624222871" calcext:value-type="float">
            <text:p>94,78862422287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17</text:p>
          </table:table-cell>
          <table:table-cell office:value-type="float" office:value="1.2099407613277" calcext:value-type="float">
            <text:p>1,2099407613277</text:p>
          </table:table-cell>
          <table:table-cell office:value-type="float" office:value="4.5617166161537" calcext:value-type="float">
            <text:p>4,5617166161537</text:p>
          </table:table-cell>
          <table:table-cell office:value-type="float" office:value="-175.86911711723" calcext:value-type="float">
            <text:p>-175,86911711723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28</text:p>
          </table:table-cell>
          <table:table-cell office:value-type="float" office:value="5.7154071331024" calcext:value-type="float">
            <text:p>5,7154071331024</text:p>
          </table:table-cell>
          <table:table-cell office:value-type="float" office:value="4.8586097359657" calcext:value-type="float">
            <text:p>4,8586097359657</text:p>
          </table:table-cell>
          <table:table-cell office:value-type="float" office:value="25.179794070068" calcext:value-type="float">
            <text:p>25,179794070068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39</text:p>
          </table:table-cell>
          <table:table-cell office:value-type="float" office:value="8.4593498706818" calcext:value-type="float">
            <text:p>8,4593498706818</text:p>
          </table:table-cell>
          <table:table-cell office:value-type="float" office:value="2.8594934940338" calcext:value-type="float">
            <text:p>2,8594934940338</text:p>
          </table:table-cell>
          <table:table-cell office:value-type="float" office:value="129.52545190313" calcext:value-type="float">
            <text:p>129,52545190313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50</text:p>
          </table:table-cell>
          <table:table-cell office:value-type="float" office:value="9.6753251552582" calcext:value-type="float">
            <text:p>9,6753251552582</text:p>
          </table:table-cell>
          <table:table-cell office:value-type="float" office:value="6.2910449504852" calcext:value-type="float">
            <text:p>6,2910449504852</text:p>
          </table:table-cell>
          <table:table-cell office:value-type="float" office:value="104.3047054558" calcext:value-type="float">
            <text:p>104,3047054558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61</text:p>
          </table:table-cell>
          <table:table-cell office:value-type="float" office:value="-1.5788379311562" calcext:value-type="float">
            <text:p>-1,5788379311562</text:p>
          </table:table-cell>
          <table:table-cell office:value-type="float" office:value="3.5863581299782" calcext:value-type="float">
            <text:p>3,5863581299782</text:p>
          </table:table-cell>
          <table:table-cell office:value-type="float" office:value="77.802279952225" calcext:value-type="float">
            <text:p>77,80227995222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72</text:p>
          </table:table-cell>
          <table:table-cell office:value-type="float" office:value="1.3718110322952" calcext:value-type="float">
            <text:p>1,3718110322952</text:p>
          </table:table-cell>
          <table:table-cell office:value-type="float" office:value="4.849419593811" calcext:value-type="float">
            <text:p>4,849419593811</text:p>
          </table:table-cell>
          <table:table-cell office:value-type="float" office:value="111.35475346997" calcext:value-type="float">
            <text:p>111,3547534699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83</text:p>
          </table:table-cell>
          <table:table-cell office:value-type="float" office:value="1.5631571412086" calcext:value-type="float">
            <text:p>1,5631571412086</text:p>
          </table:table-cell>
          <table:table-cell office:value-type="float" office:value="6.8898898363113" calcext:value-type="float">
            <text:p>6,8898898363113</text:p>
          </table:table-cell>
          <table:table-cell office:value-type="float" office:value="-116.58571024609" calcext:value-type="float">
            <text:p>-116,58571024609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394</text:p>
          </table:table-cell>
          <table:table-cell office:value-type="float" office:value="4.5122972130775" calcext:value-type="float">
            <text:p>4,5122972130775</text:p>
          </table:table-cell>
          <table:table-cell office:value-type="float" office:value="5.0386798381805" calcext:value-type="float">
            <text:p>5,0386798381805</text:p>
          </table:table-cell>
          <table:table-cell office:value-type="float" office:value="-24.573025430084" calcext:value-type="float">
            <text:p>-24,57302543008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05</text:p>
          </table:table-cell>
          <table:table-cell office:value-type="float" office:value="4.6826648712158" calcext:value-type="float">
            <text:p>4,6826648712158</text:p>
          </table:table-cell>
          <table:table-cell office:value-type="float" office:value="5.3258907794952" calcext:value-type="float">
            <text:p>5,3258907794952</text:p>
          </table:table-cell>
          <table:table-cell office:value-type="float" office:value="148.84075996982" calcext:value-type="float">
            <text:p>148,84075996982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16</text:p>
          </table:table-cell>
          <table:table-cell office:value-type="float" office:value="6.7768400907516" calcext:value-type="float">
            <text:p>6,7768400907516</text:p>
          </table:table-cell>
          <table:table-cell office:value-type="float" office:value="5.1938730478287" calcext:value-type="float">
            <text:p>5,1938730478287</text:p>
          </table:table-cell>
          <table:table-cell office:value-type="float" office:value="-120.06391689276" calcext:value-type="float">
            <text:p>-120,0639168927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27</text:p>
          </table:table-cell>
          <table:table-cell office:value-type="float" office:value="9.8512601852417" calcext:value-type="float">
            <text:p>9,8512601852417</text:p>
          </table:table-cell>
          <table:table-cell office:value-type="float" office:value="5.7362854480743" calcext:value-type="float">
            <text:p>5,7362854480743</text:p>
          </table:table-cell>
          <table:table-cell office:value-type="float" office:value="90.882412187613" calcext:value-type="float">
            <text:p>90,88241218761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38</text:p>
          </table:table-cell>
          <table:table-cell office:value-type="float" office:value="-1.0541030019522" calcext:value-type="float">
            <text:p>-1,0541030019522</text:p>
          </table:table-cell>
          <table:table-cell office:value-type="float" office:value="7.4982142448425" calcext:value-type="float">
            <text:p>7,4982142448425</text:p>
          </table:table-cell>
          <table:table-cell office:value-type="float" office:value="177.24831240952" calcext:value-type="float">
            <text:p>177,24831240952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49</text:p>
          </table:table-cell>
          <table:table-cell office:value-type="float" office:value="1.8390618264675" calcext:value-type="float">
            <text:p>1,8390618264675</text:p>
          </table:table-cell>
          <table:table-cell office:value-type="float" office:value="8.7355172634125" calcext:value-type="float">
            <text:p>8,7355172634125</text:p>
          </table:table-cell>
          <table:table-cell office:value-type="float" office:value="-116.94567978002" calcext:value-type="float">
            <text:p>-116,9456797800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60</text:p>
          </table:table-cell>
          <table:table-cell office:value-type="float" office:value="0.29681816697121" calcext:value-type="float">
            <text:p>0,29681816697121</text:p>
          </table:table-cell>
          <table:table-cell office:value-type="float" office:value="9.4800746440887" calcext:value-type="float">
            <text:p>9,4800746440887</text:p>
          </table:table-cell>
          <table:table-cell office:value-type="float" office:value="-3.7408260877725" calcext:value-type="float">
            <text:p>-3,740826087772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71</text:p>
          </table:table-cell>
          <table:table-cell office:value-type="float" office:value="1.8807758390903" calcext:value-type="float">
            <text:p>1,8807758390903</text:p>
          </table:table-cell>
          <table:table-cell office:value-type="float" office:value="7.2982394695282" calcext:value-type="float">
            <text:p>7,2982394695282</text:p>
          </table:table-cell>
          <table:table-cell office:value-type="float" office:value="-153.73498163405" calcext:value-type="float">
            <text:p>-153,7349816340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82</text:p>
          </table:table-cell>
          <table:table-cell office:value-type="float" office:value="5.2772676944733" calcext:value-type="float">
            <text:p>5,2772676944733</text:p>
          </table:table-cell>
          <table:table-cell office:value-type="float" office:value="9.4448214769363" calcext:value-type="float">
            <text:p>9,4448214769363</text:p>
          </table:table-cell>
          <table:table-cell office:value-type="float" office:value="-139.18873003334" calcext:value-type="float">
            <text:p>-139,1887300333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493</text:p>
          </table:table-cell>
          <table:table-cell office:value-type="float" office:value="6.1610555648804" calcext:value-type="float">
            <text:p>6,1610555648804</text:p>
          </table:table-cell>
          <table:table-cell office:value-type="float" office:value="9.0925598144531" calcext:value-type="float">
            <text:p>9,0925598144531</text:p>
          </table:table-cell>
          <table:table-cell office:value-type="float" office:value="103.74845972486" calcext:value-type="float">
            <text:p>103,7484597248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504</text:p>
          </table:table-cell>
          <table:table-cell office:value-type="float" office:value="7.839532494545" calcext:value-type="float">
            <text:p>7,839532494545</text:p>
          </table:table-cell>
          <table:table-cell office:value-type="float" office:value="7.2678470611572" calcext:value-type="float">
            <text:p>7,2678470611572</text:p>
          </table:table-cell>
          <table:table-cell office:value-type="float" office:value="-84.731563641008" calcext:value-type="float">
            <text:p>-84,731563641008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515</text:p>
          </table:table-cell>
          <table:table-cell office:value-type="float" office:value="-1.2203453481197" calcext:value-type="float">
            <text:p>-1,2203453481197</text:p>
          </table:table-cell>
          <table:table-cell office:value-type="float" office:value="9.9112033843994" calcext:value-type="float">
            <text:p>9,9112033843994</text:p>
          </table:table-cell>
          <table:table-cell office:value-type="float" office:value="-130.95790869111" calcext:value-type="float">
            <text:p>-130,9579086911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526</text:p>
          </table:table-cell>
          <table:table-cell office:value-type="float" office:value="-1.3555464148521" calcext:value-type="float">
            <text:p>-1,3555464148521</text:p>
          </table:table-cell>
          <table:table-cell office:value-type="float" office:value="7.2978663444519" calcext:value-type="float">
            <text:p>7,2978663444519</text:p>
          </table:table-cell>
          <table:table-cell office:value-type="float" office:value="170.30581243479" calcext:value-type="float">
            <text:p>170,3058124347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537</text:p>
          </table:table-cell>
          <table:table-cell office:value-type="float" office:value="3.4546294808388" calcext:value-type="float">
            <text:p>3,4546294808388</text:p>
          </table:table-cell>
          <table:table-cell office:value-type="float" office:value="9.268953204155" calcext:value-type="float">
            <text:p>9,268953204155</text:p>
          </table:table-cell>
          <table:table-cell office:value-type="float" office:value="-126.05278051583" calcext:value-type="float">
            <text:p>-126,0527805158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548</text:p>
          </table:table-cell>
          <table:table-cell office:value-type="float" office:value="2.3657500743866" calcext:value-type="float">
            <text:p>2,3657500743866</text:p>
          </table:table-cell>
          <table:table-cell office:value-type="float" office:value="9.6755999326706" calcext:value-type="float">
            <text:p>9,6755999326706</text:p>
          </table:table-cell>
          <table:table-cell office:value-type="float" office:value="25.22096512424" calcext:value-type="float">
            <text:p>25,2209651242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559</text:p>
          </table:table-cell>
          <table:table-cell office:value-type="float" office:value="6.107971072197" calcext:value-type="float">
            <text:p>6,107971072197</text:p>
          </table:table-cell>
          <table:table-cell office:value-type="float" office:value="8.6669790744781" calcext:value-type="float">
            <text:p>8,6669790744781</text:p>
          </table:table-cell>
          <table:table-cell office:value-type="float" office:value="136.88731952837" calcext:value-type="float">
            <text:p>136,8873195283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570</text:p>
          </table:table-cell>
          <table:table-cell office:value-type="float" office:value="5.9100377559662" calcext:value-type="float">
            <text:p>5,9100377559662</text:p>
          </table:table-cell>
          <table:table-cell office:value-type="float" office:value="10.028383731842" calcext:value-type="float">
            <text:p>10,028383731842</text:p>
          </table:table-cell>
          <table:table-cell office:value-type="float" office:value="-96.366624163974" calcext:value-type="float">
            <text:p>-96,36662416397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581</text:p>
          </table:table-cell>
          <table:table-cell office:value-type="float" office:value="8.5954225063324" calcext:value-type="float">
            <text:p>8,5954225063324</text:p>
          </table:table-cell>
          <table:table-cell office:value-type="float" office:value="9.2443144321442" calcext:value-type="float">
            <text:p>9,2443144321442</text:p>
          </table:table-cell>
          <table:table-cell office:value-type="float" office:value="-127.09653909039" calcext:value-type="float">
            <text:p>-127,09653909039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592</text:p>
          </table:table-cell>
          <table:table-cell office:value-type="float" office:value="0.97946032881737" calcext:value-type="float">
            <text:p>0,97946032881737</text:p>
          </table:table-cell>
          <table:table-cell office:value-type="float" office:value="9.7161614894867" calcext:value-type="float">
            <text:p>9,7161614894867</text:p>
          </table:table-cell>
          <table:table-cell office:value-type="float" office:value="98.724084295285" calcext:value-type="float">
            <text:p>98,72408429528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19</text:p>
          </table:table-cell>
          <table:table-cell office:value-type="string" calcext:value-type="string">
            <text:p>603</text:p>
          </table:table-cell>
          <table:table-cell office:value-type="float" office:value="-0.72963729500771" calcext:value-type="float">
            <text:p>-0,72963729500771</text:p>
          </table:table-cell>
          <table:table-cell office:value-type="float" office:value="7.8271925449371" calcext:value-type="float">
            <text:p>7,8271925449371</text:p>
          </table:table-cell>
          <table:table-cell office:value-type="float" office:value="77.512656047845" calcext:value-type="float">
            <text:p>77,51265604784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15</text:p>
          </table:table-cell>
          <table:table-cell office:value-type="float" office:value="-0.52072443068027" calcext:value-type="float">
            <text:p>-0,52072443068027</text:p>
          </table:table-cell>
          <table:table-cell office:value-type="float" office:value="0.24120699614286" calcext:value-type="float">
            <text:p>0,24120699614286</text:p>
          </table:table-cell>
          <table:table-cell office:value-type="float" office:value="-44.996666680476" calcext:value-type="float">
            <text:p>-44,99666668047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64</text:p>
          </table:table-cell>
          <table:table-cell office:value-type="float" office:value="-1.5850095450878" calcext:value-type="float">
            <text:p>-1,5850095450878</text:p>
          </table:table-cell>
          <table:table-cell office:value-type="float" office:value="2.5046730041504" calcext:value-type="float">
            <text:p>2,5046730041504</text:p>
          </table:table-cell>
          <table:table-cell office:value-type="float" office:value="-33.637234739437" calcext:value-type="float">
            <text:p>-33,637234739437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75</text:p>
          </table:table-cell>
          <table:table-cell office:value-type="float" office:value="1.0220422595739" calcext:value-type="float">
            <text:p>1,0220422595739</text:p>
          </table:table-cell>
          <table:table-cell office:value-type="float" office:value="1.8146473169327" calcext:value-type="float">
            <text:p>1,8146473169327</text:p>
          </table:table-cell>
          <table:table-cell office:value-type="float" office:value="145.84294549978" calcext:value-type="float">
            <text:p>145,84294549978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86</text:p>
          </table:table-cell>
          <table:table-cell office:value-type="float" office:value="2.6419427990913" calcext:value-type="float">
            <text:p>2,6419427990913</text:p>
          </table:table-cell>
          <table:table-cell office:value-type="float" office:value="-0.51770675927401" calcext:value-type="float">
            <text:p>-0,51770675927401</text:p>
          </table:table-cell>
          <table:table-cell office:value-type="float" office:value="127.36679642064" calcext:value-type="float">
            <text:p>127,3667964206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97</text:p>
          </table:table-cell>
          <table:table-cell office:value-type="float" office:value="6.2616455554962" calcext:value-type="float">
            <text:p>6,2616455554962</text:p>
          </table:table-cell>
          <table:table-cell office:value-type="float" office:value="0.67426607012749" calcext:value-type="float">
            <text:p>0,67426607012749</text:p>
          </table:table-cell>
          <table:table-cell office:value-type="float" office:value="-30.36258896445" calcext:value-type="float">
            <text:p>-30,3625889644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108</text:p>
          </table:table-cell>
          <table:table-cell office:value-type="float" office:value="3.2677617669106" calcext:value-type="float">
            <text:p>3,2677617669106</text:p>
          </table:table-cell>
          <table:table-cell office:value-type="float" office:value="1.3950338959694" calcext:value-type="float">
            <text:p>1,3950338959694</text:p>
          </table:table-cell>
          <table:table-cell office:value-type="float" office:value="-6.8367508945951" calcext:value-type="float">
            <text:p>-6,836750894595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119</text:p>
          </table:table-cell>
          <table:table-cell office:value-type="float" office:value="7.2371566295624" calcext:value-type="float">
            <text:p>7,2371566295624</text:p>
          </table:table-cell>
          <table:table-cell office:value-type="float" office:value="-0.30207138508558" calcext:value-type="float">
            <text:p>-0,30207138508558</text:p>
          </table:table-cell>
          <table:table-cell office:value-type="float" office:value="116.28576752487" calcext:value-type="float">
            <text:p>116,2857675248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130</text:p>
          </table:table-cell>
          <table:table-cell office:value-type="float" office:value="-1.1117054522038" calcext:value-type="float">
            <text:p>-1,1117054522038</text:p>
          </table:table-cell>
          <table:table-cell office:value-type="float" office:value="4.5994409918785" calcext:value-type="float">
            <text:p>4,5994409918785</text:p>
          </table:table-cell>
          <table:table-cell office:value-type="float" office:value="9.1050113462339" calcext:value-type="float">
            <text:p>9,1050113462339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141</text:p>
          </table:table-cell>
          <table:table-cell office:value-type="float" office:value="0.88381819427013" calcext:value-type="float">
            <text:p>0,88381819427013</text:p>
          </table:table-cell>
          <table:table-cell office:value-type="float" office:value="-0.58084238320589" calcext:value-type="float">
            <text:p>-0,58084238320589</text:p>
          </table:table-cell>
          <table:table-cell office:value-type="float" office:value="124.53506706627" calcext:value-type="float">
            <text:p>124,5350670662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152</text:p>
          </table:table-cell>
          <table:table-cell office:value-type="float" office:value="-1.5850099921227" calcext:value-type="float">
            <text:p>-1,5850099921227</text:p>
          </table:table-cell>
          <table:table-cell office:value-type="float" office:value="3.0925670266151" calcext:value-type="float">
            <text:p>3,0925670266151</text:p>
          </table:table-cell>
          <table:table-cell office:value-type="float" office:value="-3.7248306403494" calcext:value-type="float">
            <text:p>-3,7248306403494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163</text:p>
          </table:table-cell>
          <table:table-cell office:value-type="float" office:value="3.8264149427414" calcext:value-type="float">
            <text:p>3,8264149427414</text:p>
          </table:table-cell>
          <table:table-cell office:value-type="float" office:value="1.6112148761749" calcext:value-type="float">
            <text:p>1,6112148761749</text:p>
          </table:table-cell>
          <table:table-cell office:value-type="float" office:value="128.32643272011" calcext:value-type="float">
            <text:p>128,3264327201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174</text:p>
          </table:table-cell>
          <table:table-cell office:value-type="float" office:value="4.9908399581909" calcext:value-type="float">
            <text:p>4,9908399581909</text:p>
          </table:table-cell>
          <table:table-cell office:value-type="float" office:value="2.5404471158981" calcext:value-type="float">
            <text:p>2,5404471158981</text:p>
          </table:table-cell>
          <table:table-cell office:value-type="float" office:value="-48.144315838054" calcext:value-type="float">
            <text:p>-48,144315838054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185</text:p>
          </table:table-cell>
          <table:table-cell office:value-type="float" office:value="5.5326443910599" calcext:value-type="float">
            <text:p>5,5326443910599</text:p>
          </table:table-cell>
          <table:table-cell office:value-type="float" office:value="1.0110656172037" calcext:value-type="float">
            <text:p>1,0110656172037</text:p>
          </table:table-cell>
          <table:table-cell office:value-type="float" office:value="4.2282295929399" calcext:value-type="float">
            <text:p>4,228229592939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196</text:p>
          </table:table-cell>
          <table:table-cell office:value-type="float" office:value="8.850554227829" calcext:value-type="float">
            <text:p>8,850554227829</text:p>
          </table:table-cell>
          <table:table-cell office:value-type="float" office:value="2.5344410538673" calcext:value-type="float">
            <text:p>2,5344410538673</text:p>
          </table:table-cell>
          <table:table-cell office:value-type="float" office:value="171.75017344724" calcext:value-type="float">
            <text:p>171,75017344724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207</text:p>
          </table:table-cell>
          <table:table-cell office:value-type="float" office:value="0.43129112571478" calcext:value-type="float">
            <text:p>0,43129112571478</text:p>
          </table:table-cell>
          <table:table-cell office:value-type="float" office:value="2.5795221328735" calcext:value-type="float">
            <text:p>2,5795221328735</text:p>
          </table:table-cell>
          <table:table-cell office:value-type="float" office:value="95.10221375022" calcext:value-type="float">
            <text:p>95,10221375022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218</text:p>
          </table:table-cell>
          <table:table-cell office:value-type="float" office:value="2.3302993178368" calcext:value-type="float">
            <text:p>2,3302993178368</text:p>
          </table:table-cell>
          <table:table-cell office:value-type="float" office:value="1.3502821326256" calcext:value-type="float">
            <text:p>1,3502821326256</text:p>
          </table:table-cell>
          <table:table-cell office:value-type="float" office:value="46.678978926057" calcext:value-type="float">
            <text:p>46,678978926057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229</text:p>
          </table:table-cell>
          <table:table-cell office:value-type="float" office:value="1.5367017686367" calcext:value-type="float">
            <text:p>1,5367017686367</text:p>
          </table:table-cell>
          <table:table-cell office:value-type="float" office:value="2.3759403824806" calcext:value-type="float">
            <text:p>2,3759403824806</text:p>
          </table:table-cell>
          <table:table-cell office:value-type="float" office:value="-2.8360606094075" calcext:value-type="float">
            <text:p>-2,8360606094075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240</text:p>
          </table:table-cell>
          <table:table-cell office:value-type="float" office:value="4.1973957419395" calcext:value-type="float">
            <text:p>4,1973957419395</text:p>
          </table:table-cell>
          <table:table-cell office:value-type="float" office:value="4.700862467289" calcext:value-type="float">
            <text:p>4,700862467289</text:p>
          </table:table-cell>
          <table:table-cell office:value-type="float" office:value="-91.665009024796" calcext:value-type="float">
            <text:p>-91,665009024796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251</text:p>
          </table:table-cell>
          <table:table-cell office:value-type="float" office:value="3.9225488901138" calcext:value-type="float">
            <text:p>3,9225488901138</text:p>
          </table:table-cell>
          <table:table-cell office:value-type="float" office:value="2.9450577497482" calcext:value-type="float">
            <text:p>2,9450577497482</text:p>
          </table:table-cell>
          <table:table-cell office:value-type="float" office:value="11.823069707603" calcext:value-type="float">
            <text:p>11,823069707603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262</text:p>
          </table:table-cell>
          <table:table-cell office:value-type="float" office:value="6.7476552724838" calcext:value-type="float">
            <text:p>6,7476552724838</text:p>
          </table:table-cell>
          <table:table-cell office:value-type="float" office:value="4.1388869285583" calcext:value-type="float">
            <text:p>4,1388869285583</text:p>
          </table:table-cell>
          <table:table-cell office:value-type="float" office:value="48.740080587424" calcext:value-type="float">
            <text:p>48,74008058742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273</text:p>
          </table:table-cell>
          <table:table-cell office:value-type="float" office:value="7.2892636060715" calcext:value-type="float">
            <text:p>7,2892636060715</text:p>
          </table:table-cell>
          <table:table-cell office:value-type="float" office:value="2.324743270874" calcext:value-type="float">
            <text:p>2,324743270874</text:p>
          </table:table-cell>
          <table:table-cell office:value-type="float" office:value="47.990521048285" calcext:value-type="float">
            <text:p>47,990521048285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284</text:p>
          </table:table-cell>
          <table:table-cell office:value-type="float" office:value="-0.086979605257511" calcext:value-type="float">
            <text:p>-0,086979605257511</text:p>
          </table:table-cell>
          <table:table-cell office:value-type="float" office:value="6.0864573717117" calcext:value-type="float">
            <text:p>6,0864573717117</text:p>
          </table:table-cell>
          <table:table-cell office:value-type="float" office:value="138.90159357885" calcext:value-type="float">
            <text:p>138,9015935788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295</text:p>
          </table:table-cell>
          <table:table-cell office:value-type="float" office:value="3.1120437383652" calcext:value-type="float">
            <text:p>3,1120437383652</text:p>
          </table:table-cell>
          <table:table-cell office:value-type="float" office:value="3.5341304540634" calcext:value-type="float">
            <text:p>3,5341304540634</text:p>
          </table:table-cell>
          <table:table-cell office:value-type="float" office:value="130.13062659343" calcext:value-type="float">
            <text:p>130,1306265934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06</text:p>
          </table:table-cell>
          <table:table-cell office:value-type="float" office:value="0.79028010368347" calcext:value-type="float">
            <text:p>0,79028010368347</text:p>
          </table:table-cell>
          <table:table-cell office:value-type="float" office:value="2.2904193401337" calcext:value-type="float">
            <text:p>2,2904193401337</text:p>
          </table:table-cell>
          <table:table-cell office:value-type="float" office:value="67.702420198234" calcext:value-type="float">
            <text:p>67,702420198234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17</text:p>
          </table:table-cell>
          <table:table-cell office:value-type="float" office:value="1.3171252608299" calcext:value-type="float">
            <text:p>1,3171252608299</text:p>
          </table:table-cell>
          <table:table-cell office:value-type="float" office:value="4.4779404997826" calcext:value-type="float">
            <text:p>4,4779404997826</text:p>
          </table:table-cell>
          <table:table-cell office:value-type="float" office:value="-140.61623925616" calcext:value-type="float">
            <text:p>-140,61623925616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28</text:p>
          </table:table-cell>
          <table:table-cell office:value-type="float" office:value="5.4693704843521" calcext:value-type="float">
            <text:p>5,4693704843521</text:p>
          </table:table-cell>
          <table:table-cell office:value-type="float" office:value="4.5921388268471" calcext:value-type="float">
            <text:p>4,5921388268471</text:p>
          </table:table-cell>
          <table:table-cell office:value-type="float" office:value="43.43786247217" calcext:value-type="float">
            <text:p>43,43786247217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39</text:p>
          </table:table-cell>
          <table:table-cell office:value-type="float" office:value="8.3331060409546" calcext:value-type="float">
            <text:p>8,3331060409546</text:p>
          </table:table-cell>
          <table:table-cell office:value-type="float" office:value="2.7084028720856" calcext:value-type="float">
            <text:p>2,7084028720856</text:p>
          </table:table-cell>
          <table:table-cell office:value-type="float" office:value="44.078842090194" calcext:value-type="float">
            <text:p>44,078842090194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50</text:p>
          </table:table-cell>
          <table:table-cell office:value-type="float" office:value="9.4697868824005" calcext:value-type="float">
            <text:p>9,4697868824005</text:p>
          </table:table-cell>
          <table:table-cell office:value-type="float" office:value="6.2057220935822" calcext:value-type="float">
            <text:p>6,2057220935822</text:p>
          </table:table-cell>
          <table:table-cell office:value-type="float" office:value="13.49633846693" calcext:value-type="float">
            <text:p>13,49633846693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61</text:p>
          </table:table-cell>
          <table:table-cell office:value-type="float" office:value="-1.5173190832138" calcext:value-type="float">
            <text:p>-1,5173190832138</text:p>
          </table:table-cell>
          <table:table-cell office:value-type="float" office:value="3.422868847847" calcext:value-type="float">
            <text:p>3,422868847847</text:p>
          </table:table-cell>
          <table:table-cell office:value-type="float" office:value="127.88150720536" calcext:value-type="float">
            <text:p>127,8815072053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72</text:p>
          </table:table-cell>
          <table:table-cell office:value-type="float" office:value="1.3417114317417" calcext:value-type="float">
            <text:p>1,3417114317417</text:p>
          </table:table-cell>
          <table:table-cell office:value-type="float" office:value="4.806906580925" calcext:value-type="float">
            <text:p>4,806906580925</text:p>
          </table:table-cell>
          <table:table-cell office:value-type="float" office:value="34.885791076976" calcext:value-type="float">
            <text:p>34,885791076976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83</text:p>
          </table:table-cell>
          <table:table-cell office:value-type="float" office:value="1.7728491127491" calcext:value-type="float">
            <text:p>1,7728491127491</text:p>
          </table:table-cell>
          <table:table-cell office:value-type="float" office:value="6.8201982975006" calcext:value-type="float">
            <text:p>6,8201982975006</text:p>
          </table:table-cell>
          <table:table-cell office:value-type="float" office:value="152.79527226831" calcext:value-type="float">
            <text:p>152,7952722683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394</text:p>
          </table:table-cell>
          <table:table-cell office:value-type="float" office:value="4.5754331350327" calcext:value-type="float">
            <text:p>4,5754331350327</text:p>
          </table:table-cell>
          <table:table-cell office:value-type="float" office:value="5.2560317516327" calcext:value-type="float">
            <text:p>5,2560317516327</text:p>
          </table:table-cell>
          <table:table-cell office:value-type="float" office:value="-114.68055597536" calcext:value-type="float">
            <text:p>-114,68055597536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05</text:p>
          </table:table-cell>
          <table:table-cell office:value-type="float" office:value="4.848735332489" calcext:value-type="float">
            <text:p>4,848735332489</text:p>
          </table:table-cell>
          <table:table-cell office:value-type="float" office:value="5.483683347702" calcext:value-type="float">
            <text:p>5,483683347702</text:p>
          </table:table-cell>
          <table:table-cell office:value-type="float" office:value="-136.4879061462" calcext:value-type="float">
            <text:p>-136,4879061462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16</text:p>
          </table:table-cell>
          <table:table-cell office:value-type="float" office:value="6.832560300827" calcext:value-type="float">
            <text:p>6,832560300827</text:p>
          </table:table-cell>
          <table:table-cell office:value-type="float" office:value="5.5552899837494" calcext:value-type="float">
            <text:p>5,5552899837494</text:p>
          </table:table-cell>
          <table:table-cell office:value-type="float" office:value="-102.37870854177" calcext:value-type="float">
            <text:p>-102,3787085417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27</text:p>
          </table:table-cell>
          <table:table-cell office:value-type="float" office:value="10.071516036987" calcext:value-type="float">
            <text:p>10,071516036987</text:p>
          </table:table-cell>
          <table:table-cell office:value-type="float" office:value="5.7074517011642" calcext:value-type="float">
            <text:p>5,7074517011642</text:p>
          </table:table-cell>
          <table:table-cell office:value-type="float" office:value="-178.59310708987" calcext:value-type="float">
            <text:p>-178,5931070898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38</text:p>
          </table:table-cell>
          <table:table-cell office:value-type="float" office:value="-1.0031926631927" calcext:value-type="float">
            <text:p>-1,0031926631927</text:p>
          </table:table-cell>
          <table:table-cell office:value-type="float" office:value="7.7213126420975" calcext:value-type="float">
            <text:p>7,7213126420975</text:p>
          </table:table-cell>
          <table:table-cell office:value-type="float" office:value="-93.33764823379" calcext:value-type="float">
            <text:p>-93,33764823379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49</text:p>
          </table:table-cell>
          <table:table-cell office:value-type="float" office:value="1.9635204970837" calcext:value-type="float">
            <text:p>1,9635204970837</text:p>
          </table:table-cell>
          <table:table-cell office:value-type="float" office:value="8.9772081375122" calcext:value-type="float">
            <text:p>8,9772081375122</text:p>
          </table:table-cell>
          <table:table-cell office:value-type="float" office:value="-127.19952224926" calcext:value-type="float">
            <text:p>-127,19952224926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60</text:p>
          </table:table-cell>
          <table:table-cell office:value-type="float" office:value="0.0088009482715279" calcext:value-type="float">
            <text:p>0,0088009482715279</text:p>
          </table:table-cell>
          <table:table-cell office:value-type="float" office:value="9.5996171236038" calcext:value-type="float">
            <text:p>9,5996171236038</text:p>
          </table:table-cell>
          <table:table-cell office:value-type="float" office:value="-27.382588120782" calcext:value-type="float">
            <text:p>-27,38258812078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71</text:p>
          </table:table-cell>
          <table:table-cell office:value-type="float" office:value="2.0054392516613" calcext:value-type="float">
            <text:p>2,0054392516613</text:p>
          </table:table-cell>
          <table:table-cell office:value-type="float" office:value="7.1158272027969" calcext:value-type="float">
            <text:p>7,1158272027969</text:p>
          </table:table-cell>
          <table:table-cell office:value-type="float" office:value="115.79881504083" calcext:value-type="float">
            <text:p>115,79881504083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82</text:p>
          </table:table-cell>
          <table:table-cell office:value-type="float" office:value="5.5483973026276" calcext:value-type="float">
            <text:p>5,5483973026276</text:p>
          </table:table-cell>
          <table:table-cell office:value-type="float" office:value="9.410218000412" calcext:value-type="float">
            <text:p>9,410218000412</text:p>
          </table:table-cell>
          <table:table-cell office:value-type="float" office:value="163.02019471575" calcext:value-type="float">
            <text:p>163,02019471575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493</text:p>
          </table:table-cell>
          <table:table-cell office:value-type="float" office:value="6.0446292161942" calcext:value-type="float">
            <text:p>6,0446292161942</text:p>
          </table:table-cell>
          <table:table-cell office:value-type="float" office:value="8.9123201370239" calcext:value-type="float">
            <text:p>8,9123201370239</text:p>
          </table:table-cell>
          <table:table-cell office:value-type="float" office:value="75.998769444265" calcext:value-type="float">
            <text:p>75,998769444265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504</text:p>
          </table:table-cell>
          <table:table-cell office:value-type="float" office:value="7.9840779304504" calcext:value-type="float">
            <text:p>7,9840779304504</text:p>
          </table:table-cell>
          <table:table-cell office:value-type="float" office:value="7.5190508365631" calcext:value-type="float">
            <text:p>7,5190508365631</text:p>
          </table:table-cell>
          <table:table-cell office:value-type="float" office:value="-127.84799496839" calcext:value-type="float">
            <text:p>-127,84799496839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515</text:p>
          </table:table-cell>
          <table:table-cell office:value-type="float" office:value="-0.93839824199677" calcext:value-type="float">
            <text:p>-0,93839824199677</text:p>
          </table:table-cell>
          <table:table-cell office:value-type="float" office:value="9.9335634708405" calcext:value-type="float">
            <text:p>9,9335634708405</text:p>
          </table:table-cell>
          <table:table-cell office:value-type="float" office:value="175.21401575417" calcext:value-type="float">
            <text:p>175,2140157541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526</text:p>
          </table:table-cell>
          <table:table-cell office:value-type="float" office:value="-1.2833049893379" calcext:value-type="float">
            <text:p>-1,2833049893379</text:p>
          </table:table-cell>
          <table:table-cell office:value-type="float" office:value="7.5130397081375" calcext:value-type="float">
            <text:p>7,5130397081375</text:p>
          </table:table-cell>
          <table:table-cell office:value-type="float" office:value="-99.860534546482" calcext:value-type="float">
            <text:p>-99,86053454648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537</text:p>
          </table:table-cell>
          <table:table-cell office:value-type="float" office:value="3.5668298602104" calcext:value-type="float">
            <text:p>3,5668298602104</text:p>
          </table:table-cell>
          <table:table-cell office:value-type="float" office:value="9.5063531398773" calcext:value-type="float">
            <text:p>9,5063531398773</text:p>
          </table:table-cell>
          <table:table-cell office:value-type="float" office:value="-117.1353273331" calcext:value-type="float">
            <text:p>-117,135327333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548</text:p>
          </table:table-cell>
          <table:table-cell office:value-type="float" office:value="2.1027536690235" calcext:value-type="float">
            <text:p>2,1027536690235</text:p>
          </table:table-cell>
          <table:table-cell office:value-type="float" office:value="9.4686716794968" calcext:value-type="float">
            <text:p>9,4686716794968</text:p>
          </table:table-cell>
          <table:table-cell office:value-type="float" office:value="50.78155599582" calcext:value-type="float">
            <text:p>50,7815559958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559</text:p>
          </table:table-cell>
          <table:table-cell office:value-type="float" office:value="6.1090511083603" calcext:value-type="float">
            <text:p>6,1090511083603</text:p>
          </table:table-cell>
          <table:table-cell office:value-type="float" office:value="8.451926112175" calcext:value-type="float">
            <text:p>8,451926112175</text:p>
          </table:table-cell>
          <table:table-cell office:value-type="float" office:value="108.86917600207" calcext:value-type="float">
            <text:p>108,8691760020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570</text:p>
          </table:table-cell>
          <table:table-cell office:value-type="float" office:value="5.9535950422287" calcext:value-type="float">
            <text:p>5,9535950422287</text:p>
          </table:table-cell>
          <table:table-cell office:value-type="float" office:value="10.424711704254" calcext:value-type="float">
            <text:p>10,424711704254</text:p>
          </table:table-cell>
          <table:table-cell office:value-type="float" office:value="-96.374783546302" calcext:value-type="float">
            <text:p>-96,37478354630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581</text:p>
          </table:table-cell>
          <table:table-cell office:value-type="float" office:value="8.8854348659515" calcext:value-type="float">
            <text:p>8,8854348659515</text:p>
          </table:table-cell>
          <table:table-cell office:value-type="float" office:value="9.3563240766525" calcext:value-type="float">
            <text:p>9,3563240766525</text:p>
          </table:table-cell>
          <table:table-cell office:value-type="float" office:value="-166.54414583923" calcext:value-type="float">
            <text:p>-166,5441458392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592</text:p>
          </table:table-cell>
          <table:table-cell office:value-type="float" office:value="0.95398589968681" calcext:value-type="float">
            <text:p>0,95398589968681</text:p>
          </table:table-cell>
          <table:table-cell office:value-type="float" office:value="9.3573844432831" calcext:value-type="float">
            <text:p>9,3573844432831</text:p>
          </table:table-cell>
          <table:table-cell office:value-type="float" office:value="82.014250147874" calcext:value-type="float">
            <text:p>82,01425014787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  <table:table-row table:style-name="ro1">
          <table:table-cell office:value-type="string" calcext:value-type="string">
            <text:p><text:s/>20</text:p>
          </table:table-cell>
          <table:table-cell office:value-type="string" calcext:value-type="string">
            <text:p>603</text:p>
          </table:table-cell>
          <table:table-cell office:value-type="float" office:value="-0.52244413644075" calcext:value-type="float">
            <text:p>-0,52244413644075</text:p>
          </table:table-cell>
          <table:table-cell office:value-type="float" office:value="7.7493250370026" calcext:value-type="float">
            <text:p>7,7493250370026</text:p>
          </table:table-cell>
          <table:table-cell office:value-type="float" office:value="168.24629959787" calcext:value-type="float">
            <text:p>168,2462995978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2"/>OK </text:p>
          </table:table-cell>
        </table:table-row>
      </table:table>
      <table:table table:name="analyse" table:style-name="ta1">
        <table:shapes>
          <draw:frame draw:z-index="0" draw:style-name="gr1" draw:text-style-name="P1" svg:width="15.997cm" svg:height="9.005cm" svg:x="20.513cm" svg:y="0.584cm">
            <draw:object draw:notify-on-update-of-ranges="analyse.C1:analyse.C1 analyse.C2:analyse.C21 analyse.E1:analyse.E1 analyse.E2:analyse.E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opinion_1</text:p>
          </table:table-cell>
          <table:table-cell office:value-type="string" calcext:value-type="string">
            <text:p>somme_1</text:p>
          </table:table-cell>
          <table:table-cell office:value-type="string" calcext:value-type="string">
            <text:p>opinion_2</text:p>
          </table:table-cell>
          <table:table-cell office:value-type="string" calcext:value-type="string">
            <text:p>somme_2</text:p>
          </table:table-cell>
          <table:table-cell office:value-type="string" calcext:value-type="string">
            <text:p>puissance_1</text:p>
          </table:table-cell>
          <table:table-cell office:value-type="string" calcext:value-type="string">
            <text:p>puissance_2</text:p>
          </table:table-cell>
          <table:table-cell office:value-type="string" calcext:value-type="string">
            <text:p>eta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4.36363636363636" calcext:value-type="float">
            <text:p>4,36363636363636</text:p>
          </table:table-cell>
          <table:table-cell office:value-type="float" office:value="17.1785714285714" calcext:value-type="float">
            <text:p>17,1785714285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4.8" calcext:value-type="float">
            <text:p>4,8</text:p>
          </table:table-cell>
          <table:table-cell office:value-type="float" office:value="25.5333333333333" calcext:value-type="float">
            <text:p>25,5333333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5.33333333333333" calcext:value-type="float">
            <text:p>5,33333333333333</text:p>
          </table:table-cell>
          <table:table-cell office:value-type="float" office:value="34.40625" calcext:value-type="float">
            <text:p>34,406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5.64705882352941" calcext:value-type="float">
            <text:p>5,64705882352941</text:p>
          </table:table-cell>
          <table:table-cell office:value-type="float" office:value="37.6969696969697" calcext:value-type="float">
            <text:p>37,69696969696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9.53333333333333" calcext:value-type="float">
            <text:p>9,53333333333333</text:p>
          </table:table-cell>
          <table:table-cell office:value-type="float" office:value="40.8" calcext:value-type="float">
            <text:p>40,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38" calcext:value-type="float">
            <text:p>38</text:p>
          </table:table-cell>
          <table:table-cell office:value-type="float" office:value="15.9166666666667" calcext:value-type="float">
            <text:p>15,9166666666667</text:p>
          </table:table-cell>
          <table:table-cell office:value-type="float" office:value="42.4736842105263" calcext:value-type="float">
            <text:p>42,47368421052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26.0909090909091" calcext:value-type="float">
            <text:p>26,0909090909091</text:p>
          </table:table-cell>
          <table:table-cell office:value-type="float" office:value="43.6923076923077" calcext:value-type="float">
            <text:p>43,69230769230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28.7" calcext:value-type="float">
            <text:p>28,7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28.7" calcext:value-type="float">
            <text:p>28,7</text:p>
          </table:table-cell>
          <table:table-cell office:value-type="float" office:value="44.85" calcext:value-type="float">
            <text:p>44,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31.8888888888889" calcext:value-type="float">
            <text:p>31,8888888888889</text:p>
          </table:table-cell>
          <table:table-cell office:value-type="float" office:value="44.8536585365854" calcext:value-type="float">
            <text:p>44,85365853658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29.875" calcext:value-type="float">
            <text:p>29,875</text:p>
          </table:table-cell>
          <table:table-cell office:value-type="float" office:value="44.6904761904762" calcext:value-type="float">
            <text:p>44,69047619047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34.1428571428571" calcext:value-type="float">
            <text:p>34,1428571428571</text:p>
          </table:table-cell>
          <table:table-cell office:value-type="float" office:value="45.8372093023256" calcext:value-type="float">
            <text:p>45,83720930232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34.1428571428571" calcext:value-type="float">
            <text:p>34,1428571428571</text:p>
          </table:table-cell>
          <table:table-cell office:value-type="float" office:value="45.7441860465116" calcext:value-type="float">
            <text:p>45,7441860465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39.8333333333333" calcext:value-type="float">
            <text:p>39,8333333333333</text:p>
          </table:table-cell>
          <table:table-cell office:value-type="float" office:value="45.7272727272727" calcext:value-type="float">
            <text:p>45,72727272727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39.8333333333333" calcext:value-type="float">
            <text:p>39,8333333333333</text:p>
          </table:table-cell>
          <table:table-cell office:value-type="float" office:value="45.6818181818182" calcext:value-type="float">
            <text:p>45,681818181818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38.2" calcext:value-type="float">
            <text:p>38,2</text:p>
          </table:table-cell>
          <table:table-cell office:value-type="float" office:value="46.6888888888889" calcext:value-type="float">
            <text:p>46,68888888888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38.2" calcext:value-type="float">
            <text:p>38,2</text:p>
          </table:table-cell>
          <table:table-cell office:value-type="float" office:value="46.6" calcext:value-type="float">
            <text:p>46,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38.2" calcext:value-type="float">
            <text:p>38,2</text:p>
          </table:table-cell>
          <table:table-cell office:value-type="float" office:value="46.5333333333333" calcext:value-type="float">
            <text:p>46,5333333333333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4T09:15:54.739853</meta:creation-date>
    <dc:date>2023-04-14T09:16:45.452000000</dc:date>
    <meta:generator>LibreOffice/7.4.2.3$Windows_X86_64 LibreOffice_project/382eef1f22670f7f4118c8c2dd222ec7ad009daf</meta:generator>
    <meta:editing-cycles>2</meta:editing-cycles>
    <meta:editing-duration>PT42S</meta:editing-duration>
    <meta:document-statistic meta:table-count="2" meta:cell-count="8744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3.146cm" svg:y="3.955cm" style:legend-expansion="high" chart:style-name="ch2"/>
        <chart:plot-area chart:style-name="ch3" table:cell-range-address="analyse.C1:analyse.C21 analyse.E1:analyse.E21" chart:data-source-has-labels="row" svg:x="0.319cm" svg:y="0.18cm" svg:width="12.508cm" svg:height="8.646cm">
          <chart:coordinate-region svg:x="0.94cm" svg:y="0.38cm" svg:width="11.701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nalyse.C2:analyse.C21" chart:label-cell-address="analyse.C1:analyse.C1" chart:class="chart:line">
            <chart:data-point chart:repeated="20"/>
          </chart:series>
          <chart:series chart:style-name="ch7" chart:values-cell-range-address="analyse.E2:analyse.E21" chart:label-cell-address="analyse.E1:analyse.E1" chart:class="chart:line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mme_1</text:p>
                <draw:g>
                  <svg:desc>analyse.C1:analyse.C1</svg:desc>
                </draw:g>
              </table:table-cell>
              <table:table-cell office:value-type="string">
                <text:p>somme_2</text:p>
                <draw:g>
                  <svg:desc>analyse.E1:analyse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">
                <text:p>26</text:p>
                <draw:g>
                  <svg:desc>analyse.C2:analyse.C21</svg:desc>
                </draw:g>
              </table:table-cell>
              <table:table-cell office:value-type="float" office:value="25">
                <text:p>25</text:p>
                <draw:g>
                  <svg:desc>analyse.E2:analyse.E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">
                <text:p>2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">
                <text:p>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">
                <text:p>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45">
                <text:p>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